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Basic/Standard/Module2.xml" manifest:media-type="text/xml"/>
  <manifest:file-entry manifest:full-path="Basic/Standard/script-lb.xml" manifest:media-type="text/xml"/>
  <manifest:file-entry manifest:full-path="Basic/script-lc.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menubar/menubar.xml" manifest:media-type=""/>
  <manifest:file-entry manifest:full-path="Configurations2/" manifest:media-type="application/vnd.sun.xml.ui.configuration"/>
  <manifest:file-entry manifest:full-path="ObjectReplacements/Object 6" manifest:media-type="application/x-openoffice-gdimetafile;windows_formatname=&quot;GDIMetaFile&quo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Inconsolata" svg:font-family="Inconsolata"/>
    <style:font-face style:name="Trebuchet MS" svg:font-family="'Trebuchet MS'"/>
    <style:font-face style:name="Caladea" svg:font-family="Caladea"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31" style:family="table-column">
      <style:table-column-properties fo:break-before="auto" style:column-width="13.49mm"/>
    </style:style>
    <style:style style:name="co11" style:family="table-column">
      <style:table-column-properties fo:break-before="auto" style:column-width="51.59mm"/>
    </style:style>
    <style:style style:name="co32" style:family="table-column">
      <style:table-column-properties fo:break-before="auto" style:column-width="26.46mm"/>
    </style:style>
    <style:style style:name="co7" style:family="table-column">
      <style:table-column-properties fo:break-before="auto" style:column-width="28.05mm"/>
    </style:style>
    <style:style style:name="co33" style:family="table-column">
      <style:table-column-properties fo:break-before="auto" style:column-width="30.96mm"/>
    </style:style>
    <style:style style:name="co34" style:family="table-column">
      <style:table-column-properties fo:break-before="auto" style:column-width="32.54mm"/>
    </style:style>
    <style:style style:name="co35" style:family="table-column">
      <style:table-column-properties fo:break-before="auto" style:column-width="118.8mm"/>
    </style:style>
    <style:style style:name="co1" style:family="table-column">
      <style:table-column-properties fo:break-before="auto" style:column-width="38.1mm"/>
    </style:style>
    <style:style style:name="co2" style:family="table-column">
      <style:table-column-properties fo:break-before="auto" style:column-width="31.75mm"/>
    </style:style>
    <style:style style:name="co36" style:family="table-column">
      <style:table-column-properties fo:break-before="auto" style:column-width="66.41mm"/>
    </style:style>
    <style:style style:name="co37" style:family="table-column">
      <style:table-column-properties fo:break-before="auto" style:column-width="64.56mm"/>
    </style:style>
    <style:style style:name="co38" style:family="table-column">
      <style:table-column-properties fo:break-before="auto" style:column-width="54.77mm"/>
    </style:style>
    <style:style style:name="co39" style:family="table-column">
      <style:table-column-properties fo:break-before="auto" style:column-width="68.26mm"/>
    </style:style>
    <style:style style:name="co40" style:family="table-column">
      <style:table-column-properties fo:break-before="auto" style:column-width="150.28mm"/>
    </style:style>
    <style:style style:name="co41" style:family="table-column">
      <style:table-column-properties fo:break-before="auto" style:column-width="8.2mm"/>
    </style:style>
    <style:style style:name="co12" style:family="table-column">
      <style:table-column-properties fo:break-before="auto" style:column-width="9.53mm"/>
    </style:style>
    <style:style style:name="co42" style:family="table-column">
      <style:table-column-properties fo:break-before="auto" style:column-width="110.86mm"/>
    </style:style>
    <style:style style:name="co43" style:family="table-column">
      <style:table-column-properties fo:break-before="auto" style:column-width="15.35mm"/>
    </style:style>
    <style:style style:name="co44" style:family="table-column">
      <style:table-column-properties fo:break-before="auto" style:column-width="28.31mm"/>
    </style:style>
    <style:style style:name="co45" style:family="table-column">
      <style:table-column-properties fo:break-before="auto" style:column-width="51.06mm"/>
    </style:style>
    <style:style style:name="co23" style:family="table-column">
      <style:table-column-properties fo:break-before="auto" style:column-width="31.22mm"/>
    </style:style>
    <style:style style:name="co24" style:family="table-column">
      <style:table-column-properties fo:break-before="auto" style:column-width="26.19mm"/>
    </style:style>
    <style:style style:name="co25" style:family="table-column">
      <style:table-column-properties fo:break-before="auto" style:column-width="20.37mm"/>
    </style:style>
    <style:style style:name="co26" style:family="table-column">
      <style:table-column-properties fo:break-before="auto" style:column-width="28.84mm"/>
    </style:style>
    <style:style style:name="co27" style:family="table-column">
      <style:table-column-properties fo:break-before="auto" style:column-width="77.79mm"/>
    </style:style>
    <style:style style:name="co28" style:family="table-column">
      <style:table-column-properties fo:break-before="auto" style:column-width="30.43mm"/>
    </style:style>
    <style:style style:name="co29" style:family="table-column">
      <style:table-column-properties fo:break-before="auto" style:column-width="65.88mm"/>
    </style:style>
    <style:style style:name="co30" style:family="table-column">
      <style:table-column-properties fo:break-before="auto" style:column-width="199.76mm"/>
    </style:style>
    <style:style style:name="co46" style:family="table-column">
      <style:table-column-properties fo:break-before="auto" style:column-width="73.03mm"/>
    </style:style>
    <style:style style:name="co47" style:family="table-column">
      <style:table-column-properties fo:break-before="auto" style:column-width="7.14mm"/>
    </style:style>
    <style:style style:name="co48" style:family="table-column">
      <style:table-column-properties fo:break-before="auto" style:column-width="10.85mm"/>
    </style:style>
    <style:style style:name="co49" style:family="table-column">
      <style:table-column-properties fo:break-before="auto" style:column-width="22.75mm"/>
    </style:style>
    <style:style style:name="co50" style:family="table-column">
      <style:table-column-properties fo:break-before="auto" style:column-width="42.33mm"/>
    </style:style>
    <style:style style:name="co51" style:family="table-column">
      <style:table-column-properties fo:break-before="auto" style:column-width="99.75mm"/>
    </style:style>
    <style:style style:name="co52" style:family="table-column">
      <style:table-column-properties fo:break-before="auto" style:column-width="116.68mm"/>
    </style:style>
    <style:style style:name="co53" style:family="table-column">
      <style:table-column-properties fo:break-before="auto" style:column-width="18.26mm"/>
    </style:style>
    <style:style style:name="co54" style:family="table-column">
      <style:table-column-properties fo:break-before="auto" style:column-width="29.1mm"/>
    </style:style>
    <style:style style:name="co55" style:family="table-column">
      <style:table-column-properties fo:break-before="auto" style:column-width="46.57mm"/>
    </style:style>
    <style:style style:name="co56" style:family="table-column">
      <style:table-column-properties fo:break-before="auto" style:column-width="30.69mm"/>
    </style:style>
    <style:style style:name="co57" style:family="table-column">
      <style:table-column-properties fo:break-before="auto" style:column-width="26.72mm"/>
    </style:style>
    <style:style style:name="co58" style:family="table-column">
      <style:table-column-properties fo:break-before="auto" style:column-width="14.02mm"/>
    </style:style>
    <style:style style:name="co59" style:family="table-column">
      <style:table-column-properties fo:break-before="auto" style:column-width="19.31mm"/>
    </style:style>
    <style:style style:name="co60" style:family="table-column">
      <style:table-column-properties fo:break-before="auto" style:column-width="21.7mm"/>
    </style:style>
    <style:style style:name="co61" style:family="table-column">
      <style:table-column-properties fo:break-before="auto" style:column-width="37.04mm"/>
    </style:style>
    <style:style style:name="co62" style:family="table-column">
      <style:table-column-properties fo:break-before="auto" style:column-width="19.84mm"/>
    </style:style>
    <style:style style:name="co63" style:family="table-column">
      <style:table-column-properties fo:break-before="auto" style:column-width="69.85mm"/>
    </style:style>
    <style:style style:name="co64" style:family="table-column">
      <style:table-column-properties fo:break-before="auto" style:column-width="63.5mm"/>
    </style:style>
    <style:style style:name="co65" style:family="table-column">
      <style:table-column-properties fo:break-before="auto" style:column-width="6.61mm"/>
    </style:style>
    <style:style style:name="ro11" style:family="table-row">
      <style:table-row-properties style:row-height="4.5mm" fo:break-before="auto" style:use-optimal-row-height="true"/>
    </style:style>
    <style:style style:name="ro1" style:family="table-row">
      <style:table-row-properties style:row-height="4.5mm" fo:break-before="auto" style:use-optimal-row-height="false"/>
    </style:style>
    <style:style style:name="ro12" style:family="table-row">
      <style:table-row-properties style:row-height="13.23mm" fo:break-before="auto" style:use-optimal-row-height="false"/>
    </style:style>
    <style:style style:name="ro13" style:family="table-row">
      <style:table-row-properties style:row-height="7.94mm" fo:break-before="auto" style:use-optimal-row-height="false"/>
    </style:style>
    <style:style style:name="ro14" style:family="table-row">
      <style:table-row-properties style:row-height="10.58mm" fo:break-before="auto" style:use-optimal-row-height="false"/>
    </style:style>
    <style:style style:name="ro15" style:family="table-row">
      <style:table-row-properties style:row-height="31.75mm" fo:break-before="auto" style:use-optimal-row-height="false"/>
    </style:style>
    <style:style style:name="ro16" style:family="table-row">
      <style:table-row-properties style:row-height="92.34mm" fo:break-before="auto" style:use-optimal-row-height="false"/>
    </style:style>
    <style:style style:name="ro17" style:family="table-row">
      <style:table-row-properties style:row-height="14.55mm" fo:break-before="auto" style:use-optimal-row-height="false"/>
    </style:style>
    <style:style style:name="ro9" style:family="table-row">
      <style:table-row-properties style:row-height="4.52mm" fo:break-before="auto" style:use-optimal-row-height="true"/>
    </style:style>
    <style:style style:name="ro10" style:family="table-row">
      <style:table-row-properties style:row-height="5.27mm" fo:break-before="auto" style:use-optimal-row-height="true"/>
    </style:style>
    <style:style style:name="ro18" style:family="table-row">
      <style:table-row-properties style:row-height="4.87mm" fo:break-before="auto" style:use-optimal-row-height="true"/>
    </style:style>
    <style:style style:name="ro19" style:family="table-row">
      <style:table-row-properties style:row-height="14.8mm" fo:break-before="auto" style:use-optimal-row-height="true"/>
    </style:style>
    <style:style style:name="ro20" style:family="table-row">
      <style:table-row-properties style:row-height="24.32mm" fo:break-before="auto" style:use-optimal-row-height="true"/>
    </style:style>
    <style:style style:name="ro21" style:family="table-row">
      <style:table-row-properties style:row-height="10.04mm" fo:break-before="auto" style:use-optimal-row-height="true"/>
    </style:style>
    <style:style style:name="ro22" style:family="table-row">
      <style:table-row-properties style:row-height="11.91mm" fo:break-before="auto" style:use-optimal-row-height="false"/>
    </style:style>
    <style:style style:name="ro23" style:family="table-row">
      <style:table-row-properties style:row-height="33.85mm" fo:break-before="auto" style:use-optimal-row-height="true"/>
    </style:style>
    <style:style style:name="ro24" style:family="table-row">
      <style:table-row-properties style:row-height="5.26mm" fo:break-before="auto" style:use-optimal-row-height="true"/>
    </style:style>
    <style:style style:name="ro25" style:family="table-row">
      <style:table-row-properties style:row-height="10.05mm" fo:break-before="auto" style:use-optimal-row-height="false"/>
    </style:style>
    <style:style style:name="ta7" style:family="table" style:master-page-name="PageStyle_5f_Livrables">
      <style:table-properties table:display="true" style:writing-mode="lr-tb"/>
    </style:style>
    <style:style style:name="ta8" style:family="table" style:master-page-name="PageStyle_5f_Liste">
      <style:table-properties table:display="true" style:writing-mode="lr-tb"/>
    </style:style>
    <style:style style:name="ta9" style:family="table" style:master-page-name="PageStyle_5f_Help">
      <style:table-properties table:display="true" style:writing-mode="lr-tb"/>
    </style:style>
    <style:style style:name="ta10" style:family="table" style:master-page-name="PageStyle_5f_Template">
      <style:table-properties table:display="true" style:writing-mode="lr-tb"/>
    </style:style>
    <style:style style:name="ta11" style:family="table" style:master-page-name="PageStyle_5f_Cards">
      <style:table-properties table:display="true" style:writing-mode="lr-tb"/>
    </style:style>
    <style:style style:name="ta6" style:family="table" style:master-page-name="PageStyle_5f_DashBoard">
      <style:table-properties table:display="true" style:writing-mode="lr-tb"/>
    </style:style>
    <style:style style:name="ta12" style:family="table" style:master-page-name="PageStyle_5f_Release_20_Plan">
      <style:table-properties table:display="true" style:writing-mode="lr-tb"/>
    </style:style>
    <style:style style:name="ta13" style:family="table" style:master-page-name="PageStyle_5f_Product_20_Backlog">
      <style:table-properties table:display="true" style:writing-mode="lr-tb"/>
    </style:style>
    <style:style style:name="ta14" style:family="table" style:master-page-name="PageStyle_5f_TODO">
      <style:table-properties table:display="true" style:writing-mode="lr-tb"/>
    </style:style>
    <style:style style:name="ta15" style:family="table" style:master-page-name="PageStyle_5f_Iteration_20_Backlog">
      <style:table-properties table:display="true" style:writing-mode="lr-tb"/>
    </style:style>
    <style:style style:name="ta16" style:family="table" style:master-page-name="PageStyle_5f_Team_20_Capacity">
      <style:table-properties table:display="true" style:writing-mode="lr-tb"/>
    </style:style>
    <style:style style:name="ta17" style:family="table" style:master-page-name="PageStyle_5f_Definitions">
      <style:table-properties table:display="true" style:writing-mode="lr-tb"/>
    </style:style>
    <style:style style:name="ta18" style:family="table" style:master-page-name="PageStyle_5f_TaskBoard">
      <style:table-properties table:display="true" style:writing-mode="lr-tb"/>
    </style:style>
    <number:number-style style:name="N3">
      <number:number number:decimal-places="0" loext:min-decimal-places="0" number:min-integer-digits="1" number:grouping="true"/>
    </number:number-style>
    <number:date-style style:name="N30" number:automatic-order="true" number:format-source="language">
      <number:day/>
      <number:text>/</number:text>
      <number:month/>
      <number:text>/</number:text>
      <number:year/>
    </number:date-style>
    <style:style style:name="ce5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order-bottom="none" style:diagonal-bl-tr="none" style:diagonal-tl-br="none" style:text-align-source="value-type" style:repeat-content="false" fo:wrap-option="wrap" fo:border-left="2.49pt solid #000000" style:direction="ltr" fo:border-right="none" style:rotation-angle="0" style:rotation-align="none" style:shrink-to-fit="false" fo:border-top="2.49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order-bottom="none"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fo:border-bottom="none"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fo:border-bottom="2.49pt solid #000000"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table-cell-properties fo:border-bottom="2.49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Trebuchet MS"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72"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rebuchet MS"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74"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rebuchet MS"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79"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2.49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table-cell-properties fo:border-bottom="none" style:diagonal-bl-tr="none" style:diagonal-tl-br="none" style:text-align-source="value-type" style:repeat-content="false" fo:wrap-option="wrap" fo:border-left="0.74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3" style:family="table-cell" style:parent-style-name="Default">
      <style:table-cell-properties fo:border-bottom="2.49pt solid #000000"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ext-properties style:font-name="Calibri"/>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9"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10127">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ext-properties style:font-name="Calibri"/>
      <style:map style:condition="is-true-formula((SUM([.E16:.E21]) - [.E22]) &lt;&gt; 0)" style:apply-style-name="ConditionalStyle_5f_4" style:base-cell-address="'Release Plan'.E22"/>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Release Plan'.F16"/>
    </style:style>
    <style:style style:name="ce8" style:family="table-cell" style:parent-style-name="Default" style:data-style-name="N3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13">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ext-properties style:font-name="Calibri"/>
      <style:map style:condition="is-true-formula(LEN(TRIM([.M32]))&gt;0)" style:apply-style-name="ConditionalStyle_5f_2" style:base-cell-address="'Release Plan'.M32"/>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f5f5f5"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3b73a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000000"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Product Backlog'.C2"/>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Product Backlog'.C2"/>
    </style:style>
    <style:style style:name="ce22" style:family="table-cell" style:parent-style-name="Default">
      <style:table-cell-properties fo:background-color="#000000" style:rotation-align="non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fff2cc"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f4cccc"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G39]))&gt;0)" style:apply-style-name="ConditionalStyle_5f_2" style:base-cell-address="'Product Backlog'.G39"/>
    </style:style>
    <style:style style:name="ce28" style:family="table-cell" style:parent-style-name="Default">
      <style:table-cell-properties fo:background-color="#fff2cc"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4cccc"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data-style-name="N114">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data-style-name="N114">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TODO.B2"/>
    </style:style>
    <style:style style:name="ce3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TODO.B2"/>
    </style:style>
    <style:style style:name="ce36" style:family="table-cell" style:parent-style-name="Default" style:data-style-name="N30">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Iteration Backlog'.D7"/>
    </style:style>
    <style:style style:name="ce45" style:family="table-cell" style:parent-style-name="Default" style:data-style-name="N3">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data-style-name="N115">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7" style:family="table-cell" style:parent-style-name="Default" style:data-style-name="N114">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f3f3f3"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ackground-color="#f3f3f3"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table-cell-properties fo:background-color="#f3f3f3"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2" style:family="table-cell" style:parent-style-name="Default">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data-style-name="N115">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data-style-name="N114">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4"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5" style:family="table-cell" style:parent-style-name="Default">
      <style:table-cell-properties fo:border-bottom="none" style:diagonal-bl-tr="none" style:diagonal-tl-br="none" style:text-align-source="value-type" style:repeat-content="false" fo:wrap-option="wrap" fo:border-left="2.49pt solid #000000" style:direction="ltr" fo:border-right="none" style:rotation-angle="0" style:rotation-align="none" style:shrink-to-fit="false" fo:border-top="2.49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6" style:family="table-cell" style:parent-style-name="Default">
      <style:table-cell-properties fo:border-bottom="none"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7" style:family="table-cell" style:parent-style-name="Default">
      <style:table-cell-properties fo:border-bottom="none"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8" style:family="table-cell" style:parent-style-name="Default">
      <style:table-cell-properties fo:border-bottom="2.49pt solid #000000"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9"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3"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4" style:family="table-cell" style:parent-style-name="Default">
      <style:table-cell-properties fo:border-bottom="2.49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Trebuchet MS"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207"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rebuchet MS"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209"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0"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2"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rebuchet MS"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214"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2.49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5"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6"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7" style:family="table-cell" style:parent-style-name="Default">
      <style:table-cell-properties fo:border-bottom="none" style:diagonal-bl-tr="none" style:diagonal-tl-br="none" style:text-align-source="value-type" style:repeat-content="false" fo:wrap-option="wrap" fo:border-left="0.74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8" style:family="table-cell" style:parent-style-name="Default">
      <style:table-cell-properties fo:border-bottom="2.49pt solid #000000"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4" style:family="table-cell" style:parent-style-name="Default">
      <style:table-cell-properties fo:border-bottom="0.74pt solid #000000" fo:background-color="#b2c3b1"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8"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fo:border-bottom="none"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lanned&quot;" style:apply-style-name="ConditionalStyle_5f_1" style:base-cell-address="Definitions.C1"/>
    </style:style>
    <style:style style:name="ce97"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fo:border-bottom="0.74pt solid #000000" fo:background-color="#b2c3b1"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Default">
      <style:table-cell-properties fo:border-bottom="0.74pt solid #000000" fo:background-color="#b2c3b1"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0" style:family="table-cell" style:parent-style-name="Default">
      <style:table-cell-properties fo:border-bottom="0.74pt solid #000000" fo:background-color="#ffcc99"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table-cell-properties fo:border-bottom="0.74pt solid #000000" fo:background-color="#ffcc99"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Default">
      <style:table-cell-properties fo:border-bottom="0.74pt solid #000000" fo:background-color="#ffcc99"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lanned&quot;" style:apply-style-name="ConditionalStyle_5f_1" style:base-cell-address="Definitions.C1"/>
    </style:style>
    <style:style style:name="ce108"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6"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41.41mm" fo:min-width="29mm" fo:padding-top="1mm" fo:padding-bottom="1mm" fo:padding-left="1mm" fo:padding-right="1mm" draw:shadow="hidden" draw:shadow-offset-x="1mm" draw:shadow-offset-y="1mm" draw:caption-escape-direction="auto"/>
    </style:style>
    <style:style style:name="gr2" style:family="graphic">
      <style:graphic-properties draw:stroke="none" svg:stroke-width="0mm" draw:fill="none" draw:textarea-horizontal-align="center" draw:textarea-vertical-align="top" draw:auto-grow-height="false" fo:padding-top="1.25mm" fo:padding-bottom="1.25mm" fo:padding-left="2.5mm" fo:padding-right="2.5mm" fo:wrap-option="wrap" draw:ole-draw-aspect="1"/>
    </style:style>
    <style:style style:name="gr3"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5.41mm" fo:min-width="29mm" fo:padding-top="1mm" fo:padding-bottom="1mm" fo:padding-left="1mm" fo:padding-right="1mm" draw:shadow="hidden" draw:shadow-offset-x="1mm" draw:shadow-offset-y="1mm" draw:caption-escape-direction="auto"/>
    </style:style>
    <style:style style:name="gr4"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8.29mm" fo:min-width="29mm" fo:padding-top="1mm" fo:padding-bottom="1mm" fo:padding-left="1mm" fo:padding-right="1mm" draw:shadow="hidden" draw:shadow-offset-x="1mm" draw:shadow-offset-y="1mm" draw:caption-escape-direction="auto"/>
    </style:style>
    <style:style style:name="gr5"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27.66mm" fo:min-width="29mm" fo:padding-top="1mm" fo:padding-bottom="1mm" fo:padding-left="1mm" fo:padding-right="1mm" draw:shadow="hidden" draw:shadow-offset-x="1mm" draw:shadow-offset-y="1mm" draw:caption-escape-direction="auto"/>
    </style:style>
    <style:style style:name="gr7"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12.82mm" fo:min-width="29mm" fo:padding-top="1mm" fo:padding-bottom="1mm" fo:padding-left="1mm" fo:padding-right="1mm" draw:shadow="hidden" draw:shadow-offset-x="1mm" draw:shadow-offset-y="1mm" draw:caption-escape-direction="auto"/>
    </style:style>
    <style:style style:name="P3"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none"/>
      <style:paragraph-properties fo:text-align="start"/>
      <style:text-properties fo:font-size="18pt"/>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Task_status)" table:allow-empty-cell="true" table:display-list="unsorted" table:base-cell-address="'Release Plan'.F16"/>
        <table:content-validation table:name="val2" table:condition="of:cell-content-is-in-list(Task_type)" table:allow-empty-cell="true" table:display-list="unsorted" table:base-cell-address="'Product Backlog'.C2"/>
        <table:content-validation table:name="val3" table:condition="of:cell-content-is-in-list(Task_status)" table:allow-empty-cell="true" table:display-list="unsorted" table:base-cell-address="TODO.B2"/>
        <table:content-validation table:name="val4" table:condition="of:cell-content-is-in-list(Task_status)" table:allow-empty-cell="true" table:display-list="unsorted" table:base-cell-address="'Iteration Backlog'.D7"/>
        <table:content-validation table:name="val5" table:condition="of:cell-content-is-in-list(People)" table:allow-empty-cell="true" table:display-list="unsorted" table:base-cell-address="'Iteration Backlog'.E7"/>
        <table:content-validation table:name="val6" table:condition="of:cell-content-is-in-list(People)" table:allow-empty-cell="true" table:display-list="unsorted" table:base-cell-address="'Team Capacity'.A4"/>
        <table:content-validation table:name="val7" table:condition="of:cell-content-is-in-list(Task_type)" table:allow-empty-cell="true" table:display-list="unsorted" table:base-cell-address="Definitions.C1"/>
      </table:content-validations>
      <table:table table:name="DashBoard" table:style-name="ta6">
        <office:forms form:automatic-focus="false" form:apply-design-mode="false"/>
        <table:table-column table:style-name="co1" table:number-columns-repeated="20" table:default-cell-style-name="Default"/>
        <table:table-column table:style-name="co2" table:number-columns-repeated="1004" table:default-cell-style-name="Default"/>
        <table:table-row table:style-name="ro1" table:number-rows-repeated="3">
          <table:table-cell table:number-columns-repeated="1024"/>
        </table:table-row>
        <table:table-row table:style-name="ro1">
          <table:table-cell>
            <draw:frame table:end-cell-address="DashBoard.D23" table:end-x="31.48mm" table:end-y="3.17mm" draw:z-index="0" draw:name="Chart 1" draw:style-name="gr2" draw:text-style-name="P4" svg:width="137.31mm" svg:height="84.66mm" svg:x="8.47mm" svg:y="3.97mm">
              <loext:p draw:notify-on-update-of-ranges="'Release Plan'.A26:'Release Plan'.A33 'Release Plan'.B25:'Release Plan'.B25 'Release Plan'.B26:'Release Plan'.B33 'Release Plan'.C25:'Release Plan'.C25 'Release Plan'.C26:'Release Plan'.C33"/>
              <draw:object xlink:href="./Object 1" xlink:type="simple" xlink:show="embed" xlink:actuate="onLoad"/>
              <draw:image xlink:href="./ObjectReplacements/Object 1" xlink:type="simple" xlink:show="embed" xlink:actuate="onLoad"/>
            </draw:frame>
          </table:table-cell>
          <table:table-cell table:number-columns-repeated="1023"/>
        </table:table-row>
        <table:table-row table:style-name="ro1">
          <table:table-cell table:number-columns-repeated="4"/>
          <table:table-cell>
            <draw:frame table:end-cell-address="DashBoard.I23" table:end-x="18.25mm" table:end-y="3.69mm" draw:z-index="1" draw:name="Chart 2" draw:style-name="gr2" draw:text-style-name="P4" svg:width="139.16mm" svg:height="84.65mm" svg:x="31.49mm" svg:y="0mm">
              <loext:p draw:notify-on-update-of-ranges="'Iteration Backlog'.G3:'Iteration Backlog'.S3 'Iteration Backlog'.G4:'Iteration Backlog'.S4 'Iteration Backlog'.G5:'Iteration Backlog'.S5"/>
              <draw:object xlink:href="./Object 2" xlink:type="simple" xlink:show="embed" xlink:actuate="onLoad"/>
              <draw:image xlink:href="./ObjectReplacements/Object 2" xlink:type="simple" xlink:show="embed" xlink:actuate="onLoad"/>
            </draw:frame>
          </table:table-cell>
          <table:table-cell table:number-columns-repeated="1019"/>
        </table:table-row>
        <table:table-row table:style-name="ro1" table:number-rows-repeated="1048570">
          <table:table-cell table:number-columns-repeated="1024"/>
        </table:table-row>
        <table:table-row table:style-name="ro1">
          <table:table-cell table:number-columns-repeated="1024"/>
        </table:table-row>
      </table:table>
      <table:table table:name="Release Plan" table:style-name="ta12">
        <table:table-column table:style-name="co23" table:default-cell-style-name="ce2"/>
        <table:table-column table:style-name="co24" table:default-cell-style-name="ce2"/>
        <table:table-column table:style-name="co25" table:default-cell-style-name="ce2"/>
        <table:table-column table:style-name="co26" table:default-cell-style-name="ce2"/>
        <table:table-column table:style-name="co7" table:default-cell-style-name="ce2"/>
        <table:table-column table:style-name="co1" table:number-columns-repeated="2" table:default-cell-style-name="ce2"/>
        <table:table-column table:style-name="co27" table:default-cell-style-name="ce2"/>
        <table:table-column table:style-name="co1" table:number-columns-repeated="12" table:default-cell-style-name="ce2"/>
        <table:table-column table:style-name="co2" table:number-columns-repeated="1004" table:default-cell-style-name="ce2"/>
        <table:table-row table:style-name="ro9">
          <table:table-cell table:style-name="ce1" office:value-type="string" calcext:value-type="string">
            <text:p>Relase Plan</text:p>
          </table:table-cell>
          <table:table-cell table:style-name="ce1" table:number-columns-repeated="19"/>
          <table:table-cell table:number-columns-repeated="1004"/>
        </table:table-row>
        <table:table-row table:style-name="ro1">
          <table:table-cell table:number-columns-repeated="1024"/>
        </table:table-row>
        <table:table-row table:style-name="ro10">
          <table:table-cell table:style-name="ce3" office:value-type="string" calcext:value-type="string">
            <text:p>Release</text:p>
          </table:table-cell>
          <table:table-cell table:style-name="ce3" office:value-type="string" calcext:value-type="string">
            <text:p>Start</text:p>
          </table:table-cell>
          <table:table-cell table:style-name="ce3" office:value-type="string" calcext:value-type="string">
            <text:p>Days</text:p>
          </table:table-cell>
          <table:table-cell table:style-name="ce3" office:value-type="string" calcext:value-type="string">
            <text:p>End</text:p>
          </table:table-cell>
          <table:table-cell table:style-name="ce3" office:value-type="string" calcext:value-type="string">
            <text:p>Size</text:p>
          </table:table-cell>
          <table:table-cell table:style-name="ce3" office:value-type="string" calcext:value-type="string">
            <text:p>Status</text:p>
          </table:table-cell>
          <table:table-cell table:style-name="ce3" office:value-type="string" calcext:value-type="string">
            <text:p>Release Date</text:p>
          </table:table-cell>
          <table:table-cell table:style-name="ce3" office:value-type="string" calcext:value-type="string">
            <text:p>Goal</text:p>
          </table:table-cell>
          <table:table-cell table:style-name="ce139" office:value-type="string" calcext:value-type="string" table:number-columns-spanned="8" table:number-rows-spanned="1">
            <text:p>Chaque itération a deux période , elle commence par 3 semaines de dev</text:p>
          </table:table-cell>
          <table:covered-table-cell table:number-columns-repeated="7"/>
          <table:table-cell table:number-columns-repeated="1008"/>
        </table:table-row>
        <table:table-row table:style-name="ro10">
          <table:table-cell table:style-name="ce3" office:value-type="float" office:value="1" calcext:value-type="float">
            <text:p>1</text:p>
          </table:table-cell>
          <table:table-cell table:style-name="ce5" office:value-type="date" office:date-value="2017-05-11" calcext:value-type="date">
            <text:p>5/11/2017</text:p>
          </table:table-cell>
          <table:table-cell table:style-name="ce3" office:value-type="float" office:value="19" calcext:value-type="float">
            <text:p>19</text:p>
          </table:table-cell>
          <table:table-cell table:style-name="ce5" office:value-type="date" office:date-value="2017-05-31" calcext:value-type="date">
            <text:p>5/31/2017</text:p>
          </table:table-cell>
          <table:table-cell table:style-name="ce3" office:value-type="float" office:value="112" calcext:value-type="float">
            <text:p>112</text:p>
          </table:table-cell>
          <table:table-cell table:style-name="ce3" office:value-type="string" calcext:value-type="string">
            <text:p>Planned</text:p>
          </table:table-cell>
          <table:table-cell table:style-name="ce5" office:value-type="date" office:date-value="2010-04-16" calcext:value-type="date">
            <text:p>4/16/2010</text:p>
          </table:table-cell>
          <table:table-cell table:style-name="ce3" office:value-type="string" calcext:value-type="string">
            <text:p>Bug fix + Fin Formeditor</text:p>
          </table:table-cell>
          <table:table-cell table:style-name="ce139" office:value-type="string" calcext:value-type="string" table:number-columns-spanned="8" table:number-rows-spanned="1">
            <text:p>La dernière semaine est consacrée au test unitaire croisée / préparation de la prochaine it, merge rebase , BL de livraison</text:p>
          </table:table-cell>
          <table:covered-table-cell table:number-columns-repeated="7"/>
          <table:table-cell table:number-columns-repeated="1008"/>
        </table:table-row>
        <table:table-row table:style-name="ro10">
          <table:table-cell table:style-name="ce3" office:value-type="float" office:value="2" calcext:value-type="float">
            <text:p>2</text:p>
          </table:table-cell>
          <table:table-cell table:style-name="ce5" office:value-type="date" office:date-value="2017-06-01" calcext:value-type="date">
            <text:p>6/1/2017</text:p>
          </table:table-cell>
          <table:table-cell table:style-name="ce3" office:value-type="float" office:value="20" calcext:value-type="float">
            <text:p>20</text:p>
          </table:table-cell>
          <table:table-cell table:style-name="ce5" office:value-type="date" office:date-value="2010-05-07" calcext:value-type="date">
            <text:p>5/7/2010</text:p>
          </table:table-cell>
          <table:table-cell table:style-name="ce3" office:value-type="float" office:value="14" calcext:value-type="float">
            <text:p>14</text:p>
          </table:table-cell>
          <table:table-cell table:style-name="ce3" office:value-type="string" calcext:value-type="string">
            <text:p>Planned</text:p>
          </table:table-cell>
          <table:table-cell table:style-name="ce5" office:value-type="date" office:date-value="2010-05-17" calcext:value-type="date">
            <text:p>5/17/2010</text:p>
          </table:table-cell>
          <table:table-cell table:style-name="ce3" office:value-type="string" calcext:value-type="string">
            <text:p>Information complémentaire</text:p>
          </table:table-cell>
          <table:table-cell table:style-name="ce139" office:value-type="string" calcext:value-type="string" table:number-columns-spanned="8" table:number-rows-spanned="1">
            <text:p>Chacune de ces périodes commence un mercredi et se termine un mardi, le date de début de dernière période est la veille de la preprod</text:p>
          </table:table-cell>
          <table:covered-table-cell table:number-columns-repeated="7"/>
          <table:table-cell table:number-columns-repeated="1008"/>
        </table:table-row>
        <table:table-row table:style-name="ro10">
          <table:table-cell table:style-name="ce3" office:value-type="float" office:value="3" calcext:value-type="float">
            <text:p>3</text:p>
          </table:table-cell>
          <table:table-cell table:style-name="ce5" office:value-type="date" office:date-value="2010-05-10" calcext:value-type="date">
            <text:p>5/10/2010</text:p>
          </table:table-cell>
          <table:table-cell table:style-name="ce3" office:value-type="float" office:value="23" calcext:value-type="float">
            <text:p>23</text:p>
          </table:table-cell>
          <table:table-cell table:style-name="ce5" office:value-type="date" office:date-value="2010-06-11" calcext:value-type="date">
            <text:p>6/11/2010</text:p>
          </table:table-cell>
          <table:table-cell table:style-name="ce3" office:value-type="float" office:value="13" calcext:value-type="float">
            <text:p>13</text:p>
          </table:table-cell>
          <table:table-cell table:style-name="ce3" office:value-type="string" calcext:value-type="string">
            <text:p>Planned</text:p>
          </table:table-cell>
          <table:table-cell table:style-name="ce5" office:value-type="date" office:date-value="2010-06-16" calcext:value-type="date">
            <text:p>6/16/2010</text:p>
          </table:table-cell>
          <table:table-cell table:style-name="ce3" office:value-type="string" calcext:value-type="string">
            <text:p>Suppression code mort</text:p>
          </table:table-cell>
          <table:table-cell table:number-columns-repeated="1016"/>
        </table:table-row>
        <table:table-row table:style-name="ro1" table:number-rows-repeated="3">
          <table:table-cell table:number-columns-repeated="1024"/>
        </table:table-row>
        <table:table-row table:style-name="ro10">
          <table:table-cell table:number-columns-repeated="10"/>
          <table:table-cell table:style-name="ce3" office:value-type="string" calcext:value-type="string">
            <text:p>XS</text:p>
          </table:table-cell>
          <table:table-cell table:style-name="ce3" office:value-type="float" office:value="1" calcext:value-type="float">
            <text:p>1</text:p>
          </table:table-cell>
          <table:table-cell table:number-columns-repeated="1012"/>
        </table:table-row>
        <table:table-row table:style-name="ro10">
          <table:table-cell table:style-name="ce139" office:value-type="string" calcext:value-type="string" table:number-columns-spanned="8" table:number-rows-spanned="1">
            <text:p>Template note: Increment plan is intended to collect individual sprints into larger releases. In smaller projects, this is not needed.</text:p>
          </table:table-cell>
          <table:covered-table-cell table:number-columns-repeated="7"/>
          <table:table-cell table:number-columns-repeated="2"/>
          <table:table-cell table:style-name="ce3" office:value-type="string" calcext:value-type="string">
            <text:p>S</text:p>
          </table:table-cell>
          <table:table-cell table:style-name="ce3" office:value-type="float" office:value="2" calcext:value-type="float">
            <text:p>2</text:p>
          </table:table-cell>
          <table:table-cell table:number-columns-repeated="1012"/>
        </table:table-row>
        <table:table-row table:style-name="ro10">
          <table:table-cell table:number-columns-repeated="10"/>
          <table:table-cell table:style-name="ce3" office:value-type="string" calcext:value-type="string">
            <text:p>M</text:p>
          </table:table-cell>
          <table:table-cell table:style-name="ce3" office:value-type="float" office:value="4" calcext:value-type="float">
            <text:p>4</text:p>
          </table:table-cell>
          <table:table-cell table:number-columns-repeated="1012"/>
        </table:table-row>
        <table:table-row table:style-name="ro9">
          <table:table-cell table:style-name="ce1" office:value-type="string" calcext:value-type="string">
            <text:p>Iteration Plan</text:p>
          </table:table-cell>
          <table:table-cell table:style-name="ce1" table:number-columns-repeated="9"/>
          <table:table-cell table:style-name="ce10" office:value-type="string" calcext:value-type="string">
            <text:p>L</text:p>
          </table:table-cell>
          <table:table-cell table:style-name="ce10" office:value-type="float" office:value="8" calcext:value-type="float">
            <text:p>8</text:p>
          </table:table-cell>
          <table:table-cell table:style-name="ce1" table:number-columns-repeated="8"/>
          <table:table-cell table:number-columns-repeated="1004"/>
        </table:table-row>
        <table:table-row table:style-name="ro10">
          <table:table-cell table:number-columns-repeated="10"/>
          <table:table-cell table:style-name="ce3" office:value-type="string" calcext:value-type="string">
            <text:p>XL</text:p>
          </table:table-cell>
          <table:table-cell table:number-columns-repeated="1013"/>
        </table:table-row>
        <table:table-row table:style-name="ro10">
          <table:table-cell table:style-name="ce3" office:value-type="string" calcext:value-type="string">
            <text:p>Iteration</text:p>
          </table:table-cell>
          <table:table-cell table:style-name="ce3" office:value-type="string" calcext:value-type="string">
            <office:annotation draw:style-name="gr3" draw:text-style-name="P3" svg:width="115.36mm" svg:height="7.41mm" svg:x="61.38mm" svg:y="70.11mm" draw:caption-point-x="-4.07mm" draw:caption-point-y="-0.8mm">
              <dc:date>2017-07-05T00:00:00</dc:date>
              <text:p text:style-name="P2"><text:span text:style-name="T1">Date de début de dev</text:span></text:p>
            </office:annotation>
            <text:p>Start</text:p>
          </table:table-cell>
          <table:table-cell table:style-name="ce3" office:value-type="string" calcext:value-type="string">
            <text:p>Days</text:p>
          </table:table-cell>
          <table:table-cell table:style-name="ce3" office:value-type="string" calcext:value-type="string">
            <text:p>End</text:p>
          </table:table-cell>
          <table:table-cell table:style-name="ce3" office:value-type="string" calcext:value-type="string">
            <text:p>Size MUST</text:p>
          </table:table-cell>
          <table:table-cell table:style-name="ce3" office:value-type="string" calcext:value-type="string">
            <text:p>Status</text:p>
          </table:table-cell>
          <table:table-cell table:style-name="ce3" office:value-type="string" calcext:value-type="string">
            <text:p>Release Date</text:p>
          </table:table-cell>
          <table:table-cell table:style-name="ce3" office:value-type="string" calcext:value-type="string">
            <text:p>Goal</text:p>
          </table:table-cell>
          <table:table-cell table:style-name="ce3" office:value-type="string" calcext:value-type="string">
            <text:p>Réel</text:p>
          </table:table-cell>
          <table:table-cell table:style-name="ce3" office:value-type="string" calcext:value-type="string">
            <text:p>Vélocité</text:p>
          </table:table-cell>
          <table:table-cell table:number-columns-repeated="1014"/>
        </table:table-row>
        <table:table-row table:style-name="ro10">
          <table:table-cell table:style-name="ce3" office:value-type="float" office:value="1" calcext:value-type="float">
            <text:p>1</text:p>
          </table:table-cell>
          <table:table-cell table:style-name="ce5" office:value-type="date" office:date-value="2017-05-11" calcext:value-type="date">
            <text:p>5/11/2017</text:p>
          </table:table-cell>
          <table:table-cell table:style-name="ce3" office:value-type="float" office:value="13" calcext:value-type="float">
            <text:p>13</text:p>
          </table:table-cell>
          <table:table-cell table:style-name="ce5" office:value-type="date" office:date-value="2017-05-31" calcext:value-type="date">
            <text:p>5/31/2017</text:p>
          </table:table-cell>
          <table:table-cell table:style-name="ce3" office:value-type="float" office:value="20" calcext:value-type="float">
            <text:p>20</text:p>
          </table:table-cell>
          <table:table-cell table:style-name="ce7" table:content-validation-name="val1" office:value-type="string" calcext:value-type="string">
            <text:p>Done</text:p>
          </table:table-cell>
          <table:table-cell table:style-name="ce8" office:value-type="date" office:date-value="2017-06-27" calcext:value-type="date">
            <text:p>27/06/2017</text:p>
          </table:table-cell>
          <table:table-cell table:style-name="ce3" office:value-type="string" calcext:value-type="string">
            <text:p>Bug fix + antivirus</text:p>
          </table:table-cell>
          <table:table-cell table:style-name="ce3" office:value-type="float" office:value="20" calcext:value-type="float">
            <text:p>20</text:p>
          </table:table-cell>
          <table:table-cell table:formula="of:=[.I16]/[.E16]" office:value-type="float" office:value="1" calcext:value-type="float">
            <text:p>1</text:p>
          </table:table-cell>
          <table:table-cell table:number-columns-repeated="1014"/>
        </table:table-row>
        <table:table-row table:style-name="ro10">
          <table:table-cell table:style-name="ce3" office:value-type="float" office:value="2" calcext:value-type="float">
            <text:p>2</text:p>
          </table:table-cell>
          <table:table-cell table:style-name="ce5" office:value-type="date" office:date-value="2017-06-01" calcext:value-type="date">
            <text:p>6/1/2017</text:p>
          </table:table-cell>
          <table:table-cell table:style-name="ce3" office:value-type="float" office:value="13" calcext:value-type="float">
            <text:p>13</text:p>
          </table:table-cell>
          <table:table-cell table:style-name="ce5" office:value-type="date" office:date-value="2017-06-20" calcext:value-type="date">
            <text:p>6/20/2017</text:p>
          </table:table-cell>
          <table:table-cell table:style-name="ce3" office:value-type="float" office:value="17" calcext:value-type="float">
            <text:p>17</text:p>
          </table:table-cell>
          <table:table-cell table:style-name="ce7" table:content-validation-name="val1" office:value-type="string" calcext:value-type="string">
            <text:p>Done</text:p>
          </table:table-cell>
          <table:table-cell table:style-name="ce8" office:value-type="date" office:date-value="2017-07-25" calcext:value-type="date">
            <text:p>25/07/2017</text:p>
          </table:table-cell>
          <table:table-cell table:style-name="ce3" office:value-type="string" calcext:value-type="string">
            <text:p>Information complémentaire migration</text:p>
          </table:table-cell>
          <table:table-cell table:style-name="ce3" office:value-type="float" office:value="16" calcext:value-type="float">
            <text:p>16</text:p>
          </table:table-cell>
          <table:table-cell table:formula="of:=[.I17]/[.E17]" office:value-type="float" office:value="0.941176470588235" calcext:value-type="float">
            <text:p>0,941176470588235</text:p>
          </table:table-cell>
          <table:table-cell table:number-columns-repeated="1014"/>
        </table:table-row>
        <table:table-row table:style-name="ro10">
          <table:table-cell table:style-name="ce3" office:value-type="float" office:value="3" calcext:value-type="float">
            <text:p>3</text:p>
          </table:table-cell>
          <table:table-cell table:style-name="ce5" office:value-type="date" office:date-value="2017-06-28" calcext:value-type="date">
            <text:p>6/28/2017</text:p>
          </table:table-cell>
          <table:table-cell table:style-name="ce3" office:value-type="float" office:value="14" calcext:value-type="float">
            <text:p>14</text:p>
          </table:table-cell>
          <table:table-cell table:style-name="ce5" office:value-type="date" office:date-value="2017-07-18" calcext:value-type="date">
            <text:p>7/18/2017</text:p>
          </table:table-cell>
          <table:table-cell table:style-name="ce3" office:value-type="float" office:value="20" calcext:value-type="float">
            <text:p>20</text:p>
          </table:table-cell>
          <table:table-cell table:style-name="ce7" table:content-validation-name="val1" office:value-type="string" calcext:value-type="string">
            <text:p>Planned</text:p>
          </table:table-cell>
          <table:table-cell table:style-name="ce8" office:value-type="date" office:date-value="2017-08-29" calcext:value-type="date">
            <text:p>29/08/2017</text:p>
          </table:table-cell>
          <table:table-cell table:style-name="ce3" office:value-type="string" calcext:value-type="string">
            <text:p>Information complémentaire adaptation</text:p>
          </table:table-cell>
          <table:table-cell table:style-name="ce3" office:value-type="float" office:value="0" calcext:value-type="float">
            <text:p>0</text:p>
          </table:table-cell>
          <table:table-cell table:formula="of:=[.I18]/[.E18]" office:value-type="float" office:value="0" calcext:value-type="float">
            <text:p>0</text:p>
          </table:table-cell>
          <table:table-cell table:number-columns-repeated="1014"/>
        </table:table-row>
        <table:table-row table:style-name="ro10">
          <table:table-cell table:style-name="ce3" office:value-type="float" office:value="4" calcext:value-type="float">
            <text:p>4</text:p>
          </table:table-cell>
          <table:table-cell table:style-name="ce5" office:value-type="date" office:date-value="2017-07-26" calcext:value-type="date">
            <text:p>7/26/2017</text:p>
          </table:table-cell>
          <table:table-cell table:style-name="ce3" office:value-type="float" office:value="13" calcext:value-type="float">
            <text:p>13</text:p>
          </table:table-cell>
          <table:table-cell table:style-name="ce5" office:value-type="date" office:date-value="2017-08-11" calcext:value-type="date">
            <text:p>8/11/2017</text:p>
          </table:table-cell>
          <table:table-cell table:style-name="ce3" office:value-type="float" office:value="0" calcext:value-type="float">
            <text:p>0</text:p>
          </table:table-cell>
          <table:table-cell table:style-name="ce7" table:content-validation-name="val1" office:value-type="string" calcext:value-type="string">
            <text:p>Planned</text:p>
          </table:table-cell>
          <table:table-cell table:style-name="ce8" office:value-type="date" office:date-value="2017-09-29" calcext:value-type="date">
            <text:p>29/09/2017</text:p>
          </table:table-cell>
          <table:table-cell table:style-name="ce3" office:value-type="string" calcext:value-type="string">
            <text:p>Suppression code mort compte</text:p>
          </table:table-cell>
          <table:table-cell table:style-name="ce3" office:value-type="float" office:value="0" calcext:value-type="float">
            <text:p>0</text:p>
          </table:table-cell>
          <table:table-cell table:formula="of:=IF([.E19]&gt;0;([.I19]/[.E19]);0)" office:value-type="float" office:value="0" calcext:value-type="float">
            <text:p>0</text:p>
          </table:table-cell>
          <table:table-cell table:number-columns-repeated="1014"/>
        </table:table-row>
        <table:table-row table:style-name="ro10">
          <table:table-cell table:style-name="ce3" office:value-type="float" office:value="5" calcext:value-type="float">
            <text:p>5</text:p>
          </table:table-cell>
          <table:table-cell table:style-name="ce5" office:value-type="date" office:date-value="2017-08-23" calcext:value-type="date">
            <text:p>8/23/2017</text:p>
          </table:table-cell>
          <table:table-cell table:style-name="ce3" office:value-type="float" office:value="15" calcext:value-type="float">
            <text:p>15</text:p>
          </table:table-cell>
          <table:table-cell table:style-name="ce5" office:value-type="date" office:date-value="2017-09-12" calcext:value-type="date">
            <text:p>9/12/2017</text:p>
          </table:table-cell>
          <table:table-cell table:style-name="ce3" office:value-type="float" office:value="0" calcext:value-type="float">
            <text:p>0</text:p>
          </table:table-cell>
          <table:table-cell table:style-name="ce7" table:content-validation-name="val1" office:value-type="string" calcext:value-type="string">
            <text:p>Planned</text:p>
          </table:table-cell>
          <table:table-cell table:style-name="ce9" office:value-type="date" office:date-value="2017-10-17" calcext:value-type="date">
            <text:p>17/10/2017</text:p>
          </table:table-cell>
          <table:table-cell table:style-name="ce3" office:value-type="string" calcext:value-type="string">
            <text:p>NO DEV</text:p>
          </table:table-cell>
          <table:table-cell table:style-name="ce3" office:value-type="float" office:value="0" calcext:value-type="float">
            <text:p>0</text:p>
          </table:table-cell>
          <table:table-cell table:formula="of:=IF([.E20]&gt;0;([.I20]/[.E20]);0)" office:value-type="float" office:value="0" calcext:value-type="float">
            <text:p>0</text:p>
          </table:table-cell>
          <table:table-cell table:number-columns-repeated="1014"/>
        </table:table-row>
        <table:table-row table:style-name="ro10">
          <table:table-cell table:style-name="ce3" office:value-type="float" office:value="6" calcext:value-type="float">
            <text:p>6</text:p>
          </table:table-cell>
          <table:table-cell table:style-name="ce5" office:value-type="date" office:date-value="2017-09-20" calcext:value-type="date">
            <text:p>9/20/2017</text:p>
          </table:table-cell>
          <table:table-cell table:style-name="ce3" office:value-type="float" office:value="14" calcext:value-type="float">
            <text:p>14</text:p>
          </table:table-cell>
          <table:table-cell table:style-name="ce5" office:value-type="date" office:date-value="2017-10-10" calcext:value-type="date">
            <text:p>10/10/2017</text:p>
          </table:table-cell>
          <table:table-cell table:style-name="ce3" office:value-type="float" office:value="0" calcext:value-type="float">
            <text:p>0</text:p>
          </table:table-cell>
          <table:table-cell table:style-name="ce7" table:content-validation-name="val1" office:value-type="string" calcext:value-type="string">
            <text:p>Planned</text:p>
          </table:table-cell>
          <table:table-cell table:style-name="ce9" office:value-type="date" office:date-value="2017-11-14" calcext:value-type="date">
            <text:p>14/11/2017</text:p>
          </table:table-cell>
          <table:table-cell table:style-name="ce3" office:value-type="string" calcext:value-type="string">
            <text:p>TODO ?</text:p>
          </table:table-cell>
          <table:table-cell table:style-name="ce3" office:value-type="float" office:value="0" calcext:value-type="float">
            <text:p>0</text:p>
          </table:table-cell>
          <table:table-cell table:formula="of:=IF([.E21]&gt;0;([.I21]/[.E21]);0)" office:value-type="float" office:value="0" calcext:value-type="float">
            <text:p>0</text:p>
          </table:table-cell>
          <table:table-cell table:number-columns-repeated="1014"/>
        </table:table-row>
        <table:table-row table:style-name="ro10">
          <table:table-cell table:number-columns-repeated="3"/>
          <table:table-cell table:style-name="ce3" office:value-type="string" calcext:value-type="string">
            <text:p>Total</text:p>
          </table:table-cell>
          <table:table-cell table:style-name="ce6" table:formula="of:=[$'Product Backlog'.D46]" office:value-type="float" office:value="57" calcext:value-type="float">
            <office:annotation draw:style-name="gr4" draw:text-style-name="P3" svg:width="192.09mm" svg:height="10.29mm" svg:x="138.64mm" svg:y="100.16mm" draw:caption-point-x="-4.07mm" draw:caption-point-y="6.07mm">
              <dc:date>2017-07-05T00:00:00</dc:date>
              <text:p text:style-name="P2"><text:span text:style-name="T1">Nombre de points pour l'ensemble des IT, si en rouge il y a une différence entre la backlog est ce chiffre)</text:span></text:p>
              <text:p text:style-name="P2"><text:span text:style-name="T1"/></text:p>
            </office:annotation>
            <text:p>57</text:p>
          </table:table-cell>
          <table:table-cell table:number-columns-repeated="1019"/>
        </table:table-row>
        <table:table-row table:style-name="ro1">
          <table:table-cell table:number-columns-repeated="1024"/>
        </table:table-row>
        <table:table-row table:style-name="ro10">
          <table:table-cell table:style-name="ce139" office:value-type="string" calcext:value-type="string" table:number-columns-spanned="4" table:number-rows-spanned="1">
            <text:p>Pour DashBorard</text:p>
          </table:table-cell>
          <table:covered-table-cell table:number-columns-repeated="3"/>
          <table:table-cell table:number-columns-repeated="1020"/>
        </table:table-row>
        <table:table-row table:style-name="ro10">
          <table:table-cell table:style-name="ce3" office:value-type="string" calcext:value-type="string">
            <text:p>Itération</text:p>
          </table:table-cell>
          <table:table-cell table:style-name="ce3" office:value-type="string" calcext:value-type="string">
            <text:p>Plan</text:p>
          </table:table-cell>
          <table:table-cell table:style-name="ce3" office:value-type="string" calcext:value-type="string">
            <text:p>Réel</text:p>
          </table:table-cell>
          <table:table-cell table:style-name="ce3" office:value-type="string" calcext:value-type="string">
            <text:p>Vélocité</text:p>
          </table:table-cell>
          <table:table-cell table:number-columns-repeated="3"/>
          <table:table-cell>
            <draw:frame table:end-cell-address="'Release Plan'.K44" table:end-x="3.43mm" table:end-y="2.9mm" draw:z-index="0" draw:name="Chart 3" draw:style-name="gr2" draw:text-style-name="P4" svg:width="143.93mm" svg:height="104.42mm" svg:x="13.49mm" svg:y="-9.44mm">
              <loext:p draw:notify-on-update-of-ranges="'Release Plan'.A26:'Release Plan'.A32 'Release Plan'.B25:'Release Plan'.B25 'Release Plan'.B26:'Release Plan'.B32 'Release Plan'.C25:'Release Plan'.C25 'Release Plan'.C26:'Release Plan'.C32"/>
              <draw:object xlink:href="./Object 3" xlink:type="simple" xlink:show="embed" xlink:actuate="onLoad"/>
              <draw:image xlink:href="./ObjectReplacements/Object 3" xlink:type="simple" xlink:show="embed" xlink:actuate="onLoad"/>
            </draw:frame>
          </table:table-cell>
          <table:table-cell table:number-columns-repeated="1016"/>
        </table:table-row>
        <table:table-row table:style-name="ro10">
          <table:table-cell table:style-name="ce3" office:value-type="float" office:value="0" calcext:value-type="float">
            <text:p>0</text:p>
          </table:table-cell>
          <table:table-cell table:formula="of:=[.E22]" office:value-type="float" office:value="57" calcext:value-type="float">
            <text:p>57</text:p>
          </table:table-cell>
          <table:table-cell table:style-name="ce3" table:formula="of:=[.E22]" office:value-type="float" office:value="57" calcext:value-type="float">
            <text:p>57</text:p>
          </table:table-cell>
          <table:table-cell table:style-name="ce3"/>
          <table:table-cell table:number-columns-repeated="1020"/>
        </table:table-row>
        <table:table-row table:style-name="ro10">
          <table:table-cell table:style-name="ce3" table:formula="of:=[.A16]" office:value-type="float" office:value="1" calcext:value-type="float">
            <text:p>1</text:p>
          </table:table-cell>
          <table:table-cell table:formula="of:=[.B26]-[.E16]" office:value-type="float" office:value="37" calcext:value-type="float">
            <text:p>37</text:p>
          </table:table-cell>
          <table:table-cell table:formula="of:=[.C26]-[.I16]" office:value-type="float" office:value="37" calcext:value-type="float">
            <text:p>37</text:p>
          </table:table-cell>
          <table:table-cell table:style-name="ce3" table:formula="of:=[.J16]" office:value-type="float" office:value="1" calcext:value-type="float">
            <text:p>1</text:p>
          </table:table-cell>
          <table:table-cell table:number-columns-repeated="1020"/>
        </table:table-row>
        <table:table-row table:style-name="ro10">
          <table:table-cell table:style-name="ce3" table:formula="of:=[.A17]" office:value-type="float" office:value="2" calcext:value-type="float">
            <text:p>2</text:p>
          </table:table-cell>
          <table:table-cell table:formula="of:=[.B27]-[.E17]" office:value-type="float" office:value="20" calcext:value-type="float">
            <text:p>20</text:p>
          </table:table-cell>
          <table:table-cell table:formula="of:=[.C27]-[.I17]" office:value-type="float" office:value="21" calcext:value-type="float">
            <text:p>21</text:p>
          </table:table-cell>
          <table:table-cell table:style-name="ce3" table:formula="of:=[.J17]" office:value-type="float" office:value="0.941176470588235" calcext:value-type="float">
            <text:p>0,941176470588235</text:p>
          </table:table-cell>
          <table:table-cell table:number-columns-repeated="1020"/>
        </table:table-row>
        <table:table-row table:style-name="ro10">
          <table:table-cell table:style-name="ce3" table:formula="of:=[.A18]" office:value-type="float" office:value="3" calcext:value-type="float">
            <text:p>3</text:p>
          </table:table-cell>
          <table:table-cell table:formula="of:=[.B28]-[.E18]" office:value-type="float" office:value="0" calcext:value-type="float">
            <text:p>0</text:p>
          </table:table-cell>
          <table:table-cell table:formula="of:=[.C28]-[.I18]" office:value-type="float" office:value="21" calcext:value-type="float">
            <text:p>21</text:p>
          </table:table-cell>
          <table:table-cell table:style-name="ce3" table:formula="of:=[.J18]" office:value-type="float" office:value="0" calcext:value-type="float">
            <text:p>0</text:p>
          </table:table-cell>
          <table:table-cell table:number-columns-repeated="1020"/>
        </table:table-row>
        <table:table-row table:style-name="ro10">
          <table:table-cell table:style-name="ce3" table:formula="of:=[.A19]" office:value-type="float" office:value="4" calcext:value-type="float">
            <text:p>4</text:p>
          </table:table-cell>
          <table:table-cell table:formula="of:=[.B29]-[.E19]" office:value-type="float" office:value="0" calcext:value-type="float">
            <text:p>0</text:p>
          </table:table-cell>
          <table:table-cell table:formula="of:=[.C29]-[.I19]" office:value-type="float" office:value="21" calcext:value-type="float">
            <text:p>21</text:p>
          </table:table-cell>
          <table:table-cell table:style-name="ce3" table:formula="of:=[.J19]" office:value-type="float" office:value="0" calcext:value-type="float">
            <text:p>0</text:p>
          </table:table-cell>
          <table:table-cell table:number-columns-repeated="1020"/>
        </table:table-row>
        <table:table-row table:style-name="ro10">
          <table:table-cell table:style-name="ce3" table:formula="of:=[.A20]" office:value-type="float" office:value="5" calcext:value-type="float">
            <text:p>5</text:p>
          </table:table-cell>
          <table:table-cell table:formula="of:=[.B30]-[.E20]" office:value-type="float" office:value="0" calcext:value-type="float">
            <text:p>0</text:p>
          </table:table-cell>
          <table:table-cell table:formula="of:=[.C30]-[.I20]" office:value-type="float" office:value="21" calcext:value-type="float">
            <text:p>21</text:p>
          </table:table-cell>
          <table:table-cell table:style-name="ce3" table:formula="of:=[.J20]" office:value-type="float" office:value="0" calcext:value-type="float">
            <text:p>0</text:p>
          </table:table-cell>
          <table:table-cell table:number-columns-repeated="1020"/>
        </table:table-row>
        <table:table-row table:style-name="ro10">
          <table:table-cell table:style-name="ce3" table:formula="of:=[.A21]" office:value-type="float" office:value="6" calcext:value-type="float">
            <text:p>6</text:p>
          </table:table-cell>
          <table:table-cell table:formula="of:=[.B31]-[.E21]" office:value-type="float" office:value="0" calcext:value-type="float">
            <text:p>0</text:p>
          </table:table-cell>
          <table:table-cell table:formula="of:=[.C31]-[.I21]" office:value-type="float" office:value="21" calcext:value-type="float">
            <text:p>21</text:p>
          </table:table-cell>
          <table:table-cell table:style-name="ce3" table:formula="of:=[.J21]" office:value-type="float" office:value="0" calcext:value-type="float">
            <text:p>0</text:p>
          </table:table-cell>
          <table:table-cell table:number-columns-repeated="8"/>
          <table:table-cell table:style-name="ce11"/>
          <table:table-cell table:number-columns-repeated="1011"/>
        </table:table-row>
        <table:table-row table:style-name="ro18">
          <table:table-cell table:style-name="ce5"/>
          <table:table-cell/>
          <table:table-cell table:style-name="ce3"/>
          <table:table-cell table:number-columns-repeated="1021"/>
        </table:table-row>
        <table:table-row table:style-name="ro1">
          <table:table-cell table:number-columns-repeated="1024"/>
        </table:table-row>
        <table:table-row table:style-name="ro9">
          <table:table-cell table:formula="of:=[.E23]" office:value-type="float" office:value="0" calcext:value-type="float">
            <text:p>0</text:p>
          </table:table-cell>
          <table:table-cell table:number-columns-repeated="1023"/>
        </table:table-row>
        <table:table-row table:style-name="ro1" table:number-rows-repeated="1048540">
          <table:table-cell table:number-columns-repeated="1024"/>
        </table:table-row>
        <table:table-row table:style-name="ro1">
          <table:table-cell table:number-columns-repeated="1024"/>
        </table:table-row>
        <calcext:conditional-formats>
          <calcext:conditional-format calcext:target-range-address="'Release Plan'.F16:'Release Plan'.F21">
            <calcext:condition calcext:apply-style-name="ConditionalStyle_1" calcext:value="=&quot;Planned&quot;" calcext:base-cell-address="'Release Plan'.F16"/>
          </calcext:conditional-format>
          <calcext:conditional-format calcext:target-range-address="'Release Plan'.F16:'Release Plan'.F21">
            <calcext:condition calcext:apply-style-name="ConditionalStyle_2" calcext:value="=&quot;In progress&quot;" calcext:base-cell-address="'Release Plan'.F16"/>
          </calcext:conditional-format>
          <calcext:conditional-format calcext:target-range-address="'Release Plan'.F16:'Release Plan'.F21">
            <calcext:condition calcext:apply-style-name="ConditionalStyle_3" calcext:value="=&quot;Done&quot;" calcext:base-cell-address="'Release Plan'.F16"/>
          </calcext:conditional-format>
          <calcext:conditional-format calcext:target-range-address="'Release Plan'.E22:'Release Plan'.E22">
            <calcext:condition calcext:apply-style-name="ConditionalStyle_4" calcext:value="formula-is((SUM([.E16:.E21]) - [.E22]) &lt;&gt; 0)" calcext:base-cell-address="'Release Plan'.E22"/>
          </calcext:conditional-format>
          <calcext:conditional-format calcext:target-range-address="'Release Plan'.M32:'Release Plan'.M32">
            <calcext:condition calcext:apply-style-name="ConditionalStyle_2" calcext:value="formula-is(LEN(TRIM([.M32]))&gt;0)" calcext:base-cell-address="'Release Plan'.M32"/>
          </calcext:conditional-format>
        </calcext:conditional-formats>
      </table:table>
      <table:table table:name="Product Backlog" table:style-name="ta13">
        <table:table-column table:style-name="co28" table:default-cell-style-name="ce2"/>
        <table:table-column table:style-name="co29" table:default-cell-style-name="ce2"/>
        <table:table-column table:style-name="co11" table:default-cell-style-name="ce2"/>
        <table:table-column table:style-name="co12" table:default-cell-style-name="ce2"/>
        <table:table-column table:style-name="co30" table:default-cell-style-name="ce2"/>
        <table:table-column table:style-name="co46" table:default-cell-style-name="ce2"/>
        <table:table-column table:style-name="co47" table:number-columns-repeated="6" table:default-cell-style-name="ce2"/>
        <table:table-column table:style-name="co48" table:default-cell-style-name="ce2"/>
        <table:table-column table:style-name="co1" table:number-columns-repeated="10" table:default-cell-style-name="ce2"/>
        <table:table-column table:style-name="co2" table:number-columns-repeated="1001" table:default-cell-style-name="ce2"/>
        <table:table-row table:style-name="ro9">
          <table:table-cell table:style-name="ce12" office:value-type="string" calcext:value-type="string">
            <text:p>ID-Story</text:p>
          </table:table-cell>
          <table:table-cell table:style-name="ce12" office:value-type="string" calcext:value-type="string">
            <text:p>User Story</text:p>
          </table:table-cell>
          <table:table-cell table:style-name="ce19" office:value-type="string" calcext:value-type="string">
            <text:p>Type</text:p>
          </table:table-cell>
          <table:table-cell table:style-name="ce12" office:value-type="string" calcext:value-type="string">
            <office:annotation draw:style-name="gr4" draw:text-style-name="P3" svg:width="287.08mm" svg:height="10.29mm" svg:x="161.39mm" svg:y="5.7mm" draw:caption-point-x="-4.07mm" draw:caption-point-y="-5.6mm">
              <dc:date>2017-07-05T00:00:00</dc:date>
              <text:p text:style-name="P2"><text:span text:style-name="T1">Comme indiqué dans Kniberg les premiers estimation peuvent être en jours car l'équipe ne "se connait pas". Les estimations n'ont pas besoin d'être fines (cela peut être sur la taille des maillot S / M / L / XL / ....) . Dans l'évaluation bien considéré le front end et/ou le backend</text:span></text:p>
            </office:annotation>
            <text:p>Est.</text:p>
          </table:table-cell>
          <table:table-cell table:style-name="ce12" office:value-type="string" calcext:value-type="string">
            <text:p>How To Test</text:p>
          </table:table-cell>
          <table:table-cell table:style-name="ce12" office:value-type="string" calcext:value-type="string">
            <text:p>Notes</text:p>
          </table:table-cell>
          <table:table-cell table:style-name="ce12" office:value-type="string" calcext:value-type="string">
            <office:annotation draw:style-name="gr5" draw:text-style-name="P3" svg:width="28.58mm" svg:height="29.66mm" svg:x="441.32mm" svg:y="0mm" draw:caption-point-x="-4.07mm" draw:caption-point-y="0.1mm">
              <dc:date>2017-07-05T00:00:00</dc:date>
              <text:p text:style-name="P2"><text:span text:style-name="T1">Les couleurs traduisent MUST (rouge) / SHOULD (jaune) <text:s/>/ COULD (rien)</text:span></text:p>
              <text:p text:style-name="P2"><text:span text:style-name="T1"/></text:p>
            </office:annotation>
            <text:p>It1</text:p>
          </table:table-cell>
          <table:table-cell table:style-name="ce12" office:value-type="string" calcext:value-type="string">
            <text:p>It2</text:p>
          </table:table-cell>
          <table:table-cell table:style-name="ce12" office:value-type="string" calcext:value-type="string">
            <text:p>It3</text:p>
          </table:table-cell>
          <table:table-cell table:style-name="ce12" office:value-type="string" calcext:value-type="string">
            <text:p>It4</text:p>
          </table:table-cell>
          <table:table-cell table:style-name="ce12" office:value-type="string" calcext:value-type="string">
            <text:p>It5</text:p>
          </table:table-cell>
          <table:table-cell table:style-name="ce12" office:value-type="string" calcext:value-type="string">
            <text:p>It6</text:p>
          </table:table-cell>
          <table:table-cell table:style-name="ce12" office:value-type="string" calcext:value-type="string">
            <text:p>Réel</text:p>
          </table:table-cell>
          <table:table-cell table:style-name="ce12" table:number-columns-repeated="10"/>
          <table:table-cell table:number-columns-repeated="1001"/>
        </table:table-row>
        <table:table-row table:style-name="ro19">
          <table:table-cell table:style-name="ce13" office:value-type="string" calcext:value-type="string">
            <text:p>T520</text:p>
          </table:table-cell>
          <table:table-cell table:style-name="ce13" office:value-type="string" calcext:value-type="string">
            <text:p>Récupération de la branche 2.7.0</text:p>
          </table:table-cell>
          <table:table-cell table:style-name="ce20" table:content-validation-name="val2" office:value-type="string" calcext:value-type="string">
            <text:p>???? New</text:p>
          </table:table-cell>
          <table:table-cell table:style-name="ce13" office:value-type="float" office:value="2" calcext:value-type="float">
            <text:p>2</text:p>
          </table:table-cell>
          <table:table-cell table:style-name="ce17" office:value-type="string" calcext:value-type="string">
            <text:p>Mettre le code mort dans develop, mettre les informations complémentaire sur le cadre avec PDS, la branche int3.2.7.0 est supprimée</text:p>
          </table:table-cell>
          <table:table-cell table:style-name="ce17" office:value-type="string" calcext:value-type="string">
            <text:p>Mettre le code mort dans develop, mettre les information complémentaire sur le cadre avec PDS</text:p>
          </table:table-cell>
          <table:table-cell table:style-name="ce3"/>
          <table:table-cell table:style-name="ce28"/>
          <table:table-cell table:style-name="ce30" office:value-type="float" office:value="2" calcext:value-type="float">
            <text:p>2</text:p>
          </table:table-cell>
          <table:table-cell table:style-name="ce29" table:number-columns-repeated="2"/>
          <table:table-cell table:number-columns-repeated="2"/>
          <table:table-cell table:style-name="ce31"/>
          <table:table-cell table:style-name="ce17" table:number-columns-repeated="9"/>
          <table:table-cell table:number-columns-repeated="1001"/>
        </table:table-row>
        <table:table-row table:style-name="ro20">
          <table:table-cell table:style-name="ce13" office:value-type="string" calcext:value-type="string">
            <text:p>C10b</text:p>
          </table:table-cell>
          <table:table-cell table:style-name="ce13" office:value-type="string" calcext:value-type="string">
            <text:p>Interface métier apec.fr</text:p>
          </table:table-cell>
          <table:table-cell table:style-name="ce20" table:content-validation-name="val2" office:value-type="string" calcext:value-type="string">
            <text:p>Opération service</text:p>
          </table:table-cell>
          <table:table-cell table:style-name="ce13" office:value-type="float" office:value="4" calcext:value-type="float">
            <text:p>4</text:p>
          </table:table-cell>
          <table:table-cell table:style-name="ce17" office:value-type="string" calcext:value-type="string">
            <text:p>Etq que cadre, je peux créer un compte cadre en limitant les informations au besoin web (via JAHIA).</text:p>
            <text:p>La création de cadre implique l'envoi d'un email qui contient un lien de création de MDP</text:p>
            <text:p>A la création de mot de passe on est loggué sur le site (cadre pour compte cadre, jd pour compte jd)</text:p>
            <text:p/>
            <text:p>La mise à jour du compte (et de son mot de passe)</text:p>
          </table:table-cell>
          <table:table-cell table:style-name="ce17"/>
          <table:table-cell table:style-name="ce3"/>
          <table:table-cell table:style-name="ce28"/>
          <table:table-cell table:style-name="ce30" table:formula="of:=[.D3]" office:value-type="float" office:value="4" calcext:value-type="float">
            <text:p>4</text:p>
          </table:table-cell>
          <table:table-cell table:style-name="ce29" table:number-columns-repeated="2"/>
          <table:table-cell table:number-columns-repeated="2"/>
          <table:table-cell table:style-name="ce31"/>
          <table:table-cell table:style-name="ce17" table:number-columns-repeated="9"/>
          <table:table-cell table:number-columns-repeated="1001"/>
        </table:table-row>
        <table:table-row table:style-name="ro19">
          <table:table-cell table:style-name="ce13" office:value-type="string" calcext:value-type="string">
            <text:p>C10</text:p>
          </table:table-cell>
          <table:table-cell table:style-name="ce13" office:value-type="string" calcext:value-type="string">
            <text:p>Création cadre sur apec.fr</text:p>
          </table:table-cell>
          <table:table-cell table:style-name="ce20" table:content-validation-name="val2" office:value-type="string" calcext:value-type="string">
            <text:p>Angular screen update</text:p>
          </table:table-cell>
          <table:table-cell table:style-name="ce13" office:value-type="float" office:value="2" calcext:value-type="float">
            <text:p>2</text:p>
          </table:table-cell>
          <table:table-cell table:style-name="ce17" office:value-type="string" calcext:value-type="string">
            <text:p>En temps que cadres je crée un compte sur apec.fr avec 8 champs. Les données échangée entre le back et le front sont limitées à ces champs (ou presque). Les données non fournies sont null (non renseignée). Les données complémentaires ne transitent pas.</text:p>
          </table:table-cell>
          <table:table-cell table:style-name="ce17" office:value-type="string" calcext:value-type="string">
            <text:p>Création DTO pour le WEB</text:p>
          </table:table-cell>
          <table:table-cell table:style-name="ce25"/>
          <table:table-cell table:style-name="ce28"/>
          <table:table-cell table:style-name="ce30" table:formula="of:=[.D4]" office:value-type="float" office:value="2" calcext:value-type="float">
            <text:p>2</text:p>
          </table:table-cell>
          <table:table-cell table:style-name="ce29"/>
          <table:table-cell table:style-name="ce31"/>
          <table:table-cell table:number-columns-repeated="2"/>
          <table:table-cell table:style-name="ce31" table:number-columns-repeated="3"/>
          <table:table-cell table:style-name="ce17" table:number-columns-repeated="7"/>
          <table:table-cell table:number-columns-repeated="1001"/>
        </table:table-row>
        <table:table-row table:style-name="ro19">
          <table:table-cell table:style-name="ce13" office:value-type="string" calcext:value-type="string">
            <text:p>A200</text:p>
          </table:table-cell>
          <table:table-cell table:style-name="ce13" office:value-type="string" calcext:value-type="string">
            <text:p>Consultant Info Complémentaire</text:p>
          </table:table-cell>
          <table:table-cell table:style-name="ce20" table:content-validation-name="val2" office:value-type="string" calcext:value-type="string">
            <text:p>Angular screen update</text:p>
          </table:table-cell>
          <table:table-cell table:style-name="ce13" office:value-type="float" office:value="2" calcext:value-type="float">
            <text:p>2</text:p>
          </table:table-cell>
          <table:table-cell table:style-name="ce17" office:value-type="string" calcext:value-type="string">
            <text:p>Etq que consultant je me connecte que PDS, je visualise un cadre. Le détail du cadre indique les information complémentaires. Ces informations complémentaires corresponde aux dernières informations que la cadre a fourni à l'APEC au travers des différents actes qu'il a réalisés (candidature / publication profil / demandes de service)</text:p>
          </table:table-cell>
          <table:table-cell table:style-name="ce17" office:value-type="string" calcext:value-type="string">
            <text:p>Adaptation de la A110b</text:p>
          </table:table-cell>
          <table:table-cell table:style-name="ce3"/>
          <table:table-cell table:style-name="ce28"/>
          <table:table-cell table:style-name="ce30" table:formula="of:=[.D5]" office:value-type="float" office:value="2" calcext:value-type="float">
            <text:p>2</text:p>
          </table:table-cell>
          <table:table-cell table:style-name="ce29" table:number-columns-repeated="5"/>
          <table:table-cell table:style-name="ce17" table:number-columns-repeated="9"/>
          <table:table-cell table:number-columns-repeated="1001"/>
        </table:table-row>
        <table:table-row table:style-name="ro10">
          <table:table-cell table:style-name="ce13" office:value-type="string" calcext:value-type="string">
            <text:p>C10c</text:p>
          </table:table-cell>
          <table:table-cell table:style-name="ce13" office:value-type="string" calcext:value-type="string">
            <text:p>Login Mobile</text:p>
          </table:table-cell>
          <table:table-cell table:style-name="ce20" table:content-validation-name="val2" office:value-type="string" calcext:value-type="string">
            <text:p>Opération service</text:p>
          </table:table-cell>
          <table:table-cell table:style-name="ce13" office:value-type="float" office:value="2" calcext:value-type="float">
            <text:p>2</text:p>
          </table:table-cell>
          <table:table-cell table:style-name="ce17" office:value-type="string" calcext:value-type="string">
            <text:p>Mobile continue de fonctionner avec un cadre DTO light (ou bien l'ESB utilise le cadre full)</text:p>
          </table:table-cell>
          <table:table-cell table:style-name="ce17"/>
          <table:table-cell table:style-name="ce3"/>
          <table:table-cell table:style-name="ce28"/>
          <table:table-cell table:style-name="ce30" table:formula="of:=[.D6]" office:value-type="float" office:value="2" calcext:value-type="float">
            <text:p>2</text:p>
          </table:table-cell>
          <table:table-cell table:style-name="ce29" table:number-columns-repeated="2"/>
          <table:table-cell table:number-columns-repeated="2"/>
          <table:table-cell table:style-name="ce31"/>
          <table:table-cell table:style-name="ce17" table:number-columns-repeated="9"/>
          <table:table-cell table:number-columns-repeated="1001"/>
        </table:table-row>
        <table:table-row table:style-name="ro21">
          <table:table-cell table:style-name="ce13" office:value-type="string" calcext:value-type="string">
            <text:p>C20</text:p>
          </table:table-cell>
          <table:table-cell table:style-name="ce13" office:value-type="string" calcext:value-type="string">
            <text:p>Modification cadre apec.fr</text:p>
          </table:table-cell>
          <table:table-cell table:style-name="ce20" table:content-validation-name="val2" office:value-type="string" calcext:value-type="string">
            <text:p>Angular screen update</text:p>
          </table:table-cell>
          <table:table-cell table:style-name="ce13" office:value-type="float" office:value="2" calcext:value-type="float">
            <text:p>2</text:p>
          </table:table-cell>
          <table:table-cell table:style-name="ce17" office:value-type="string" calcext:value-type="string">
            <text:p>Etq que cadre je modifie mon compte, les données qui transite sont limité au données qui sont à l'écran (ou presque) … données à lister.</text:p>
          </table:table-cell>
          <table:table-cell table:style-name="ce17"/>
          <table:table-cell table:style-name="ce3"/>
          <table:table-cell table:style-name="ce28"/>
          <table:table-cell table:style-name="ce30" table:formula="of:=[.D7]" office:value-type="float" office:value="2" calcext:value-type="float">
            <text:p>2</text:p>
          </table:table-cell>
          <table:table-cell table:style-name="ce29" table:number-columns-repeated="2"/>
          <table:table-cell table:number-columns-repeated="2"/>
          <table:table-cell table:style-name="ce29" table:number-columns-repeated="2"/>
          <table:table-cell table:style-name="ce17" table:number-columns-repeated="8"/>
          <table:table-cell table:number-columns-repeated="1001"/>
        </table:table-row>
        <table:table-row table:style-name="ro21">
          <table:table-cell table:style-name="ce13" office:value-type="string" calcext:value-type="string">
            <text:p>A120</text:p>
          </table:table-cell>
          <table:table-cell table:style-name="ce13" office:value-type="string" calcext:value-type="string">
            <text:p>Consultation cadre actes PDS</text:p>
          </table:table-cell>
          <table:table-cell table:style-name="ce20" table:content-validation-name="val2" office:value-type="string" calcext:value-type="string">
            <text:p>???? New</text:p>
          </table:table-cell>
          <table:table-cell table:style-name="ce13" office:value-type="float" office:value="1" calcext:value-type="float">
            <text:p>1</text:p>
          </table:table-cell>
          <table:table-cell table:style-name="ce17" office:value-type="string" calcext:value-type="string">
            <text:p>Etq consultant les données complémentaire correspondent aux dernière données indiquées dans l'onglet Experiences / Formation / souhaits cadres</text:p>
          </table:table-cell>
          <table:table-cell table:style-name="ce17" office:value-type="string" calcext:value-type="string">
            <text:p>Redondant par rapport à A200 (inutile)</text:p>
          </table:table-cell>
          <table:table-cell table:style-name="ce3"/>
          <table:table-cell table:style-name="ce28"/>
          <table:table-cell table:style-name="ce30" table:formula="of:=[.D8]" office:value-type="float" office:value="1" calcext:value-type="float">
            <text:p>1</text:p>
          </table:table-cell>
          <table:table-cell table:style-name="ce29" table:number-columns-repeated="5"/>
          <table:table-cell table:style-name="ce17" table:number-columns-repeated="9"/>
          <table:table-cell table:number-columns-repeated="1001"/>
        </table:table-row>
        <table:table-row table:style-name="ro21">
          <table:table-cell table:style-name="ce13" office:value-type="string" calcext:value-type="string">
            <text:p>A130</text:p>
          </table:table-cell>
          <table:table-cell table:style-name="ce13" office:value-type="string" calcext:value-type="string">
            <text:p>Consultant consulte publication CV du cadre.</text:p>
          </table:table-cell>
          <table:table-cell table:style-name="ce20" table:content-validation-name="val2" office:value-type="string" calcext:value-type="string">
            <text:p>Angular screen update</text:p>
          </table:table-cell>
          <table:table-cell table:style-name="ce13" office:value-type="float" office:value="1" calcext:value-type="float">
            <text:p>1</text:p>
          </table:table-cell>
          <table:table-cell table:style-name="ce17" office:value-type="string" calcext:value-type="string">
            <text:p>Etq que consultant APEC la publication de CV indique les éléments suivants.Ces éléments sont des copies des informations complémentaires fournies par le cadre.</text:p>
          </table:table-cell>
          <table:table-cell table:style-name="ce17"/>
          <table:table-cell table:style-name="ce3"/>
          <table:table-cell table:style-name="ce28"/>
          <table:table-cell table:style-name="ce30" table:formula="of:=[.D9]" office:value-type="float" office:value="1" calcext:value-type="float">
            <text:p>1</text:p>
          </table:table-cell>
          <table:table-cell table:style-name="ce29" table:number-columns-repeated="2"/>
          <table:table-cell table:style-name="ce31"/>
          <table:table-cell table:style-name="ce29" table:number-columns-repeated="2"/>
          <table:table-cell table:style-name="ce17" table:number-columns-repeated="9"/>
          <table:table-cell table:number-columns-repeated="1001"/>
        </table:table-row>
        <table:table-row table:style-name="ro21">
          <table:table-cell table:style-name="ce13" office:value-type="string" calcext:value-type="string">
            <text:p>A140</text:p>
          </table:table-cell>
          <table:table-cell table:style-name="ce13" office:value-type="string" calcext:value-type="string">
            <text:p>Consultant consulte candidature sur offre.</text:p>
          </table:table-cell>
          <table:table-cell table:style-name="ce20" table:content-validation-name="val2" office:value-type="string" calcext:value-type="string">
            <text:p>Angular screen update</text:p>
          </table:table-cell>
          <table:table-cell table:style-name="ce13" office:value-type="float" office:value="1" calcext:value-type="float">
            <text:p>1</text:p>
          </table:table-cell>
          <table:table-cell table:style-name="ce17" office:value-type="string" calcext:value-type="string">
            <text:p>Etq que consultant la candidature sur offre indique les éléments suivants.Ces éléments sont des copie des informations complémentaire fournies par le cadre.</text:p>
          </table:table-cell>
          <table:table-cell table:style-name="ce17"/>
          <table:table-cell table:style-name="ce3"/>
          <table:table-cell table:style-name="ce28"/>
          <table:table-cell table:style-name="ce30" table:formula="of:=[.D10]" office:value-type="float" office:value="1" calcext:value-type="float">
            <text:p>1</text:p>
          </table:table-cell>
          <table:table-cell table:style-name="ce29" table:number-columns-repeated="5"/>
          <table:table-cell table:style-name="ce17" table:number-columns-repeated="9"/>
          <table:table-cell table:number-columns-repeated="1001"/>
        </table:table-row>
        <table:table-row table:style-name="ro21">
          <table:table-cell table:style-name="ce13" office:value-type="string" calcext:value-type="string">
            <text:p>A150</text:p>
          </table:table-cell>
          <table:table-cell table:style-name="ce13" office:value-type="string" calcext:value-type="string">
            <text:p>Consultant consulte dde services génériques</text:p>
          </table:table-cell>
          <table:table-cell table:style-name="ce20" table:content-validation-name="val2" office:value-type="string" calcext:value-type="string">
            <text:p>Angular screen update</text:p>
          </table:table-cell>
          <table:table-cell table:style-name="ce13" office:value-type="float" office:value="1" calcext:value-type="float">
            <text:p>1</text:p>
          </table:table-cell>
          <table:table-cell table:style-name="ce17" office:value-type="string" calcext:value-type="string">
            <text:p>Etq que consultant la demande de service générique d'un cadre indique les éléments suivants.Ces éléments sont des copie des informations complémentaire fournies par le cadre.</text:p>
          </table:table-cell>
          <table:table-cell table:style-name="ce17"/>
          <table:table-cell table:style-name="ce3"/>
          <table:table-cell table:style-name="ce28"/>
          <table:table-cell table:style-name="ce30" table:formula="of:=[.D11]" office:value-type="float" office:value="1" calcext:value-type="float">
            <text:p>1</text:p>
          </table:table-cell>
          <table:table-cell table:style-name="ce29" table:number-columns-repeated="5"/>
          <table:table-cell table:style-name="ce17" table:number-columns-repeated="9"/>
          <table:table-cell table:number-columns-repeated="1001"/>
        </table:table-row>
        <table:table-row table:style-name="ro10">
          <table:table-cell table:style-name="ce13" office:value-type="string" calcext:value-type="string">
            <text:p>A160</text:p>
          </table:table-cell>
          <table:table-cell table:style-name="ce13" office:value-type="string" calcext:value-type="string">
            <text:p>Consultant consulte VPM</text:p>
          </table:table-cell>
          <table:table-cell table:style-name="ce20" table:content-validation-name="val2" office:value-type="string" calcext:value-type="string">
            <text:p>Angular screen update</text:p>
          </table:table-cell>
          <table:table-cell table:style-name="ce13" office:value-type="float" office:value="1" calcext:value-type="float">
            <text:p>1</text:p>
          </table:table-cell>
          <table:table-cell table:style-name="ce17" office:value-type="string" calcext:value-type="string">
            <text:p>Demandes de services VPM --&gt; alimente infos complémentaire</text:p>
          </table:table-cell>
          <table:table-cell table:style-name="ce17"/>
          <table:table-cell table:style-name="ce3"/>
          <table:table-cell table:style-name="ce28"/>
          <table:table-cell table:style-name="ce30" table:formula="of:=[.D12]" office:value-type="float" office:value="1" calcext:value-type="float">
            <text:p>1</text:p>
          </table:table-cell>
          <table:table-cell table:style-name="ce29" table:number-columns-repeated="5"/>
          <table:table-cell table:style-name="ce17" table:number-columns-repeated="9"/>
          <table:table-cell table:number-columns-repeated="1001"/>
        </table:table-row>
        <table:table-row table:style-name="ro10">
          <table:table-cell table:style-name="ce13" office:value-type="string" calcext:value-type="string">
            <text:p>A170</text:p>
          </table:table-cell>
          <table:table-cell table:style-name="ce13" office:value-type="string" calcext:value-type="string">
            <text:p>Consultant consulte Y pense</text:p>
          </table:table-cell>
          <table:table-cell table:style-name="ce20" table:content-validation-name="val2" office:value-type="string" calcext:value-type="string">
            <text:p>Angular screen update</text:p>
          </table:table-cell>
          <table:table-cell table:style-name="ce13" office:value-type="float" office:value="1" calcext:value-type="float">
            <text:p>1</text:p>
          </table:table-cell>
          <table:table-cell table:style-name="ce17" office:value-type="string" calcext:value-type="string">
            <text:p>Demandes de services y pense --&gt; alimente infos complémentaire</text:p>
          </table:table-cell>
          <table:table-cell table:style-name="ce17"/>
          <table:table-cell table:style-name="ce3"/>
          <table:table-cell table:style-name="ce28"/>
          <table:table-cell table:style-name="ce30" table:formula="of:=[.D13]" office:value-type="float" office:value="1" calcext:value-type="float">
            <text:p>1</text:p>
          </table:table-cell>
          <table:table-cell table:style-name="ce29" table:number-columns-repeated="5"/>
          <table:table-cell table:style-name="ce17" table:number-columns-repeated="9"/>
          <table:table-cell table:number-columns-repeated="1001"/>
        </table:table-row>
        <table:table-row table:style-name="ro10">
          <table:table-cell table:style-name="ce13" office:value-type="string" calcext:value-type="string">
            <text:p>A180</text:p>
          </table:table-cell>
          <table:table-cell table:style-name="ce13" office:value-type="string" calcext:value-type="string">
            <text:p>Consultant consulte Obj candidature</text:p>
          </table:table-cell>
          <table:table-cell table:style-name="ce20" table:content-validation-name="val2" office:value-type="string" calcext:value-type="string">
            <text:p>Angular screen update</text:p>
          </table:table-cell>
          <table:table-cell table:style-name="ce13" office:value-type="float" office:value="1" calcext:value-type="float">
            <text:p>1</text:p>
          </table:table-cell>
          <table:table-cell table:style-name="ce17" office:value-type="string" calcext:value-type="string">
            <text:p>Demandes de services obj candidature --&gt; alimente infos complémentaire</text:p>
          </table:table-cell>
          <table:table-cell table:style-name="ce17"/>
          <table:table-cell table:style-name="ce3"/>
          <table:table-cell table:style-name="ce28"/>
          <table:table-cell table:style-name="ce30" table:formula="of:=[.D14]" office:value-type="float" office:value="1" calcext:value-type="float">
            <text:p>1</text:p>
          </table:table-cell>
          <table:table-cell table:style-name="ce29" table:number-columns-repeated="5"/>
          <table:table-cell table:style-name="ce17" table:number-columns-repeated="9"/>
          <table:table-cell table:number-columns-repeated="1001"/>
        </table:table-row>
        <table:table-row table:style-name="ro10">
          <table:table-cell table:style-name="ce13" office:value-type="string" calcext:value-type="string">
            <text:p>A190</text:p>
          </table:table-cell>
          <table:table-cell table:style-name="ce13" office:value-type="string" calcext:value-type="string">
            <text:p>Consultant consulte Diag formation</text:p>
          </table:table-cell>
          <table:table-cell table:style-name="ce20" table:content-validation-name="val2" office:value-type="string" calcext:value-type="string">
            <text:p>Angular screen update</text:p>
          </table:table-cell>
          <table:table-cell table:style-name="ce13" office:value-type="float" office:value="1" calcext:value-type="float">
            <text:p>1</text:p>
          </table:table-cell>
          <table:table-cell table:style-name="ce17" office:value-type="string" calcext:value-type="string">
            <text:p>Demandes de services Diag formation --&gt; alimente infos complémentaire</text:p>
          </table:table-cell>
          <table:table-cell table:style-name="ce17"/>
          <table:table-cell table:style-name="ce3"/>
          <table:table-cell table:style-name="ce28"/>
          <table:table-cell table:style-name="ce30" table:formula="of:=[.D15]" office:value-type="float" office:value="1" calcext:value-type="float">
            <text:p>1</text:p>
          </table:table-cell>
          <table:table-cell table:style-name="ce29" table:number-columns-repeated="5"/>
          <table:table-cell table:style-name="ce17" table:number-columns-repeated="9"/>
          <table:table-cell table:number-columns-repeated="1001"/>
        </table:table-row>
        <table:table-row table:style-name="ro10">
          <table:table-cell table:style-name="ce13" office:value-type="string" calcext:value-type="string">
            <text:p>C1000</text:p>
          </table:table-cell>
          <table:table-cell table:style-name="ce13" office:value-type="string" calcext:value-type="string">
            <text:p>Création critère nouveau cadre</text:p>
          </table:table-cell>
          <table:table-cell table:style-name="ce20" table:content-validation-name="val2" office:value-type="string" calcext:value-type="string">
            <text:p>???? New</text:p>
          </table:table-cell>
          <table:table-cell table:style-name="ce13" office:value-type="float" office:value="1" calcext:value-type="float">
            <text:p>1</text:p>
          </table:table-cell>
          <table:table-cell table:style-name="ce17" office:value-type="string" calcext:value-type="string">
            <text:p>Etq que cadre je peux créé un critère de recherche offre sur un compte nouveau</text:p>
          </table:table-cell>
          <table:table-cell table:style-name="ce17"/>
          <table:table-cell table:style-name="ce3"/>
          <table:table-cell table:style-name="ce29"/>
          <table:table-cell table:style-name="ce30" table:formula="of:=[.D16]" office:value-type="float" office:value="1" calcext:value-type="float">
            <text:p>1</text:p>
          </table:table-cell>
          <table:table-cell table:style-name="ce29" table:number-columns-repeated="5"/>
          <table:table-cell table:style-name="ce17" table:number-columns-repeated="9"/>
          <table:table-cell table:number-columns-repeated="1001"/>
        </table:table-row>
        <table:table-row table:style-name="ro10">
          <table:table-cell table:style-name="ce13" office:value-type="string" calcext:value-type="string">
            <text:p>C1010</text:p>
          </table:table-cell>
          <table:table-cell table:style-name="ce13" office:value-type="string" calcext:value-type="string">
            <text:p>Modif critère ancien cadre</text:p>
          </table:table-cell>
          <table:table-cell table:style-name="ce20" table:content-validation-name="val2" office:value-type="string" calcext:value-type="string">
            <text:p>???? New</text:p>
          </table:table-cell>
          <table:table-cell table:style-name="ce13" office:value-type="float" office:value="1" calcext:value-type="float">
            <text:p>1</text:p>
          </table:table-cell>
          <table:table-cell table:style-name="ce17" office:value-type="string" calcext:value-type="string">
            <text:p>Etq que cadre je peux modifier un critère de recherche offre sur un compte ancien</text:p>
          </table:table-cell>
          <table:table-cell table:style-name="ce17"/>
          <table:table-cell table:style-name="ce3"/>
          <table:table-cell table:style-name="ce29"/>
          <table:table-cell table:style-name="ce30" table:formula="of:=[.D17]" office:value-type="float" office:value="1" calcext:value-type="float">
            <text:p>1</text:p>
          </table:table-cell>
          <table:table-cell table:style-name="ce29" table:number-columns-repeated="5"/>
          <table:table-cell table:style-name="ce17" table:number-columns-repeated="9"/>
          <table:table-cell table:number-columns-repeated="1001"/>
        </table:table-row>
        <table:table-row table:style-name="ro10">
          <table:table-cell table:style-name="ce13" office:value-type="string" calcext:value-type="string">
            <text:p>C1020</text:p>
          </table:table-cell>
          <table:table-cell table:style-name="ce13" office:value-type="string" calcext:value-type="string">
            <text:p>Création Profil nouveau cadre</text:p>
          </table:table-cell>
          <table:table-cell table:style-name="ce20" table:content-validation-name="val2" office:value-type="string" calcext:value-type="string">
            <text:p>Angular screen update</text:p>
          </table:table-cell>
          <table:table-cell table:style-name="ce13" office:value-type="float" office:value="1" calcext:value-type="float">
            <text:p>1</text:p>
          </table:table-cell>
          <table:table-cell table:style-name="ce17" office:value-type="string" calcext:value-type="string">
            <text:p>Etq que cadre je peux créé un profil sur un compte nouveau</text:p>
          </table:table-cell>
          <table:table-cell table:style-name="ce17" office:value-type="string" calcext:value-type="string">
            <text:p>x</text:p>
          </table:table-cell>
          <table:table-cell table:style-name="ce3"/>
          <table:table-cell table:style-name="ce29"/>
          <table:table-cell table:style-name="ce30" table:formula="of:=[.D18]" office:value-type="float" office:value="1" calcext:value-type="float">
            <text:p>1</text:p>
          </table:table-cell>
          <table:table-cell table:style-name="ce29" table:number-columns-repeated="5"/>
          <table:table-cell table:style-name="ce17" table:number-columns-repeated="9"/>
          <table:table-cell table:number-columns-repeated="1001"/>
        </table:table-row>
        <table:table-row table:style-name="ro10">
          <table:table-cell table:style-name="ce13" office:value-type="string" calcext:value-type="string">
            <text:p>C1030</text:p>
          </table:table-cell>
          <table:table-cell table:style-name="ce13" office:value-type="string" calcext:value-type="string">
            <text:p>Modif Profil ancien cadre</text:p>
          </table:table-cell>
          <table:table-cell table:style-name="ce20" table:content-validation-name="val2" office:value-type="string" calcext:value-type="string">
            <text:p>Angular screen update</text:p>
          </table:table-cell>
          <table:table-cell table:style-name="ce13" office:value-type="float" office:value="1" calcext:value-type="float">
            <text:p>1</text:p>
          </table:table-cell>
          <table:table-cell table:style-name="ce17" office:value-type="string" calcext:value-type="string">
            <text:p>Etq que cadre je peux modifier un profil sur un compte ancien</text:p>
          </table:table-cell>
          <table:table-cell table:style-name="ce17" office:value-type="string" calcext:value-type="string">
            <text:p>x</text:p>
          </table:table-cell>
          <table:table-cell table:style-name="ce3"/>
          <table:table-cell table:style-name="ce29"/>
          <table:table-cell table:style-name="ce30" table:formula="of:=[.D19]" office:value-type="float" office:value="1" calcext:value-type="float">
            <text:p>1</text:p>
          </table:table-cell>
          <table:table-cell table:style-name="ce29" table:number-columns-repeated="5"/>
          <table:table-cell table:style-name="ce17" table:number-columns-repeated="9"/>
          <table:table-cell table:number-columns-repeated="1001"/>
        </table:table-row>
        <table:table-row table:style-name="ro10">
          <table:table-cell table:style-name="ce13" office:value-type="string" calcext:value-type="string">
            <text:p>A100</text:p>
          </table:table-cell>
          <table:table-cell table:style-name="ce13" office:value-type="string" calcext:value-type="string">
            <text:p>Suppression CNIL</text:p>
          </table:table-cell>
          <table:table-cell table:style-name="ce20" table:content-validation-name="val2" office:value-type="string" calcext:value-type="string">
            <text:p>???? New</text:p>
          </table:table-cell>
          <table:table-cell table:style-name="ce23" office:value-type="string" calcext:value-type="string">
            <text:p>?</text:p>
          </table:table-cell>
          <table:table-cell table:style-name="ce17" office:value-type="string" calcext:value-type="string">
            <text:p>Etq Consultant APEC, je déroule processus de suppression CNIL.Analyse impacts suppression CNIL</text:p>
          </table:table-cell>
          <table:table-cell table:style-name="ce17"/>
          <table:table-cell table:style-name="ce3"/>
          <table:table-cell table:style-name="ce29" table:number-columns-repeated="2"/>
          <table:table-cell table:style-name="ce25"/>
          <table:table-cell table:style-name="ce29"/>
          <table:table-cell table:number-columns-repeated="2"/>
          <table:table-cell table:style-name="ce29" table:number-columns-repeated="2"/>
          <table:table-cell table:style-name="ce17" table:number-columns-repeated="8"/>
          <table:table-cell table:number-columns-repeated="1001"/>
        </table:table-row>
        <table:table-row table:style-name="ro19">
          <table:table-cell table:style-name="ce13" office:value-type="string" calcext:value-type="string">
            <text:p>A110</text:p>
          </table:table-cell>
          <table:table-cell table:style-name="ce13" office:value-type="string" calcext:value-type="string">
            <text:p>Consultation cadre PDS</text:p>
          </table:table-cell>
          <table:table-cell table:style-name="ce21" table:content-validation-name="val2" office:value-type="string" calcext:value-type="string">
            <text:p>Angular screen update</text:p>
          </table:table-cell>
          <table:table-cell table:style-name="ce13" office:value-type="float" office:value="4" calcext:value-type="float">
            <text:p>4</text:p>
          </table:table-cell>
          <table:table-cell table:style-name="ce17" office:value-type="string" calcext:value-type="string">
            <text:p>Etq que consultant je consulte le compte cadre, l'affichage indique l'intégralité de ses informations.</text:p>
            <text:p>L'affichage de l'historique comporte un bloc qui affiche les informations complémentaires.</text:p>
            <text:p>Note : ce bloc pourrait être supprimé en fin de projet</text:p>
          </table:table-cell>
          <table:table-cell table:style-name="ce17"/>
          <table:table-cell table:style-name="ce25"/>
          <table:table-cell table:style-name="ce30" office:value-type="float" office:value="4" calcext:value-type="float">
            <text:p>4</text:p>
          </table:table-cell>
          <table:table-cell table:style-name="ce29" table:number-columns-repeated="7"/>
          <table:table-cell table:style-name="ce17" table:number-columns-repeated="8"/>
          <table:table-cell table:number-columns-repeated="1001"/>
        </table:table-row>
        <table:table-row table:style-name="ro10">
          <table:table-cell table:style-name="ce13" office:value-type="string" calcext:value-type="string">
            <text:p>A110b</text:p>
          </table:table-cell>
          <table:table-cell table:style-name="ce13" office:value-type="string" calcext:value-type="string">
            <text:p>Opération BackEnd sur cadre</text:p>
          </table:table-cell>
          <table:table-cell table:style-name="ce20" table:content-validation-name="val2" office:value-type="string" calcext:value-type="string">
            <text:p>Opération service</text:p>
          </table:table-cell>
          <table:table-cell table:style-name="ce13" office:value-type="float" office:value="2" calcext:value-type="float">
            <text:p>2</text:p>
          </table:table-cell>
          <table:table-cell table:style-name="ce17" table:number-columns-repeated="2"/>
          <table:table-cell table:style-name="ce3"/>
          <table:table-cell table:style-name="ce30" office:value-type="float" office:value="2" calcext:value-type="float">
            <text:p>2</text:p>
          </table:table-cell>
          <table:table-cell table:style-name="ce29" table:number-columns-repeated="6"/>
          <table:table-cell table:style-name="ce17" table:number-columns-repeated="9"/>
          <table:table-cell table:number-columns-repeated="1001"/>
        </table:table-row>
        <table:table-row table:style-name="ro10">
          <table:table-cell table:style-name="ce13" office:value-type="string" calcext:value-type="string">
            <text:p>A110c</text:p>
          </table:table-cell>
          <table:table-cell table:style-name="ce13" office:value-type="string" calcext:value-type="string">
            <text:p>Impact Apec.fr</text:p>
          </table:table-cell>
          <table:table-cell table:style-name="ce20" table:content-validation-name="val2"/>
          <table:table-cell table:style-name="ce13" office:value-type="float" office:value="1" calcext:value-type="float">
            <text:p>1</text:p>
          </table:table-cell>
          <table:table-cell table:style-name="ce17" table:number-columns-repeated="2"/>
          <table:table-cell table:style-name="ce3"/>
          <table:table-cell table:style-name="ce30" office:value-type="float" office:value="1" calcext:value-type="float">
            <text:p>1</text:p>
          </table:table-cell>
          <table:table-cell table:style-name="ce29" table:number-columns-repeated="6"/>
          <table:table-cell table:style-name="ce17" table:number-columns-repeated="9"/>
          <table:table-cell table:number-columns-repeated="1001"/>
        </table:table-row>
        <table:table-row table:style-name="ro10">
          <table:table-cell table:style-name="ce13" office:value-type="string" calcext:value-type="string">
            <text:p>A110d</text:p>
          </table:table-cell>
          <table:table-cell table:style-name="ce13" office:value-type="string" calcext:value-type="string">
            <text:p>Impact Mobile</text:p>
          </table:table-cell>
          <table:table-cell table:style-name="ce20" table:content-validation-name="val2"/>
          <table:table-cell table:style-name="ce13" office:value-type="float" office:value="1" calcext:value-type="float">
            <text:p>1</text:p>
          </table:table-cell>
          <table:table-cell table:style-name="ce17" table:number-columns-repeated="2"/>
          <table:table-cell table:style-name="ce3"/>
          <table:table-cell table:style-name="ce30" office:value-type="float" office:value="1" calcext:value-type="float">
            <text:p>1</text:p>
          </table:table-cell>
          <table:table-cell table:style-name="ce29" table:number-columns-repeated="6"/>
          <table:table-cell table:style-name="ce17" table:number-columns-repeated="9"/>
          <table:table-cell table:number-columns-repeated="1001"/>
        </table:table-row>
        <table:table-row table:style-name="ro21">
          <table:table-cell table:style-name="ce13" office:value-type="string" calcext:value-type="string">
            <text:p>A210</text:p>
          </table:table-cell>
          <table:table-cell table:style-name="ce13" office:value-type="string" calcext:value-type="string">
            <text:p>Migration données Critères Cadre</text:p>
          </table:table-cell>
          <table:table-cell table:style-name="ce20" table:content-validation-name="val2" office:value-type="string" calcext:value-type="string">
            <text:p>Data model &amp; migration</text:p>
          </table:table-cell>
          <table:table-cell table:style-name="ce13" office:value-type="float" office:value="4" calcext:value-type="float">
            <text:p>4</text:p>
          </table:table-cell>
          <table:table-cell table:style-name="ce17" office:value-type="string" calcext:value-type="string">
            <text:p>Etq consultant les données complémentaire d'un cadre "migré" sont inchangé en ce qui concerne les données FSR recherchées. Les règles de gestion sont les suivantes</text:p>
          </table:table-cell>
          <table:table-cell table:style-name="ce3" office:value-type="string" calcext:value-type="string">
            <text:p>Implique écran PDS avec données complémentaires</text:p>
          </table:table-cell>
          <table:table-cell table:style-name="ce3"/>
          <table:table-cell table:style-name="ce30" table:formula="of:=[.D25]" office:value-type="float" office:value="4" calcext:value-type="float">
            <text:p>4</text:p>
          </table:table-cell>
          <table:table-cell table:style-name="ce29" table:number-columns-repeated="2"/>
          <table:table-cell/>
          <table:table-cell table:style-name="ce29"/>
          <table:table-cell/>
          <table:table-cell table:style-name="ce29"/>
          <table:table-cell table:style-name="ce17" table:number-columns-repeated="9"/>
          <table:table-cell table:number-columns-repeated="1001"/>
        </table:table-row>
        <table:table-row table:style-name="ro21">
          <table:table-cell table:style-name="ce13" office:value-type="string" calcext:value-type="string">
            <text:p>A220</text:p>
          </table:table-cell>
          <table:table-cell table:style-name="ce13" office:value-type="string" calcext:value-type="string">
            <text:p>Migration données CV</text:p>
          </table:table-cell>
          <table:table-cell table:style-name="ce20" table:content-validation-name="val2" office:value-type="string" calcext:value-type="string">
            <text:p>Data model &amp; migration</text:p>
          </table:table-cell>
          <table:table-cell table:style-name="ce13" office:value-type="float" office:value="2" calcext:value-type="float">
            <text:p>2</text:p>
          </table:table-cell>
          <table:table-cell table:style-name="ce17" office:value-type="string" calcext:value-type="string">
            <text:p>Etq consultant les données complémentaire d'un cadre "migré" sont inchangé en ce qui concerne les données FSR expérience actuelle + Formation Les règles de gestion sont les suivantes</text:p>
          </table:table-cell>
          <table:table-cell table:style-name="ce3" office:value-type="string" calcext:value-type="string">
            <text:p>Implique écran PDS avec données complémentaires</text:p>
          </table:table-cell>
          <table:table-cell table:style-name="ce3"/>
          <table:table-cell table:style-name="ce30" table:formula="of:=[.D26]" office:value-type="float" office:value="2" calcext:value-type="float">
            <text:p>2</text:p>
          </table:table-cell>
          <table:table-cell table:style-name="ce29" table:number-columns-repeated="2"/>
          <table:table-cell/>
          <table:table-cell table:style-name="ce29"/>
          <table:table-cell/>
          <table:table-cell table:style-name="ce29"/>
          <table:table-cell table:style-name="ce17" table:number-columns-repeated="9"/>
          <table:table-cell table:number-columns-repeated="1001"/>
        </table:table-row>
        <table:table-row table:style-name="ro10">
          <table:table-cell table:style-name="ce13" office:value-type="string" calcext:value-type="string">
            <text:p>T500</text:p>
          </table:table-cell>
          <table:table-cell table:style-name="ce13" office:value-type="string" calcext:value-type="string">
            <text:p>Suppression des tables entrées Critères cadre</text:p>
          </table:table-cell>
          <table:table-cell table:style-name="ce20" table:content-validation-name="val2" office:value-type="string" calcext:value-type="string">
            <text:p>???? New</text:p>
          </table:table-cell>
          <table:table-cell table:style-name="ce23" office:value-type="string" calcext:value-type="string">
            <text:p>?</text:p>
          </table:table-cell>
          <table:table-cell table:style-name="ce17" office:value-type="string" calcext:value-type="string">
            <text:p>Analyse impact suppression pour évaluer la charge</text:p>
          </table:table-cell>
          <table:table-cell table:style-name="ce17"/>
          <table:table-cell table:style-name="ce3"/>
          <table:table-cell table:style-name="ce29" table:number-columns-repeated="7"/>
          <table:table-cell table:style-name="ce17" table:number-columns-repeated="9"/>
          <table:table-cell table:number-columns-repeated="1001"/>
        </table:table-row>
        <table:table-row table:style-name="ro10">
          <table:table-cell table:style-name="ce13" office:value-type="string" calcext:value-type="string">
            <text:p>T510</text:p>
          </table:table-cell>
          <table:table-cell table:style-name="ce13" office:value-type="string" calcext:value-type="string">
            <text:p>Suppression des tables entrées CV</text:p>
          </table:table-cell>
          <table:table-cell table:style-name="ce20" table:content-validation-name="val2" office:value-type="string" calcext:value-type="string">
            <text:p>???? New</text:p>
          </table:table-cell>
          <table:table-cell table:style-name="ce13" office:value-type="float" office:value="0" calcext:value-type="float">
            <text:p>0</text:p>
          </table:table-cell>
          <table:table-cell table:style-name="ce17" office:value-type="string" calcext:value-type="string">
            <text:p>Analyse impact suppression</text:p>
          </table:table-cell>
          <table:table-cell table:style-name="ce17"/>
          <table:table-cell table:style-name="ce3"/>
          <table:table-cell table:style-name="ce29" table:number-columns-repeated="7"/>
          <table:table-cell table:style-name="ce17" table:number-columns-repeated="9"/>
          <table:table-cell table:number-columns-repeated="1001"/>
        </table:table-row>
        <table:table-row table:style-name="ro10">
          <table:table-cell table:style-name="ce13" office:value-type="string" calcext:value-type="string">
            <text:p>T2000</text:p>
          </table:table-cell>
          <table:table-cell table:style-name="ce13" office:value-type="string" calcext:value-type="string">
            <text:p>Interface BI</text:p>
          </table:table-cell>
          <table:table-cell table:style-name="ce20" table:content-validation-name="val2" office:value-type="string" calcext:value-type="string">
            <text:p>???? New</text:p>
          </table:table-cell>
          <table:table-cell table:style-name="ce13" office:value-type="float" office:value="1" calcext:value-type="float">
            <text:p>1</text:p>
          </table:table-cell>
          <table:table-cell table:style-name="ce17" office:value-type="string" calcext:value-type="string">
            <text:p>Le BI qui récupèrent le compte en bdd (alimente le CRM et les rapports) via une interface ?</text:p>
          </table:table-cell>
          <table:table-cell table:style-name="ce17"/>
          <table:table-cell table:style-name="ce3"/>
          <table:table-cell table:style-name="ce30" table:formula="of:=[.D29]" office:value-type="string" office:string-value="1" calcext:value-type="string">
            <text:p>1</text:p>
          </table:table-cell>
          <table:table-cell table:style-name="ce29" table:number-columns-repeated="6"/>
          <table:table-cell table:style-name="ce17" table:number-columns-repeated="9"/>
          <table:table-cell table:number-columns-repeated="1001"/>
        </table:table-row>
        <table:table-row table:style-name="ro21">
          <table:table-cell table:style-name="ce14" table:formula="of:=HYPERLINK(&quot;http://jira.apec.fr/browse/PRJ-1886&quot;;&quot;PRJ-1886&quot;)" office:value-type="string" office:string-value="PRJ-1886" calcext:value-type="string">
            <text:p>PRJ-1886</text:p>
          </table:table-cell>
          <table:table-cell table:style-name="ce13" office:value-type="string" calcext:value-type="string">
            <text:p>Reprise code calendriers</text:p>
          </table:table-cell>
          <table:table-cell table:style-name="ce21" table:content-validation-name="val2" office:value-type="string" calcext:value-type="string">
            <text:p>Opération service</text:p>
          </table:table-cell>
          <table:table-cell table:style-name="ce13" office:value-type="float" office:value="8" calcext:value-type="float">
            <text:p>8</text:p>
          </table:table-cell>
          <table:table-cell table:style-name="ce17"/>
          <table:table-cell table:style-name="ce17" office:value-type="string" calcext:value-type="string">
            <text:p>L'évaluation initiale était de 30. Plutôt 40 --&gt; Dans les mains de Lamine : L / 8. </text:p>
          </table:table-cell>
          <table:table-cell table:style-name="ce26" table:formula="of:=[.$D30]" office:value-type="float" office:value="8" calcext:value-type="float">
            <text:p>8</text:p>
          </table:table-cell>
          <table:table-cell table:style-name="ce29" table:number-columns-repeated="5"/>
          <table:table-cell table:style-name="ce31" office:value-type="float" office:value="8" calcext:value-type="float">
            <text:p>8</text:p>
          </table:table-cell>
          <table:table-cell table:style-name="ce29"/>
          <table:table-cell table:style-name="ce17" table:number-columns-repeated="9"/>
          <table:table-cell table:number-columns-repeated="1001"/>
        </table:table-row>
        <table:table-row table:style-name="ro10">
          <table:table-cell table:style-name="ce15" table:formula="of:=HYPERLINK(&quot;http://jira.apec.fr/browse/PRJ-1854&quot;;&quot;PRJ-1854&quot;)" office:value-type="string" office:string-value="PRJ-1854" calcext:value-type="string">
            <text:p>PRJ-1854</text:p>
          </table:table-cell>
          <table:table-cell table:style-name="ce17" office:value-type="string" calcext:value-type="string">
            <text:p>CGU dans les services</text:p>
          </table:table-cell>
          <table:table-cell table:style-name="ce21" table:content-validation-name="val2" office:value-type="string" calcext:value-type="string">
            <text:p>Angular screen update</text:p>
          </table:table-cell>
          <table:table-cell table:style-name="ce17" office:value-type="float" office:value="0" calcext:value-type="float">
            <text:p>0</text:p>
          </table:table-cell>
          <table:table-cell table:style-name="ce17" table:number-columns-repeated="2"/>
          <table:table-cell table:style-name="ce26" table:formula="of:=[.$D31]" office:value-type="float" office:value="0" calcext:value-type="float">
            <text:p>0</text:p>
          </table:table-cell>
          <table:table-cell table:style-name="ce17" table:number-columns-repeated="16"/>
          <table:table-cell table:number-columns-repeated="1001"/>
        </table:table-row>
        <table:table-row table:style-name="ro10">
          <table:table-cell table:style-name="ce15" table:formula="of:=HYPERLINK(&quot;http://jira.apec.fr/browse/PRJ-1814&quot;;&quot;PRJ-1814&quot;)" office:value-type="string" office:string-value="PRJ-1814" calcext:value-type="string">
            <text:p>PRJ-1814</text:p>
          </table:table-cell>
          <table:table-cell table:style-name="ce17" office:value-type="string" calcext:value-type="string">
            <text:p>Demande rdv senior</text:p>
          </table:table-cell>
          <table:table-cell table:style-name="ce21" table:content-validation-name="val2" office:value-type="string" calcext:value-type="string">
            <text:p>Angular screen update</text:p>
          </table:table-cell>
          <table:table-cell table:style-name="ce17" office:value-type="float" office:value="2" calcext:value-type="float">
            <text:p>2</text:p>
          </table:table-cell>
          <table:table-cell table:style-name="ce17"/>
          <table:table-cell table:style-name="ce24" office:value-type="string" calcext:value-type="string" table:number-columns-spanned="1" table:number-rows-spanned="2">
            <text:p>Plutôt 60 --&gt; Dans les mains d'Anis : M / 4 (pour 1696) et S (pour 1814)</text:p>
          </table:table-cell>
          <table:table-cell table:style-name="ce26" table:formula="of:=[.$D32]" office:value-type="float" office:value="2" calcext:value-type="float">
            <text:p>2</text:p>
          </table:table-cell>
          <table:table-cell table:style-name="ce17" table:number-columns-repeated="5"/>
          <table:table-cell table:style-name="ce17" office:value-type="float" office:value="2" calcext:value-type="float">
            <text:p>2</text:p>
          </table:table-cell>
          <table:table-cell table:style-name="ce17" table:number-columns-repeated="10"/>
          <table:table-cell table:number-columns-repeated="1001"/>
        </table:table-row>
        <table:table-row table:style-name="ro10">
          <table:table-cell table:style-name="ce15" table:formula="of:=HYPERLINK(&quot;http://jira.apec.fr/browse/PRJ-1696&quot;;&quot;PRJ-1696&quot;)" office:value-type="string" office:string-value="PRJ-1696" calcext:value-type="string">
            <text:p>PRJ-1696</text:p>
          </table:table-cell>
          <table:table-cell table:style-name="ce17" office:value-type="string" calcext:value-type="string">
            <text:p>Demande auto-conso et ateliers</text:p>
          </table:table-cell>
          <table:table-cell table:style-name="ce21" table:content-validation-name="val2" office:value-type="string" calcext:value-type="string">
            <text:p>Angular screen update</text:p>
          </table:table-cell>
          <table:table-cell table:style-name="ce17" office:value-type="float" office:value="4" calcext:value-type="float">
            <text:p>4</text:p>
          </table:table-cell>
          <table:table-cell table:style-name="ce17" office:value-type="string" calcext:value-type="string">
            <text:p>Voir scénario dans JIRA</text:p>
          </table:table-cell>
          <table:covered-table-cell/>
          <table:table-cell table:style-name="ce26" table:formula="of:=[.$D33]" office:value-type="float" office:value="4" calcext:value-type="float">
            <text:p>4</text:p>
          </table:table-cell>
          <table:table-cell table:style-name="ce17" table:number-columns-repeated="5"/>
          <table:table-cell table:style-name="ce17" office:value-type="float" office:value="4" calcext:value-type="float">
            <text:p>4</text:p>
          </table:table-cell>
          <table:table-cell table:style-name="ce17" table:number-columns-repeated="10"/>
          <table:table-cell table:number-columns-repeated="1001"/>
        </table:table-row>
        <table:table-row table:style-name="ro10">
          <table:table-cell table:style-name="ce15" table:formula="of:=HYPERLINK(&quot;http://jira.apec.fr/browse/PRJ-1514&quot;;&quot;PRJ-1514&quot;)" office:value-type="string" office:string-value="PRJ-1514" calcext:value-type="string">
            <text:p>PRJ-1514</text:p>
          </table:table-cell>
          <table:table-cell table:style-name="ce17" office:value-type="string" calcext:value-type="string">
            <text:p>Popin création MDP IE</text:p>
          </table:table-cell>
          <table:table-cell table:style-name="ce21" table:content-validation-name="val2" office:value-type="string" calcext:value-type="string">
            <text:p>Angular screen update</text:p>
          </table:table-cell>
          <table:table-cell table:style-name="ce17" office:value-type="float" office:value="1" calcext:value-type="float">
            <text:p>1</text:p>
          </table:table-cell>
          <table:table-cell table:style-name="ce17" table:number-columns-repeated="2"/>
          <table:table-cell table:style-name="ce26" table:formula="of:=[.$D34]" office:value-type="float" office:value="1" calcext:value-type="float">
            <text:p>1</text:p>
          </table:table-cell>
          <table:table-cell table:style-name="ce17" table:number-columns-repeated="16"/>
          <table:table-cell table:number-columns-repeated="1001"/>
        </table:table-row>
        <table:table-row table:style-name="ro10">
          <table:table-cell table:style-name="ce15" table:formula="of:=HYPERLINK(&quot;http://jira.apec.fr/browse/PRJ-1495&quot;;&quot;PRJ-1495&quot;)" office:value-type="string" office:string-value="PRJ-1495" calcext:value-type="string">
            <text:p>PRJ-1495</text:p>
          </table:table-cell>
          <table:table-cell table:style-name="ce17" office:value-type="string" calcext:value-type="string">
            <text:p>Décalage 24h date obtention diplome</text:p>
          </table:table-cell>
          <table:table-cell table:style-name="ce21" table:content-validation-name="val2" office:value-type="string" calcext:value-type="string">
            <text:p>???? New</text:p>
          </table:table-cell>
          <table:table-cell table:style-name="ce17" office:value-type="float" office:value="1" calcext:value-type="float">
            <text:p>1</text:p>
          </table:table-cell>
          <table:table-cell table:style-name="ce17" office:value-type="string" calcext:value-type="string">
            <text:p>Normalement c'est plus du test</text:p>
          </table:table-cell>
          <table:table-cell table:style-name="ce17"/>
          <table:table-cell table:style-name="ce26" table:formula="of:=[.$D35]" office:value-type="float" office:value="1" calcext:value-type="float">
            <text:p>1</text:p>
          </table:table-cell>
          <table:table-cell table:style-name="ce17" table:number-columns-repeated="16"/>
          <table:table-cell table:number-columns-repeated="1001"/>
        </table:table-row>
        <table:table-row table:style-name="ro21">
          <table:table-cell table:style-name="ce15" table:formula="of:=HYPERLINK(&quot;http://jira.apec.fr/browse/PRJ-1249&quot;;&quot;PRJ-1249&quot;)" office:value-type="string" office:string-value="PRJ-1249" calcext:value-type="string">
            <text:p>PRJ-1249</text:p>
          </table:table-cell>
          <table:table-cell table:style-name="ce17" office:value-type="string" calcext:value-type="string">
            <text:p>Suppression code mort Dde Sce</text:p>
          </table:table-cell>
          <table:table-cell table:style-name="ce21" table:content-validation-name="val2" office:value-type="string" calcext:value-type="string">
            <text:p>???? New</text:p>
          </table:table-cell>
          <table:table-cell table:style-name="ce17" office:value-type="float" office:value="2" calcext:value-type="float">
            <text:p>2</text:p>
          </table:table-cell>
          <table:table-cell table:style-name="ce17" office:value-type="string" calcext:value-type="string">
            <text:p>Pas de regression sur les demandes de services sur int3</text:p>
          </table:table-cell>
          <table:table-cell table:style-name="ce17" office:value-type="string" calcext:value-type="string">
            <text:p>Le code est partagé en partie avec recruteurs</text:p>
          </table:table-cell>
          <table:table-cell table:style-name="ce26" table:formula="of:=[.$D36]" office:value-type="float" office:value="2" calcext:value-type="float">
            <text:p>2</text:p>
          </table:table-cell>
          <table:table-cell table:style-name="ce17" table:number-columns-repeated="16"/>
          <table:table-cell table:number-columns-repeated="1001"/>
        </table:table-row>
        <table:table-row table:style-name="ro21">
          <table:table-cell table:style-name="ce15" table:formula="of:=HYPERLINK(&quot;http://jira.apec.fr/browse/MCO_SI-26115&quot;;&quot;MCO_SI-26115&quot;)" office:value-type="string" office:string-value="MCO_SI-26115" calcext:value-type="string">
            <text:p>MCO_SI-26115</text:p>
          </table:table-cell>
          <table:table-cell table:style-name="ce17" office:value-type="string" calcext:value-type="string">
            <text:p>Ergonomie différente VPM / Diag formation.</text:p>
          </table:table-cell>
          <table:table-cell table:style-name="ce21" table:content-validation-name="val2" office:value-type="string" calcext:value-type="string">
            <text:p>Angular screen update</text:p>
          </table:table-cell>
          <table:table-cell table:style-name="ce17" office:value-type="float" office:value="1" calcext:value-type="float">
            <text:p>1</text:p>
          </table:table-cell>
          <table:table-cell table:style-name="ce17" table:number-columns-repeated="2"/>
          <table:table-cell table:style-name="ce26" table:formula="of:=[.$D37]" office:value-type="float" office:value="1" calcext:value-type="float">
            <text:p>1</text:p>
          </table:table-cell>
          <table:table-cell table:style-name="ce17" table:number-columns-repeated="16"/>
          <table:table-cell table:number-columns-repeated="1001"/>
        </table:table-row>
        <table:table-row table:style-name="ro21">
          <table:table-cell table:style-name="ce15" table:formula="of:=HYPERLINK(&quot;http://jira.apec.fr/browse/MCO_SI-26155&quot;;&quot;MCO_SI-26155&quot;)" office:value-type="string" office:string-value="MCO_SI-26155" calcext:value-type="string">
            <text:p>MCO_SI-26155</text:p>
          </table:table-cell>
          <table:table-cell table:style-name="ce17" office:value-type="string" calcext:value-type="string">
            <text:p>Antivirus PJ Objectif candidature</text:p>
          </table:table-cell>
          <table:table-cell table:style-name="ce21" table:content-validation-name="val2" office:value-type="string" calcext:value-type="string">
            <text:p>Opération service</text:p>
          </table:table-cell>
          <table:table-cell table:style-name="ce17" office:value-type="float" office:value="1" calcext:value-type="float">
            <text:p>1</text:p>
          </table:table-cell>
          <table:table-cell table:style-name="ce17" office:value-type="string" calcext:value-type="string">
            <text:p>Etq cadre sélectionner le service objectif candidature en non loggué.</text:p>
            <text:p>Associer à la demande de service un pièce joint qui contient un virus</text:p>
          </table:table-cell>
          <table:table-cell table:style-name="ce17" office:value-type="string" calcext:value-type="string">
            <text:p>Plutôt 15 + ??</text:p>
          </table:table-cell>
          <table:table-cell table:style-name="ce26" table:formula="of:=[.$D38]" office:value-type="float" office:value="1" calcext:value-type="float">
            <text:p>1</text:p>
          </table:table-cell>
          <table:table-cell table:style-name="ce17" table:number-columns-repeated="16"/>
          <table:table-cell table:number-columns-repeated="1001"/>
        </table:table-row>
        <table:table-row table:style-name="ro21">
          <table:table-cell table:style-name="ce15" table:formula="of:=HYPERLINK(&quot;http://jira.apec.fr/browse/PRJ-1899&quot;;&quot;PRJ-1899&quot;)" office:value-type="string" office:string-value="PRJ-1899" calcext:value-type="string">
            <text:p>PRJ-1899</text:p>
          </table:table-cell>
          <table:table-cell table:style-name="ce17" office:value-type="string" calcext:value-type="string">
            <text:p>Suppression code mort création compte</text:p>
          </table:table-cell>
          <table:table-cell table:style-name="ce20" table:content-validation-name="val2" office:value-type="string" calcext:value-type="string">
            <text:p>???? New</text:p>
          </table:table-cell>
          <table:table-cell table:style-name="ce17" office:value-type="string" calcext:value-type="string">
            <text:p>?</text:p>
          </table:table-cell>
          <table:table-cell table:style-name="ce17" office:value-type="string" calcext:value-type="string">
            <text:p>Pas de regression sur les création de compte sur int3</text:p>
          </table:table-cell>
          <table:table-cell table:style-name="ce17"/>
          <table:table-cell table:style-name="ce27"/>
          <table:table-cell table:style-name="ce17" table:number-columns-repeated="16"/>
          <table:table-cell table:number-columns-repeated="1001"/>
        </table:table-row>
        <table:table-row table:style-name="ro21">
          <table:table-cell table:style-name="ce16" office:value-type="string" calcext:value-type="string">
            <text:p><text:a xlink:href="http://jira.apec.fr/browse/PRJ-1913" xlink:type="simple">PRJ-1913</text:a></text:p>
          </table:table-cell>
          <table:table-cell table:style-name="ce17" office:value-type="string" calcext:value-type="string">
            <text:p>Reprise de lot SQL sur séquence</text:p>
          </table:table-cell>
          <table:table-cell table:style-name="ce20" table:content-validation-name="val2" office:value-type="string" calcext:value-type="string">
            <text:p>Data model &amp; migration</text:p>
          </table:table-cell>
          <table:table-cell table:style-name="ce17" office:value-type="float" office:value="2" calcext:value-type="float">
            <text:p>2</text:p>
          </table:table-cell>
          <table:table-cell table:style-name="ce17" office:value-type="string" calcext:value-type="string">
            <text:p>Lors de la copie de base les séquence des table CADRES_ACTE ne sont pas en vrac (Ce qui bloque la postulation par exemple).</text:p>
          </table:table-cell>
          <table:table-cell table:style-name="ce17"/>
          <table:table-cell table:style-name="ce27"/>
          <table:table-cell table:style-name="ce26" table:formula="of:=[.$D40]" office:value-type="string" office:string-value="2" calcext:value-type="string">
            <text:p>2</text:p>
          </table:table-cell>
          <table:table-cell table:style-name="ce17" table:number-columns-repeated="15"/>
          <table:table-cell table:number-columns-repeated="1001"/>
        </table:table-row>
        <table:table-row table:style-name="ro18" table:number-rows-repeated="5">
          <table:table-cell table:style-name="ce17" table:number-columns-repeated="23"/>
          <table:table-cell table:number-columns-repeated="1001"/>
        </table:table-row>
        <table:table-row table:style-name="ro10">
          <table:table-cell table:style-name="ce18" table:formula="of:=COUNTA(OFFSET(backlog;0;0;ROWS(backlog);1))" office:value-type="float" office:value="37" calcext:value-type="float">
            <text:p>37</text:p>
          </table:table-cell>
          <table:table-cell table:style-name="ce18"/>
          <table:table-cell table:style-name="ce22"/>
          <table:table-cell table:style-name="ce18" table:formula="of:=SUM(OFFSET(backlog;0;3;ROWS(backlog);1))" office:value-type="float" office:value="57" calcext:value-type="float">
            <text:p>57</text:p>
          </table:table-cell>
          <table:table-cell table:style-name="ce18" table:number-columns-repeated="2"/>
          <table:table-cell table:style-name="ce18" table:formula="of:=SUM(OFFSET(backlog;0;6;ROWS(backlog);1))" office:value-type="float" office:value="20" calcext:value-type="float">
            <text:p>20</text:p>
          </table:table-cell>
          <table:table-cell table:style-name="ce18" table:formula="of:=SUM(OFFSET(backlog;0;7;ROWS(backlog);1))" office:value-type="float" office:value="14" calcext:value-type="float">
            <text:p>14</text:p>
          </table:table-cell>
          <table:table-cell table:style-name="ce18" table:formula="of:=SUM(OFFSET(backlog;0;8;ROWS(backlog);1))" office:value-type="float" office:value="20" calcext:value-type="float">
            <text:p>20</text:p>
          </table:table-cell>
          <table:table-cell table:style-name="ce18" table:formula="of:=SUM(OFFSET(backlog;0;9;ROWS(backlog);1))" office:value-type="float" office:value="0" calcext:value-type="float">
            <text:p>0</text:p>
          </table:table-cell>
          <table:table-cell table:style-name="ce18" table:formula="of:=SUM(OFFSET(backlog;0;10;ROWS(backlog);1))" office:value-type="float" office:value="0" calcext:value-type="float">
            <text:p>0</text:p>
          </table:table-cell>
          <table:table-cell table:style-name="ce18" table:formula="of:=SUM(OFFSET(backlog;0;11;ROWS(backlog);1))" office:value-type="float" office:value="0" calcext:value-type="float">
            <text:p>0</text:p>
          </table:table-cell>
          <table:table-cell table:style-name="ce18" table:number-columns-repeated="2"/>
          <table:table-cell table:number-columns-repeated="1010"/>
        </table:table-row>
        <table:table-row table:style-name="ro18" table:number-rows-repeated="57">
          <table:table-cell table:style-name="ce17" table:number-columns-repeated="23"/>
          <table:table-cell table:number-columns-repeated="1001"/>
        </table:table-row>
        <table:table-row table:style-name="ro1" table:number-rows-repeated="1048472">
          <table:table-cell table:number-columns-repeated="1024"/>
        </table:table-row>
        <table:table-row table:style-name="ro1">
          <table:table-cell table:number-columns-repeated="1024"/>
        </table:table-row>
        <calcext:conditional-formats>
          <calcext:conditional-format calcext:target-range-address="'Product Backlog'.C2:'Product Backlog'.C40">
            <calcext:condition calcext:apply-style-name="ConditionalStyle_1" calcext:value="=&quot;Planned&quot;" calcext:base-cell-address="'Product Backlog'.C2"/>
          </calcext:conditional-format>
          <calcext:conditional-format calcext:target-range-address="'Product Backlog'.C2:'Product Backlog'.C40">
            <calcext:condition calcext:apply-style-name="ConditionalStyle_2" calcext:value="=&quot;In progress&quot;" calcext:base-cell-address="'Product Backlog'.C2"/>
          </calcext:conditional-format>
          <calcext:conditional-format calcext:target-range-address="'Product Backlog'.C2:'Product Backlog'.C40">
            <calcext:condition calcext:apply-style-name="ConditionalStyle_3" calcext:value="=&quot;Done&quot;" calcext:base-cell-address="'Product Backlog'.C2"/>
          </calcext:conditional-format>
          <calcext:conditional-format calcext:target-range-address="'Product Backlog'.G39:'Product Backlog'.G40">
            <calcext:condition calcext:apply-style-name="ConditionalStyle_2" calcext:value="formula-is(LEN(TRIM([.G39]))&gt;0)" calcext:base-cell-address="'Product Backlog'.G39"/>
          </calcext:conditional-format>
        </calcext:conditional-formats>
      </table:table>
      <table:table table:name="TODO" table:style-name="ta14">
        <office:forms form:automatic-focus="false" form:apply-design-mode="false"/>
        <table:table-column table:style-name="co2" table:default-cell-style-name="ce2"/>
        <table:table-column table:style-name="co49" table:default-cell-style-name="ce2"/>
        <table:table-column table:style-name="co50" table:default-cell-style-name="ce2"/>
        <table:table-column table:style-name="co49" table:default-cell-style-name="ce2"/>
        <table:table-column table:style-name="co51" table:default-cell-style-name="ce2"/>
        <table:table-column table:style-name="co52" table:default-cell-style-name="ce2"/>
        <table:table-column table:style-name="co2" table:number-columns-repeated="1018" table:default-cell-style-name="ce2"/>
        <table:table-row table:style-name="ro18">
          <table:table-cell table:style-name="ce13" office:value-type="string" calcext:value-type="string">
            <text:p>Date</text:p>
          </table:table-cell>
          <table:table-cell table:style-name="ce13" office:value-type="string" calcext:value-type="string">
            <text:p>Statut</text:p>
          </table:table-cell>
          <table:table-cell table:style-name="ce13" office:value-type="string" calcext:value-type="string">
            <text:p>Sujet</text:p>
          </table:table-cell>
          <table:table-cell table:style-name="ce13" office:value-type="string" calcext:value-type="string">
            <office:annotation draw:style-name="gr7" draw:text-style-name="P3" svg:width="279.93mm" svg:height="14.82mm" svg:x="123.56mm" svg:y="7.14mm" draw:caption-point-x="-4.07mm" draw:caption-point-y="-7.04mm">
              <dc:date>2017-07-05T00:00:00</dc:date>
              <text:p text:style-name="P2"><text:span text:style-name="T1">Information</text:span></text:p>
              <text:p text:style-name="P2"><text:span text:style-name="T1">Décision</text:span></text:p>
              <text:p text:style-name="P2"><text:span text:style-name="T1">Action (type retenu pour les questions)</text:span></text:p>
            </office:annotation>
            <text:p>Type (IAD)</text:p>
          </table:table-cell>
          <table:table-cell table:style-name="ce13" office:value-type="string" calcext:value-type="string">
            <text:p>Question</text:p>
          </table:table-cell>
          <table:table-cell table:style-name="ce13" office:value-type="string" calcext:value-type="string">
            <text:p>Réponse</text:p>
          </table:table-cell>
          <table:table-cell table:style-name="ce13" office:value-type="string" calcext:value-type="string">
            <text:p>à</text:p>
          </table:table-cell>
          <table:table-cell table:style-name="ce13" office:value-type="string" calcext:value-type="string">
            <office:annotation draw:style-name="gr7" draw:text-style-name="P3" svg:width="127mm" svg:height="14.82mm" svg:x="403.49mm" svg:y="7.14mm" draw:caption-point-x="-4.07mm" draw:caption-point-y="-7.04mm">
              <dc:date>2017-07-05T00:00:00</dc:date>
              <text:p text:style-name="P2"><text:span text:style-name="T1">Responsable de l'action (celui qui fait avancer l'action)</text:span></text:p>
              <text:p text:style-name="P2"><text:span text:style-name="T1"><text:tab/></text:span><text:span text:style-name="T1">-Denis-Gilles Laurent</text:span></text:p>
            </office:annotation>
            <text:p>date fin</text:p>
          </table:table-cell>
          <table:table-cell table:style-name="ce13"/>
          <table:table-cell table:style-name="ce17" table:number-columns-repeated="17"/>
          <table:table-cell table:number-columns-repeated="998"/>
        </table:table-row>
        <table:table-row table:style-name="ro22">
          <table:table-cell table:style-name="ce32" office:value-type="date" office:date-value="2017-05-11" calcext:value-type="date">
            <text:p>11/05</text:p>
          </table:table-cell>
          <table:table-cell table:style-name="ce34" table:content-validation-name="val3" office:value-type="string" calcext:value-type="string">
            <text:p>Done</text:p>
          </table:table-cell>
          <table:table-cell table:style-name="ce13" office:value-type="string" calcext:value-type="string">
            <text:p>Tech</text:p>
          </table:table-cell>
          <table:table-cell table:style-name="ce13" office:value-type="string" calcext:value-type="string">
            <text:p>A</text:p>
          </table:table-cell>
          <table:table-cell table:style-name="ce13" office:value-type="string" calcext:value-type="string">
            <text:p>Création du modèle des informations complémentaire</text:p>
          </table:table-cell>
          <table:table-cell table:style-name="ce17" office:value-type="string" calcext:value-type="string">
            <text:p>15/05/2017 : Fournir doc xls de description des évolutions.</text:p>
            <text:p>16/05/2017 : XLs ok avec métier. Transmis à Linda via JIRA : PRJ-1898</text:p>
          </table:table-cell>
          <table:table-cell table:style-name="ce13" office:value-type="string" calcext:value-type="string">
            <text:p>Linda</text:p>
          </table:table-cell>
          <table:table-cell table:style-name="ce32" office:value-type="date" office:date-value="2017-05-17" calcext:value-type="date">
            <text:p>17/05</text:p>
          </table:table-cell>
          <table:table-cell table:style-name="ce13"/>
          <table:table-cell table:style-name="ce17"/>
          <table:table-cell table:style-name="ce37" office:value-type="string" calcext:value-type="string" table:number-columns-spanned="2" table:number-rows-spanned="1">
            <text:p>Actions hors équipe</text:p>
          </table:table-cell>
          <table:covered-table-cell/>
          <table:table-cell table:style-name="ce17" table:number-columns-repeated="14"/>
          <table:table-cell table:number-columns-repeated="998"/>
        </table:table-row>
        <table:table-row table:style-name="ro23">
          <table:table-cell table:style-name="ce33" office:value-type="date" office:date-value="2017-05-15" calcext:value-type="date">
            <text:p>15/05</text:p>
          </table:table-cell>
          <table:table-cell table:style-name="ce35" table:content-validation-name="val3" office:value-type="string" calcext:value-type="string">
            <text:p>Done</text:p>
          </table:table-cell>
          <table:table-cell table:style-name="ce17" office:value-type="string" calcext:value-type="string">
            <text:p>Organisation</text:p>
          </table:table-cell>
          <table:table-cell table:style-name="ce17" office:value-type="string" calcext:value-type="string">
            <text:p>A</text:p>
          </table:table-cell>
          <table:table-cell table:style-name="ce17" office:value-type="string" calcext:value-type="string">
            <text:p>Passage du script sur les données. Pour arriver à implémenter le modèle de données, il faut que l'on puisse créer des entity et des DTO. Ceci implique de créer des resources et des business.</text:p>
          </table:table-cell>
          <table:table-cell table:style-name="ce17" office:value-type="string" calcext:value-type="string">
            <text:p>16/05/2017 : On fait des entité ("GBO") qui sont ensuite décliné en DTO. Le GBO est dans la couche ressource et le DTO est dans la couche business</text:p>
            <text:p>30/05/2017 : en fait cela dépend de notre merge</text:p>
            <text:p>07/06/2017 : Mail qui détaille le fonctionnement de l'utilisation des couches ressources / business / services</text:p>
            <text:p>09/06/2017 : Mail acté coté de notre équipe</text:p>
          </table:table-cell>
          <table:table-cell table:style-name="ce17" office:value-type="string" calcext:value-type="string">
            <text:p>Hélène</text:p>
          </table:table-cell>
          <table:table-cell table:style-name="ce33" office:value-type="date" office:date-value="2017-06-09" calcext:value-type="date">
            <text:p>09/06</text:p>
          </table:table-cell>
          <table:table-cell table:style-name="ce17" table:number-columns-repeated="18"/>
          <table:table-cell table:number-columns-repeated="998"/>
        </table:table-row>
        <table:table-row table:style-name="ro19">
          <table:table-cell table:style-name="ce33" office:value-type="date" office:date-value="2017-05-15" calcext:value-type="date">
            <text:p>15/05</text:p>
          </table:table-cell>
          <table:table-cell table:style-name="ce34" table:content-validation-name="val3" office:value-type="string" calcext:value-type="string">
            <text:p>Done</text:p>
          </table:table-cell>
          <table:table-cell table:style-name="ce17" office:value-type="string" calcext:value-type="string">
            <text:p>Fonction</text:p>
          </table:table-cell>
          <table:table-cell table:style-name="ce17" office:value-type="string" calcext:value-type="string">
            <text:p>D</text:p>
          </table:table-cell>
          <table:table-cell table:style-name="ce17" office:value-type="string" calcext:value-type="string">
            <text:p>Est-ce que l'on peut afficher dans PDS les infos complémentaires. Aucun écran ne permet de le faire dans le SI SOCLE (sauf CRM).</text:p>
          </table:table-cell>
          <table:table-cell table:style-name="ce17" office:value-type="string" calcext:value-type="string">
            <text:p>16/05/2017 : Jenny OK on verra par la suite</text:p>
          </table:table-cell>
          <table:table-cell table:style-name="ce17" office:value-type="string" calcext:value-type="string">
            <text:p>Jenny</text:p>
          </table:table-cell>
          <table:table-cell table:style-name="ce33" office:value-type="date" office:date-value="2017-05-16" calcext:value-type="date">
            <text:p>16/05</text:p>
          </table:table-cell>
          <table:table-cell table:style-name="ce17" table:number-columns-repeated="18"/>
          <table:table-cell table:number-columns-repeated="998"/>
        </table:table-row>
        <table:table-row table:style-name="ro21">
          <table:table-cell table:style-name="ce33" office:value-type="date" office:date-value="2017-05-30" calcext:value-type="date">
            <text:p>30/05</text:p>
          </table:table-cell>
          <table:table-cell table:style-name="ce35" table:content-validation-name="val3" office:value-type="string" calcext:value-type="string">
            <text:p>Done</text:p>
          </table:table-cell>
          <table:table-cell table:style-name="ce17" office:value-type="string" calcext:value-type="string">
            <text:p>Organisation</text:p>
          </table:table-cell>
          <table:table-cell table:style-name="ce17" office:value-type="string" calcext:value-type="string">
            <text:p>A</text:p>
          </table:table-cell>
          <table:table-cell table:style-name="ce17" office:value-type="string" calcext:value-type="string">
            <text:p>Prendre RDV pour donner les règles de gestion de migration à Nicolas.</text:p>
          </table:table-cell>
          <table:table-cell table:style-name="ce17" office:value-type="string" calcext:value-type="string">
            <text:p>30/05/2017 : En attente règles migration</text:p>
            <text:p>08/06/2017 : Réunion faite</text:p>
          </table:table-cell>
          <table:table-cell table:style-name="ce17" office:value-type="string" calcext:value-type="string">
            <text:p>DGL</text:p>
          </table:table-cell>
          <table:table-cell table:style-name="ce36" office:value-type="date" office:date-value="2017-06-08" calcext:value-type="date">
            <text:p>08/06/2017</text:p>
          </table:table-cell>
          <table:table-cell table:style-name="ce17" table:number-columns-repeated="18"/>
          <table:table-cell table:number-columns-repeated="998"/>
        </table:table-row>
        <table:table-row table:style-name="ro10">
          <table:table-cell table:style-name="ce33" office:value-type="date" office:date-value="2017-06-07" calcext:value-type="date">
            <text:p>07/06</text:p>
          </table:table-cell>
          <table:table-cell table:style-name="ce35" table:content-validation-name="val3" office:value-type="string" calcext:value-type="string">
            <text:p>Waiting</text:p>
          </table:table-cell>
          <table:table-cell table:style-name="ce17" office:value-type="string" calcext:value-type="string">
            <text:p>Tech</text:p>
          </table:table-cell>
          <table:table-cell table:style-name="ce17" office:value-type="string" calcext:value-type="string">
            <text:p>A</text:p>
          </table:table-cell>
          <table:table-cell table:style-name="ce17" office:value-type="string" calcext:value-type="string">
            <text:p>http://jira.apec.fr/browse/PRJ-1922 : </text:p>
          </table:table-cell>
          <table:table-cell table:style-name="ce17" office:value-type="string" calcext:value-type="string">
            <text:p>08/06/2017 : Basculer sur Fred</text:p>
          </table:table-cell>
          <table:table-cell table:style-name="ce17" office:value-type="string" calcext:value-type="string">
            <text:p>Fred Zugaj</text:p>
          </table:table-cell>
          <table:table-cell table:style-name="ce36"/>
          <table:table-cell table:style-name="ce17" table:number-columns-repeated="18"/>
          <table:table-cell table:number-columns-repeated="998"/>
        </table:table-row>
        <table:table-row table:style-name="ro18" table:number-rows-repeated="14">
          <table:table-cell table:style-name="ce17" table:number-columns-repeated="26"/>
          <table:table-cell table:number-columns-repeated="998"/>
        </table:table-row>
        <table:table-row table:style-name="ro24">
          <table:table-cell table:style-name="ce17"/>
          <table:table-cell table:style-name="ce24" office:value-type="string" calcext:value-type="string" table:number-columns-spanned="4" table:number-rows-spanned="1">
            <text:p>Ajouter les définitions of ready et definition of done dans le cartes imprimé sous la forme de check liste</text:p>
          </table:table-cell>
          <table:covered-table-cell table:number-columns-repeated="3"/>
          <table:table-cell table:style-name="ce17" table:number-columns-repeated="21"/>
          <table:table-cell table:number-columns-repeated="998"/>
        </table:table-row>
        <table:table-row table:style-name="ro24">
          <table:table-cell table:style-name="ce17"/>
          <table:table-cell table:style-name="ce24" office:value-type="string" calcext:value-type="string" table:number-columns-spanned="4" table:number-rows-spanned="1">
            <text:p>Ajouter les état dans la backlog (pas dans les taches),</text:p>
          </table:table-cell>
          <table:covered-table-cell table:number-columns-repeated="3"/>
          <table:table-cell table:style-name="ce17" table:number-columns-repeated="21"/>
          <table:table-cell table:number-columns-repeated="998"/>
        </table:table-row>
        <table:table-row table:style-name="ro24">
          <table:table-cell table:style-name="ce17"/>
          <table:table-cell table:style-name="ce24" office:value-type="string" calcext:value-type="string" table:number-columns-spanned="4" table:number-rows-spanned="1">
            <text:p>Supprimer les tache</text:p>
          </table:table-cell>
          <table:covered-table-cell table:number-columns-repeated="3"/>
          <table:table-cell table:style-name="ce17" table:number-columns-repeated="21"/>
          <table:table-cell table:number-columns-repeated="998"/>
        </table:table-row>
        <table:table-row table:style-name="ro24">
          <table:table-cell table:style-name="ce17"/>
          <table:table-cell table:style-name="ce24" office:value-type="string" calcext:value-type="string" table:number-columns-spanned="4" table:number-rows-spanned="1">
            <text:p>Faire une V2</text:p>
          </table:table-cell>
          <table:covered-table-cell table:number-columns-repeated="3"/>
          <table:table-cell table:style-name="ce17" table:number-columns-repeated="21"/>
          <table:table-cell table:number-columns-repeated="998"/>
        </table:table-row>
        <table:table-row table:style-name="ro10">
          <table:table-cell table:style-name="ce17"/>
          <table:table-cell table:style-name="ce24" office:value-type="string" calcext:value-type="string" table:number-columns-spanned="4" table:number-rows-spanned="1">
            <text:p>Burndown individuel idéal et réel</text:p>
          </table:table-cell>
          <table:covered-table-cell table:number-columns-repeated="3"/>
          <table:table-cell table:style-name="ce17" table:number-columns-repeated="21"/>
          <table:table-cell table:number-columns-repeated="998"/>
        </table:table-row>
        <table:table-row table:style-name="ro18">
          <table:table-cell table:style-name="ce17"/>
          <table:table-cell table:style-name="ce24" table:number-columns-spanned="4" table:number-rows-spanned="1"/>
          <table:covered-table-cell table:number-columns-repeated="3"/>
          <table:table-cell table:style-name="ce17" table:number-columns-repeated="21"/>
          <table:table-cell table:number-columns-repeated="998"/>
        </table:table-row>
        <table:table-row table:style-name="ro18" table:number-rows-repeated="974">
          <table:table-cell table:style-name="ce17"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TODO.B2:TODO.B6">
            <calcext:condition calcext:apply-style-name="ConditionalStyle_1" calcext:value="=&quot;Planned&quot;" calcext:base-cell-address="TODO.B2"/>
          </calcext:conditional-format>
          <calcext:conditional-format calcext:target-range-address="TODO.B2:TODO.B6">
            <calcext:condition calcext:apply-style-name="ConditionalStyle_2" calcext:value="=&quot;In progress&quot;" calcext:base-cell-address="TODO.B2"/>
          </calcext:conditional-format>
          <calcext:conditional-format calcext:target-range-address="TODO.B2:TODO.B6">
            <calcext:condition calcext:apply-style-name="ConditionalStyle_3" calcext:value="=&quot;Done&quot;" calcext:base-cell-address="TODO.B2"/>
          </calcext:conditional-format>
          <calcext:conditional-format calcext:target-range-address="TODO.B3:TODO.B3 TODO.B5:TODO.B6">
            <calcext:condition calcext:apply-style-name="ConditionalStyle_5" calcext:value="=&quot;Waiting&quot;" calcext:base-cell-address="TODO.B3"/>
          </calcext:conditional-format>
        </calcext:conditional-formats>
      </table:table>
      <table:table table:name="Iteration Backlog" table:style-name="ta15">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number-columns-repeated="12" table:default-cell-style-name="Default"/>
        <table:table-column table:style-name="co60" table:default-cell-style-name="Default"/>
        <table:table-column table:style-name="co1" table:number-columns-repeated="2" table:default-cell-style-name="Default"/>
        <table:table-column table:style-name="co2" table:number-columns-repeated="1003" table:default-cell-style-name="Default"/>
        <table:table-row table:style-name="ro11">
          <table:table-cell table:number-columns-repeated="6"/>
          <table:table-cell table:style-name="ce40" office:value-type="float" office:value="1" calcext:value-type="float">
            <text:p>1</text:p>
          </table:table-cell>
          <table:table-cell table:style-name="ce40" office:value-type="float" office:value="2" calcext:value-type="float">
            <text:p>2</text:p>
          </table:table-cell>
          <table:table-cell table:style-name="ce40" office:value-type="float" office:value="3" calcext:value-type="float">
            <text:p>3</text:p>
          </table:table-cell>
          <table:table-cell table:style-name="ce40" office:value-type="float" office:value="4" calcext:value-type="float">
            <text:p>4</text:p>
          </table:table-cell>
          <table:table-cell table:style-name="ce40" office:value-type="float" office:value="5" calcext:value-type="float">
            <text:p>5</text:p>
          </table:table-cell>
          <table:table-cell table:style-name="ce40" office:value-type="float" office:value="6" calcext:value-type="float">
            <text:p>6</text:p>
          </table:table-cell>
          <table:table-cell table:style-name="ce40" office:value-type="float" office:value="7" calcext:value-type="float">
            <text:p>7</text:p>
          </table:table-cell>
          <table:table-cell table:style-name="ce40" office:value-type="float" office:value="8" calcext:value-type="float">
            <text:p>8</text:p>
          </table:table-cell>
          <table:table-cell table:style-name="ce40" office:value-type="float" office:value="9" calcext:value-type="float">
            <text:p>9</text:p>
          </table:table-cell>
          <table:table-cell table:style-name="ce40" office:value-type="float" office:value="10" calcext:value-type="float">
            <text:p>10</text:p>
          </table:table-cell>
          <table:table-cell table:style-name="ce40" office:value-type="float" office:value="11" calcext:value-type="float">
            <text:p>11</text:p>
          </table:table-cell>
          <table:table-cell table:style-name="ce40" office:value-type="float" office:value="12" calcext:value-type="float">
            <text:p>12</text:p>
          </table:table-cell>
          <table:table-cell table:style-name="ce40" office:value-type="float" office:value="13" calcext:value-type="float">
            <text:p>13</text:p>
          </table:table-cell>
          <table:table-cell table:number-columns-repeated="1005"/>
        </table:table-row>
        <table:table-row table:style-name="ro11">
          <table:table-cell table:style-name="ce38" table:formula="of:=[$'Product Backlog'.A1]" office:value-type="string" office:string-value="ID-Story" calcext:value-type="string">
            <text:p>ID-Story</text:p>
          </table:table-cell>
          <table:table-cell table:style-name="ce40" table:formula="of:=[$'Product Backlog'.B1]" office:value-type="string" office:string-value="User Story" calcext:value-type="string">
            <text:p>User Story</text:p>
          </table:table-cell>
          <table:table-cell table:style-name="ce40" office:value-type="string" calcext:value-type="string">
            <text:p>Type</text:p>
          </table:table-cell>
          <table:table-cell table:style-name="ce40"/>
          <table:table-cell table:style-name="ce40" office:value-type="string" calcext:value-type="string">
            <text:p>Team</text:p>
          </table:table-cell>
          <table:table-cell table:style-name="ce40"/>
          <table:table-cell table:style-name="ce46" table:formula="of:=[.G3]" office:value-type="date" office:date-value="2017-06-01" calcext:value-type="date">
            <text:p>jeu.</text:p>
          </table:table-cell>
          <table:table-cell table:style-name="ce46" table:formula="of:=[.H3]" office:value-type="date" office:date-value="2017-06-02" calcext:value-type="date">
            <text:p>ven.</text:p>
          </table:table-cell>
          <table:table-cell table:style-name="ce46" table:formula="of:=[.I3]" office:value-type="date" office:date-value="2017-06-06" calcext:value-type="date">
            <text:p>mar.</text:p>
          </table:table-cell>
          <table:table-cell table:style-name="ce46" table:formula="of:=[.J3]" office:value-type="date" office:date-value="2017-06-07" calcext:value-type="date">
            <text:p>mer.</text:p>
          </table:table-cell>
          <table:table-cell table:style-name="ce46" table:formula="of:=[.K3]" office:value-type="date" office:date-value="2017-06-08" calcext:value-type="date">
            <text:p>jeu.</text:p>
          </table:table-cell>
          <table:table-cell table:style-name="ce46" table:formula="of:=[.L3]" office:value-type="date" office:date-value="2017-06-09" calcext:value-type="date">
            <text:p>ven.</text:p>
          </table:table-cell>
          <table:table-cell table:style-name="ce46" table:formula="of:=[.M3]" office:value-type="date" office:date-value="2017-06-12" calcext:value-type="date">
            <text:p>lun.</text:p>
          </table:table-cell>
          <table:table-cell table:style-name="ce46" table:formula="of:=[.N3]" office:value-type="date" office:date-value="2017-06-13" calcext:value-type="date">
            <text:p>mar.</text:p>
          </table:table-cell>
          <table:table-cell table:style-name="ce46" table:formula="of:=[.O3]" office:value-type="date" office:date-value="2017-06-14" calcext:value-type="date">
            <text:p>mer.</text:p>
          </table:table-cell>
          <table:table-cell table:style-name="ce46" table:formula="of:=[.P3]" office:value-type="date" office:date-value="2017-06-15" calcext:value-type="date">
            <text:p>jeu.</text:p>
          </table:table-cell>
          <table:table-cell table:style-name="ce46" table:formula="of:=[.Q3]" office:value-type="date" office:date-value="2017-06-16" calcext:value-type="date">
            <text:p>ven.</text:p>
          </table:table-cell>
          <table:table-cell table:style-name="ce46" table:formula="of:=[.R3]" office:value-type="date" office:date-value="2017-06-19" calcext:value-type="date">
            <text:p>lun.</text:p>
          </table:table-cell>
          <table:table-cell table:style-name="ce46" table:formula="of:=[.S3]" office:value-type="date" office:date-value="2017-06-20" calcext:value-type="date">
            <text:p>mar.</text:p>
          </table:table-cell>
          <table:table-cell table:number-columns-repeated="1005"/>
        </table:table-row>
        <table:table-row table:style-name="ro11">
          <table:table-cell/>
          <table:table-cell table:style-name="ce41" table:number-columns-repeated="2"/>
          <table:table-cell table:number-columns-repeated="2"/>
          <table:table-cell table:style-name="ce45"/>
          <table:table-cell table:style-name="ce47" office:value-type="date" office:date-value="2017-06-01" calcext:value-type="date">
            <text:p>01/06</text:p>
          </table:table-cell>
          <table:table-cell table:style-name="ce47" office:value-type="date" office:date-value="2017-06-02" calcext:value-type="date">
            <text:p>02/06</text:p>
          </table:table-cell>
          <table:table-cell table:style-name="ce47" office:value-type="date" office:date-value="2017-06-06" calcext:value-type="date">
            <text:p>06/06</text:p>
          </table:table-cell>
          <table:table-cell table:style-name="ce47" office:value-type="date" office:date-value="2017-06-07" calcext:value-type="date">
            <text:p>07/06</text:p>
          </table:table-cell>
          <table:table-cell table:style-name="ce47" office:value-type="date" office:date-value="2017-06-08" calcext:value-type="date">
            <text:p>08/06</text:p>
          </table:table-cell>
          <table:table-cell table:style-name="ce47" office:value-type="date" office:date-value="2017-06-09" calcext:value-type="date">
            <text:p>09/06</text:p>
          </table:table-cell>
          <table:table-cell table:style-name="ce47" office:value-type="date" office:date-value="2017-06-12" calcext:value-type="date">
            <text:p>12/06</text:p>
          </table:table-cell>
          <table:table-cell table:style-name="ce47" office:value-type="date" office:date-value="2017-06-13" calcext:value-type="date">
            <text:p>13/06</text:p>
          </table:table-cell>
          <table:table-cell table:style-name="ce47" office:value-type="date" office:date-value="2017-06-14" calcext:value-type="date">
            <text:p>14/06</text:p>
          </table:table-cell>
          <table:table-cell table:style-name="ce47" office:value-type="date" office:date-value="2017-06-15" calcext:value-type="date">
            <text:p>15/06</text:p>
          </table:table-cell>
          <table:table-cell table:style-name="ce47" office:value-type="date" office:date-value="2017-06-16" calcext:value-type="date">
            <text:p>16/06</text:p>
          </table:table-cell>
          <table:table-cell table:style-name="ce47" office:value-type="date" office:date-value="2017-06-19" calcext:value-type="date">
            <text:p>19/06</text:p>
          </table:table-cell>
          <table:table-cell table:style-name="ce47" office:value-type="date" office:date-value="2017-06-20" calcext:value-type="date">
            <text:p>20/06</text:p>
          </table:table-cell>
          <table:table-cell table:number-columns-repeated="1005"/>
        </table:table-row>
        <table:table-row table:style-name="ro11">
          <table:table-cell/>
          <table:table-cell table:style-name="ce41"/>
          <table:table-cell table:style-name="ce41" office:value-type="string" calcext:value-type="string">
            <text:p>Ideal burndown (en heures)</text:p>
          </table:table-cell>
          <table:table-cell table:number-columns-repeated="2"/>
          <table:table-cell table:style-name="ce45" table:formula="of:=[$'Team Capacity'.B7]" office:value-type="string" office:string-value="177" calcext:value-type="string">
            <text:p>177</text:p>
          </table:table-cell>
          <table:table-cell table:style-name="ce45" table:formula="of:=[.F4]-[$'Team Capacity'.C7]" office:value-type="string" office:string-value="162" calcext:value-type="string">
            <text:p>162</text:p>
          </table:table-cell>
          <table:table-cell table:style-name="ce45" table:formula="of:=[.G4]-[$'Team Capacity'.D7]" office:value-type="string" office:string-value="150" calcext:value-type="string">
            <text:p>150</text:p>
          </table:table-cell>
          <table:table-cell table:style-name="ce45" table:formula="of:=[.H4]-[$'Team Capacity'.E7]" office:value-type="string" office:string-value="135" calcext:value-type="string">
            <text:p>135</text:p>
          </table:table-cell>
          <table:table-cell table:style-name="ce45" table:formula="of:=[.I4]-[$'Team Capacity'.F7]" office:value-type="string" office:string-value="129" calcext:value-type="string">
            <text:p>129</text:p>
          </table:table-cell>
          <table:table-cell table:style-name="ce45" table:formula="of:=[.J4]-[$'Team Capacity'.G7]" office:value-type="string" office:string-value="114" calcext:value-type="string">
            <text:p>114</text:p>
          </table:table-cell>
          <table:table-cell table:style-name="ce45" table:formula="of:=[.K4]-[$'Team Capacity'.H7]" office:value-type="string" office:string-value="99" calcext:value-type="string">
            <text:p>99</text:p>
          </table:table-cell>
          <table:table-cell table:style-name="ce45" table:formula="of:=[.L4]-[$'Team Capacity'.I7]" office:value-type="string" office:string-value="87" calcext:value-type="string">
            <text:p>87</text:p>
          </table:table-cell>
          <table:table-cell table:style-name="ce45" table:formula="of:=[.M4]-[$'Team Capacity'.J7]" office:value-type="string" office:string-value="72" calcext:value-type="string">
            <text:p>72</text:p>
          </table:table-cell>
          <table:table-cell table:style-name="ce45" table:formula="of:=[.N4]-[$'Team Capacity'.K7]" office:value-type="string" office:string-value="57" calcext:value-type="string">
            <text:p>57</text:p>
          </table:table-cell>
          <table:table-cell table:style-name="ce45" table:formula="of:=[.O4]-[$'Team Capacity'.L7]" office:value-type="string" office:string-value="45" calcext:value-type="string">
            <text:p>45</text:p>
          </table:table-cell>
          <table:table-cell table:style-name="ce45" table:formula="of:=[.P4]-[$'Team Capacity'.M7]" office:value-type="string" office:string-value="30" calcext:value-type="string">
            <text:p>30</text:p>
          </table:table-cell>
          <table:table-cell table:style-name="ce45" table:formula="of:=[.Q4]-[$'Team Capacity'.N7]" office:value-type="string" office:string-value="15" calcext:value-type="string">
            <text:p>15</text:p>
          </table:table-cell>
          <table:table-cell table:style-name="ce45" table:formula="of:=[.R4]-[$'Team Capacity'.O7]" office:value-type="string" office:string-value="0" calcext:value-type="string">
            <text:p>0</text:p>
          </table:table-cell>
          <table:table-cell table:number-columns-repeated="1005"/>
        </table:table-row>
        <table:table-row table:style-name="ro11">
          <table:table-cell/>
          <table:table-cell table:style-name="ce41"/>
          <table:table-cell table:style-name="ce41" office:value-type="string" calcext:value-type="string">
            <text:p>Actual burndown (en heures)</text:p>
          </table:table-cell>
          <table:table-cell table:number-columns-repeated="2"/>
          <table:table-cell table:formula="of:=SUM(OFFSET(IT_BurnDown_Resources;0;[.F1]-1;COLUMNS(IT_BurnDown_Resources);1))" office:value-type="float" office:value="108" calcext:value-type="float">
            <text:p>108</text:p>
          </table:table-cell>
          <table:table-cell table:formula="of:=SUM(OFFSET(IT_BurnDown_Resources;0;[.G1]-1;ROWS(IT_BurnDown_Resources);1))" office:value-type="float" office:value="105" calcext:value-type="float">
            <office:annotation draw:style-name="gr3" draw:text-style-name="P3" svg:width="77.26mm" svg:height="7.41mm" svg:x="188.64mm" svg:y="25.13mm" draw:caption-point-x="-4.07mm" draw:caption-point-y="-7.04mm">
              <dc:date>2017-07-05T00:00:00</dc:date>
              <text:p text:style-name="P2"><text:span text:style-name="T1">RAF en début de journée (inclus la journée).</text:span></text:p>
            </office:annotation>
            <text:p>105</text:p>
          </table:table-cell>
          <table:table-cell table:formula="of:=SUM(OFFSET(IT_BurnDown_Resources;0;[.H1]-1;ROWS(IT_BurnDown_Resources);1))" office:value-type="float" office:value="93" calcext:value-type="float">
            <text:p>93</text:p>
          </table:table-cell>
          <table:table-cell table:formula="of:=SUM(OFFSET(IT_BurnDown_Resources;0;[.I1]-1;ROWS(IT_BurnDown_Resources);1))" office:value-type="float" office:value="93" calcext:value-type="float">
            <text:p>93</text:p>
          </table:table-cell>
          <table:table-cell table:formula="of:=SUM(OFFSET(IT_BurnDown_Resources;0;[.J1]-1;ROWS(IT_BurnDown_Resources);1))" office:value-type="float" office:value="93" calcext:value-type="float">
            <text:p>93</text:p>
          </table:table-cell>
          <table:table-cell table:formula="of:=SUM(OFFSET(IT_BurnDown_Resources;0;[.K1]-1;ROWS(IT_BurnDown_Resources);1))" office:value-type="float" office:value="78" calcext:value-type="float">
            <text:p>78</text:p>
          </table:table-cell>
          <table:table-cell table:formula="of:=SUM(OFFSET(IT_BurnDown_Resources;0;[.L1]-1;ROWS(IT_BurnDown_Resources);1))" office:value-type="float" office:value="72" calcext:value-type="float">
            <text:p>72</text:p>
          </table:table-cell>
          <table:table-cell table:formula="of:=SUM(OFFSET(IT_BurnDown_Resources;0;[.M1]-1;ROWS(IT_BurnDown_Resources);1))" office:value-type="float" office:value="60" calcext:value-type="float">
            <text:p>60</text:p>
          </table:table-cell>
          <table:table-cell table:formula="of:=SUM(OFFSET(IT_BurnDown_Resources;0;[.N1]-1;ROWS(IT_BurnDown_Resources);1))" office:value-type="float" office:value="60" calcext:value-type="float">
            <text:p>60</text:p>
          </table:table-cell>
          <table:table-cell table:formula="of:=SUM(OFFSET(IT_BurnDown_Resources;0;[.O1]-1;ROWS(IT_BurnDown_Resources);1))" office:value-type="float" office:value="48" calcext:value-type="float">
            <text:p>48</text:p>
          </table:table-cell>
          <table:table-cell table:formula="of:=SUM(OFFSET(IT_BurnDown_Resources;0;[.P1]-1;ROWS(IT_BurnDown_Resources);1))" office:value-type="float" office:value="42" calcext:value-type="float">
            <text:p>42</text:p>
          </table:table-cell>
          <table:table-cell table:formula="of:=SUM(OFFSET(IT_BurnDown_Resources;0;[.Q1]-1;ROWS(IT_BurnDown_Resources);1))" office:value-type="float" office:value="15" calcext:value-type="float">
            <text:p>15</text:p>
          </table:table-cell>
          <table:table-cell table:formula="of:=SUM(OFFSET(IT_BurnDown_Resources;0;[.R1]-1;ROWS(IT_BurnDown_Resources);1))" office:value-type="float" office:value="15" calcext:value-type="float">
            <text:p>15</text:p>
          </table:table-cell>
          <table:table-cell table:formula="of:=SUM(OFFSET(IT_BurnDown_Resources;0;[.S1]-1;ROWS(IT_BurnDown_Resources);1))" office:value-type="float" office:value="15" calcext:value-type="float">
            <text:p>15</text:p>
          </table:table-cell>
          <table:table-cell table:number-columns-repeated="1005"/>
        </table:table-row>
        <table:table-row table:style-name="ro1">
          <table:table-cell table:number-columns-repeated="1024"/>
        </table:table-row>
        <table:table-row table:style-name="ro11">
          <table:table-cell table:style-name="ce174" table:formula="of:=[$'Product Backlog'.A21]" office:value-type="string" office:string-value="A110" calcext:value-type="string">
            <text:p>A110</text:p>
          </table:table-cell>
          <table:table-cell table:style-name="ce42" table:formula="of:=CONCATENATE (VLOOKUP([.A7];backlog;4;0);&quot;:&quot;;VLOOKUP([.A7];backlog;2;0))" office:value-type="string" office:string-value="4:Consultation cadre PDS" calcext:value-type="string">
            <text:p>4:Consultation cadre PDS</text:p>
          </table:table-cell>
          <table:table-cell table:style-name="ce42" table:formula="of:=VLOOKUP([.A7];backlog;3;0)" office:value-type="string" office:string-value="Angular screen update" calcext:value-type="string">
            <text:p>Angular screen update</text:p>
          </table:table-cell>
          <table:table-cell table:style-name="ce44" table:content-validation-name="val4"/>
          <table:table-cell table:style-name="ce174" table:content-validation-name="val5" office:value-type="string" calcext:value-type="string">
            <text:p>Lamine</text:p>
          </table:table-cell>
          <table:table-cell table:style-name="ce174" office:value-type="float" office:value="24" calcext:value-type="float">
            <text:p>24</text:p>
          </table:table-cell>
          <table:table-cell table:formula="of:=[.F7]" office:value-type="float" office:value="24" calcext:value-type="float">
            <text:p>24</text:p>
          </table:table-cell>
          <table:table-cell table:formula="of:=[.G7]" office:value-type="float" office:value="24" calcext:value-type="float">
            <text:p>24</text:p>
          </table:table-cell>
          <table:table-cell table:formula="of:=[.H7]" office:value-type="float" office:value="24" calcext:value-type="float">
            <text:p>24</text:p>
          </table:table-cell>
          <table:table-cell table:formula="of:=[.I7]" office:value-type="float" office:value="24" calcext:value-type="float">
            <text:p>24</text:p>
          </table:table-cell>
          <table:table-cell table:formula="of:=[.J7]" office:value-type="float" office:value="24" calcext:value-type="float">
            <text:p>24</text:p>
          </table:table-cell>
          <table:table-cell table:formula="of:=[.K7]" office:value-type="float" office:value="24" calcext:value-type="float">
            <text:p>24</text:p>
          </table:table-cell>
          <table:table-cell table:style-name="ce174" office:value-type="float" office:value="12" calcext:value-type="float">
            <text:p>12</text:p>
          </table:table-cell>
          <table:table-cell table:formula="of:=[.M7]" office:value-type="float" office:value="12" calcext:value-type="float">
            <text:p>12</text:p>
          </table:table-cell>
          <table:table-cell table:style-name="ce174" office:value-type="float" office:value="0" calcext:value-type="float">
            <text:p>0</text:p>
          </table:table-cell>
          <table:table-cell table:formula="of:=[.O7]" office:value-type="float" office:value="0" calcext:value-type="float">
            <text:p>0</text:p>
          </table:table-cell>
          <table:table-cell table:formula="of:=[.P7]" office:value-type="float" office:value="0" calcext:value-type="float">
            <text:p>0</text:p>
          </table:table-cell>
          <table:table-cell table:formula="of:=[.Q7]" office:value-type="float" office:value="0" calcext:value-type="float">
            <text:p>0</text:p>
          </table:table-cell>
          <table:table-cell table:formula="of:=[.R7]" office:value-type="float" office:value="0" calcext:value-type="float">
            <text:p>0</text:p>
          </table:table-cell>
          <table:table-cell table:number-columns-repeated="1005"/>
        </table:table-row>
        <table:table-row table:style-name="ro11">
          <table:table-cell table:style-name="ce174" table:formula="of:=[$'Product Backlog'.A22]" office:value-type="string" office:string-value="A110b" calcext:value-type="string">
            <text:p>A110b</text:p>
          </table:table-cell>
          <table:table-cell table:style-name="ce42" table:formula="of:=CONCATENATE (VLOOKUP([.A8];backlog;4;0);&quot;:&quot;;VLOOKUP([.A8];backlog;2;0))" office:value-type="string" office:string-value="2:Opération BackEnd sur cadre" calcext:value-type="string">
            <text:p>2:Opération BackEnd sur cadre</text:p>
          </table:table-cell>
          <table:table-cell table:style-name="ce42" table:formula="of:=VLOOKUP([.A8];backlog;3;0)" office:value-type="string" office:string-value="Opération service" calcext:value-type="string">
            <text:p>Opération service</text:p>
          </table:table-cell>
          <table:table-cell table:style-name="ce44" table:content-validation-name="val4"/>
          <table:table-cell table:style-name="ce174" table:content-validation-name="val5" office:value-type="string" calcext:value-type="string">
            <text:p>Anis</text:p>
          </table:table-cell>
          <table:table-cell table:style-name="ce174" office:value-type="float" office:value="12" calcext:value-type="float">
            <text:p>12</text:p>
          </table:table-cell>
          <table:table-cell table:style-name="ce48" table:formula="of:=[.F8]" office:value-type="float" office:value="12" calcext:value-type="float">
            <text:p>12</text:p>
          </table:table-cell>
          <table:table-cell table:style-name="ce48" table:formula="of:=[.G8]" office:value-type="float" office:value="12" calcext:value-type="float">
            <text:p>12</text:p>
          </table:table-cell>
          <table:table-cell table:style-name="ce48" table:formula="of:=[.H8]" office:value-type="float" office:value="12" calcext:value-type="float">
            <text:p>12</text:p>
          </table:table-cell>
          <table:table-cell table:style-name="ce48" table:formula="of:=[.I8]" office:value-type="float" office:value="12" calcext:value-type="float">
            <text:p>12</text:p>
          </table:table-cell>
          <table:table-cell table:style-name="ce48" table:formula="of:=[.J8]" office:value-type="float" office:value="12" calcext:value-type="float">
            <text:p>12</text:p>
          </table:table-cell>
          <table:table-cell table:style-name="ce48" table:formula="of:=[.K8]" office:value-type="float" office:value="12" calcext:value-type="float">
            <text:p>12</text:p>
          </table:table-cell>
          <table:table-cell table:style-name="ce48" table:formula="of:=[.L8]" office:value-type="float" office:value="12" calcext:value-type="float">
            <text:p>12</text:p>
          </table:table-cell>
          <table:table-cell table:style-name="ce48" table:formula="of:=[.M8]" office:value-type="float" office:value="12" calcext:value-type="float">
            <text:p>12</text:p>
          </table:table-cell>
          <table:table-cell table:style-name="ce48" table:formula="of:=[.N8]" office:value-type="float" office:value="12" calcext:value-type="float">
            <text:p>12</text:p>
          </table:table-cell>
          <table:table-cell table:style-name="ce48" table:formula="of:=[.O8]" office:value-type="float" office:value="12" calcext:value-type="float">
            <text:p>12</text:p>
          </table:table-cell>
          <table:table-cell table:style-name="ce48" office:value-type="float" office:value="6" calcext:value-type="float">
            <text:p>6</text:p>
          </table:table-cell>
          <table:table-cell table:style-name="ce48" table:formula="of:=[.Q8]" office:value-type="float" office:value="6" calcext:value-type="float">
            <text:p>6</text:p>
          </table:table-cell>
          <table:table-cell table:style-name="ce48" table:formula="of:=[.R8]" office:value-type="float" office:value="6" calcext:value-type="float">
            <text:p>6</text:p>
          </table:table-cell>
          <table:table-cell table:number-columns-repeated="1005"/>
        </table:table-row>
        <table:table-row table:style-name="ro11">
          <table:table-cell table:style-name="ce174" table:formula="of:=[$'Product Backlog'.A23]" office:value-type="string" office:string-value="A110c" calcext:value-type="string">
            <text:p>A110c</text:p>
          </table:table-cell>
          <table:table-cell table:style-name="ce42" table:formula="of:=CONCATENATE (VLOOKUP([.A9];backlog;4;0);&quot;:&quot;;VLOOKUP([.A9];backlog;2;0))" office:value-type="string" office:string-value="1:Impact Apec.fr" calcext:value-type="string">
            <text:p>1:Impact Apec.fr</text:p>
          </table:table-cell>
          <table:table-cell table:style-name="ce42" table:formula="of:=VLOOKUP([.A9];backlog;3;0)" office:value-type="float" office:value="0" calcext:value-type="float">
            <text:p/>
          </table:table-cell>
          <table:table-cell table:style-name="ce44" table:content-validation-name="val4"/>
          <table:table-cell table:style-name="ce174" table:content-validation-name="val5" office:value-type="string" calcext:value-type="string">
            <text:p>Lamine</text:p>
          </table:table-cell>
          <table:table-cell table:style-name="ce174" office:value-type="float" office:value="6" calcext:value-type="float">
            <text:p>6</text:p>
          </table:table-cell>
          <table:table-cell table:style-name="ce48" table:formula="of:=[.F9]" office:value-type="float" office:value="6" calcext:value-type="float">
            <text:p>6</text:p>
          </table:table-cell>
          <table:table-cell table:style-name="ce48" table:formula="of:=[.G9]" office:value-type="float" office:value="6" calcext:value-type="float">
            <text:p>6</text:p>
          </table:table-cell>
          <table:table-cell table:style-name="ce48" table:formula="of:=[.H9]" office:value-type="float" office:value="6" calcext:value-type="float">
            <text:p>6</text:p>
          </table:table-cell>
          <table:table-cell table:style-name="ce48" table:formula="of:=[.I9]" office:value-type="float" office:value="6" calcext:value-type="float">
            <text:p>6</text:p>
          </table:table-cell>
          <table:table-cell table:style-name="ce48" table:formula="of:=[.J9]" office:value-type="float" office:value="6" calcext:value-type="float">
            <text:p>6</text:p>
          </table:table-cell>
          <table:table-cell table:style-name="ce48" table:formula="of:=[.K9]" office:value-type="float" office:value="6" calcext:value-type="float">
            <text:p>6</text:p>
          </table:table-cell>
          <table:table-cell table:style-name="ce48" table:formula="of:=[.L9]" office:value-type="float" office:value="6" calcext:value-type="float">
            <text:p>6</text:p>
          </table:table-cell>
          <table:table-cell table:style-name="ce48" table:formula="of:=[.M9]" office:value-type="float" office:value="6" calcext:value-type="float">
            <text:p>6</text:p>
          </table:table-cell>
          <table:table-cell table:style-name="ce48" table:formula="of:=[.N9]" office:value-type="float" office:value="6" calcext:value-type="float">
            <text:p>6</text:p>
          </table:table-cell>
          <table:table-cell table:style-name="ce48" table:formula="of:=[.O9]" office:value-type="float" office:value="6" calcext:value-type="float">
            <text:p>6</text:p>
          </table:table-cell>
          <table:table-cell table:style-name="ce48" office:value-type="float" office:value="0" calcext:value-type="float">
            <text:p>0</text:p>
          </table:table-cell>
          <table:table-cell table:style-name="ce48" table:formula="of:=[.Q9]" office:value-type="float" office:value="0" calcext:value-type="float">
            <text:p>0</text:p>
          </table:table-cell>
          <table:table-cell table:style-name="ce48" table:formula="of:=[.R9]" office:value-type="float" office:value="0" calcext:value-type="float">
            <text:p>0</text:p>
          </table:table-cell>
          <table:table-cell table:number-columns-repeated="1005"/>
        </table:table-row>
        <table:table-row table:style-name="ro11">
          <table:table-cell table:style-name="ce174" table:formula="of:=[$'Product Backlog'.A24]" office:value-type="string" office:string-value="A110d" calcext:value-type="string">
            <text:p>A110d</text:p>
          </table:table-cell>
          <table:table-cell table:style-name="ce42" table:formula="of:=CONCATENATE (VLOOKUP([.A10];backlog;4;0);&quot;:&quot;;VLOOKUP([.A10];backlog;2;0))" office:value-type="string" office:string-value="1:Impact Mobile" calcext:value-type="string">
            <text:p>1:Impact Mobile</text:p>
          </table:table-cell>
          <table:table-cell table:style-name="ce42" table:formula="of:=VLOOKUP([.A10];backlog;3;0)" office:value-type="float" office:value="0" calcext:value-type="float">
            <text:p/>
          </table:table-cell>
          <table:table-cell table:style-name="ce44" table:content-validation-name="val4"/>
          <table:table-cell table:style-name="ce174" table:content-validation-name="val5" office:value-type="string" calcext:value-type="string">
            <text:p>NOBODY</text:p>
          </table:table-cell>
          <table:table-cell table:style-name="ce174" office:value-type="float" office:value="6" calcext:value-type="float">
            <text:p>6</text:p>
          </table:table-cell>
          <table:table-cell table:style-name="ce48" table:formula="of:=[.F10]" office:value-type="float" office:value="6" calcext:value-type="float">
            <text:p>6</text:p>
          </table:table-cell>
          <table:table-cell table:style-name="ce48" table:formula="of:=[.G10]" office:value-type="float" office:value="6" calcext:value-type="float">
            <text:p>6</text:p>
          </table:table-cell>
          <table:table-cell table:style-name="ce48" table:formula="of:=[.H10]" office:value-type="float" office:value="6" calcext:value-type="float">
            <text:p>6</text:p>
          </table:table-cell>
          <table:table-cell table:style-name="ce48" table:formula="of:=[.I10]" office:value-type="float" office:value="6" calcext:value-type="float">
            <text:p>6</text:p>
          </table:table-cell>
          <table:table-cell table:style-name="ce48" table:formula="of:=[.J10]" office:value-type="float" office:value="6" calcext:value-type="float">
            <text:p>6</text:p>
          </table:table-cell>
          <table:table-cell table:style-name="ce48" table:formula="of:=[.K10]" office:value-type="float" office:value="6" calcext:value-type="float">
            <text:p>6</text:p>
          </table:table-cell>
          <table:table-cell table:style-name="ce48" table:formula="of:=[.L10]" office:value-type="float" office:value="6" calcext:value-type="float">
            <text:p>6</text:p>
          </table:table-cell>
          <table:table-cell table:style-name="ce48" table:formula="of:=[.M10]" office:value-type="float" office:value="6" calcext:value-type="float">
            <text:p>6</text:p>
          </table:table-cell>
          <table:table-cell table:style-name="ce48" table:formula="of:=[.N10]" office:value-type="float" office:value="6" calcext:value-type="float">
            <text:p>6</text:p>
          </table:table-cell>
          <table:table-cell table:style-name="ce48" table:formula="of:=[.O10]" office:value-type="float" office:value="6" calcext:value-type="float">
            <text:p>6</text:p>
          </table:table-cell>
          <table:table-cell table:style-name="ce48" table:formula="of:=[.P10]" office:value-type="float" office:value="6" calcext:value-type="float">
            <text:p>6</text:p>
          </table:table-cell>
          <table:table-cell table:style-name="ce48" table:formula="of:=[.Q10]" office:value-type="float" office:value="6" calcext:value-type="float">
            <text:p>6</text:p>
          </table:table-cell>
          <table:table-cell table:style-name="ce48" table:formula="of:=[.R10]" office:value-type="float" office:value="6" calcext:value-type="float">
            <text:p>6</text:p>
          </table:table-cell>
          <table:table-cell table:number-columns-repeated="1005"/>
        </table:table-row>
        <table:table-row table:style-name="ro11">
          <table:table-cell table:style-name="ce174" table:formula="of:=[$'Product Backlog'.A25]" office:value-type="string" office:string-value="A210" calcext:value-type="string">
            <text:p>A210</text:p>
          </table:table-cell>
          <table:table-cell table:style-name="ce42" table:formula="of:=CONCATENATE (VLOOKUP([.A11];backlog;4;0);&quot;:&quot;;VLOOKUP([.A11];backlog;2;0))" office:value-type="string" office:string-value="4:Migration données Critères Cadre" calcext:value-type="string">
            <text:p>4:Migration données Critères Cadre</text:p>
          </table:table-cell>
          <table:table-cell table:style-name="ce42" table:formula="of:=VLOOKUP([.A11];backlog;3;0)" office:value-type="string" office:string-value="Data model &amp; migration" calcext:value-type="string">
            <text:p>Data model &amp; migration</text:p>
          </table:table-cell>
          <table:table-cell table:style-name="ce44" table:content-validation-name="val4"/>
          <table:table-cell table:style-name="ce174" table:content-validation-name="val5" office:value-type="string" calcext:value-type="string">
            <text:p>DG (50%)</text:p>
          </table:table-cell>
          <table:table-cell table:style-name="ce174" office:value-type="float" office:value="24" calcext:value-type="float">
            <text:p>24</text:p>
          </table:table-cell>
          <table:table-cell table:style-name="ce174" office:value-type="float" office:value="21" calcext:value-type="float">
            <text:p>21</text:p>
          </table:table-cell>
          <table:table-cell table:number-columns-repeated="2" table:style-name="ce174" office:value-type="float" office:value="18" calcext:value-type="float">
            <text:p>18</text:p>
          </table:table-cell>
          <table:table-cell table:formula="of:=[.I11]" office:value-type="float" office:value="18" calcext:value-type="float">
            <text:p>18</text:p>
          </table:table-cell>
          <table:table-cell table:style-name="ce174" office:value-type="float" office:value="6" calcext:value-type="float">
            <text:p>6</text:p>
          </table:table-cell>
          <table:table-cell table:style-name="ce174" office:value-type="float" office:value="3" calcext:value-type="float">
            <text:p>3</text:p>
          </table:table-cell>
          <table:table-cell table:formula="of:=[.L11]" office:value-type="float" office:value="3" calcext:value-type="float">
            <text:p>3</text:p>
          </table:table-cell>
          <table:table-cell table:formula="of:=[.M11]" office:value-type="float" office:value="3" calcext:value-type="float">
            <text:p>3</text:p>
          </table:table-cell>
          <table:table-cell table:formula="of:=[.N11]" office:value-type="float" office:value="3" calcext:value-type="float">
            <text:p>3</text:p>
          </table:table-cell>
          <table:table-cell table:formula="of:=[.O11]" office:value-type="float" office:value="3" calcext:value-type="float">
            <text:p>3</text:p>
          </table:table-cell>
          <table:table-cell table:style-name="ce174" office:value-type="float" office:value="0" calcext:value-type="float">
            <text:p>0</text:p>
          </table:table-cell>
          <table:table-cell table:formula="of:=[.Q11]" office:value-type="float" office:value="0" calcext:value-type="float">
            <text:p>0</text:p>
          </table:table-cell>
          <table:table-cell table:formula="of:=[.R11]" office:value-type="float" office:value="0" calcext:value-type="float">
            <text:p>0</text:p>
          </table:table-cell>
          <table:table-cell table:number-columns-repeated="1005"/>
        </table:table-row>
        <table:table-row table:style-name="ro11">
          <table:table-cell table:style-name="ce174" table:formula="of:=[$'Product Backlog'.A29]" office:value-type="string" office:string-value="T2000" calcext:value-type="string">
            <text:p>T2000</text:p>
          </table:table-cell>
          <table:table-cell table:style-name="ce42" table:formula="of:=CONCATENATE (VLOOKUP([.A12];backlog;4;0);&quot;:&quot;;VLOOKUP([.A12];backlog;2;0))" office:value-type="string" office:string-value="1:Interface BI" calcext:value-type="string">
            <text:p>1:Interface BI</text:p>
          </table:table-cell>
          <table:table-cell table:style-name="ce42" table:formula="of:=VLOOKUP([.A12];backlog;3;0)" office:value-type="string" office:string-value="???? New" calcext:value-type="string">
            <text:p>???? New</text:p>
          </table:table-cell>
          <table:table-cell table:style-name="ce44" table:content-validation-name="val4"/>
          <table:table-cell table:style-name="ce174" table:content-validation-name="val5" office:value-type="string" calcext:value-type="string">
            <text:p>DG (50%)</text:p>
          </table:table-cell>
          <table:table-cell table:style-name="ce174" office:value-type="float" office:value="6" calcext:value-type="float">
            <text:p>6</text:p>
          </table:table-cell>
          <table:table-cell table:formula="of:=[.F12]" office:value-type="float" office:value="6" calcext:value-type="float">
            <text:p>6</text:p>
          </table:table-cell>
          <table:table-cell table:style-name="ce174" office:value-type="float" office:value="3" calcext:value-type="float">
            <text:p>3</text:p>
          </table:table-cell>
          <table:table-cell table:formula="of:=[.H12]" office:value-type="float" office:value="3" calcext:value-type="float">
            <text:p>3</text:p>
          </table:table-cell>
          <table:table-cell table:formula="of:=[.I12]" office:value-type="float" office:value="3" calcext:value-type="float">
            <text:p>3</text:p>
          </table:table-cell>
          <table:table-cell table:style-name="ce174" office:value-type="float" office:value="0" calcext:value-type="float">
            <text:p>0</text:p>
          </table:table-cell>
          <table:table-cell table:formula="of:=[.K12]" office:value-type="float" office:value="0" calcext:value-type="float">
            <text:p>0</text:p>
          </table:table-cell>
          <table:table-cell table:formula="of:=[.L12]" office:value-type="float" office:value="0" calcext:value-type="float">
            <text:p>0</text:p>
          </table:table-cell>
          <table:table-cell table:formula="of:=[.M12]" office:value-type="float" office:value="0" calcext:value-type="float">
            <text:p>0</text:p>
          </table:table-cell>
          <table:table-cell table:formula="of:=[.N12]" office:value-type="float" office:value="0" calcext:value-type="float">
            <text:p>0</text:p>
          </table:table-cell>
          <table:table-cell table:formula="of:=[.O12]" office:value-type="float" office:value="0" calcext:value-type="float">
            <text:p>0</text:p>
          </table:table-cell>
          <table:table-cell table:formula="of:=[.P12]" office:value-type="float" office:value="0" calcext:value-type="float">
            <text:p>0</text:p>
          </table:table-cell>
          <table:table-cell table:formula="of:=[.Q12]" office:value-type="float" office:value="0" calcext:value-type="float">
            <text:p>0</text:p>
          </table:table-cell>
          <table:table-cell table:formula="of:=[.R12]" office:value-type="float" office:value="0" calcext:value-type="float">
            <text:p>0</text:p>
          </table:table-cell>
          <table:table-cell table:number-columns-repeated="1005"/>
        </table:table-row>
        <table:table-row table:style-name="ro11">
          <table:table-cell table:style-name="ce174" table:formula="of:=[$'Product Backlog'.A26]" office:value-type="string" office:string-value="A220" calcext:value-type="string">
            <text:p>A220</text:p>
          </table:table-cell>
          <table:table-cell table:style-name="ce42" table:formula="of:=CONCATENATE (VLOOKUP([.A13];backlog;4;0);&quot;:&quot;;VLOOKUP([.A13];backlog;2;0))" office:value-type="string" office:string-value="2:Migration données CV" calcext:value-type="string">
            <text:p>2:Migration données CV</text:p>
          </table:table-cell>
          <table:table-cell table:style-name="ce42" table:formula="of:=VLOOKUP([.A13];backlog;3;0)" office:value-type="string" office:string-value="Data model &amp; migration" calcext:value-type="string">
            <text:p>Data model &amp; migration</text:p>
          </table:table-cell>
          <table:table-cell table:style-name="ce44" table:content-validation-name="val4"/>
          <table:table-cell table:style-name="ce174" table:content-validation-name="val5" office:value-type="string" calcext:value-type="string">
            <text:p>DG (50%)</text:p>
          </table:table-cell>
          <table:table-cell table:style-name="ce174" office:value-type="float" office:value="12" calcext:value-type="float">
            <text:p>12</text:p>
          </table:table-cell>
          <table:table-cell table:formula="of:=[.F13]" office:value-type="float" office:value="12" calcext:value-type="float">
            <text:p>12</text:p>
          </table:table-cell>
          <table:table-cell table:style-name="ce174" office:value-type="float" office:value="6" calcext:value-type="float">
            <text:p>6</text:p>
          </table:table-cell>
          <table:table-cell table:formula="of:=[.H13]" office:value-type="float" office:value="6" calcext:value-type="float">
            <text:p>6</text:p>
          </table:table-cell>
          <table:table-cell table:formula="of:=[.I13]" office:value-type="float" office:value="6" calcext:value-type="float">
            <text:p>6</text:p>
          </table:table-cell>
          <table:table-cell table:formula="of:=[.J13]" office:value-type="float" office:value="6" calcext:value-type="float">
            <text:p>6</text:p>
          </table:table-cell>
          <table:table-cell table:style-name="ce174" office:value-type="float" office:value="3" calcext:value-type="float">
            <text:p>3</text:p>
          </table:table-cell>
          <table:table-cell table:formula="of:=[.L13]" office:value-type="float" office:value="3" calcext:value-type="float">
            <text:p>3</text:p>
          </table:table-cell>
          <table:table-cell table:formula="of:=[.M13]" office:value-type="float" office:value="3" calcext:value-type="float">
            <text:p>3</text:p>
          </table:table-cell>
          <table:table-cell table:formula="of:=[.N13]" office:value-type="float" office:value="3" calcext:value-type="float">
            <text:p>3</text:p>
          </table:table-cell>
          <table:table-cell table:formula="of:=[.O13]" office:value-type="float" office:value="3" calcext:value-type="float">
            <text:p>3</text:p>
          </table:table-cell>
          <table:table-cell table:formula="of:=[.P13]" office:value-type="float" office:value="3" calcext:value-type="float">
            <text:p>3</text:p>
          </table:table-cell>
          <table:table-cell table:formula="of:=[.Q13]" office:value-type="float" office:value="3" calcext:value-type="float">
            <text:p>3</text:p>
          </table:table-cell>
          <table:table-cell table:formula="of:=[.R13]" office:value-type="float" office:value="3" calcext:value-type="float">
            <text:p>3</text:p>
          </table:table-cell>
          <table:table-cell table:number-columns-repeated="1005"/>
        </table:table-row>
        <table:table-row table:style-name="ro11">
          <table:table-cell table:style-name="ce174" table:number-columns-repeated="2"/>
          <table:table-cell table:style-name="ce42" table:formula="of:=VLOOKUP([.A14];backlog;3;0)" office:value-type="string" office:string-value="" calcext:value-type="error">
            <text:p>#N/D</text:p>
          </table:table-cell>
          <table:table-cell table:style-name="ce44" table:content-validation-name="val4"/>
          <table:table-cell table:style-name="ce174" table:content-validation-name="val5" office:value-type="string" calcext:value-type="string">
            <text:p>DG (50%)</text:p>
          </table:table-cell>
          <table:table-cell table:style-name="ce174" office:value-type="float" office:value="6" calcext:value-type="float">
            <text:p>6</text:p>
          </table:table-cell>
          <table:table-cell table:formula="of:=[.F14]" office:value-type="float" office:value="6" calcext:value-type="float">
            <text:p>6</text:p>
          </table:table-cell>
          <table:table-cell table:formula="of:=[.G14]" office:value-type="float" office:value="6" calcext:value-type="float">
            <text:p>6</text:p>
          </table:table-cell>
          <table:table-cell table:formula="of:=[.H14]" office:value-type="float" office:value="6" calcext:value-type="float">
            <text:p>6</text:p>
          </table:table-cell>
          <table:table-cell table:formula="of:=[.I14]" office:value-type="float" office:value="6" calcext:value-type="float">
            <text:p>6</text:p>
          </table:table-cell>
          <table:table-cell table:formula="of:=[.J14]" office:value-type="float" office:value="6" calcext:value-type="float">
            <text:p>6</text:p>
          </table:table-cell>
          <table:table-cell table:formula="of:=[.K14]" office:value-type="float" office:value="6" calcext:value-type="float">
            <text:p>6</text:p>
          </table:table-cell>
          <table:table-cell table:formula="of:=[.L14]" office:value-type="float" office:value="6" calcext:value-type="float">
            <text:p>6</text:p>
          </table:table-cell>
          <table:table-cell table:formula="of:=[.M14]" office:value-type="float" office:value="6" calcext:value-type="float">
            <text:p>6</text:p>
          </table:table-cell>
          <table:table-cell table:formula="of:=[.N14]" office:value-type="float" office:value="6" calcext:value-type="float">
            <text:p>6</text:p>
          </table:table-cell>
          <table:table-cell table:style-name="ce174" office:value-type="float" office:value="0" calcext:value-type="float">
            <text:p>0</text:p>
          </table:table-cell>
          <table:table-cell table:formula="of:=[.P14]" office:value-type="float" office:value="0" calcext:value-type="float">
            <text:p>0</text:p>
          </table:table-cell>
          <table:table-cell table:formula="of:=[.Q14]" office:value-type="float" office:value="0" calcext:value-type="float">
            <text:p>0</text:p>
          </table:table-cell>
          <table:table-cell table:formula="of:=[.R14]" office:value-type="float" office:value="0" calcext:value-type="float">
            <text:p>0</text:p>
          </table:table-cell>
          <table:table-cell table:number-columns-repeated="1005"/>
        </table:table-row>
        <table:table-row table:style-name="ro11">
          <table:table-cell table:style-name="ce174" office:value-type="string" calcext:value-type="string">
            <text:p>PRJ-1913</text:p>
          </table:table-cell>
          <table:table-cell table:style-name="ce42" table:formula="of:=CONCATENATE (VLOOKUP([.A15];backlog;4;0);&quot;:&quot;;VLOOKUP([.A15];backlog;2;0))" office:value-type="string" office:string-value="2:Reprise de lot SQL sur séquence" calcext:value-type="string">
            <text:p>2:Reprise de lot SQL sur séquence</text:p>
          </table:table-cell>
          <table:table-cell table:style-name="ce42" table:formula="of:=VLOOKUP([.A15];backlog;3;0)" office:value-type="string" office:string-value="Data model &amp; migration" calcext:value-type="string">
            <text:p>Data model &amp; migration</text:p>
          </table:table-cell>
          <table:table-cell table:style-name="ce44" table:content-validation-name="val4"/>
          <table:table-cell table:style-name="ce174" table:content-validation-name="val5" office:value-type="string" calcext:value-type="string">
            <text:p>DG (50%)</text:p>
          </table:table-cell>
          <table:table-cell table:style-name="ce174" office:value-type="float" office:value="12" calcext:value-type="float">
            <text:p>12</text:p>
          </table:table-cell>
          <table:table-cell table:formula="of:=[.F15]" office:value-type="float" office:value="12" calcext:value-type="float">
            <text:p>12</text:p>
          </table:table-cell>
          <table:table-cell table:formula="of:=[.G15]" office:value-type="float" office:value="12" calcext:value-type="float">
            <text:p>12</text:p>
          </table:table-cell>
          <table:table-cell table:formula="of:=[.H15]" office:value-type="float" office:value="12" calcext:value-type="float">
            <text:p>12</text:p>
          </table:table-cell>
          <table:table-cell table:formula="of:=[.I15]" office:value-type="float" office:value="12" calcext:value-type="float">
            <text:p>12</text:p>
          </table:table-cell>
          <table:table-cell table:formula="of:=[.J15]" office:value-type="float" office:value="12" calcext:value-type="float">
            <text:p>12</text:p>
          </table:table-cell>
          <table:table-cell table:formula="of:=[.K15]" office:value-type="float" office:value="12" calcext:value-type="float">
            <text:p>12</text:p>
          </table:table-cell>
          <table:table-cell table:formula="of:=[.L15]" office:value-type="float" office:value="12" calcext:value-type="float">
            <text:p>12</text:p>
          </table:table-cell>
          <table:table-cell table:formula="of:=[.M15]" office:value-type="float" office:value="12" calcext:value-type="float">
            <text:p>12</text:p>
          </table:table-cell>
          <table:table-cell table:formula="of:=[.N15]" office:value-type="float" office:value="12" calcext:value-type="float">
            <text:p>12</text:p>
          </table:table-cell>
          <table:table-cell table:formula="of:=[.O15]" office:value-type="float" office:value="12" calcext:value-type="float">
            <text:p>12</text:p>
          </table:table-cell>
          <table:table-cell table:style-name="ce174" office:value-type="float" office:value="0" calcext:value-type="float">
            <text:p>0</text:p>
          </table:table-cell>
          <table:table-cell table:formula="of:=[.Q15]" office:value-type="float" office:value="0" calcext:value-type="float">
            <text:p>0</text:p>
          </table:table-cell>
          <table:table-cell table:formula="of:=[.R15]" office:value-type="float" office:value="0" calcext:value-type="float">
            <text:p>0</text:p>
          </table:table-cell>
          <table:table-cell table:number-columns-repeated="1005"/>
        </table:table-row>
        <table:table-row table:style-name="ro11">
          <table:table-cell table:style-name="ce174" table:number-columns-repeated="2"/>
          <table:table-cell table:style-name="ce42" table:formula="of:=VLOOKUP([.A16];backlog;3;0)" office:value-type="string" office:string-value="" calcext:value-type="error">
            <text:p>#N/D</text:p>
          </table:table-cell>
          <table:table-cell table:style-name="ce44" table:content-validation-name="val4"/>
          <table:table-cell table:style-name="ce174" table:content-validation-name="val5" office:value-type="string" calcext:value-type="string">
            <text:p>NOBODY</text:p>
          </table:table-cell>
          <table:table-cell table:style-name="ce174" office:value-type="float" office:value="0" calcext:value-type="float">
            <text:p>0</text:p>
          </table:table-cell>
          <table:table-cell table:formula="of:=[.F16]" office:value-type="float" office:value="0" calcext:value-type="float">
            <text:p>0</text:p>
          </table:table-cell>
          <table:table-cell table:formula="of:=[.G16]" office:value-type="float" office:value="0" calcext:value-type="float">
            <text:p>0</text:p>
          </table:table-cell>
          <table:table-cell table:formula="of:=[.H16]" office:value-type="float" office:value="0" calcext:value-type="float">
            <text:p>0</text:p>
          </table:table-cell>
          <table:table-cell table:formula="of:=[.I16]" office:value-type="float" office:value="0" calcext:value-type="float">
            <text:p>0</text:p>
          </table:table-cell>
          <table:table-cell table:formula="of:=[.J16]" office:value-type="float" office:value="0" calcext:value-type="float">
            <text:p>0</text:p>
          </table:table-cell>
          <table:table-cell table:formula="of:=[.K16]" office:value-type="float" office:value="0" calcext:value-type="float">
            <text:p>0</text:p>
          </table:table-cell>
          <table:table-cell table:formula="of:=[.L16]" office:value-type="float" office:value="0" calcext:value-type="float">
            <text:p>0</text:p>
          </table:table-cell>
          <table:table-cell table:formula="of:=[.M16]" office:value-type="float" office:value="0" calcext:value-type="float">
            <text:p>0</text:p>
          </table:table-cell>
          <table:table-cell table:formula="of:=[.N16]" office:value-type="float" office:value="0" calcext:value-type="float">
            <text:p>0</text:p>
          </table:table-cell>
          <table:table-cell table:formula="of:=[.O16]" office:value-type="float" office:value="0" calcext:value-type="float">
            <text:p>0</text:p>
          </table:table-cell>
          <table:table-cell table:formula="of:=[.P16]" office:value-type="float" office:value="0" calcext:value-type="float">
            <text:p>0</text:p>
          </table:table-cell>
          <table:table-cell table:formula="of:=[.Q16]" office:value-type="float" office:value="0" calcext:value-type="float">
            <text:p>0</text:p>
          </table:table-cell>
          <table:table-cell table:formula="of:=[.R16]" office:value-type="float" office:value="0" calcext:value-type="float">
            <text:p>0</text:p>
          </table:table-cell>
          <table:table-cell table:number-columns-repeated="1005"/>
        </table:table-row>
        <table:table-row table:style-name="ro11" table:number-rows-repeated="2">
          <table:table-cell table:number-columns-repeated="6"/>
          <table:table-cell table:style-name="ce174" table:number-columns-repeated="2"/>
          <table:table-cell table:number-columns-repeated="1016"/>
        </table:table-row>
        <table:table-row table:style-name="ro11">
          <table:table-cell table:number-columns-repeated="6"/>
          <table:table-cell table:style-name="ce174">
            <draw:frame table:end-cell-address="'Iteration Backlog'.P37" table:end-x="1.04mm" table:end-y="1.57mm" draw:z-index="1" draw:name="Chart 5" draw:style-name="gr2" draw:text-style-name="P4" svg:width="161.93mm" svg:height="82.29mm" svg:x="12.96mm" svg:y="0.26mm">
              <loext:p draw:notify-on-update-of-ranges="'Iteration Backlog'.F3:'Iteration Backlog'.S3 'Iteration Backlog'.E25:'Iteration Backlog'.E25 'Iteration Backlog'.F25:'Iteration Backlog'.S25 'Iteration Backlog'.E26:'Iteration Backlog'.E26 'Iteration Backlog'.F26:'Iteration Backlog'.S26 'Iteration Backlog'.E27:'Iteration Backlog'.E27 'Iteration Backlog'.F27:'Iteration Backlog'.S27 'Iteration Backlog'.E28:'Iteration Backlog'.E28 'Iteration Backlog'.F28:'Iteration Backlog'.S28"/>
              <draw:object xlink:href="./Object 5" xlink:type="simple" xlink:show="embed" xlink:actuate="onLoad"/>
              <draw:image xlink:href="./ObjectReplacements/Object 5" xlink:type="simple" xlink:show="embed" xlink:actuate="onLoad"/>
            </draw:frame>
          </table:table-cell>
          <table:table-cell table:number-columns-repeated="1017"/>
        </table:table-row>
        <table:table-row table:style-name="ro11">
          <table:table-cell>
            <draw:frame table:end-cell-address="'Iteration Backlog'.E38" table:end-x="11.36mm" table:end-y="1.31mm" draw:z-index="0" draw:name="Chart 4" draw:style-name="gr2" draw:text-style-name="P4" svg:width="131.23mm" svg:height="82.27mm" svg:x="4.76mm" svg:y="0mm">
              <loext:p draw:notify-on-update-of-ranges="'Iteration Backlog'.G3:'Iteration Backlog'.S3 'Iteration Backlog'.G4:'Iteration Backlog'.S4 'Iteration Backlog'.G5:'Iteration Backlog'.S5"/>
              <draw:object xlink:href="./Object 4" xlink:type="simple" xlink:show="embed" xlink:actuate="onLoad"/>
              <draw:image xlink:href="./ObjectReplacements/Object 4" xlink:type="simple" xlink:show="embed" xlink:actuate="onLoad"/>
            </draw:frame>
          </table:table-cell>
          <table:table-cell table:number-columns-repeated="3"/>
          <table:table-cell table:style-name="ce174"/>
          <table:table-cell/>
          <table:table-cell table:style-name="ce174"/>
          <table:table-cell table:number-columns-repeated="1017"/>
        </table:table-row>
        <table:table-row table:style-name="ro11" table:number-rows-repeated="3">
          <table:table-cell table:number-columns-repeated="6"/>
          <table:table-cell table:style-name="ce174"/>
          <table:table-cell table:number-columns-repeated="1017"/>
        </table:table-row>
        <table:table-row table:style-name="ro1">
          <table:table-cell table:number-columns-repeated="1024"/>
        </table:table-row>
        <table:table-row table:style-name="ro11">
          <table:table-cell table:number-columns-repeated="4"/>
          <table:table-cell table:style-name="ce174" table:content-validation-name="val5" office:value-type="string" calcext:value-type="string">
            <text:p>Lamine</text:p>
          </table:table-cell>
          <table:table-cell/>
          <table:table-cell table:formula="of:=SUMIF(OFFSET(IT_Scope;0;4;ROWS(IT_Scope);1);[.$E25];OFFSET(IT_BurnDown_Resources;0;[.G$1]-1;ROWS(IT_BurnDown_Resources);1))" office:value-type="float" office:value="30" calcext:value-type="float">
            <text:p>30</text:p>
          </table:table-cell>
          <table:table-cell table:formula="of:=SUMIF(OFFSET(IT_Scope;0;4;ROWS(IT_Scope);1);[.$E25];OFFSET(IT_BurnDown_Resources;0;[.H$1]-1;ROWS(IT_BurnDown_Resources);1))" office:value-type="float" office:value="30" calcext:value-type="float">
            <text:p>30</text:p>
          </table:table-cell>
          <table:table-cell table:formula="of:=SUMIF(OFFSET(IT_Scope;0;4;ROWS(IT_Scope);1);[.$E25];OFFSET(IT_BurnDown_Resources;0;[.I$1]-1;ROWS(IT_BurnDown_Resources);1))" office:value-type="float" office:value="30" calcext:value-type="float">
            <text:p>30</text:p>
          </table:table-cell>
          <table:table-cell table:formula="of:=SUMIF(OFFSET(IT_Scope;0;4;ROWS(IT_Scope);1);[.$E25];OFFSET(IT_BurnDown_Resources;0;[.J$1]-1;ROWS(IT_BurnDown_Resources);1))" office:value-type="float" office:value="30" calcext:value-type="float">
            <text:p>30</text:p>
          </table:table-cell>
          <table:table-cell table:formula="of:=SUMIF(OFFSET(IT_Scope;0;4;ROWS(IT_Scope);1);[.$E25];OFFSET(IT_BurnDown_Resources;0;[.K$1]-1;ROWS(IT_BurnDown_Resources);1))" office:value-type="float" office:value="30" calcext:value-type="float">
            <text:p>30</text:p>
          </table:table-cell>
          <table:table-cell table:formula="of:=SUMIF(OFFSET(IT_Scope;0;4;ROWS(IT_Scope);1);[.$E25];OFFSET(IT_BurnDown_Resources;0;[.L$1]-1;ROWS(IT_BurnDown_Resources);1))" office:value-type="float" office:value="30" calcext:value-type="float">
            <text:p>30</text:p>
          </table:table-cell>
          <table:table-cell table:formula="of:=SUMIF(OFFSET(IT_Scope;0;4;ROWS(IT_Scope);1);[.$E25];OFFSET(IT_BurnDown_Resources;0;[.M$1]-1;ROWS(IT_BurnDown_Resources);1))" office:value-type="float" office:value="18" calcext:value-type="float">
            <text:p>18</text:p>
          </table:table-cell>
          <table:table-cell table:formula="of:=SUMIF(OFFSET(IT_Scope;0;4;ROWS(IT_Scope);1);[.$E25];OFFSET(IT_BurnDown_Resources;0;[.N$1]-1;ROWS(IT_BurnDown_Resources);1))" office:value-type="float" office:value="18" calcext:value-type="float">
            <text:p>18</text:p>
          </table:table-cell>
          <table:table-cell table:formula="of:=SUMIF(OFFSET(IT_Scope;0;4;ROWS(IT_Scope);1);[.$E25];OFFSET(IT_BurnDown_Resources;0;[.O$1]-1;ROWS(IT_BurnDown_Resources);1))" office:value-type="float" office:value="6" calcext:value-type="float">
            <text:p>6</text:p>
          </table:table-cell>
          <table:table-cell table:formula="of:=SUMIF(OFFSET(IT_Scope;0;4;ROWS(IT_Scope);1);[.$E25];OFFSET(IT_BurnDown_Resources;0;[.P$1]-1;ROWS(IT_BurnDown_Resources);1))" office:value-type="float" office:value="6" calcext:value-type="float">
            <text:p>6</text:p>
          </table:table-cell>
          <table:table-cell table:formula="of:=SUMIF(OFFSET(IT_Scope;0;4;ROWS(IT_Scope);1);[.$E25];OFFSET(IT_BurnDown_Resources;0;[.Q$1]-1;ROWS(IT_BurnDown_Resources);1))" office:value-type="float" office:value="0" calcext:value-type="float">
            <text:p>0</text:p>
          </table:table-cell>
          <table:table-cell table:formula="of:=SUMIF(OFFSET(IT_Scope;0;4;ROWS(IT_Scope);1);[.$E25];OFFSET(IT_BurnDown_Resources;0;[.R$1]-1;ROWS(IT_BurnDown_Resources);1))" office:value-type="float" office:value="0" calcext:value-type="float">
            <text:p>0</text:p>
          </table:table-cell>
          <table:table-cell table:formula="of:=SUMIF(OFFSET(IT_Scope;0;4;ROWS(IT_Scope);1);[.$E25];OFFSET(IT_BurnDown_Resources;0;[.S$1]-1;ROWS(IT_BurnDown_Resources);1))" office:value-type="float" office:value="0" calcext:value-type="float">
            <text:p>0</text:p>
          </table:table-cell>
          <table:table-cell table:number-columns-repeated="1005"/>
        </table:table-row>
        <table:table-row table:style-name="ro11">
          <table:table-cell table:number-columns-repeated="4"/>
          <table:table-cell table:style-name="ce174" table:content-validation-name="val5" office:value-type="string" calcext:value-type="string">
            <text:p>DG (50%)</text:p>
          </table:table-cell>
          <table:table-cell/>
          <table:table-cell table:formula="of:=SUMIF(OFFSET(IT_Scope;0;4;ROWS(IT_Scope);1);[.$E26];OFFSET(IT_BurnDown_Resources;0;[.G$1]-1;ROWS(IT_BurnDown_Resources);1))" office:value-type="float" office:value="57" calcext:value-type="float">
            <text:p>57</text:p>
          </table:table-cell>
          <table:table-cell table:formula="of:=SUMIF(OFFSET(IT_Scope;0;4;ROWS(IT_Scope);1);[.$E26];OFFSET(IT_BurnDown_Resources;0;[.H$1]-1;ROWS(IT_BurnDown_Resources);1))" office:value-type="float" office:value="45" calcext:value-type="float">
            <text:p>45</text:p>
          </table:table-cell>
          <table:table-cell table:formula="of:=SUMIF(OFFSET(IT_Scope;0;4;ROWS(IT_Scope);1);[.$E26];OFFSET(IT_BurnDown_Resources;0;[.I$1]-1;ROWS(IT_BurnDown_Resources);1))" office:value-type="float" office:value="45" calcext:value-type="float">
            <text:p>45</text:p>
          </table:table-cell>
          <table:table-cell table:formula="of:=SUMIF(OFFSET(IT_Scope;0;4;ROWS(IT_Scope);1);[.$E26];OFFSET(IT_BurnDown_Resources;0;[.J$1]-1;ROWS(IT_BurnDown_Resources);1))" office:value-type="float" office:value="45" calcext:value-type="float">
            <text:p>45</text:p>
          </table:table-cell>
          <table:table-cell table:formula="of:=SUMIF(OFFSET(IT_Scope;0;4;ROWS(IT_Scope);1);[.$E26];OFFSET(IT_BurnDown_Resources;0;[.K$1]-1;ROWS(IT_BurnDown_Resources);1))" office:value-type="float" office:value="30" calcext:value-type="float">
            <text:p>30</text:p>
          </table:table-cell>
          <table:table-cell table:formula="of:=SUMIF(OFFSET(IT_Scope;0;4;ROWS(IT_Scope);1);[.$E26];OFFSET(IT_BurnDown_Resources;0;[.L$1]-1;ROWS(IT_BurnDown_Resources);1))" office:value-type="float" office:value="24" calcext:value-type="float">
            <text:p>24</text:p>
          </table:table-cell>
          <table:table-cell table:formula="of:=SUMIF(OFFSET(IT_Scope;0;4;ROWS(IT_Scope);1);[.$E26];OFFSET(IT_BurnDown_Resources;0;[.M$1]-1;ROWS(IT_BurnDown_Resources);1))" office:value-type="float" office:value="24" calcext:value-type="float">
            <text:p>24</text:p>
          </table:table-cell>
          <table:table-cell table:formula="of:=SUMIF(OFFSET(IT_Scope;0;4;ROWS(IT_Scope);1);[.$E26];OFFSET(IT_BurnDown_Resources;0;[.N$1]-1;ROWS(IT_BurnDown_Resources);1))" office:value-type="float" office:value="24" calcext:value-type="float">
            <text:p>24</text:p>
          </table:table-cell>
          <table:table-cell table:formula="of:=SUMIF(OFFSET(IT_Scope;0;4;ROWS(IT_Scope);1);[.$E26];OFFSET(IT_BurnDown_Resources;0;[.O$1]-1;ROWS(IT_BurnDown_Resources);1))" office:value-type="float" office:value="24" calcext:value-type="float">
            <text:p>24</text:p>
          </table:table-cell>
          <table:table-cell table:formula="of:=SUMIF(OFFSET(IT_Scope;0;4;ROWS(IT_Scope);1);[.$E26];OFFSET(IT_BurnDown_Resources;0;[.P$1]-1;ROWS(IT_BurnDown_Resources);1))" office:value-type="float" office:value="18" calcext:value-type="float">
            <text:p>18</text:p>
          </table:table-cell>
          <table:table-cell table:formula="of:=SUMIF(OFFSET(IT_Scope;0;4;ROWS(IT_Scope);1);[.$E26];OFFSET(IT_BurnDown_Resources;0;[.Q$1]-1;ROWS(IT_BurnDown_Resources);1))" office:value-type="float" office:value="3" calcext:value-type="float">
            <text:p>3</text:p>
          </table:table-cell>
          <table:table-cell table:formula="of:=SUMIF(OFFSET(IT_Scope;0;4;ROWS(IT_Scope);1);[.$E26];OFFSET(IT_BurnDown_Resources;0;[.R$1]-1;ROWS(IT_BurnDown_Resources);1))" office:value-type="float" office:value="3" calcext:value-type="float">
            <text:p>3</text:p>
          </table:table-cell>
          <table:table-cell table:formula="of:=SUMIF(OFFSET(IT_Scope;0;4;ROWS(IT_Scope);1);[.$E26];OFFSET(IT_BurnDown_Resources;0;[.S$1]-1;ROWS(IT_BurnDown_Resources);1))" office:value-type="float" office:value="3" calcext:value-type="float">
            <text:p>3</text:p>
          </table:table-cell>
          <table:table-cell table:number-columns-repeated="1005"/>
        </table:table-row>
        <table:table-row table:style-name="ro11">
          <table:table-cell table:number-columns-repeated="4"/>
          <table:table-cell table:style-name="ce174" table:content-validation-name="val5" office:value-type="string" calcext:value-type="string">
            <text:p>Anis</text:p>
          </table:table-cell>
          <table:table-cell/>
          <table:table-cell table:formula="of:=SUMIF(OFFSET(IT_Scope;0;4;ROWS(IT_Scope);1);[.$E27];OFFSET(IT_BurnDown_Resources;0;[.G$1]-1;ROWS(IT_BurnDown_Resources);1))" office:value-type="float" office:value="12" calcext:value-type="float">
            <text:p>12</text:p>
          </table:table-cell>
          <table:table-cell table:formula="of:=SUMIF(OFFSET(IT_Scope;0;4;ROWS(IT_Scope);1);[.$E27];OFFSET(IT_BurnDown_Resources;0;[.H$1]-1;ROWS(IT_BurnDown_Resources);1))" office:value-type="float" office:value="12" calcext:value-type="float">
            <text:p>12</text:p>
          </table:table-cell>
          <table:table-cell table:formula="of:=SUMIF(OFFSET(IT_Scope;0;4;ROWS(IT_Scope);1);[.$E27];OFFSET(IT_BurnDown_Resources;0;[.I$1]-1;ROWS(IT_BurnDown_Resources);1))" office:value-type="float" office:value="12" calcext:value-type="float">
            <text:p>12</text:p>
          </table:table-cell>
          <table:table-cell table:formula="of:=SUMIF(OFFSET(IT_Scope;0;4;ROWS(IT_Scope);1);[.$E27];OFFSET(IT_BurnDown_Resources;0;[.J$1]-1;ROWS(IT_BurnDown_Resources);1))" office:value-type="float" office:value="12" calcext:value-type="float">
            <text:p>12</text:p>
          </table:table-cell>
          <table:table-cell table:formula="of:=SUMIF(OFFSET(IT_Scope;0;4;ROWS(IT_Scope);1);[.$E27];OFFSET(IT_BurnDown_Resources;0;[.K$1]-1;ROWS(IT_BurnDown_Resources);1))" office:value-type="float" office:value="12" calcext:value-type="float">
            <text:p>12</text:p>
          </table:table-cell>
          <table:table-cell table:formula="of:=SUMIF(OFFSET(IT_Scope;0;4;ROWS(IT_Scope);1);[.$E27];OFFSET(IT_BurnDown_Resources;0;[.L$1]-1;ROWS(IT_BurnDown_Resources);1))" office:value-type="float" office:value="12" calcext:value-type="float">
            <text:p>12</text:p>
          </table:table-cell>
          <table:table-cell table:formula="of:=SUMIF(OFFSET(IT_Scope;0;4;ROWS(IT_Scope);1);[.$E27];OFFSET(IT_BurnDown_Resources;0;[.M$1]-1;ROWS(IT_BurnDown_Resources);1))" office:value-type="float" office:value="12" calcext:value-type="float">
            <text:p>12</text:p>
          </table:table-cell>
          <table:table-cell table:formula="of:=SUMIF(OFFSET(IT_Scope;0;4;ROWS(IT_Scope);1);[.$E27];OFFSET(IT_BurnDown_Resources;0;[.N$1]-1;ROWS(IT_BurnDown_Resources);1))" office:value-type="float" office:value="12" calcext:value-type="float">
            <text:p>12</text:p>
          </table:table-cell>
          <table:table-cell table:formula="of:=SUMIF(OFFSET(IT_Scope;0;4;ROWS(IT_Scope);1);[.$E27];OFFSET(IT_BurnDown_Resources;0;[.O$1]-1;ROWS(IT_BurnDown_Resources);1))" office:value-type="float" office:value="12" calcext:value-type="float">
            <text:p>12</text:p>
          </table:table-cell>
          <table:table-cell table:formula="of:=SUMIF(OFFSET(IT_Scope;0;4;ROWS(IT_Scope);1);[.$E27];OFFSET(IT_BurnDown_Resources;0;[.P$1]-1;ROWS(IT_BurnDown_Resources);1))" office:value-type="float" office:value="12" calcext:value-type="float">
            <text:p>12</text:p>
          </table:table-cell>
          <table:table-cell table:formula="of:=SUMIF(OFFSET(IT_Scope;0;4;ROWS(IT_Scope);1);[.$E27];OFFSET(IT_BurnDown_Resources;0;[.Q$1]-1;ROWS(IT_BurnDown_Resources);1))" office:value-type="float" office:value="6" calcext:value-type="float">
            <text:p>6</text:p>
          </table:table-cell>
          <table:table-cell table:formula="of:=SUMIF(OFFSET(IT_Scope;0;4;ROWS(IT_Scope);1);[.$E27];OFFSET(IT_BurnDown_Resources;0;[.R$1]-1;ROWS(IT_BurnDown_Resources);1))" office:value-type="float" office:value="6" calcext:value-type="float">
            <text:p>6</text:p>
          </table:table-cell>
          <table:table-cell table:formula="of:=SUMIF(OFFSET(IT_Scope;0;4;ROWS(IT_Scope);1);[.$E27];OFFSET(IT_BurnDown_Resources;0;[.S$1]-1;ROWS(IT_BurnDown_Resources);1))" office:value-type="float" office:value="6" calcext:value-type="float">
            <text:p>6</text:p>
          </table:table-cell>
          <table:table-cell table:number-columns-repeated="1005"/>
        </table:table-row>
        <table:table-row table:style-name="ro11">
          <table:table-cell table:number-columns-repeated="4"/>
          <table:table-cell table:style-name="ce174" table:content-validation-name="val5" office:value-type="string" calcext:value-type="string">
            <text:p>NOBODY</text:p>
          </table:table-cell>
          <table:table-cell/>
          <table:table-cell table:formula="of:=SUMIF(OFFSET(IT_Scope;0;4;ROWS(IT_Scope);1);[.$E28];OFFSET(IT_BurnDown_Resources;0;[.G$1]-1;ROWS(IT_BurnDown_Resources);1))" office:value-type="float" office:value="6" calcext:value-type="float">
            <text:p>6</text:p>
          </table:table-cell>
          <table:table-cell table:formula="of:=SUMIF(OFFSET(IT_Scope;0;4;ROWS(IT_Scope);1);[.$E28];OFFSET(IT_BurnDown_Resources;0;[.H$1]-1;ROWS(IT_BurnDown_Resources);1))" office:value-type="float" office:value="6" calcext:value-type="float">
            <text:p>6</text:p>
          </table:table-cell>
          <table:table-cell table:formula="of:=SUMIF(OFFSET(IT_Scope;0;4;ROWS(IT_Scope);1);[.$E28];OFFSET(IT_BurnDown_Resources;0;[.I$1]-1;ROWS(IT_BurnDown_Resources);1))" office:value-type="float" office:value="6" calcext:value-type="float">
            <text:p>6</text:p>
          </table:table-cell>
          <table:table-cell table:formula="of:=SUMIF(OFFSET(IT_Scope;0;4;ROWS(IT_Scope);1);[.$E28];OFFSET(IT_BurnDown_Resources;0;[.J$1]-1;ROWS(IT_BurnDown_Resources);1))" office:value-type="float" office:value="6" calcext:value-type="float">
            <text:p>6</text:p>
          </table:table-cell>
          <table:table-cell table:formula="of:=SUMIF(OFFSET(IT_Scope;0;4;ROWS(IT_Scope);1);[.$E28];OFFSET(IT_BurnDown_Resources;0;[.K$1]-1;ROWS(IT_BurnDown_Resources);1))" office:value-type="float" office:value="6" calcext:value-type="float">
            <text:p>6</text:p>
          </table:table-cell>
          <table:table-cell table:formula="of:=SUMIF(OFFSET(IT_Scope;0;4;ROWS(IT_Scope);1);[.$E28];OFFSET(IT_BurnDown_Resources;0;[.L$1]-1;ROWS(IT_BurnDown_Resources);1))" office:value-type="float" office:value="6" calcext:value-type="float">
            <text:p>6</text:p>
          </table:table-cell>
          <table:table-cell table:formula="of:=SUMIF(OFFSET(IT_Scope;0;4;ROWS(IT_Scope);1);[.$E28];OFFSET(IT_BurnDown_Resources;0;[.M$1]-1;ROWS(IT_BurnDown_Resources);1))" office:value-type="float" office:value="6" calcext:value-type="float">
            <text:p>6</text:p>
          </table:table-cell>
          <table:table-cell table:formula="of:=SUMIF(OFFSET(IT_Scope;0;4;ROWS(IT_Scope);1);[.$E28];OFFSET(IT_BurnDown_Resources;0;[.N$1]-1;ROWS(IT_BurnDown_Resources);1))" office:value-type="float" office:value="6" calcext:value-type="float">
            <text:p>6</text:p>
          </table:table-cell>
          <table:table-cell table:formula="of:=SUMIF(OFFSET(IT_Scope;0;4;ROWS(IT_Scope);1);[.$E28];OFFSET(IT_BurnDown_Resources;0;[.O$1]-1;ROWS(IT_BurnDown_Resources);1))" office:value-type="float" office:value="6" calcext:value-type="float">
            <text:p>6</text:p>
          </table:table-cell>
          <table:table-cell table:formula="of:=SUMIF(OFFSET(IT_Scope;0;4;ROWS(IT_Scope);1);[.$E28];OFFSET(IT_BurnDown_Resources;0;[.P$1]-1;ROWS(IT_BurnDown_Resources);1))" office:value-type="float" office:value="6" calcext:value-type="float">
            <text:p>6</text:p>
          </table:table-cell>
          <table:table-cell table:formula="of:=SUMIF(OFFSET(IT_Scope;0;4;ROWS(IT_Scope);1);[.$E28];OFFSET(IT_BurnDown_Resources;0;[.Q$1]-1;ROWS(IT_BurnDown_Resources);1))" office:value-type="float" office:value="6" calcext:value-type="float">
            <text:p>6</text:p>
          </table:table-cell>
          <table:table-cell table:formula="of:=SUMIF(OFFSET(IT_Scope;0;4;ROWS(IT_Scope);1);[.$E28];OFFSET(IT_BurnDown_Resources;0;[.R$1]-1;ROWS(IT_BurnDown_Resources);1))" office:value-type="float" office:value="6" calcext:value-type="float">
            <text:p>6</text:p>
          </table:table-cell>
          <table:table-cell table:formula="of:=SUMIF(OFFSET(IT_Scope;0;4;ROWS(IT_Scope);1);[.$E28];OFFSET(IT_BurnDown_Resources;0;[.S$1]-1;ROWS(IT_BurnDown_Resources);1))" office:value-type="float" office:value="6" calcext:value-type="float">
            <text:p>6</text:p>
          </table:table-cell>
          <table:table-cell table:number-columns-repeated="1005"/>
        </table:table-row>
        <table:table-row table:style-name="ro11">
          <table:table-cell table:number-columns-repeated="2"/>
          <table:table-cell table:style-name="ce43"/>
          <table:table-cell table:number-columns-repeated="1021"/>
        </table:table-row>
        <table:table-row table:style-name="ro1" table:number-rows-repeated="1048546">
          <table:table-cell table:number-columns-repeated="1024"/>
        </table:table-row>
        <table:table-row table:style-name="ro1">
          <table:table-cell table:number-columns-repeated="1024"/>
        </table:table-row>
        <calcext:conditional-formats>
          <calcext:conditional-format calcext:target-range-address="'Iteration Backlog'.D7:'Iteration Backlog'.D16">
            <calcext:condition calcext:apply-style-name="ConditionalStyle_1" calcext:value="=&quot;Planned&quot;" calcext:base-cell-address="'Iteration Backlog'.D7"/>
          </calcext:conditional-format>
          <calcext:conditional-format calcext:target-range-address="'Iteration Backlog'.D7:'Iteration Backlog'.D16">
            <calcext:condition calcext:apply-style-name="ConditionalStyle_2" calcext:value="=&quot;In progress&quot;" calcext:base-cell-address="'Iteration Backlog'.D7"/>
          </calcext:conditional-format>
          <calcext:conditional-format calcext:target-range-address="'Iteration Backlog'.D7:'Iteration Backlog'.D16">
            <calcext:condition calcext:apply-style-name="ConditionalStyle_3" calcext:value="=&quot;Done&quot;" calcext:base-cell-address="'Iteration Backlog'.D7"/>
          </calcext:conditional-format>
        </calcext:conditional-formats>
      </table:table>
      <table:table table:name="Team Capacity" table:style-name="ta16">
        <table:table-column table:style-name="co61" table:default-cell-style-name="Default"/>
        <table:table-column table:style-name="co1" table:default-cell-style-name="Default"/>
        <table:table-column table:style-name="co59" table:number-columns-repeated="12" table:default-cell-style-name="Default"/>
        <table:table-column table:style-name="co62" table:default-cell-style-name="Default"/>
        <table:table-column table:style-name="co1" table:number-columns-repeated="3" table:default-cell-style-name="Default"/>
        <table:table-column table:style-name="co2" table:number-columns-repeated="1006" table:default-cell-style-name="Default"/>
        <table:table-row table:style-name="ro11">
          <table:table-cell table:number-columns-repeated="2"/>
          <table:table-cell table:style-name="ce52" table:formula="of:=[$'Iteration Backlog'.G1]" office:value-type="string" office:string-value="1" calcext:value-type="string">
            <text:p>1</text:p>
          </table:table-cell>
          <table:table-cell table:style-name="ce52" table:formula="of:=[$'Iteration Backlog'.H1]" office:value-type="string" office:string-value="2" calcext:value-type="string">
            <text:p>2</text:p>
          </table:table-cell>
          <table:table-cell table:style-name="ce52" table:formula="of:=[$'Iteration Backlog'.I1]" office:value-type="string" office:string-value="3" calcext:value-type="string">
            <text:p>3</text:p>
          </table:table-cell>
          <table:table-cell table:style-name="ce52" table:formula="of:=[$'Iteration Backlog'.J1]" office:value-type="string" office:string-value="4" calcext:value-type="string">
            <text:p>4</text:p>
          </table:table-cell>
          <table:table-cell table:style-name="ce52" table:formula="of:=[$'Iteration Backlog'.K1]" office:value-type="string" office:string-value="5" calcext:value-type="string">
            <text:p>5</text:p>
          </table:table-cell>
          <table:table-cell table:style-name="ce52" table:formula="of:=[$'Iteration Backlog'.L1]" office:value-type="string" office:string-value="6" calcext:value-type="string">
            <text:p>6</text:p>
          </table:table-cell>
          <table:table-cell table:style-name="ce52" table:formula="of:=[$'Iteration Backlog'.M1]" office:value-type="string" office:string-value="7" calcext:value-type="string">
            <text:p>7</text:p>
          </table:table-cell>
          <table:table-cell table:style-name="ce52" table:formula="of:=[$'Iteration Backlog'.N1]" office:value-type="string" office:string-value="8" calcext:value-type="string">
            <text:p>8</text:p>
          </table:table-cell>
          <table:table-cell table:style-name="ce52" table:formula="of:=[$'Iteration Backlog'.O1]" office:value-type="string" office:string-value="9" calcext:value-type="string">
            <text:p>9</text:p>
          </table:table-cell>
          <table:table-cell table:style-name="ce52" table:formula="of:=[$'Iteration Backlog'.P1]" office:value-type="string" office:string-value="10" calcext:value-type="string">
            <text:p>10</text:p>
          </table:table-cell>
          <table:table-cell table:style-name="ce52" table:formula="of:=[$'Iteration Backlog'.Q1]" office:value-type="string" office:string-value="11" calcext:value-type="string">
            <text:p>11</text:p>
          </table:table-cell>
          <table:table-cell table:style-name="ce52" table:formula="of:=[$'Iteration Backlog'.R1]" office:value-type="string" office:string-value="12" calcext:value-type="string">
            <text:p>12</text:p>
          </table:table-cell>
          <table:table-cell table:style-name="ce52" table:formula="of:=[$'Iteration Backlog'.S1]" office:value-type="string" office:string-value="13" calcext:value-type="string">
            <text:p>13</text:p>
          </table:table-cell>
          <table:table-cell table:number-columns-repeated="1009"/>
        </table:table-row>
        <table:table-row table:style-name="ro11">
          <table:table-cell/>
          <table:table-cell table:style-name="ce174" office:value-type="string" calcext:value-type="string">
            <text:p>Total</text:p>
          </table:table-cell>
          <table:table-cell table:style-name="ce53" table:formula="of:=[$'Iteration Backlog'.G2]" office:value-type="string" office:string-value="Thu" calcext:value-type="string">
            <text:p>Thu</text:p>
          </table:table-cell>
          <table:table-cell table:style-name="ce53" table:formula="of:=[$'Iteration Backlog'.H2]" office:value-type="string" office:string-value="Fri" calcext:value-type="string">
            <text:p>Fri</text:p>
          </table:table-cell>
          <table:table-cell table:style-name="ce53" table:formula="of:=[$'Iteration Backlog'.I2]" office:value-type="string" office:string-value="Tue" calcext:value-type="string">
            <text:p>Tue</text:p>
          </table:table-cell>
          <table:table-cell table:style-name="ce53" table:formula="of:=[$'Iteration Backlog'.J2]" office:value-type="string" office:string-value="Wed" calcext:value-type="string">
            <text:p>Wed</text:p>
          </table:table-cell>
          <table:table-cell table:style-name="ce53" table:formula="of:=[$'Iteration Backlog'.K2]" office:value-type="string" office:string-value="Thu" calcext:value-type="string">
            <text:p>Thu</text:p>
          </table:table-cell>
          <table:table-cell table:style-name="ce53" table:formula="of:=[$'Iteration Backlog'.L2]" office:value-type="string" office:string-value="Fri" calcext:value-type="string">
            <text:p>Fri</text:p>
          </table:table-cell>
          <table:table-cell table:style-name="ce53" table:formula="of:=[$'Iteration Backlog'.M2]" office:value-type="string" office:string-value="Mon" calcext:value-type="string">
            <text:p>Mon</text:p>
          </table:table-cell>
          <table:table-cell table:style-name="ce53" table:formula="of:=[$'Iteration Backlog'.N2]" office:value-type="string" office:string-value="Tue" calcext:value-type="string">
            <text:p>Tue</text:p>
          </table:table-cell>
          <table:table-cell table:style-name="ce53" table:formula="of:=[$'Iteration Backlog'.O2]" office:value-type="string" office:string-value="Wed" calcext:value-type="string">
            <text:p>Wed</text:p>
          </table:table-cell>
          <table:table-cell table:style-name="ce53" table:formula="of:=[$'Iteration Backlog'.P2]" office:value-type="string" office:string-value="Thu" calcext:value-type="string">
            <text:p>Thu</text:p>
          </table:table-cell>
          <table:table-cell table:style-name="ce53" table:formula="of:=[$'Iteration Backlog'.Q2]" office:value-type="string" office:string-value="Fri" calcext:value-type="string">
            <text:p>Fri</text:p>
          </table:table-cell>
          <table:table-cell table:style-name="ce53" table:formula="of:=[$'Iteration Backlog'.R2]" office:value-type="string" office:string-value="Mon" calcext:value-type="string">
            <text:p>Mon</text:p>
          </table:table-cell>
          <table:table-cell table:style-name="ce53" table:formula="of:=[$'Iteration Backlog'.S2]" office:value-type="string" office:string-value="Tue" calcext:value-type="string">
            <text:p>Tue</text:p>
          </table:table-cell>
          <table:table-cell table:number-columns-repeated="1009"/>
        </table:table-row>
        <table:table-row table:style-name="ro11">
          <table:table-cell table:style-name="ce38" table:number-columns-repeated="2"/>
          <table:table-cell table:style-name="ce54" table:formula="of:=[$'Iteration Backlog'.G3]" office:value-type="string" office:string-value="01/06" calcext:value-type="string">
            <text:p>01/06</text:p>
          </table:table-cell>
          <table:table-cell table:style-name="ce54" table:formula="of:=[$'Iteration Backlog'.H3]" office:value-type="string" office:string-value="02/06" calcext:value-type="string">
            <text:p>02/06</text:p>
          </table:table-cell>
          <table:table-cell table:style-name="ce54" table:formula="of:=[$'Iteration Backlog'.I3]" office:value-type="string" office:string-value="06/06" calcext:value-type="string">
            <text:p>06/06</text:p>
          </table:table-cell>
          <table:table-cell table:style-name="ce54" table:formula="of:=[$'Iteration Backlog'.J3]" office:value-type="string" office:string-value="07/06" calcext:value-type="string">
            <text:p>07/06</text:p>
          </table:table-cell>
          <table:table-cell table:style-name="ce54" table:formula="of:=[$'Iteration Backlog'.K3]" office:value-type="string" office:string-value="08/06" calcext:value-type="string">
            <text:p>08/06</text:p>
          </table:table-cell>
          <table:table-cell table:style-name="ce54" table:formula="of:=[$'Iteration Backlog'.L3]" office:value-type="string" office:string-value="09/06" calcext:value-type="string">
            <text:p>09/06</text:p>
          </table:table-cell>
          <table:table-cell table:style-name="ce54" table:formula="of:=[$'Iteration Backlog'.M3]" office:value-type="string" office:string-value="12/06" calcext:value-type="string">
            <text:p>12/06</text:p>
          </table:table-cell>
          <table:table-cell table:style-name="ce54" table:formula="of:=[$'Iteration Backlog'.N3]" office:value-type="string" office:string-value="13/06" calcext:value-type="string">
            <text:p>13/06</text:p>
          </table:table-cell>
          <table:table-cell table:style-name="ce54" table:formula="of:=[$'Iteration Backlog'.O3]" office:value-type="string" office:string-value="14/06" calcext:value-type="string">
            <text:p>14/06</text:p>
          </table:table-cell>
          <table:table-cell table:style-name="ce54" table:formula="of:=[$'Iteration Backlog'.P3]" office:value-type="string" office:string-value="15/06" calcext:value-type="string">
            <text:p>15/06</text:p>
          </table:table-cell>
          <table:table-cell table:style-name="ce54" table:formula="of:=[$'Iteration Backlog'.Q3]" office:value-type="string" office:string-value="16/06" calcext:value-type="string">
            <text:p>16/06</text:p>
          </table:table-cell>
          <table:table-cell table:style-name="ce54" table:formula="of:=[$'Iteration Backlog'.R3]" office:value-type="string" office:string-value="19/06" calcext:value-type="string">
            <text:p>19/06</text:p>
          </table:table-cell>
          <table:table-cell table:style-name="ce54" table:formula="of:=[$'Iteration Backlog'.S3]" office:value-type="string" office:string-value="20/06" calcext:value-type="string">
            <text:p>20/06</text:p>
          </table:table-cell>
          <table:table-cell table:number-columns-repeated="1009"/>
        </table:table-row>
        <table:table-row table:style-name="ro11">
          <table:table-cell table:style-name="ce174" table:content-validation-name="val6" office:value-type="string" calcext:value-type="string">
            <text:p>DG (50%)</text:p>
          </table:table-cell>
          <table:table-cell table:style-name="ce50" table:formula="of:=SUM([.C4:.N4])" office:value-type="float" office:value="30" calcext:value-type="float">
            <text:p>30</text:p>
          </table:table-cell>
          <table:table-cell table:number-columns-repeated="3" table:style-name="ce174" office:value-type="float" office:value="3" calcext:value-type="float">
            <text:p>3</text:p>
          </table:table-cell>
          <table:table-cell table:style-name="ce174" office:value-type="float" office:value="0" calcext:value-type="float">
            <text:p>0</text:p>
          </table:table-cell>
          <table:table-cell table:number-columns-repeated="5" table:style-name="ce174" office:value-type="float" office:value="3" calcext:value-type="float">
            <text:p>3</text:p>
          </table:table-cell>
          <table:table-cell table:style-name="ce174" office:value-type="float" office:value="0" calcext:value-type="float">
            <text:p>0</text:p>
          </table:table-cell>
          <table:table-cell table:number-columns-repeated="3" table:style-name="ce174" office:value-type="float" office:value="3" calcext:value-type="float">
            <text:p>3</text:p>
          </table:table-cell>
          <table:table-cell table:number-columns-repeated="1009"/>
        </table:table-row>
        <table:table-row table:style-name="ro11">
          <table:table-cell table:style-name="ce174" table:content-validation-name="val6" office:value-type="string" calcext:value-type="string">
            <text:p>Anis</text:p>
          </table:table-cell>
          <table:table-cell table:style-name="ce50" table:formula="of:=SUM([.C5:.N5])" office:value-type="float" office:value="72" calcext:value-type="float">
            <text:p>72</text:p>
          </table:table-cell>
          <table:table-cell table:number-columns-repeated="13" table:style-name="ce174" office:value-type="float" office:value="6" calcext:value-type="float">
            <text:p>6</text:p>
          </table:table-cell>
          <table:table-cell table:number-columns-repeated="1009"/>
        </table:table-row>
        <table:table-row table:style-name="ro11">
          <table:table-cell table:style-name="ce174" table:content-validation-name="val6" office:value-type="string" calcext:value-type="string">
            <text:p>Lamine</text:p>
          </table:table-cell>
          <table:table-cell table:style-name="ce50" table:formula="of:=SUM([.C6:.N6])" office:value-type="float" office:value="60" calcext:value-type="float">
            <text:p>60</text:p>
          </table:table-cell>
          <table:table-cell table:style-name="ce174" office:value-type="float" office:value="6" calcext:value-type="float">
            <text:p>6</text:p>
          </table:table-cell>
          <table:table-cell table:style-name="ce174" office:value-type="float" office:value="3" calcext:value-type="float">
            <text:p>3</text:p>
          </table:table-cell>
          <table:table-cell table:style-name="ce174" office:value-type="float" office:value="6" calcext:value-type="float">
            <text:p>6</text:p>
          </table:table-cell>
          <table:table-cell table:style-name="ce174" office:value-type="float" office:value="0" calcext:value-type="float">
            <text:p>0</text:p>
          </table:table-cell>
          <table:table-cell table:number-columns-repeated="2" table:style-name="ce174" office:value-type="float" office:value="6" calcext:value-type="float">
            <text:p>6</text:p>
          </table:table-cell>
          <table:table-cell table:style-name="ce174" office:value-type="float" office:value="3" calcext:value-type="float">
            <text:p>3</text:p>
          </table:table-cell>
          <table:table-cell table:number-columns-repeated="6" table:style-name="ce174" office:value-type="float" office:value="6" calcext:value-type="float">
            <text:p>6</text:p>
          </table:table-cell>
          <table:table-cell table:number-columns-repeated="1009"/>
        </table:table-row>
        <table:table-row table:style-name="ro11">
          <table:table-cell table:style-name="ce38" office:value-type="string" calcext:value-type="string">
            <text:p>Capacity</text:p>
          </table:table-cell>
          <table:table-cell table:style-name="ce51" table:formula="of:=SUM([.C7:.O7])" office:value-type="string" office:string-value="177" calcext:value-type="string">
            <text:p>177</text:p>
          </table:table-cell>
          <table:table-cell table:style-name="ce51" table:formula="of:=SUM([.C4:.C6])" office:value-type="float" office:value="15" calcext:value-type="float">
            <text:p>15</text:p>
          </table:table-cell>
          <table:table-cell table:style-name="ce51" table:formula="of:=SUM([.D4:.D6])" office:value-type="float" office:value="12" calcext:value-type="float">
            <text:p>12</text:p>
          </table:table-cell>
          <table:table-cell table:style-name="ce51" table:formula="of:=SUM([.E4:.E6])" office:value-type="float" office:value="15" calcext:value-type="float">
            <text:p>15</text:p>
          </table:table-cell>
          <table:table-cell table:style-name="ce51" table:formula="of:=SUM([.F4:.F6])" office:value-type="float" office:value="6" calcext:value-type="float">
            <text:p>6</text:p>
          </table:table-cell>
          <table:table-cell table:style-name="ce51" table:formula="of:=SUM([.G4:.G6])" office:value-type="float" office:value="15" calcext:value-type="float">
            <text:p>15</text:p>
          </table:table-cell>
          <table:table-cell table:style-name="ce51" table:formula="of:=SUM([.H4:.H6])" office:value-type="float" office:value="15" calcext:value-type="float">
            <text:p>15</text:p>
          </table:table-cell>
          <table:table-cell table:style-name="ce51" table:formula="of:=SUM([.I4:.I6])" office:value-type="float" office:value="12" calcext:value-type="float">
            <text:p>12</text:p>
          </table:table-cell>
          <table:table-cell table:style-name="ce51" table:formula="of:=SUM([.J4:.J6])" office:value-type="float" office:value="15" calcext:value-type="float">
            <text:p>15</text:p>
          </table:table-cell>
          <table:table-cell table:style-name="ce51" table:formula="of:=SUM([.K4:.K6])" office:value-type="float" office:value="15" calcext:value-type="float">
            <text:p>15</text:p>
          </table:table-cell>
          <table:table-cell table:style-name="ce51" table:formula="of:=SUM([.L4:.L6])" office:value-type="float" office:value="12" calcext:value-type="float">
            <text:p>12</text:p>
          </table:table-cell>
          <table:table-cell table:style-name="ce51" table:formula="of:=SUM([.M4:.M6])" office:value-type="float" office:value="15" calcext:value-type="float">
            <text:p>15</text:p>
          </table:table-cell>
          <table:table-cell table:style-name="ce51" table:formula="of:=SUM([.N4:.N6])" office:value-type="float" office:value="15" calcext:value-type="float">
            <text:p>15</text:p>
          </table:table-cell>
          <table:table-cell table:style-name="ce51" table:formula="of:=SUM([.O4:.O6])" office:value-type="float" office:value="15" calcext:value-type="float">
            <text:p>15</text:p>
          </table:table-cell>
          <table:table-cell table:number-columns-repeated="1009"/>
        </table:table-row>
        <table:table-row table:style-name="ro1" table:number-rows-repeated="2">
          <table:table-cell table:number-columns-repeated="1024"/>
        </table:table-row>
        <table:table-row table:style-name="ro11">
          <table:table-cell table:style-name="ce174" table:content-validation-name="val6" office:value-type="string" calcext:value-type="string">
            <text:p>DG (50%)</text:p>
          </table:table-cell>
          <table:table-cell table:style-name="ce50" table:formula="of:=SUM([.C10:.N10])" office:value-type="float" office:value="9" calcext:value-type="float">
            <text:p>9</text:p>
          </table:table-cell>
          <table:table-cell table:number-columns-repeated="8" table:style-name="ce174" office:value-type="float" office:value="0" calcext:value-type="float">
            <text:p>0</text:p>
          </table:table-cell>
          <table:table-cell table:style-name="ce174" office:value-type="float" office:value="6" calcext:value-type="float">
            <text:p>6</text:p>
          </table:table-cell>
          <table:table-cell table:style-name="ce174" office:value-type="float" office:value="3" calcext:value-type="float">
            <text:p>3</text:p>
          </table:table-cell>
          <table:table-cell table:number-columns-repeated="3" table:style-name="ce174" office:value-type="float" office:value="0" calcext:value-type="float">
            <text:p>0</text:p>
          </table:table-cell>
          <table:table-cell table:number-columns-repeated="1009"/>
        </table:table-row>
        <table:table-row table:style-name="ro11">
          <table:table-cell table:style-name="ce174" table:content-validation-name="val6" office:value-type="string" calcext:value-type="string">
            <text:p>Anis</text:p>
          </table:table-cell>
          <table:table-cell table:style-name="ce50" table:formula="of:=SUM([.C11:.N11])" office:value-type="float" office:value="0" calcext:value-type="float">
            <text:p>0</text:p>
          </table:table-cell>
          <table:table-cell table:number-columns-repeated="12" table:style-name="ce174" office:value-type="float" office:value="0" calcext:value-type="float">
            <text:p>0</text:p>
          </table:table-cell>
          <table:table-cell table:style-name="ce174" office:value-type="float" office:value="6" calcext:value-type="float">
            <text:p>6</text:p>
          </table:table-cell>
          <table:table-cell table:number-columns-repeated="1009"/>
        </table:table-row>
        <table:table-row table:style-name="ro11">
          <table:table-cell table:style-name="ce174" table:content-validation-name="val6" office:value-type="string" calcext:value-type="string">
            <text:p>Lamine</text:p>
          </table:table-cell>
          <table:table-cell table:style-name="ce50" table:formula="of:=SUM([.C12:.N12])" office:value-type="float" office:value="3" calcext:value-type="float">
            <text:p>3</text:p>
          </table:table-cell>
          <table:table-cell table:number-columns-repeated="9" table:style-name="ce174" office:value-type="float" office:value="0" calcext:value-type="float">
            <text:p>0</text:p>
          </table:table-cell>
          <table:table-cell table:style-name="ce174" office:value-type="float" office:value="3" calcext:value-type="float">
            <text:p>3</text:p>
          </table:table-cell>
          <table:table-cell table:number-columns-repeated="3" table:style-name="ce174" office:value-type="float" office:value="0" calcext:value-type="float">
            <text:p>0</text:p>
          </table:table-cell>
          <table:table-cell table:number-columns-repeated="1009"/>
        </table:table-row>
        <table:table-row table:style-name="ro11">
          <table:table-cell table:style-name="ce38" office:value-type="string" calcext:value-type="string">
            <text:p>Jira IT-1</text:p>
          </table:table-cell>
          <table:table-cell table:style-name="ce51" table:formula="of:=SUM([.C13:.O13])" office:value-type="string" office:string-value="18" calcext:value-type="string">
            <text:p>18</text:p>
          </table:table-cell>
          <table:table-cell table:style-name="ce51" table:formula="of:=SUM([.C10:.C12])" office:value-type="float" office:value="0" calcext:value-type="float">
            <text:p>0</text:p>
          </table:table-cell>
          <table:table-cell table:style-name="ce51" table:formula="of:=SUM([.D10:.D12])" office:value-type="float" office:value="0" calcext:value-type="float">
            <text:p>0</text:p>
          </table:table-cell>
          <table:table-cell table:style-name="ce51" table:formula="of:=SUM([.E10:.E12])" office:value-type="float" office:value="0" calcext:value-type="float">
            <text:p>0</text:p>
          </table:table-cell>
          <table:table-cell table:style-name="ce51" table:formula="of:=SUM([.F10:.F12])" office:value-type="float" office:value="0" calcext:value-type="float">
            <text:p>0</text:p>
          </table:table-cell>
          <table:table-cell table:style-name="ce51" table:formula="of:=SUM([.G10:.G12])" office:value-type="float" office:value="0" calcext:value-type="float">
            <text:p>0</text:p>
          </table:table-cell>
          <table:table-cell table:style-name="ce51" table:formula="of:=SUM([.H10:.H12])" office:value-type="float" office:value="0" calcext:value-type="float">
            <text:p>0</text:p>
          </table:table-cell>
          <table:table-cell table:style-name="ce51" table:formula="of:=SUM([.I10:.I12])" office:value-type="float" office:value="0" calcext:value-type="float">
            <text:p>0</text:p>
          </table:table-cell>
          <table:table-cell table:style-name="ce51" table:formula="of:=SUM([.J10:.J12])" office:value-type="float" office:value="0" calcext:value-type="float">
            <text:p>0</text:p>
          </table:table-cell>
          <table:table-cell table:style-name="ce51" table:formula="of:=SUM([.K10:.K12])" office:value-type="float" office:value="6" calcext:value-type="float">
            <text:p>6</text:p>
          </table:table-cell>
          <table:table-cell table:style-name="ce51" table:formula="of:=SUM([.L10:.L12])" office:value-type="float" office:value="6" calcext:value-type="float">
            <text:p>6</text:p>
          </table:table-cell>
          <table:table-cell table:style-name="ce51" table:formula="of:=SUM([.M10:.M12])" office:value-type="float" office:value="0" calcext:value-type="float">
            <text:p>0</text:p>
          </table:table-cell>
          <table:table-cell table:style-name="ce51" table:formula="of:=SUM([.N10:.N12])" office:value-type="float" office:value="0" calcext:value-type="float">
            <text:p>0</text:p>
          </table:table-cell>
          <table:table-cell table:style-name="ce51" table:formula="of:=SUM([.O10:.O12])" office:value-type="float" office:value="6" calcext:value-type="float">
            <text:p>6</text:p>
          </table:table-cell>
          <table:table-cell table:number-columns-repeated="1009"/>
        </table:table-row>
        <table:table-row table:style-name="ro1" table:number-rows-repeated="2">
          <table:table-cell table:number-columns-repeated="1024"/>
        </table:table-row>
        <table:table-row table:style-name="ro11">
          <table:table-cell table:style-name="ce174" office:value-type="string" calcext:value-type="string">
            <text:p>En burndown</text:p>
          </table:table-cell>
          <table:table-cell table:number-columns-repeated="1023"/>
        </table:table-row>
        <table:table-row table:style-name="ro1">
          <table:table-cell table:number-columns-repeated="1024"/>
        </table:table-row>
        <table:table-row table:style-name="ro11">
          <table:table-cell table:style-name="ce49" table:content-validation-name="val6" table:formula="of:=[.A4]" office:value-type="string" office:string-value="DG (50%)" calcext:value-type="string">
            <text:p>DG (50%)</text:p>
          </table:table-cell>
          <table:table-cell/>
          <table:table-cell table:style-name="ce49" table:formula="of:=[.B4]" office:value-type="float" office:value="30" calcext:value-type="float">
            <text:p>30</text:p>
          </table:table-cell>
          <table:table-cell table:style-name="ce49" table:formula="of:=[.C18]-[.C4]" office:value-type="float" office:value="27" calcext:value-type="float">
            <text:p>27</text:p>
          </table:table-cell>
          <table:table-cell table:style-name="ce49" table:formula="of:=[.D18]-[.D4]" office:value-type="float" office:value="24" calcext:value-type="float">
            <text:p>24</text:p>
          </table:table-cell>
          <table:table-cell table:style-name="ce49" table:formula="of:=[.E18]-[.E4]" office:value-type="float" office:value="21" calcext:value-type="float">
            <text:p>21</text:p>
          </table:table-cell>
          <table:table-cell table:style-name="ce49" table:formula="of:=[.F18]-[.F4]" office:value-type="float" office:value="21" calcext:value-type="float">
            <text:p>21</text:p>
          </table:table-cell>
          <table:table-cell table:style-name="ce49" table:formula="of:=[.G18]-[.G4]" office:value-type="float" office:value="18" calcext:value-type="float">
            <text:p>18</text:p>
          </table:table-cell>
          <table:table-cell table:style-name="ce49" table:formula="of:=[.H18]-[.H4]" office:value-type="float" office:value="15" calcext:value-type="float">
            <text:p>15</text:p>
          </table:table-cell>
          <table:table-cell table:style-name="ce49" table:formula="of:=[.I18]-[.I4]" office:value-type="float" office:value="12" calcext:value-type="float">
            <text:p>12</text:p>
          </table:table-cell>
          <table:table-cell table:style-name="ce49" table:formula="of:=[.J18]-[.J4]" office:value-type="float" office:value="9" calcext:value-type="float">
            <text:p>9</text:p>
          </table:table-cell>
          <table:table-cell table:style-name="ce49" table:formula="of:=[.K18]-[.K4]" office:value-type="float" office:value="6" calcext:value-type="float">
            <text:p>6</text:p>
          </table:table-cell>
          <table:table-cell table:style-name="ce49" table:formula="of:=[.L18]-[.L4]" office:value-type="float" office:value="6" calcext:value-type="float">
            <text:p>6</text:p>
          </table:table-cell>
          <table:table-cell table:style-name="ce49" table:formula="of:=[.M18]-[.M4]" office:value-type="float" office:value="3" calcext:value-type="float">
            <text:p>3</text:p>
          </table:table-cell>
          <table:table-cell table:style-name="ce49" table:formula="of:=[.N18]-[.N4]" office:value-type="float" office:value="0" calcext:value-type="float">
            <text:p>0</text:p>
          </table:table-cell>
          <table:table-cell table:number-columns-repeated="1009"/>
        </table:table-row>
        <table:table-row table:style-name="ro11">
          <table:table-cell table:style-name="ce49" table:content-validation-name="val6" table:formula="of:=[.A5]" office:value-type="string" office:string-value="Anis" calcext:value-type="string">
            <text:p>Anis</text:p>
          </table:table-cell>
          <table:table-cell/>
          <table:table-cell table:style-name="ce49" table:formula="of:=[.B5]" office:value-type="float" office:value="72" calcext:value-type="float">
            <text:p>72</text:p>
          </table:table-cell>
          <table:table-cell table:style-name="ce49" table:formula="of:=[.C19]-[.C5]" office:value-type="float" office:value="66" calcext:value-type="float">
            <text:p>66</text:p>
          </table:table-cell>
          <table:table-cell table:style-name="ce49" table:formula="of:=[.D19]-[.D5]" office:value-type="float" office:value="60" calcext:value-type="float">
            <text:p>60</text:p>
          </table:table-cell>
          <table:table-cell table:style-name="ce49" table:formula="of:=[.E19]-[.E5]" office:value-type="float" office:value="54" calcext:value-type="float">
            <text:p>54</text:p>
          </table:table-cell>
          <table:table-cell table:style-name="ce49" table:formula="of:=[.F19]-[.F5]" office:value-type="float" office:value="48" calcext:value-type="float">
            <text:p>48</text:p>
          </table:table-cell>
          <table:table-cell table:style-name="ce49" table:formula="of:=[.G19]-[.G5]" office:value-type="float" office:value="42" calcext:value-type="float">
            <text:p>42</text:p>
          </table:table-cell>
          <table:table-cell table:style-name="ce49" table:formula="of:=[.H19]-[.H5]" office:value-type="float" office:value="36" calcext:value-type="float">
            <text:p>36</text:p>
          </table:table-cell>
          <table:table-cell table:style-name="ce49" table:formula="of:=[.I19]-[.I5]" office:value-type="float" office:value="30" calcext:value-type="float">
            <text:p>30</text:p>
          </table:table-cell>
          <table:table-cell table:style-name="ce49" table:formula="of:=[.J19]-[.J5]" office:value-type="float" office:value="24" calcext:value-type="float">
            <text:p>24</text:p>
          </table:table-cell>
          <table:table-cell table:style-name="ce49" table:formula="of:=[.K19]-[.K5]" office:value-type="float" office:value="18" calcext:value-type="float">
            <text:p>18</text:p>
          </table:table-cell>
          <table:table-cell table:style-name="ce49" table:formula="of:=[.L19]-[.L5]" office:value-type="float" office:value="12" calcext:value-type="float">
            <text:p>12</text:p>
          </table:table-cell>
          <table:table-cell table:style-name="ce49" table:formula="of:=[.M19]-[.M5]" office:value-type="float" office:value="6" calcext:value-type="float">
            <text:p>6</text:p>
          </table:table-cell>
          <table:table-cell table:style-name="ce49" table:formula="of:=[.N19]-[.N5]" office:value-type="float" office:value="0" calcext:value-type="float">
            <text:p>0</text:p>
          </table:table-cell>
          <table:table-cell table:number-columns-repeated="1009"/>
        </table:table-row>
        <table:table-row table:style-name="ro11">
          <table:table-cell table:style-name="ce49" table:content-validation-name="val6" table:formula="of:=[.A6]" office:value-type="string" office:string-value="Lamine" calcext:value-type="string">
            <text:p>Lamine</text:p>
          </table:table-cell>
          <table:table-cell/>
          <table:table-cell table:style-name="ce49" table:formula="of:=[.B6]" office:value-type="float" office:value="60" calcext:value-type="float">
            <text:p>60</text:p>
          </table:table-cell>
          <table:table-cell table:style-name="ce49" table:formula="of:=[.C20]-[.C6]" office:value-type="float" office:value="54" calcext:value-type="float">
            <text:p>54</text:p>
          </table:table-cell>
          <table:table-cell table:style-name="ce49" table:formula="of:=[.D20]-[.D6]" office:value-type="float" office:value="51" calcext:value-type="float">
            <text:p>51</text:p>
          </table:table-cell>
          <table:table-cell table:style-name="ce49" table:formula="of:=[.E20]-[.E6]" office:value-type="float" office:value="45" calcext:value-type="float">
            <text:p>45</text:p>
          </table:table-cell>
          <table:table-cell table:style-name="ce49" table:formula="of:=[.F20]-[.F6]" office:value-type="float" office:value="45" calcext:value-type="float">
            <text:p>45</text:p>
          </table:table-cell>
          <table:table-cell table:style-name="ce49" table:formula="of:=[.G20]-[.G6]" office:value-type="float" office:value="39" calcext:value-type="float">
            <text:p>39</text:p>
          </table:table-cell>
          <table:table-cell table:style-name="ce49" table:formula="of:=[.H20]-[.H6]" office:value-type="float" office:value="33" calcext:value-type="float">
            <text:p>33</text:p>
          </table:table-cell>
          <table:table-cell table:style-name="ce49" table:formula="of:=[.I20]-[.I6]" office:value-type="float" office:value="30" calcext:value-type="float">
            <text:p>30</text:p>
          </table:table-cell>
          <table:table-cell table:style-name="ce49" table:formula="of:=[.J20]-[.J6]" office:value-type="float" office:value="24" calcext:value-type="float">
            <text:p>24</text:p>
          </table:table-cell>
          <table:table-cell table:style-name="ce49" table:formula="of:=[.K20]-[.K6]" office:value-type="float" office:value="18" calcext:value-type="float">
            <text:p>18</text:p>
          </table:table-cell>
          <table:table-cell table:style-name="ce49" table:formula="of:=[.L20]-[.L6]" office:value-type="float" office:value="12" calcext:value-type="float">
            <text:p>12</text:p>
          </table:table-cell>
          <table:table-cell table:style-name="ce49" table:formula="of:=[.M20]-[.M6]" office:value-type="float" office:value="6" calcext:value-type="float">
            <text:p>6</text:p>
          </table:table-cell>
          <table:table-cell table:style-name="ce49" table:formula="of:=[.N20]-[.N6]" office:value-type="float" office:value="0" calcext:value-type="float">
            <text:p>0</text:p>
          </table:table-cell>
          <table:table-cell table:number-columns-repeated="1009"/>
        </table:table-row>
        <table:table-row table:style-name="ro11">
          <table:table-cell table:style-name="ce41" office:value-type="string" calcext:value-type="string">
            <text:p>Ideal burndown (en heures)</text:p>
          </table:table-cell>
          <table:table-cell/>
          <table:table-cell table:style-name="ce49" table:formula="of:=SUM([.C18:.C20])" office:value-type="float" office:value="162" calcext:value-type="float">
            <text:p>162</text:p>
          </table:table-cell>
          <table:table-cell table:style-name="ce49" table:formula="of:=SUM([.D18:.D20])" office:value-type="float" office:value="147" calcext:value-type="float">
            <text:p>147</text:p>
          </table:table-cell>
          <table:table-cell table:style-name="ce49" table:formula="of:=SUM([.E18:.E20])" office:value-type="float" office:value="135" calcext:value-type="float">
            <text:p>135</text:p>
          </table:table-cell>
          <table:table-cell table:style-name="ce49" table:formula="of:=SUM([.F18:.F20])" office:value-type="float" office:value="120" calcext:value-type="float">
            <text:p>120</text:p>
          </table:table-cell>
          <table:table-cell table:style-name="ce49" table:formula="of:=SUM([.G18:.G20])" office:value-type="float" office:value="114" calcext:value-type="float">
            <text:p>114</text:p>
          </table:table-cell>
          <table:table-cell table:style-name="ce49" table:formula="of:=SUM([.H18:.H20])" office:value-type="float" office:value="99" calcext:value-type="float">
            <text:p>99</text:p>
          </table:table-cell>
          <table:table-cell table:style-name="ce49" table:formula="of:=SUM([.I18:.I20])" office:value-type="float" office:value="84" calcext:value-type="float">
            <text:p>84</text:p>
          </table:table-cell>
          <table:table-cell table:style-name="ce49" table:formula="of:=SUM([.J18:.J20])" office:value-type="float" office:value="72" calcext:value-type="float">
            <text:p>72</text:p>
          </table:table-cell>
          <table:table-cell table:style-name="ce49" table:formula="of:=SUM([.K18:.K20])" office:value-type="float" office:value="57" calcext:value-type="float">
            <text:p>57</text:p>
          </table:table-cell>
          <table:table-cell table:style-name="ce49" table:formula="of:=SUM([.L18:.L20])" office:value-type="float" office:value="42" calcext:value-type="float">
            <text:p>42</text:p>
          </table:table-cell>
          <table:table-cell table:style-name="ce49" table:formula="of:=SUM([.M18:.M20])" office:value-type="float" office:value="30" calcext:value-type="float">
            <text:p>30</text:p>
          </table:table-cell>
          <table:table-cell table:style-name="ce49" table:formula="of:=SUM([.N18:.N20])" office:value-type="float" office:value="15" calcext:value-type="float">
            <text:p>15</text:p>
          </table:table-cell>
          <table:table-cell table:style-name="ce49" table:formula="of:=SUM([.O18:.O20])" office:value-type="float" office:value="0" calcext:value-type="float">
            <text:p>0</text:p>
          </table:table-cell>
          <table:table-cell table:number-columns-repeated="1009"/>
        </table:table-row>
        <table:table-row table:style-name="ro1" table:number-rows-repeated="1048554">
          <table:table-cell table:number-columns-repeated="1024"/>
        </table:table-row>
        <table:table-row table:style-name="ro1">
          <table:table-cell table:number-columns-repeated="1024"/>
        </table:table-row>
      </table:table>
      <table:table table:name="Livrables" table:style-name="ta7">
        <table:table-column table:style-name="co31" table:default-cell-style-name="Default"/>
        <table:table-column table:style-name="co11" table:default-cell-style-name="Default"/>
        <table:table-column table:style-name="co32" table:default-cell-style-name="Default"/>
        <table:table-column table:style-name="co7" table:default-cell-style-name="Default"/>
        <table:table-column table:style-name="co33" table:default-cell-style-name="Default"/>
        <table:table-column table:style-name="co34" table:default-cell-style-name="Default"/>
        <table:table-column table:style-name="co35" table:default-cell-style-name="Default"/>
        <table:table-column table:style-name="co1" table:number-columns-repeated="14" table:default-cell-style-name="Default"/>
        <table:table-column table:style-name="co2" table:number-columns-repeated="1003" table:default-cell-style-name="Default"/>
        <table:table-row table:style-name="ro11">
          <table:table-cell table:style-name="ce55" office:value-type="string" calcext:value-type="string">
            <text:p>ID</text:p>
          </table:table-cell>
          <table:table-cell table:style-name="ce55" office:value-type="string" calcext:value-type="string">
            <text:p>Livrable</text:p>
          </table:table-cell>
          <table:table-cell table:style-name="ce55" office:value-type="string" calcext:value-type="string">
            <text:p>Resp.</text:p>
          </table:table-cell>
          <table:table-cell table:style-name="ce55" office:value-type="string" calcext:value-type="string">
            <text:p>Type</text:p>
          </table:table-cell>
          <table:table-cell table:style-name="ce55" office:value-type="string" calcext:value-type="string">
            <text:p>Etat</text:p>
          </table:table-cell>
          <table:table-cell table:style-name="ce55" office:value-type="string" calcext:value-type="string">
            <text:p>Dernière Liv.</text:p>
          </table:table-cell>
          <table:table-cell table:style-name="ce55" office:value-type="string" calcext:value-type="string">
            <text:p>Détail</text:p>
          </table:table-cell>
          <table:table-cell table:style-name="ce56" table:number-columns-repeated="14"/>
          <table:table-cell table:number-columns-repeated="1003"/>
        </table:table-row>
        <table:table-row table:style-name="ro11">
          <table:table-cell table:style-name="ce56" office:value-type="float" office:value="1" calcext:value-type="float">
            <text:p>1</text:p>
          </table:table-cell>
          <table:table-cell table:number-columns-repeated="2" table:style-name="ce56" office:value-type="string" calcext:value-type="string">
            <text:p>aaa</text:p>
          </table:table-cell>
          <table:table-cell table:number-columns-repeated="2" table:style-name="ce56" office:value-type="string" calcext:value-type="string">
            <text:p>aa</text:p>
          </table:table-cell>
          <table:table-cell table:style-name="ce56"/>
          <table:table-cell table:style-name="ce56" office:value-type="string" calcext:value-type="string">
            <text:p>aa</text:p>
          </table:table-cell>
          <table:table-cell table:style-name="ce56" table:number-columns-repeated="14"/>
          <table:table-cell table:number-columns-repeated="1003"/>
        </table:table-row>
        <table:table-row table:style-name="ro11" table:number-rows-repeated="99">
          <table:table-cell table:style-name="ce56" table:number-columns-repeated="21"/>
          <table:table-cell table:number-columns-repeated="1003"/>
        </table:table-row>
        <table:table-row table:style-name="ro1" table:number-rows-repeated="1048474">
          <table:table-cell table:number-columns-repeated="1024"/>
        </table:table-row>
        <table:table-row table:style-name="ro1">
          <table:table-cell table:number-columns-repeated="1024"/>
        </table:table-row>
      </table:table>
      <table:table table:name="Liste" table:style-name="ta8">
        <table:table-column table:style-name="co2"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2" table:number-columns-repeated="1018" table:default-cell-style-name="Default"/>
        <table:table-row table:style-name="ro11">
          <table:table-cell table:style-name="ce57" office:value-type="string" calcext:value-type="string">
            <text:p>Task_status</text:p>
          </table:table-cell>
          <table:table-cell table:style-name="ce57"/>
          <table:table-cell table:style-name="ce57" office:value-type="string" calcext:value-type="string">
            <text:p>People</text:p>
          </table:table-cell>
          <table:table-cell table:style-name="ce57" office:value-type="string" calcext:value-type="string">
            <text:p>Type de risque</text:p>
          </table:table-cell>
          <table:table-cell table:style-name="ce57" office:value-type="string" calcext:value-type="string">
            <text:p>Proba_Risques</text:p>
          </table:table-cell>
          <table:table-cell table:style-name="ce57" office:value-type="string" calcext:value-type="string">
            <text:p>Task_type</text:p>
          </table:table-cell>
          <table:table-cell table:number-columns-repeated="1018"/>
        </table:table-row>
        <table:table-row table:style-name="ro11">
          <table:table-cell table:style-name="ce57" office:value-type="string" calcext:value-type="string">
            <text:p>Planned</text:p>
          </table:table-cell>
          <table:table-cell table:style-name="ce57"/>
          <table:table-cell table:style-name="ce57" office:value-type="string" calcext:value-type="string">
            <text:p>DG (50%)</text:p>
          </table:table-cell>
          <table:table-cell table:style-name="ce57" office:value-type="string" calcext:value-type="string">
            <text:p>Organisation</text:p>
          </table:table-cell>
          <table:table-cell table:style-name="ce59"/>
          <table:table-cell table:style-name="ce57" office:value-type="string" calcext:value-type="string">
            <text:p>Data model &amp; migration</text:p>
          </table:table-cell>
          <table:table-cell table:number-columns-repeated="1018"/>
        </table:table-row>
        <table:table-row table:style-name="ro11">
          <table:table-cell table:style-name="ce57" office:value-type="string" calcext:value-type="string">
            <text:p>In progress</text:p>
          </table:table-cell>
          <table:table-cell table:style-name="ce57"/>
          <table:table-cell table:style-name="ce57" office:value-type="string" calcext:value-type="string">
            <text:p>Anis</text:p>
          </table:table-cell>
          <table:table-cell table:style-name="ce59" table:number-columns-repeated="2"/>
          <table:table-cell table:style-name="ce57" office:value-type="string" calcext:value-type="string">
            <text:p>Opération service</text:p>
          </table:table-cell>
          <table:table-cell table:number-columns-repeated="1018"/>
        </table:table-row>
        <table:table-row table:style-name="ro11">
          <table:table-cell table:style-name="ce57" office:value-type="string" calcext:value-type="string">
            <text:p>Done</text:p>
          </table:table-cell>
          <table:table-cell table:style-name="ce57"/>
          <table:table-cell table:style-name="ce57" office:value-type="string" calcext:value-type="string">
            <text:p>Lamine</text:p>
          </table:table-cell>
          <table:table-cell table:style-name="ce59" table:number-columns-repeated="2"/>
          <table:table-cell table:style-name="ce57" office:value-type="string" calcext:value-type="string">
            <text:p>App / Batch modification</text:p>
          </table:table-cell>
          <table:table-cell table:number-columns-repeated="1018"/>
        </table:table-row>
        <table:table-row table:style-name="ro11">
          <table:table-cell table:style-name="ce57" office:value-type="string" calcext:value-type="string">
            <text:p>Canceled</text:p>
          </table:table-cell>
          <table:table-cell table:style-name="ce57"/>
          <table:table-cell table:style-name="ce57" office:value-type="string" calcext:value-type="string">
            <text:p>NOBODY</text:p>
          </table:table-cell>
          <table:table-cell table:style-name="ce59" table:number-columns-repeated="2"/>
          <table:table-cell table:style-name="ce57" office:value-type="string" calcext:value-type="string">
            <text:p>Angular screen update</text:p>
          </table:table-cell>
          <table:table-cell table:number-columns-repeated="1018"/>
        </table:table-row>
        <table:table-row table:style-name="ro11">
          <table:table-cell table:style-name="ce58" office:value-type="string" calcext:value-type="string">
            <text:p>Waiting</text:p>
          </table:table-cell>
          <table:table-cell table:style-name="ce57" office:value-type="string" calcext:value-type="string">
            <text:p>En attente d'une ressource externe</text:p>
          </table:table-cell>
          <table:table-cell table:style-name="ce59" table:number-columns-repeated="3"/>
          <table:table-cell table:style-name="ce57" office:value-type="string" calcext:value-type="string">
            <text:p>BL &amp; Release</text:p>
          </table:table-cell>
          <table:table-cell table:number-columns-repeated="1018"/>
        </table:table-row>
        <table:table-row table:style-name="ro11">
          <table:table-cell table:style-name="ce57" office:value-type="string" calcext:value-type="string">
            <text:p>Suspended</text:p>
          </table:table-cell>
          <table:table-cell table:style-name="ce57" office:value-type="string" calcext:value-type="string">
            <text:p>En attente d'une ressource interne</text:p>
          </table:table-cell>
          <table:table-cell table:style-name="ce59" table:number-columns-repeated="3"/>
          <table:table-cell table:style-name="ce57" office:value-type="string" calcext:value-type="string">
            <text:p>Spec fonctionnelle détaillée (par MOE)</text:p>
          </table:table-cell>
          <table:table-cell table:number-columns-repeated="1018"/>
        </table:table-row>
        <table:table-row table:style-name="ro11">
          <table:table-cell table:style-name="ce59" table:number-columns-repeated="5"/>
          <table:table-cell table:style-name="ce57" office:value-type="string" calcext:value-type="string">
            <text:p>"Pattern" (composant graphique, mécanisme générique réutilisable, CND)</text:p>
          </table:table-cell>
          <table:table-cell table:number-columns-repeated="1018"/>
        </table:table-row>
        <table:table-row table:style-name="ro11">
          <table:table-cell table:style-name="ce59" table:number-columns-repeated="5"/>
          <table:table-cell table:style-name="ce57"/>
          <table:table-cell table:number-columns-repeated="1018"/>
        </table:table-row>
        <table:table-row table:style-name="ro11">
          <table:table-cell table:style-name="ce59" table:number-columns-repeated="5"/>
          <table:table-cell table:style-name="ce57" office:value-type="string" calcext:value-type="string">
            <text:p>???? New</text:p>
          </table:table-cell>
          <table:table-cell table:number-columns-repeated="1018"/>
        </table:table-row>
        <table:table-row table:style-name="ro11">
          <table:table-cell table:style-name="ce59" table:number-columns-repeated="5"/>
          <table:table-cell table:number-columns-repeated="1019"/>
        </table:table-row>
        <table:table-row table:style-name="ro1" table:number-rows-repeated="1048564">
          <table:table-cell table:number-columns-repeated="1024"/>
        </table:table-row>
        <table:table-row table:style-name="ro1">
          <table:table-cell table:number-columns-repeated="1024"/>
        </table:table-row>
      </table:table>
      <table:table table:name="Help" table:style-name="ta9">
        <table:table-column table:style-name="co1" table:number-columns-repeated="20" table:default-cell-style-name="Default"/>
        <table:table-column table:style-name="co2" table:number-columns-repeated="1004" table:default-cell-style-name="Default"/>
        <table:table-row table:style-name="ro1" table:number-rows-repeated="1048575">
          <table:table-cell table:number-columns-repeated="1024"/>
        </table:table-row>
        <table:table-row table:style-name="ro1">
          <table:table-cell table:number-columns-repeated="1024"/>
        </table:table-row>
      </table:table>
      <table:table table:name="Template" table:style-name="ta10">
        <table:table-column table:style-name="co41" table:default-cell-style-name="Default"/>
        <table:table-column table:style-name="co12" table:default-cell-style-name="Default"/>
        <table:table-column table:style-name="co42" table:default-cell-style-name="Default"/>
        <table:table-column table:style-name="co43" table:default-cell-style-name="Default"/>
        <table:table-column table:style-name="co2" table:default-cell-style-name="Default"/>
        <table:table-column table:style-name="co12" table:default-cell-style-name="Default"/>
        <table:table-column table:style-name="co44" table:default-cell-style-name="Default"/>
        <table:table-column table:style-name="co45" table:default-cell-style-name="Default"/>
        <table:table-column table:style-name="co2" table:number-columns-repeated="1016" table:default-cell-style-name="Default"/>
        <table:table-row table:style-name="ro12">
          <table:table-cell table:style-name="ce60"/>
          <table:table-cell table:style-name="ce64" table:number-columns-repeated="4"/>
          <table:table-cell table:style-name="ce79"/>
          <table:table-cell table:number-columns-repeated="1018"/>
        </table:table-row>
        <table:table-row table:style-name="ro13">
          <table:table-cell table:style-name="ce61"/>
          <table:table-cell table:style-name="ce65" office:value-type="string" calcext:value-type="string">
            <text:p>Id</text:p>
          </table:table-cell>
          <table:table-cell table:style-name="ce70"/>
          <table:table-cell table:style-name="ce76"/>
          <table:table-cell table:style-name="ce66"/>
          <table:table-cell table:style-name="ce80"/>
          <table:table-cell table:style-name="ce66"/>
          <table:table-cell table:style-name="ce66" office:value-type="string" calcext:value-type="string">
            <office:annotation draw:style-name="gr6" draw:text-style-name="P3" svg:width="127mm" svg:height="43.41mm" svg:x="268.55mm" svg:y="8.85mm" draw:caption-point-x="-4.07mm" draw:caption-point-y="4.47mm">
              <dc:date>2017-07-05T00:00:00</dc:date>
              <text:p text:style-name="P2"><text:span text:style-name="T1">The area A1:F10 are the contents of the template. </text:span></text:p>
              <text:p text:style-name="P2"><text:span text:style-name="T1"/></text:p>
              <text:p text:style-name="P2"><text:span text:style-name="T1">Keep the Story Name short.</text:span></text:p>
              <text:p text:style-name="P2"><text:span text:style-name="T1"/></text:p>
              <text:p text:style-name="P2"><text:span text:style-name="T1">NOTE: The current version of Google Docs does not support page brakes. This template has the row heights set to match two story cards per page (in A4 format).</text:span></text:p>
              <text:p text:style-name="P2"><text:span text:style-name="T1"/></text:p>
              <text:p text:style-name="P2"><text:span text:style-name="T1">The Google Docs printing function seems to have a bug. It is not possible to print text that has vertical alignment set to other than top.</text:span></text:p>
            </office:annotation>
            <text:p>(read more in comment)</text:p>
          </table:table-cell>
          <table:table-cell table:number-columns-repeated="1016"/>
        </table:table-row>
        <table:table-row table:style-name="ro14">
          <table:table-cell table:style-name="ce61"/>
          <table:table-cell table:style-name="ce66"/>
          <table:table-cell table:style-name="ce71" office:value-type="string" calcext:value-type="string">
            <text:p>Story name</text:p>
          </table:table-cell>
          <table:table-cell table:style-name="ce66" table:number-columns-repeated="2"/>
          <table:table-cell table:style-name="ce80"/>
          <table:table-cell table:style-name="ce66" table:number-columns-repeated="2"/>
          <table:table-cell table:number-columns-repeated="1016"/>
        </table:table-row>
        <table:table-row table:style-name="ro11">
          <table:table-cell table:style-name="ce62"/>
          <table:table-cell table:style-name="ce67"/>
          <table:table-cell table:style-name="ce72" office:value-type="string" calcext:value-type="string">
            <text:p>User story</text:p>
          </table:table-cell>
          <table:table-cell table:style-name="ce67"/>
          <table:table-cell table:style-name="ce75" office:value-type="string" calcext:value-type="string">
            <text:p>Importance</text:p>
          </table:table-cell>
          <table:table-cell table:style-name="ce81"/>
          <table:table-cell table:style-name="ce67" table:number-columns-repeated="2"/>
          <table:table-cell table:number-columns-repeated="1016"/>
        </table:table-row>
        <table:table-row table:style-name="ro15">
          <table:table-cell table:style-name="ce62"/>
          <table:table-cell table:style-name="ce68"/>
          <table:table-cell table:style-name="ce73"/>
          <table:table-cell table:style-name="ce77"/>
          <table:table-cell table:style-name="ce78"/>
          <table:table-cell table:style-name="ce82"/>
          <table:table-cell table:style-name="ce67" table:number-columns-repeated="2"/>
          <table:table-cell table:number-columns-repeated="1016"/>
        </table:table-row>
        <table:table-row table:style-name="ro11">
          <table:table-cell table:style-name="ce62"/>
          <table:table-cell table:style-name="ce67"/>
          <table:table-cell table:style-name="ce74"/>
          <table:table-cell table:style-name="ce67"/>
          <table:table-cell table:style-name="ce74"/>
          <table:table-cell table:style-name="ce81"/>
          <table:table-cell table:style-name="ce67" table:number-columns-repeated="2"/>
          <table:table-cell table:number-columns-repeated="1016"/>
        </table:table-row>
        <table:table-row table:style-name="ro11">
          <table:table-cell table:style-name="ce61"/>
          <table:table-cell table:style-name="ce66"/>
          <table:table-cell table:style-name="ce75" office:value-type="string" calcext:value-type="string">
            <text:p>How to test</text:p>
          </table:table-cell>
          <table:table-cell table:style-name="ce66"/>
          <table:table-cell table:style-name="ce75" office:value-type="string" calcext:value-type="string">
            <text:p>Estimate</text:p>
          </table:table-cell>
          <table:table-cell table:style-name="ce80"/>
          <table:table-cell table:style-name="ce66" table:number-columns-repeated="2"/>
          <table:table-cell table:number-columns-repeated="1016"/>
        </table:table-row>
        <table:table-row table:style-name="ro16">
          <table:table-cell table:style-name="ce62"/>
          <table:table-cell table:style-name="ce68"/>
          <table:table-cell table:style-name="ce73"/>
          <table:table-cell table:style-name="ce77"/>
          <table:table-cell table:style-name="ce78"/>
          <table:table-cell table:style-name="ce82"/>
          <table:table-cell table:style-name="ce67" table:number-columns-repeated="2"/>
          <table:table-cell table:number-columns-repeated="1016"/>
        </table:table-row>
        <table:table-row table:style-name="ro13">
          <table:table-cell table:style-name="ce62"/>
          <table:table-cell table:style-name="ce67"/>
          <table:table-cell table:style-name="ce74"/>
          <table:table-cell table:style-name="ce67"/>
          <table:table-cell table:style-name="ce74"/>
          <table:table-cell table:style-name="ce81"/>
          <table:table-cell table:style-name="ce67" table:number-columns-repeated="2"/>
          <table:table-cell table:number-columns-repeated="1016"/>
        </table:table-row>
        <table:table-row table:style-name="ro17">
          <table:table-cell table:style-name="ce63"/>
          <table:table-cell table:style-name="ce69" table:number-columns-repeated="4"/>
          <table:table-cell table:style-name="ce83"/>
          <table:table-cell table:style-name="ce67" table:number-columns-repeated="2"/>
          <table:table-cell table:number-columns-repeated="1016"/>
        </table:table-row>
        <table:table-row table:style-name="ro1" table:number-rows-repeated="1048565">
          <table:table-cell table:number-columns-repeated="1024"/>
        </table:table-row>
        <table:table-row table:style-name="ro1">
          <table:table-cell table:number-columns-repeated="1024"/>
        </table:table-row>
      </table:table>
      <table:table table:name="Cards" table:style-name="ta11">
        <table:table-column table:style-name="co41" table:default-cell-style-name="Default"/>
        <table:table-column table:style-name="co12" table:default-cell-style-name="Default"/>
        <table:table-column table:style-name="co42" table:default-cell-style-name="Default"/>
        <table:table-column table:style-name="co43" table:default-cell-style-name="Default"/>
        <table:table-column table:style-name="co2" table:default-cell-style-name="Default"/>
        <table:table-column table:style-name="co12" table:default-cell-style-name="Default"/>
        <table:table-column table:style-name="co2" table:number-columns-repeated="1018" table:default-cell-style-name="Default"/>
        <table:table-row table:style-name="ro12">
          <table:table-cell table:style-name="ce60"/>
          <table:table-cell table:style-name="ce64" table:number-columns-repeated="4"/>
          <table:table-cell table:style-name="ce79"/>
          <table:table-cell table:number-columns-repeated="1018"/>
        </table:table-row>
        <table:table-row table:style-name="ro13">
          <table:table-cell table:style-name="ce61"/>
          <table:table-cell table:style-name="ce65" office:value-type="string" calcext:value-type="string">
            <text:p>Id</text:p>
          </table:table-cell>
          <table:table-cell table:style-name="ce70" office:value-type="string" calcext:value-type="string">
            <text:p>A200</text:p>
          </table:table-cell>
          <table:table-cell table:style-name="ce76"/>
          <table:table-cell table:style-name="ce66"/>
          <table:table-cell table:style-name="ce80"/>
          <table:table-cell table:number-columns-repeated="1018"/>
        </table:table-row>
        <table:table-row table:style-name="ro14">
          <table:table-cell table:style-name="ce61"/>
          <table:table-cell table:style-name="ce66"/>
          <table:table-cell table:style-name="ce71" office:value-type="string" calcext:value-type="string">
            <text:p>Consultant Info Com...</text:p>
          </table:table-cell>
          <table:table-cell table:style-name="ce66" table:number-columns-repeated="2"/>
          <table:table-cell table:style-name="ce80"/>
          <table:table-cell table:number-columns-repeated="1018"/>
        </table:table-row>
        <table:table-row table:style-name="ro1">
          <table:table-cell table:style-name="ce62"/>
          <table:table-cell table:style-name="ce67"/>
          <table:table-cell table:style-name="ce72" office:value-type="string" calcext:value-type="string">
            <text:p>User story</text:p>
          </table:table-cell>
          <table:table-cell table:style-name="ce67"/>
          <table:table-cell table:style-name="ce75" office:value-type="string" calcext:value-type="string">
            <text:p>Importance</text:p>
          </table:table-cell>
          <table:table-cell table:style-name="ce81"/>
          <table:table-cell table:number-columns-repeated="1018"/>
        </table:table-row>
        <table:table-row table:style-name="ro15">
          <table:table-cell table:style-name="ce62"/>
          <table:table-cell table:style-name="ce68"/>
          <table:table-cell table:style-name="ce73" office:value-type="string" calcext:value-type="string">
            <text:p>Consultant Info Complémentaire</text:p>
          </table:table-cell>
          <table:table-cell table:style-name="ce77"/>
          <table:table-cell table:style-name="ce78" office:value-type="float" office:value="4" calcext:value-type="float">
            <text:p>4</text:p>
          </table:table-cell>
          <table:table-cell table:style-name="ce82"/>
          <table:table-cell table:number-columns-repeated="1018"/>
        </table:table-row>
        <table:table-row table:style-name="ro1">
          <table:table-cell table:style-name="ce62"/>
          <table:table-cell table:style-name="ce67"/>
          <table:table-cell table:style-name="ce74" office:value-type="string" calcext:value-type="string">
            <text:p>Angular screen update</text:p>
          </table:table-cell>
          <table:table-cell table:style-name="ce67"/>
          <table:table-cell table:style-name="ce74"/>
          <table:table-cell table:style-name="ce81"/>
          <table:table-cell table:number-columns-repeated="1018"/>
        </table:table-row>
        <table:table-row table:style-name="ro1">
          <table:table-cell table:style-name="ce61"/>
          <table:table-cell table:style-name="ce66"/>
          <table:table-cell table:style-name="ce75" office:value-type="string" calcext:value-type="string">
            <text:p>How to test</text:p>
          </table:table-cell>
          <table:table-cell table:style-name="ce66"/>
          <table:table-cell table:style-name="ce75" office:value-type="string" calcext:value-type="string">
            <text:p>Estimate</text:p>
          </table:table-cell>
          <table:table-cell table:style-name="ce80"/>
          <table:table-cell table:number-columns-repeated="1018"/>
        </table:table-row>
        <table:table-row table:style-name="ro16">
          <table:table-cell table:style-name="ce62"/>
          <table:table-cell table:style-name="ce68"/>
          <table:table-cell table:style-name="ce73" office:value-type="string" calcext:value-type="string">
            <text:p>Etq que consultant je me connecte que PDS, je visualise un cadre. Le détail du cadre indique les information complémentaires. Ces informations complémentaires corresponde aux dernières informations que la cadre a fourni à l'APEC au travers des différents actes qu'il a réalisés (candidature / publication profil / demandes de service)</text:p>
          </table:table-cell>
          <table:table-cell table:style-name="ce77"/>
          <table:table-cell table:style-name="ce78" office:value-type="float" office:value="2" calcext:value-type="float">
            <text:p>2</text:p>
          </table:table-cell>
          <table:table-cell table:style-name="ce82"/>
          <table:table-cell table:number-columns-repeated="1018"/>
        </table:table-row>
        <table:table-row table:style-name="ro13">
          <table:table-cell table:style-name="ce62"/>
          <table:table-cell table:style-name="ce67"/>
          <table:table-cell table:style-name="ce74"/>
          <table:table-cell table:style-name="ce67"/>
          <table:table-cell table:style-name="ce74"/>
          <table:table-cell table:style-name="ce81"/>
          <table:table-cell table:number-columns-repeated="1018"/>
        </table:table-row>
        <table:table-row table:style-name="ro17">
          <table:table-cell table:style-name="ce63"/>
          <table:table-cell table:style-name="ce69" table:number-columns-repeated="4"/>
          <table:table-cell table:style-name="ce83"/>
          <table:table-cell table:number-columns-repeated="1018"/>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table-cell table:style-name="ce39"/>
          <table:table-cell table:number-columns-repeated="1019"/>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1024"/>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1024"/>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table-cell table:style-name="ce39"/>
          <table:table-cell table:number-columns-repeated="1019"/>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table-cell table:style-name="ce39"/>
          <table:table-cell table:number-columns-repeated="1019"/>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1024"/>
        </table:table-row>
        <table:table-row table:style-name="ro14">
          <table:table-cell table:number-columns-repeated="1024"/>
        </table:table-row>
        <table:table-row table:style-name="ro1">
          <table:table-cell table:number-columns-repeated="4"/>
          <table:table-cell table:style-name="ce39"/>
          <table:table-cell table:number-columns-repeated="1019"/>
        </table:table-row>
        <table:table-row table:style-name="ro15">
          <table:table-cell table:number-columns-repeated="1024"/>
        </table:table-row>
        <table:table-row table:style-name="ro1">
          <table:table-cell table:number-columns-repeated="1024"/>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1024"/>
        </table:table-row>
        <table:table-row table:style-name="ro14">
          <table:table-cell table:number-columns-repeated="1024"/>
        </table:table-row>
        <table:table-row table:style-name="ro1">
          <table:table-cell table:number-columns-repeated="4"/>
          <table:table-cell table:style-name="ce39"/>
          <table:table-cell table:number-columns-repeated="1019"/>
        </table:table-row>
        <table:table-row table:style-name="ro15">
          <table:table-cell table:number-columns-repeated="1024"/>
        </table:table-row>
        <table:table-row table:style-name="ro1">
          <table:table-cell table:number-columns-repeated="1024"/>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1024"/>
        </table:table-row>
        <table:table-row table:style-name="ro14">
          <table:table-cell table:number-columns-repeated="1024"/>
        </table:table-row>
        <table:table-row table:style-name="ro1">
          <table:table-cell table:number-columns-repeated="4"/>
          <table:table-cell table:style-name="ce39"/>
          <table:table-cell table:number-columns-repeated="1019"/>
        </table:table-row>
        <table:table-row table:style-name="ro15">
          <table:table-cell table:number-columns-repeated="1024"/>
        </table:table-row>
        <table:table-row table:style-name="ro1">
          <table:table-cell table:number-columns-repeated="1024"/>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1024"/>
        </table:table-row>
        <table:table-row table:style-name="ro14">
          <table:table-cell table:number-columns-repeated="1024"/>
        </table:table-row>
        <table:table-row table:style-name="ro1">
          <table:table-cell table:number-columns-repeated="4"/>
          <table:table-cell table:style-name="ce39"/>
          <table:table-cell table:number-columns-repeated="1019"/>
        </table:table-row>
        <table:table-row table:style-name="ro15">
          <table:table-cell table:number-columns-repeated="1024"/>
        </table:table-row>
        <table:table-row table:style-name="ro1">
          <table:table-cell table:number-columns-repeated="1024"/>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1024"/>
        </table:table-row>
        <table:table-row table:style-name="ro14">
          <table:table-cell table:number-columns-repeated="1024"/>
        </table:table-row>
        <table:table-row table:style-name="ro1">
          <table:table-cell table:number-columns-repeated="4"/>
          <table:table-cell table:style-name="ce39"/>
          <table:table-cell table:number-columns-repeated="1019"/>
        </table:table-row>
        <table:table-row table:style-name="ro15">
          <table:table-cell table:number-columns-repeated="1024"/>
        </table:table-row>
        <table:table-row table:style-name="ro1">
          <table:table-cell table:number-columns-repeated="1024"/>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1024"/>
        </table:table-row>
        <table:table-row table:style-name="ro14">
          <table:table-cell table:number-columns-repeated="1024"/>
        </table:table-row>
        <table:table-row table:style-name="ro1">
          <table:table-cell table:number-columns-repeated="4"/>
          <table:table-cell table:style-name="ce39"/>
          <table:table-cell table:number-columns-repeated="1019"/>
        </table:table-row>
        <table:table-row table:style-name="ro15">
          <table:table-cell table:number-columns-repeated="1024"/>
        </table:table-row>
        <table:table-row table:style-name="ro1">
          <table:table-cell table:number-columns-repeated="1024"/>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1024"/>
        </table:table-row>
        <table:table-row table:style-name="ro14">
          <table:table-cell table:number-columns-repeated="1024"/>
        </table:table-row>
        <table:table-row table:style-name="ro1">
          <table:table-cell table:number-columns-repeated="4"/>
          <table:table-cell table:style-name="ce39"/>
          <table:table-cell table:number-columns-repeated="1019"/>
        </table:table-row>
        <table:table-row table:style-name="ro15">
          <table:table-cell table:number-columns-repeated="1024"/>
        </table:table-row>
        <table:table-row table:style-name="ro1" table:number-rows-repeated="2">
          <table:table-cell table:number-columns-repeated="1024"/>
        </table:table-row>
        <table:table-row table:style-name="ro15">
          <table:table-cell table:number-columns-repeated="1024"/>
        </table:table-row>
        <table:table-row table:style-name="ro13">
          <table:table-cell table:number-columns-repeated="1024"/>
        </table:table-row>
        <table:table-row table:style-name="ro17">
          <table:table-cell table:number-columns-repeated="1024"/>
        </table:table-row>
        <table:table-row table:style-name="ro1" table:number-rows-repeated="1048125">
          <table:table-cell table:number-columns-repeated="1024"/>
        </table:table-row>
        <table:table-row table:style-name="ro1">
          <table:table-cell table:number-columns-repeated="1024"/>
        </table:table-row>
      </table:table>
      <table:table table:name="Definitions" table:style-name="ta17">
        <table:table-column table:style-name="co2" table:number-columns-repeated="2" table:default-cell-style-name="ce2"/>
        <table:table-column table:style-name="co63" table:number-columns-repeated="8" table:default-cell-style-name="ce2"/>
        <table:table-column table:style-name="co64" table:number-columns-repeated="3" table:default-cell-style-name="ce2"/>
        <table:table-column table:style-name="co2" table:number-columns-repeated="1011" table:default-cell-style-name="ce2"/>
        <table:table-row table:style-name="ro1">
          <table:table-cell table:style-name="ce84" office:value-type="string" calcext:value-type="string" table:number-columns-spanned="2" table:number-rows-spanned="1">
            <text:p>Type Story --&gt;</text:p>
          </table:table-cell>
          <table:covered-table-cell/>
          <table:table-cell table:style-name="ce96" table:content-validation-name="val7" office:value-type="string" calcext:value-type="string">
            <text:p>Data model &amp; migration</text:p>
          </table:table-cell>
          <table:table-cell table:style-name="ce96" table:content-validation-name="val7" office:value-type="string" calcext:value-type="string">
            <text:p>Opération service</text:p>
          </table:table-cell>
          <table:table-cell table:style-name="ce96" table:content-validation-name="val7" office:value-type="string" calcext:value-type="string">
            <text:p>App / Batch modification</text:p>
          </table:table-cell>
          <table:table-cell table:style-name="ce96" table:content-validation-name="val7" office:value-type="string" calcext:value-type="string">
            <text:p>Angular screen update</text:p>
          </table:table-cell>
          <table:table-cell table:style-name="ce96" table:content-validation-name="val7" office:value-type="string" calcext:value-type="string">
            <text:p>BL &amp; Release</text:p>
          </table:table-cell>
          <table:table-cell table:style-name="ce107" table:content-validation-name="val7" office:value-type="string" calcext:value-type="string">
            <text:p>Spec fonctionnelle détaillée (par MOE)</text:p>
          </table:table-cell>
          <table:table-cell table:style-name="ce107" table:content-validation-name="val7" office:value-type="string" calcext:value-type="string">
            <text:p>"Pattern" (composant graphique, mécanisme générique réutilisable, CND)</text:p>
          </table:table-cell>
          <table:table-cell table:style-name="ce104" table:number-columns-repeated="4"/>
          <table:table-cell table:number-columns-repeated="1011"/>
        </table:table-row>
        <table:table-row table:style-name="ro1">
          <table:table-cell table:style-name="ce84" office:value-type="string" calcext:value-type="string" table:number-columns-spanned="2" table:number-rows-spanned="1">
            <text:p>Story Type Description --&gt;</text:p>
          </table:table-cell>
          <table:covered-table-cell/>
          <table:table-cell table:style-name="ce97" office:value-type="string" calcext:value-type="string">
            <text:p>Réalisation d’évolution sur le modèle de données et migration</text:p>
          </table:table-cell>
          <table:table-cell table:style-name="ce97" office:value-type="string" calcext:value-type="string">
            <text:p>Réalisation d’un webservice</text:p>
          </table:table-cell>
          <table:table-cell table:style-name="ce105" table:number-columns-repeated="5"/>
          <table:table-cell table:style-name="ce104" table:number-columns-repeated="4"/>
          <table:table-cell table:number-columns-repeated="1011"/>
        </table:table-row>
        <table:table-row table:style-name="ro1">
          <table:table-cell table:style-name="ce85" office:value-type="string" calcext:value-type="string">
            <text:p>Macro-analyse</text:p>
          </table:table-cell>
          <table:table-cell table:style-name="ce224" office:value-type="string" calcext:value-type="string" table:number-columns-spanned="1" table:number-rows-spanned="3">
            <text:p>Deginition of READY (X = support au choix)</text:p>
          </table:table-cell>
          <table:table-cell table:number-columns-repeated="4" table:style-name="ce98" office:value-type="string" calcext:value-type="string">
            <text:p>DOC / Expression de besoin</text:p>
          </table:table-cell>
          <table:table-cell table:style-name="ce104" table:number-columns-repeated="2"/>
          <table:table-cell table:style-name="ce87"/>
          <table:table-cell table:style-name="ce104" table:number-columns-repeated="4"/>
          <table:table-cell table:number-columns-repeated="1011"/>
        </table:table-row>
        <table:table-row table:style-name="ro1">
          <table:table-cell table:style-name="ce86"/>
          <table:covered-table-cell/>
          <table:table-cell table:style-name="ce98" office:value-type="string" calcext:value-type="string">
            <text:p>Scénario de test nominal</text:p>
          </table:table-cell>
          <table:table-cell table:style-name="ce98" office:value-type="string" calcext:value-type="string">
            <text:p>Screenflow</text:p>
          </table:table-cell>
          <table:table-cell table:style-name="ce104"/>
          <table:table-cell table:style-name="ce98" office:value-type="string" calcext:value-type="string">
            <text:p>Screenflow</text:p>
          </table:table-cell>
          <table:table-cell table:style-name="ce104" table:number-columns-repeated="7"/>
          <table:table-cell table:number-columns-repeated="1011"/>
        </table:table-row>
        <table:table-row table:style-name="ro25">
          <table:table-cell table:style-name="ce86"/>
          <table:covered-table-cell table:style-name="ce90"/>
          <table:table-cell table:style-name="ce99" table:number-columns-repeated="2"/>
          <table:table-cell table:style-name="ce104" table:number-columns-repeated="9"/>
          <table:table-cell table:number-columns-repeated="1011"/>
        </table:table-row>
        <table:table-row table:style-name="ro1">
          <table:table-cell table:style-name="ce86"/>
          <table:table-cell table:style-name="ce91" office:value-type="string" calcext:value-type="string" table:number-columns-spanned="1" table:number-rows-spanned="8">
            <text:p>Definition of DONE</text:p>
          </table:table-cell>
          <table:table-cell table:style-name="ce100" office:value-type="string" calcext:value-type="string">
            <text:p>Liste des tables impactées</text:p>
          </table:table-cell>
          <table:table-cell table:style-name="ce100" office:value-type="string" calcext:value-type="string">
            <text:p>nom de l’opération</text:p>
          </table:table-cell>
          <table:table-cell table:style-name="ce104"/>
          <table:table-cell table:style-name="ce100" office:value-type="string" calcext:value-type="string">
            <text:p>nom de l’écran</text:p>
          </table:table-cell>
          <table:table-cell table:style-name="ce104"/>
          <table:table-cell table:style-name="ce100" office:value-type="string" calcext:value-type="string">
            <text:p>Liste des use case (donc acteurs)</text:p>
          </table:table-cell>
          <table:table-cell table:style-name="ce104" table:number-columns-repeated="5"/>
          <table:table-cell table:number-columns-repeated="1011"/>
        </table:table-row>
        <table:table-row table:style-name="ro1">
          <table:table-cell table:style-name="ce86"/>
          <table:covered-table-cell/>
          <table:table-cell table:style-name="ce100" office:value-type="string" calcext:value-type="string">
            <text:p>Complexité des tables (nb colonnes)</text:p>
          </table:table-cell>
          <table:table-cell table:style-name="ce100" office:value-type="string" calcext:value-type="string">
            <text:p>Liste des autres clients</text:p>
          </table:table-cell>
          <table:table-cell table:style-name="ce104"/>
          <table:table-cell table:style-name="ce100" office:value-type="string" calcext:value-type="string">
            <text:p>liste des clients</text:p>
          </table:table-cell>
          <table:table-cell table:style-name="ce104"/>
          <table:table-cell table:style-name="ce101"/>
          <table:table-cell table:style-name="ce104" table:number-columns-repeated="5"/>
          <table:table-cell table:number-columns-repeated="1011"/>
        </table:table-row>
        <table:table-row table:style-name="ro1">
          <table:table-cell table:style-name="ce86"/>
          <table:covered-table-cell/>
          <table:table-cell table:style-name="ce101" office:value-type="string" calcext:value-type="string">
            <text:p>Application et sous-système impactés</text:p>
          </table:table-cell>
          <table:table-cell table:style-name="ce104" table:number-columns-repeated="10"/>
          <table:table-cell table:number-columns-repeated="1011"/>
        </table:table-row>
        <table:table-row table:style-name="ro1">
          <table:table-cell table:style-name="ce86"/>
          <table:covered-table-cell/>
          <table:table-cell table:style-name="ce100" office:value-type="string" calcext:value-type="string">
            <text:p>Volumétrie des données envisagés</text:p>
          </table:table-cell>
          <table:table-cell table:style-name="ce104" table:number-columns-repeated="10"/>
          <table:table-cell table:number-columns-repeated="1011"/>
        </table:table-row>
        <table:table-row table:style-name="ro1">
          <table:table-cell table:style-name="ce86"/>
          <table:covered-table-cell/>
          <table:table-cell table:style-name="ce100" office:value-type="string" calcext:value-type="string">
            <text:p>Principe modèle cible validé</text:p>
          </table:table-cell>
          <table:table-cell table:style-name="ce104" table:number-columns-repeated="10"/>
          <table:table-cell table:number-columns-repeated="1011"/>
        </table:table-row>
        <table:table-row table:style-name="ro1">
          <table:table-cell table:style-name="ce86"/>
          <table:covered-table-cell/>
          <table:table-cell table:style-name="ce100" office:value-type="string" calcext:value-type="string">
            <text:p>Si besoin point sur la sensibilité des données</text:p>
          </table:table-cell>
          <table:table-cell table:style-name="ce104" table:number-columns-repeated="10"/>
          <table:table-cell table:number-columns-repeated="1011"/>
        </table:table-row>
        <table:table-row table:style-name="ro1">
          <table:table-cell table:style-name="ce86"/>
          <table:covered-table-cell/>
          <table:table-cell table:style-name="ce102" office:value-type="string" calcext:value-type="string">
            <text:p>Macro-BL</text:p>
          </table:table-cell>
          <table:table-cell table:style-name="ce104" table:number-columns-repeated="10"/>
          <table:table-cell table:number-columns-repeated="1011"/>
        </table:table-row>
        <table:table-row table:style-name="ro1">
          <table:table-cell table:style-name="ce86"/>
          <table:covered-table-cell table:style-name="ce90"/>
          <table:table-cell table:style-name="ce102" office:value-type="string" calcext:value-type="string">
            <text:p>Macro-Chiffrage de la réalisation</text:p>
          </table:table-cell>
          <table:table-cell table:style-name="ce104" table:number-columns-repeated="10"/>
          <table:table-cell table:number-columns-repeated="1011"/>
        </table:table-row>
        <table:table-row table:style-name="ro1">
          <table:table-cell table:style-name="ce86"/>
          <table:table-cell table:style-name="ce92"/>
          <table:table-cell table:style-name="ce103"/>
          <table:table-cell table:style-name="ce104" table:number-columns-repeated="10"/>
          <table:table-cell table:number-columns-repeated="1011"/>
        </table:table-row>
        <table:table-row table:style-name="ro1">
          <table:table-cell table:style-name="ce85" office:value-type="string" calcext:value-type="string">
            <text:p>Analyse détaillée</text:p>
          </table:table-cell>
          <table:table-cell table:style-name="ce224" office:value-type="string" calcext:value-type="string" table:number-columns-spanned="1" table:number-rows-spanned="4">
            <text:p>Definition of READY</text:p>
          </table:table-cell>
          <table:table-cell table:style-name="ce98" office:value-type="string" calcext:value-type="string">
            <text:p>Macro analyse</text:p>
          </table:table-cell>
          <table:table-cell table:style-name="ce98" office:value-type="string" calcext:value-type="string">
            <text:p>nom de l’opération &amp; proposition d’API</text:p>
          </table:table-cell>
          <table:table-cell table:style-name="ce104"/>
          <table:table-cell table:style-name="ce98" office:value-type="string" calcext:value-type="string">
            <text:p>nom de l’écran</text:p>
          </table:table-cell>
          <table:table-cell table:style-name="ce104"/>
          <table:table-cell table:style-name="ce98" office:value-type="string" calcext:value-type="string">
            <text:p>Liste des use case (donc acteurs)</text:p>
          </table:table-cell>
          <table:table-cell table:style-name="ce99" office:value-type="string" calcext:value-type="string">
            <text:p>Description du besoin par MOE en indiquant des usages (fréquence, point de paramétrage).</text:p>
          </table:table-cell>
          <table:table-cell table:style-name="ce104" table:number-columns-repeated="4"/>
          <table:table-cell table:number-columns-repeated="1011"/>
        </table:table-row>
        <table:table-row table:style-name="ro1">
          <table:table-cell table:style-name="ce86"/>
          <table:covered-table-cell/>
          <table:table-cell table:style-name="ce98" office:value-type="string" calcext:value-type="string">
            <text:p>Scénarii de test</text:p>
          </table:table-cell>
          <table:table-cell table:style-name="ce98" office:value-type="string" calcext:value-type="string">
            <text:p>Screenflow</text:p>
          </table:table-cell>
          <table:table-cell table:style-name="ce104"/>
          <table:table-cell table:style-name="ce98" office:value-type="string" calcext:value-type="string">
            <text:p>Screenflow</text:p>
          </table:table-cell>
          <table:table-cell table:style-name="ce104" table:number-columns-repeated="2"/>
          <table:table-cell table:style-name="ce98" office:value-type="string" calcext:value-type="string">
            <text:p>Deux cas d’usage différent réel (un ne crée pas de principe générique si on n’a pas au moins deux cas distincts, même deux cas peuvent être un biais)</text:p>
          </table:table-cell>
          <table:table-cell table:style-name="ce104" table:number-columns-repeated="4"/>
          <table:table-cell table:number-columns-repeated="1011"/>
        </table:table-row>
        <table:table-row table:style-name="ro1">
          <table:table-cell table:style-name="ce86"/>
          <table:covered-table-cell/>
          <table:table-cell table:style-name="ce99"/>
          <table:table-cell table:style-name="ce98" office:value-type="string" calcext:value-type="string">
            <text:p>Liste des autres clients</text:p>
          </table:table-cell>
          <table:table-cell table:style-name="ce104"/>
          <table:table-cell table:style-name="ce98" office:value-type="string" calcext:value-type="string">
            <text:p>liste des clients</text:p>
          </table:table-cell>
          <table:table-cell table:style-name="ce104" table:number-columns-repeated="2"/>
          <table:table-cell table:style-name="ce87"/>
          <table:table-cell table:style-name="ce104" table:number-columns-repeated="4"/>
          <table:table-cell table:number-columns-repeated="1011"/>
        </table:table-row>
        <table:table-row table:style-name="ro1">
          <table:table-cell table:style-name="ce86"/>
          <table:covered-table-cell table:style-name="ce90"/>
          <table:table-cell table:style-name="ce99"/>
          <table:table-cell table:style-name="ce98" office:value-type="string" calcext:value-type="string">
            <text:p>Zoning des pages associés</text:p>
          </table:table-cell>
          <table:table-cell table:style-name="ce104"/>
          <table:table-cell table:style-name="ce98" office:value-type="string" calcext:value-type="string">
            <text:p>Zoning des pages associés</text:p>
          </table:table-cell>
          <table:table-cell table:style-name="ce104" table:number-columns-repeated="7"/>
          <table:table-cell table:number-columns-repeated="1011"/>
        </table:table-row>
        <table:table-row table:style-name="ro1">
          <table:table-cell table:style-name="ce86"/>
          <table:table-cell table:style-name="ce228" office:value-type="string" calcext:value-type="string" table:number-columns-spanned="1" table:number-rows-spanned="6">
            <text:p>Definition of DONE</text:p>
          </table:table-cell>
          <table:table-cell table:style-name="ce100" office:value-type="string" calcext:value-type="string">
            <text:p>Tableau excel source / destination avec règle transformation</text:p>
          </table:table-cell>
          <table:table-cell table:style-name="ce100" office:value-type="string" calcext:value-type="string">
            <text:p>diagramme de collaboration / séquence du service par clients (ou contexte d’appel)</text:p>
          </table:table-cell>
          <table:table-cell table:style-name="ce104"/>
          <table:table-cell table:style-name="ce100" office:value-type="string" calcext:value-type="string">
            <text:p>diagramme d’échange entre backend et frontend si besoin</text:p>
          </table:table-cell>
          <table:table-cell table:style-name="ce104"/>
          <table:table-cell table:style-name="ce100" office:value-type="string" calcext:value-type="string">
            <text:p>Détail des use case</text:p>
          </table:table-cell>
          <table:table-cell table:style-name="ce100" office:value-type="string" calcext:value-type="string">
            <text:p>X / Schéma d’architecture statique ou api (potentiellement sur feuille volante, les choses seront formalisé en fin de réalisation)</text:p>
          </table:table-cell>
          <table:table-cell table:style-name="ce104" table:number-columns-repeated="4"/>
          <table:table-cell table:number-columns-repeated="1011"/>
        </table:table-row>
        <table:table-row table:style-name="ro1">
          <table:table-cell table:style-name="ce86"/>
          <table:covered-table-cell/>
          <table:table-cell table:style-name="ce100" office:value-type="string" calcext:value-type="string">
            <text:p>Excel de description des évolutions du modèle, prévision volumétrie (la version adressé aux responsable du modèle : Linda et DBA)</text:p>
          </table:table-cell>
          <table:table-cell table:style-name="ce100" office:value-type="string" calcext:value-type="string">
            <text:p>Signature de l’opération validée par les architectes</text:p>
          </table:table-cell>
          <table:table-cell table:style-name="ce104"/>
          <table:table-cell table:style-name="ce100" office:value-type="string" calcext:value-type="string">
            <text:p>DTO associé à l’écran (nom des champs / domaine de valeur)</text:p>
          </table:table-cell>
          <table:table-cell table:style-name="ce104"/>
          <table:table-cell table:style-name="ce100" office:value-type="string" calcext:value-type="string">
            <text:p>Règle de gestion associé au use case</text:p>
          </table:table-cell>
          <table:table-cell table:style-name="ce100" office:value-type="string" calcext:value-type="string">
            <text:p>Schéma d’architecture dynamique</text:p>
          </table:table-cell>
          <table:table-cell table:style-name="ce104" table:number-columns-repeated="4"/>
          <table:table-cell table:number-columns-repeated="1011"/>
        </table:table-row>
        <table:table-row table:style-name="ro1">
          <table:table-cell table:style-name="ce86"/>
          <table:covered-table-cell/>
          <table:table-cell table:style-name="ce100" office:value-type="string" calcext:value-type="string">
            <text:p>Analyse d’impact sur les interfaces des applications impactées</text:p>
          </table:table-cell>
          <table:table-cell table:style-name="ce100" office:value-type="string" calcext:value-type="string">
            <text:p>Liste des opérations à supprimer</text:p>
          </table:table-cell>
          <table:table-cell table:style-name="ce104"/>
          <table:table-cell table:style-name="ce100" office:value-type="string" calcext:value-type="string">
            <text:p>JIRA / avec TU de validation</text:p>
          </table:table-cell>
          <table:table-cell table:style-name="ce104"/>
          <table:table-cell table:style-name="ce100" office:value-type="string" calcext:value-type="string">
            <text:p>User story</text:p>
          </table:table-cell>
          <table:table-cell table:style-name="ce100" office:value-type="string" calcext:value-type="string">
            <text:p>Validation par archi</text:p>
          </table:table-cell>
          <table:table-cell table:style-name="ce104" table:number-columns-repeated="4"/>
          <table:table-cell table:number-columns-repeated="1011"/>
        </table:table-row>
        <table:table-row table:style-name="ro1">
          <table:table-cell table:style-name="ce86"/>
          <table:covered-table-cell/>
          <table:table-cell table:style-name="ce100" office:value-type="string" calcext:value-type="string">
            <text:p>Techno retenue pour la migration</text:p>
          </table:table-cell>
          <table:table-cell table:style-name="ce100" office:value-type="string" calcext:value-type="string">
            <text:p>Exemples d’appels contextualisés</text:p>
          </table:table-cell>
          <table:table-cell table:style-name="ce104"/>
          <table:table-cell table:style-name="ce100" office:value-type="string" calcext:value-type="string">
            <text:p>X / Screenflow avec règle de gestion de transition (y compris à l’initialisation)</text:p>
          </table:table-cell>
          <table:table-cell table:style-name="ce104" table:number-columns-repeated="2"/>
          <table:table-cell table:style-name="ce100" office:value-type="string" calcext:value-type="string">
            <text:p>Classe du pattern (c’est un CND ? / un composant angular ? / un principe d’architecture?)</text:p>
          </table:table-cell>
          <table:table-cell table:style-name="ce104" table:number-columns-repeated="4"/>
          <table:table-cell table:number-columns-repeated="1011"/>
        </table:table-row>
        <table:table-row table:style-name="ro1">
          <table:table-cell table:style-name="ce86"/>
          <table:covered-table-cell/>
          <table:table-cell table:style-name="ce100" office:value-type="string" calcext:value-type="string">
            <text:p>Backlog</text:p>
          </table:table-cell>
          <table:table-cell table:style-name="ce104" table:number-columns-repeated="10"/>
          <table:table-cell table:number-columns-repeated="1011"/>
        </table:table-row>
        <table:table-row table:style-name="ro1">
          <table:table-cell table:style-name="ce86"/>
          <table:covered-table-cell table:style-name="ce90"/>
          <table:table-cell table:style-name="ce100" office:value-type="string" calcext:value-type="string">
            <text:p>Micro-Chiffrage de la réalisation</text:p>
          </table:table-cell>
          <table:table-cell table:style-name="ce104" table:number-columns-repeated="10"/>
          <table:table-cell table:number-columns-repeated="1011"/>
        </table:table-row>
        <table:table-row table:style-name="ro1">
          <table:table-cell table:style-name="ce86"/>
          <table:table-cell table:style-name="ce92"/>
          <table:table-cell table:style-name="ce103"/>
          <table:table-cell table:style-name="ce104" table:number-columns-repeated="10"/>
          <table:table-cell table:number-columns-repeated="1011"/>
        </table:table-row>
        <table:table-row table:style-name="ro1">
          <table:table-cell table:style-name="ce85" office:value-type="string" calcext:value-type="string">
            <text:p>Réalisation</text:p>
          </table:table-cell>
          <table:table-cell table:style-name="ce224" office:value-type="string" calcext:value-type="string" table:number-columns-spanned="1" table:number-rows-spanned="3">
            <text:p>Definition of READY</text:p>
          </table:table-cell>
          <table:table-cell table:style-name="ce98" office:value-type="string" calcext:value-type="string">
            <text:p>Excel de migration</text:p>
          </table:table-cell>
          <table:table-cell table:style-name="ce98" office:value-type="string" calcext:value-type="string">
            <text:p>diagramme de collaboration / séquence du service</text:p>
          </table:table-cell>
          <table:table-cell table:style-name="ce104" table:number-columns-repeated="3"/>
          <table:table-cell table:style-name="ce98" office:value-type="string" calcext:value-type="string">
            <text:p>Use case détaillé</text:p>
          </table:table-cell>
          <table:table-cell table:style-name="ce104" table:number-columns-repeated="5"/>
          <table:table-cell table:number-columns-repeated="1011"/>
        </table:table-row>
        <table:table-row table:style-name="ro1">
          <table:table-cell table:style-name="ce86"/>
          <table:covered-table-cell/>
          <table:table-cell table:style-name="ce98" office:value-type="string" calcext:value-type="string">
            <text:p>Excel modèle</text:p>
          </table:table-cell>
          <table:table-cell table:style-name="ce98" office:value-type="string" calcext:value-type="string">
            <text:p>Exemple appel contextualisé</text:p>
          </table:table-cell>
          <table:table-cell table:style-name="ce104" table:number-columns-repeated="9"/>
          <table:table-cell table:number-columns-repeated="1011"/>
        </table:table-row>
        <table:table-row table:style-name="ro1">
          <table:table-cell table:style-name="ce86"/>
          <table:covered-table-cell table:style-name="ce90"/>
          <table:table-cell table:style-name="ce98" office:value-type="string" calcext:value-type="string">
            <text:p>Temps d’exécution requis</text:p>
          </table:table-cell>
          <table:table-cell table:style-name="ce98" office:value-type="string" calcext:value-type="string">
            <text:p>Signature de l’opération</text:p>
          </table:table-cell>
          <table:table-cell table:style-name="ce104" table:number-columns-repeated="9"/>
          <table:table-cell table:number-columns-repeated="1011"/>
        </table:table-row>
        <table:table-row table:style-name="ro1">
          <table:table-cell table:style-name="ce86"/>
          <table:table-cell table:style-name="ce228" office:value-type="string" calcext:value-type="string" table:number-columns-spanned="1" table:number-rows-spanned="5">
            <text:p>Definition of DONE</text:p>
          </table:table-cell>
          <table:table-cell table:style-name="ce100" office:value-type="string" calcext:value-type="string">
            <text:p>Script de migration dans GIT</text:p>
          </table:table-cell>
          <table:table-cell table:style-name="ce100" office:value-type="string" calcext:value-type="string">
            <text:p>Swagger / Description de l’opération</text:p>
          </table:table-cell>
          <table:table-cell table:style-name="ce104"/>
          <table:table-cell table:style-name="ce106" office:value-type="string" calcext:value-type="string">
            <text:p>Trace TU</text:p>
          </table:table-cell>
          <table:table-cell table:style-name="ce104"/>
          <table:table-cell table:style-name="ce100" office:value-type="string" calcext:value-type="string">
            <text:p>Entité &amp; Opération</text:p>
          </table:table-cell>
          <table:table-cell table:style-name="ce101" office:value-type="string" calcext:value-type="string">
            <text:p>DOC du pattern dans confluence dans un page du nom de la classe du pattern</text:p>
          </table:table-cell>
          <table:table-cell table:style-name="ce104" table:number-columns-repeated="4"/>
          <table:table-cell table:number-columns-repeated="1011"/>
        </table:table-row>
        <table:table-row table:style-name="ro1">
          <table:table-cell table:style-name="ce86"/>
          <table:covered-table-cell/>
          <table:table-cell table:style-name="ce100" office:value-type="string" calcext:value-type="string">
            <text:p>Script de création des tables dans GIT</text:p>
          </table:table-cell>
          <table:table-cell table:style-name="ce100" office:value-type="string" calcext:value-type="string">
            <text:p>Appel dans un outil de test</text:p>
          </table:table-cell>
          <table:table-cell table:style-name="ce104" table:number-columns-repeated="4"/>
          <table:table-cell table:style-name="ce87"/>
          <table:table-cell table:style-name="ce104" table:number-columns-repeated="4"/>
          <table:table-cell table:number-columns-repeated="1011"/>
        </table:table-row>
        <table:table-row table:style-name="ro1">
          <table:table-cell table:style-name="ce86"/>
          <table:covered-table-cell/>
          <table:table-cell table:style-name="ce100" office:value-type="string" calcext:value-type="string">
            <text:p>Jeu de données source</text:p>
          </table:table-cell>
          <table:table-cell table:style-name="ce100" office:value-type="string" calcext:value-type="string">
            <text:p>diagramme de collaboration / séquence du service par clients (ou contexte d’appel) mis à jour</text:p>
          </table:table-cell>
          <table:table-cell table:style-name="ce104" table:number-columns-repeated="9"/>
          <table:table-cell table:number-columns-repeated="1011"/>
        </table:table-row>
        <table:table-row table:style-name="ro1">
          <table:table-cell table:style-name="ce86"/>
          <table:covered-table-cell/>
          <table:table-cell table:style-name="ce100" office:value-type="string" calcext:value-type="string">
            <text:p>Procédure d’exécution et de livraison</text:p>
          </table:table-cell>
          <table:table-cell table:style-name="ce100" office:value-type="string" calcext:value-type="string">
            <text:p>Sonar / Indice de qualité OK dans sonar</text:p>
          </table:table-cell>
          <table:table-cell table:style-name="ce104"/>
          <table:table-cell table:style-name="ce100" office:value-type="string" calcext:value-type="string">
            <text:p>Indice qualité OK dans sonar</text:p>
          </table:table-cell>
          <table:table-cell table:style-name="ce104" table:number-columns-repeated="7"/>
          <table:table-cell table:number-columns-repeated="1011"/>
        </table:table-row>
        <table:table-row table:style-name="ro1">
          <table:table-cell table:style-name="ce86"/>
          <table:covered-table-cell table:style-name="ce90"/>
          <table:table-cell table:style-name="ce100" office:value-type="string" calcext:value-type="string">
            <text:p>Mise à jour excel avec règle transfo si besoin.</text:p>
          </table:table-cell>
          <table:table-cell table:style-name="ce104" table:number-columns-repeated="10"/>
          <table:table-cell table:number-columns-repeated="1011"/>
        </table:table-row>
        <table:table-row table:style-name="ro1">
          <table:table-cell table:style-name="ce86"/>
          <table:table-cell table:style-name="ce92"/>
          <table:table-cell table:style-name="ce103"/>
          <table:table-cell table:style-name="ce104" table:number-columns-repeated="10"/>
          <table:table-cell table:number-columns-repeated="1011"/>
        </table:table-row>
        <table:table-row table:style-name="ro1">
          <table:table-cell table:style-name="ce85" office:value-type="string" calcext:value-type="string">
            <text:p>Validation</text:p>
          </table:table-cell>
          <table:table-cell table:style-name="ce224" office:value-type="string" calcext:value-type="string" table:number-columns-spanned="1" table:number-rows-spanned="3">
            <text:p>Definition of READY</text:p>
          </table:table-cell>
          <table:table-cell table:style-name="ce98" office:value-type="string" calcext:value-type="string">
            <text:p>Jeu de données de validation</text:p>
          </table:table-cell>
          <table:table-cell table:style-name="ce98" office:value-type="string" calcext:value-type="string">
            <text:p>Appel dans un outil de test</text:p>
          </table:table-cell>
          <table:table-cell table:style-name="ce104" table:number-columns-repeated="3"/>
          <table:table-cell table:style-name="ce98" office:value-type="string" calcext:value-type="string">
            <text:p>Liste des use case (donc acteurs)</text:p>
          </table:table-cell>
          <table:table-cell table:style-name="ce104" table:number-columns-repeated="5"/>
          <table:table-cell table:number-columns-repeated="1011"/>
        </table:table-row>
        <table:table-row table:style-name="ro1">
          <table:table-cell table:style-name="ce86"/>
          <table:covered-table-cell/>
          <table:table-cell table:style-name="ce98" office:value-type="string" calcext:value-type="string">
            <text:p>Script de migration</text:p>
          </table:table-cell>
          <table:table-cell table:style-name="ce104" table:number-columns-repeated="4"/>
          <table:table-cell table:style-name="ce98" office:value-type="string" calcext:value-type="string">
            <text:p>Use case détaillé</text:p>
          </table:table-cell>
          <table:table-cell table:style-name="ce104" table:number-columns-repeated="5"/>
          <table:table-cell table:number-columns-repeated="1011"/>
        </table:table-row>
        <table:table-row table:style-name="ro1">
          <table:table-cell table:style-name="ce86"/>
          <table:covered-table-cell table:style-name="ce90"/>
          <table:table-cell table:style-name="ce98" office:value-type="string" calcext:value-type="string">
            <text:p>Scénario de test</text:p>
          </table:table-cell>
          <table:table-cell table:style-name="ce104" table:number-columns-repeated="4"/>
          <table:table-cell table:style-name="ce98" office:value-type="string" calcext:value-type="string">
            <text:p>Scénario de test / User story</text:p>
          </table:table-cell>
          <table:table-cell table:style-name="ce104" table:number-columns-repeated="5"/>
          <table:table-cell table:number-columns-repeated="1011"/>
        </table:table-row>
        <table:table-row table:style-name="ro1">
          <table:table-cell table:style-name="ce86"/>
          <table:table-cell table:style-name="ce228" office:value-type="string" calcext:value-type="string" table:number-columns-spanned="1" table:number-rows-spanned="3">
            <text:p>Definition of DONE</text:p>
          </table:table-cell>
          <table:table-cell table:style-name="ce100" office:value-type="string" calcext:value-type="string">
            <text:p>PV de R7</text:p>
          </table:table-cell>
          <table:table-cell table:style-name="ce100" office:value-type="string" calcext:value-type="string">
            <text:p>Appel valide</text:p>
          </table:table-cell>
          <table:table-cell table:style-name="ce104" table:number-columns-repeated="3"/>
          <table:table-cell table:style-name="ce100" office:value-type="string" calcext:value-type="string">
            <text:p>Validation MOA</text:p>
          </table:table-cell>
          <table:table-cell table:style-name="ce100" office:value-type="string" calcext:value-type="string">
            <text:p>Instanciation du composant dans les deux cas d’usage</text:p>
          </table:table-cell>
          <table:table-cell table:style-name="ce104" table:number-columns-repeated="4"/>
          <table:table-cell table:number-columns-repeated="1011"/>
        </table:table-row>
        <table:table-row table:style-name="ro1">
          <table:table-cell table:style-name="ce86"/>
          <table:covered-table-cell/>
          <table:table-cell table:style-name="ce100" office:value-type="string" calcext:value-type="string">
            <text:p>Confluence Mise à jour du BL avec temps d’éxécution</text:p>
          </table:table-cell>
          <table:table-cell table:style-name="ce104" table:number-columns-repeated="5"/>
          <table:table-cell table:style-name="ce100" office:value-type="string" calcext:value-type="string">
            <text:p>Communication du pattern (mail)</text:p>
          </table:table-cell>
          <table:table-cell table:style-name="ce104" table:number-columns-repeated="4"/>
          <table:table-cell table:number-columns-repeated="1011"/>
        </table:table-row>
        <table:table-row table:style-name="ro1">
          <table:table-cell table:style-name="ce86"/>
          <table:covered-table-cell table:style-name="ce90"/>
          <table:table-cell table:style-name="ce101"/>
          <table:table-cell table:style-name="ce104" table:number-columns-repeated="5"/>
          <table:table-cell table:style-name="ce100" office:value-type="string" calcext:value-type="string">
            <text:p>Présentation du pattern (ou d’un ensemble de pattern)</text:p>
          </table:table-cell>
          <table:table-cell table:style-name="ce104" table:number-columns-repeated="4"/>
          <table:table-cell table:number-columns-repeated="1011"/>
        </table:table-row>
        <table:table-row table:style-name="ro1">
          <table:table-cell table:style-name="ce86"/>
          <table:table-cell table:style-name="ce92"/>
          <table:table-cell table:style-name="ce103"/>
          <table:table-cell table:style-name="ce104" table:number-columns-repeated="10"/>
          <table:table-cell table:number-columns-repeated="1011"/>
        </table:table-row>
        <table:table-row table:style-name="ro1">
          <table:table-cell table:style-name="ce85" office:value-type="string" calcext:value-type="string">
            <text:p>Livraison</text:p>
          </table:table-cell>
          <table:table-cell table:style-name="ce224" office:value-type="string" calcext:value-type="string" table:number-columns-spanned="1" table:number-rows-spanned="3">
            <text:p>Definition of READY</text:p>
          </table:table-cell>
          <table:table-cell table:style-name="ce98" office:value-type="string" calcext:value-type="string">
            <text:p>Procédure d’exécution et de livraison</text:p>
          </table:table-cell>
          <table:table-cell table:style-name="ce98" office:value-type="string" calcext:value-type="string">
            <text:p>Fichier exemple postman</text:p>
          </table:table-cell>
          <table:table-cell table:style-name="ce104" table:number-columns-repeated="9"/>
          <table:table-cell table:number-columns-repeated="1011"/>
        </table:table-row>
        <table:table-row table:style-name="ro1">
          <table:table-cell table:style-name="ce86"/>
          <table:covered-table-cell/>
          <table:table-cell table:style-name="ce98" office:value-type="string" calcext:value-type="string">
            <text:p>BL OK</text:p>
          </table:table-cell>
          <table:table-cell table:style-name="ce98" office:value-type="string" calcext:value-type="string">
            <text:p>URL vers doc swagger</text:p>
          </table:table-cell>
          <table:table-cell table:style-name="ce104" table:number-columns-repeated="9"/>
          <table:table-cell table:number-columns-repeated="1011"/>
        </table:table-row>
        <table:table-row table:style-name="ro1">
          <table:table-cell table:style-name="ce86"/>
          <table:covered-table-cell table:style-name="ce90"/>
          <table:table-cell table:style-name="ce99"/>
          <table:table-cell table:style-name="ce104" table:number-columns-repeated="10"/>
          <table:table-cell table:number-columns-repeated="1011"/>
        </table:table-row>
        <table:table-row table:style-name="ro1">
          <table:table-cell table:style-name="ce86"/>
          <table:table-cell table:style-name="ce228" office:value-type="string" calcext:value-type="string" table:number-columns-spanned="1" table:number-rows-spanned="3">
            <text:p>Definition of DONE</text:p>
          </table:table-cell>
          <table:table-cell table:style-name="ce101"/>
          <table:table-cell table:style-name="ce104" table:number-columns-repeated="10"/>
          <table:table-cell table:number-columns-repeated="1011"/>
        </table:table-row>
        <table:table-row table:style-name="ro1">
          <table:table-cell table:style-name="ce86"/>
          <table:covered-table-cell/>
          <table:table-cell table:style-name="ce101"/>
          <table:table-cell table:style-name="ce104" table:number-columns-repeated="10"/>
          <table:table-cell table:number-columns-repeated="1011"/>
        </table:table-row>
        <table:table-row table:style-name="ro1">
          <table:table-cell table:style-name="ce86"/>
          <table:covered-table-cell table:style-name="ce90"/>
          <table:table-cell table:style-name="ce101"/>
          <table:table-cell table:style-name="ce104" table:number-columns-repeated="10"/>
          <table:table-cell table:number-columns-repeated="1011"/>
        </table:table-row>
        <table:table-row table:style-name="ro1" table:number-rows-repeated="4">
          <table:table-cell table:style-name="ce87"/>
          <table:table-cell table:style-name="ce92"/>
          <table:table-cell table:style-name="ce87" table:number-columns-repeated="11"/>
          <table:table-cell table:number-columns-repeated="1011"/>
        </table:table-row>
        <table:table-row table:style-name="ro1">
          <table:table-cell table:style-name="ce87"/>
          <table:table-cell table:style-name="ce92"/>
          <table:table-cell table:style-name="ce87" table:number-columns-repeated="6"/>
          <table:table-cell/>
          <table:table-cell table:style-name="ce87" table:number-columns-repeated="4"/>
          <table:table-cell table:number-columns-repeated="1011"/>
        </table:table-row>
        <table:table-row table:style-name="ro1">
          <table:table-cell table:style-name="ce88"/>
          <table:table-cell table:style-name="ce94"/>
          <table:table-cell table:style-name="ce87" table:number-columns-repeated="6"/>
          <table:table-cell/>
          <table:table-cell table:style-name="ce87" table:number-columns-repeated="4"/>
          <table:table-cell table:number-columns-repeated="1011"/>
        </table:table-row>
        <table:table-row table:style-name="ro1">
          <table:table-cell table:style-name="ce87"/>
          <table:table-cell table:style-name="ce94"/>
          <table:table-cell table:style-name="ce87" table:number-columns-repeated="6"/>
          <table:table-cell/>
          <table:table-cell table:style-name="ce87" table:number-columns-repeated="4"/>
          <table:table-cell table:number-columns-repeated="1011"/>
        </table:table-row>
        <table:table-row table:style-name="ro1" table:number-rows-repeated="6">
          <table:table-cell table:style-name="ce87"/>
          <table:table-cell table:style-name="ce92"/>
          <table:table-cell table:style-name="ce88"/>
          <table:table-cell table:style-name="ce87" table:number-columns-repeated="5"/>
          <table:table-cell/>
          <table:table-cell table:style-name="ce87" table:number-columns-repeated="4"/>
          <table:table-cell table:number-columns-repeated="1011"/>
        </table:table-row>
        <table:table-row table:style-name="ro1">
          <table:table-cell table:style-name="ce87"/>
          <table:table-cell table:style-name="ce92"/>
          <table:table-cell table:style-name="ce87" table:number-columns-repeated="6"/>
          <table:table-cell/>
          <table:table-cell table:style-name="ce87" table:number-columns-repeated="4"/>
          <table:table-cell table:number-columns-repeated="1011"/>
        </table:table-row>
        <table:table-row table:style-name="ro1">
          <table:table-cell table:style-name="ce87"/>
          <table:table-cell table:style-name="ce94"/>
          <table:table-cell table:style-name="ce87" table:number-columns-repeated="6"/>
          <table:table-cell/>
          <table:table-cell table:style-name="ce87" table:number-columns-repeated="4"/>
          <table:table-cell table:number-columns-repeated="1011"/>
        </table:table-row>
        <table:table-row table:style-name="ro1" table:number-rows-repeated="3">
          <table:table-cell table:style-name="ce87"/>
          <table:table-cell table:style-name="ce92"/>
          <table:table-cell table:style-name="ce88"/>
          <table:table-cell table:style-name="ce87" table:number-columns-repeated="5"/>
          <table:table-cell/>
          <table:table-cell table:style-name="ce87" table:number-columns-repeated="4"/>
          <table:table-cell table:number-columns-repeated="1011"/>
        </table:table-row>
        <table:table-row table:style-name="ro1" table:number-rows-repeated="2">
          <table:table-cell table:style-name="ce87"/>
          <table:table-cell table:style-name="ce92"/>
          <table:table-cell table:style-name="ce87" table:number-columns-repeated="6"/>
          <table:table-cell/>
          <table:table-cell table:style-name="ce87" table:number-columns-repeated="4"/>
          <table:table-cell table:number-columns-repeated="1011"/>
        </table:table-row>
        <table:table-row table:style-name="ro1">
          <table:table-cell table:style-name="ce87"/>
          <table:table-cell table:style-name="ce94"/>
          <table:table-cell table:style-name="ce87" table:number-columns-repeated="6"/>
          <table:table-cell/>
          <table:table-cell table:style-name="ce87" table:number-columns-repeated="4"/>
          <table:table-cell table:number-columns-repeated="1011"/>
        </table:table-row>
        <table:table-row table:style-name="ro1">
          <table:table-cell table:style-name="ce87"/>
          <table:table-cell table:style-name="ce92"/>
          <table:table-cell table:style-name="ce88"/>
          <table:table-cell table:style-name="ce87" table:number-columns-repeated="5"/>
          <table:table-cell/>
          <table:table-cell table:style-name="ce87" table:number-columns-repeated="4"/>
          <table:table-cell table:number-columns-repeated="1011"/>
        </table:table-row>
        <table:table-row table:style-name="ro1">
          <table:table-cell table:style-name="ce87"/>
          <table:table-cell table:style-name="ce92"/>
          <table:table-cell table:style-name="ce87" table:number-columns-repeated="6"/>
          <table:table-cell/>
          <table:table-cell table:style-name="ce87" table:number-columns-repeated="4"/>
          <table:table-cell table:number-columns-repeated="1011"/>
        </table:table-row>
        <table:table-row table:style-name="ro1">
          <table:table-cell table:style-name="ce87"/>
          <table:table-cell table:style-name="ce94"/>
          <table:table-cell table:style-name="ce87" table:number-columns-repeated="6"/>
          <table:table-cell/>
          <table:table-cell table:style-name="ce87" table:number-columns-repeated="4"/>
          <table:table-cell table:number-columns-repeated="1011"/>
        </table:table-row>
        <table:table-row table:style-name="ro1">
          <table:table-cell table:style-name="ce87"/>
          <table:table-cell table:style-name="ce92"/>
          <table:table-cell table:style-name="ce88"/>
          <table:table-cell table:style-name="ce87" table:number-columns-repeated="5"/>
          <table:table-cell/>
          <table:table-cell table:style-name="ce87" table:number-columns-repeated="4"/>
          <table:table-cell table:number-columns-repeated="1011"/>
        </table:table-row>
        <table:table-row table:style-name="ro1">
          <table:table-cell table:style-name="ce87"/>
          <table:table-cell table:style-name="ce92"/>
          <table:table-cell table:style-name="ce87" table:number-columns-repeated="6"/>
          <table:table-cell/>
          <table:table-cell table:style-name="ce87" table:number-columns-repeated="4"/>
          <table:table-cell table:number-columns-repeated="1011"/>
        </table:table-row>
        <table:table-row table:style-name="ro1">
          <table:table-cell table:style-name="ce88"/>
          <table:table-cell table:style-name="ce92"/>
          <table:table-cell table:style-name="ce87" table:number-columns-repeated="6"/>
          <table:table-cell/>
          <table:table-cell table:style-name="ce87" table:number-columns-repeated="4"/>
          <table:table-cell table:number-columns-repeated="1011"/>
        </table:table-row>
        <table:table-row table:style-name="ro1">
          <table:table-cell table:style-name="ce87"/>
          <table:table-cell table:style-name="ce92"/>
          <table:table-cell table:style-name="ce87" table:number-columns-repeated="6"/>
          <table:table-cell/>
          <table:table-cell table:style-name="ce87" table:number-columns-repeated="4"/>
          <table:table-cell table:number-columns-repeated="1011"/>
        </table:table-row>
        <table:table-row table:style-name="ro1" table:number-rows-repeated="925">
          <table:table-cell/>
          <table:table-cell table:style-name="ce95"/>
          <table:table-cell table:number-columns-repeated="1022"/>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Definitions.C1:Definitions.I1">
            <calcext:condition calcext:apply-style-name="ConditionalStyle_1" calcext:value="=&quot;Planned&quot;" calcext:base-cell-address="Definitions.C1"/>
          </calcext:conditional-format>
          <calcext:conditional-format calcext:target-range-address="Definitions.C1:Definitions.I1">
            <calcext:condition calcext:apply-style-name="ConditionalStyle_2" calcext:value="=&quot;In progress&quot;" calcext:base-cell-address="Definitions.C1"/>
          </calcext:conditional-format>
          <calcext:conditional-format calcext:target-range-address="Definitions.C1:Definitions.I1">
            <calcext:condition calcext:apply-style-name="ConditionalStyle_3" calcext:value="=&quot;Done&quot;" calcext:base-cell-address="Definitions.C1"/>
          </calcext:conditional-format>
        </calcext:conditional-formats>
      </table:table>
      <table:table table:name="TaskBoard" table:style-name="ta18">
        <table:table-column table:style-name="co2" table:default-cell-style-name="Default"/>
        <table:table-column table:style-name="co65" table:number-columns-repeated="22" table:default-cell-style-name="Default"/>
        <table:table-column table:style-name="co2" table:default-cell-style-name="Default"/>
        <table:table-column table:style-name="co65" table:number-columns-repeated="23" table:default-cell-style-name="Default"/>
        <table:table-column table:style-name="co2" table:number-columns-repeated="977" table:default-cell-style-name="Default"/>
        <table:table-row table:style-name="ro11">
          <table:table-cell table:style-name="ce108" office:value-type="string" calcext:value-type="string" table:number-columns-spanned="24" table:number-rows-spanned="1">
            <text:p>SUIVI</text:p>
          </table:table-cell>
          <table:covered-table-cell table:number-columns-repeated="23"/>
          <table:table-cell table:number-columns-repeated="1000"/>
        </table:table-row>
        <table:table-row table:style-name="ro1">
          <table:table-cell table:number-columns-repeated="1024"/>
        </table:table-row>
        <table:table-row table:style-name="ro11">
          <table:table-cell table:number-columns-repeated="24"/>
          <table:table-cell table:style-name="ce174" office:value-type="float" office:value="0" calcext:value-type="float">
            <text:p>0</text:p>
          </table:table-cell>
          <table:table-cell table:style-name="ce174" office:value-type="float" office:value="1" calcext:value-type="float">
            <text:p>1</text:p>
          </table:table-cell>
          <table:table-cell table:style-name="ce174" office:value-type="float" office:value="2" calcext:value-type="float">
            <text:p>2</text:p>
          </table:table-cell>
          <table:table-cell table:style-name="ce174" office:value-type="float" office:value="3" calcext:value-type="float">
            <text:p>3</text:p>
          </table:table-cell>
          <table:table-cell table:style-name="ce174" office:value-type="float" office:value="4" calcext:value-type="float">
            <text:p>4</text:p>
          </table:table-cell>
          <table:table-cell table:style-name="ce174" office:value-type="float" office:value="5" calcext:value-type="float">
            <text:p>5</text:p>
          </table:table-cell>
          <table:table-cell table:style-name="ce174" office:value-type="float" office:value="6" calcext:value-type="float">
            <text:p>6</text:p>
          </table:table-cell>
          <table:table-cell table:style-name="ce174" office:value-type="float" office:value="7" calcext:value-type="float">
            <text:p>7</text:p>
          </table:table-cell>
          <table:table-cell table:style-name="ce174" office:value-type="float" office:value="8" calcext:value-type="float">
            <text:p>8</text:p>
          </table:table-cell>
          <table:table-cell table:style-name="ce174" office:value-type="float" office:value="9" calcext:value-type="float">
            <text:p>9</text:p>
          </table:table-cell>
          <table:table-cell table:style-name="ce174" office:value-type="float" office:value="10" calcext:value-type="float">
            <text:p>10</text:p>
          </table:table-cell>
          <table:table-cell table:style-name="ce174" office:value-type="float" office:value="11" calcext:value-type="float">
            <text:p>11</text:p>
          </table:table-cell>
          <table:table-cell table:style-name="ce174" office:value-type="float" office:value="12" calcext:value-type="float">
            <text:p>12</text:p>
          </table:table-cell>
          <table:table-cell table:style-name="ce174" office:value-type="float" office:value="13" calcext:value-type="float">
            <text:p>13</text:p>
          </table:table-cell>
          <table:table-cell table:style-name="ce174" office:value-type="float" office:value="14" calcext:value-type="float">
            <text:p>14</text:p>
          </table:table-cell>
          <table:table-cell table:style-name="ce174" office:value-type="float" office:value="15" calcext:value-type="float">
            <text:p>15</text:p>
          </table:table-cell>
          <table:table-cell table:style-name="ce174" office:value-type="float" office:value="16" calcext:value-type="float">
            <text:p>16</text:p>
          </table:table-cell>
          <table:table-cell table:style-name="ce174" office:value-type="float" office:value="17" calcext:value-type="float">
            <text:p>17</text:p>
          </table:table-cell>
          <table:table-cell table:style-name="ce174" office:value-type="float" office:value="18" calcext:value-type="float">
            <text:p>18</text:p>
          </table:table-cell>
          <table:table-cell table:style-name="ce174" office:value-type="float" office:value="19" calcext:value-type="float">
            <text:p>19</text:p>
          </table:table-cell>
          <table:table-cell table:style-name="ce174" office:value-type="float" office:value="20" calcext:value-type="float">
            <text:p>20</text:p>
          </table:table-cell>
          <table:table-cell table:number-columns-repeated="979"/>
        </table:table-row>
        <table:table-row table:style-name="ro11">
          <table:table-cell table:number-columns-repeated="24"/>
          <table:table-cell table:style-name="ce174" office:value-type="float" office:value="100" calcext:value-type="float">
            <text:p>100</text:p>
          </table:table-cell>
          <table:table-cell table:style-name="ce174" office:value-type="float" office:value="95" calcext:value-type="float">
            <text:p>95</text:p>
          </table:table-cell>
          <table:table-cell table:style-name="ce174" office:value-type="float" office:value="90" calcext:value-type="float">
            <text:p>90</text:p>
          </table:table-cell>
          <table:table-cell table:style-name="ce174" office:value-type="float" office:value="85" calcext:value-type="float">
            <text:p>85</text:p>
          </table:table-cell>
          <table:table-cell table:style-name="ce174" office:value-type="float" office:value="80" calcext:value-type="float">
            <text:p>80</text:p>
          </table:table-cell>
          <table:table-cell table:style-name="ce174" office:value-type="float" office:value="75" calcext:value-type="float">
            <text:p>75</text:p>
          </table:table-cell>
          <table:table-cell table:style-name="ce174" office:value-type="float" office:value="70" calcext:value-type="float">
            <text:p>70</text:p>
          </table:table-cell>
          <table:table-cell table:style-name="ce174" office:value-type="float" office:value="65" calcext:value-type="float">
            <text:p>65</text:p>
          </table:table-cell>
          <table:table-cell table:style-name="ce174" office:value-type="float" office:value="60" calcext:value-type="float">
            <text:p>60</text:p>
          </table:table-cell>
          <table:table-cell table:style-name="ce174" office:value-type="float" office:value="55" calcext:value-type="float">
            <text:p>55</text:p>
          </table:table-cell>
          <table:table-cell table:style-name="ce174" office:value-type="float" office:value="50" calcext:value-type="float">
            <text:p>50</text:p>
          </table:table-cell>
          <table:table-cell table:style-name="ce174" office:value-type="float" office:value="45" calcext:value-type="float">
            <text:p>45</text:p>
          </table:table-cell>
          <table:table-cell table:style-name="ce174" office:value-type="float" office:value="40" calcext:value-type="float">
            <text:p>40</text:p>
          </table:table-cell>
          <table:table-cell table:style-name="ce174" office:value-type="float" office:value="35" calcext:value-type="float">
            <text:p>35</text:p>
          </table:table-cell>
          <table:table-cell table:style-name="ce174" office:value-type="float" office:value="30" calcext:value-type="float">
            <text:p>30</text:p>
          </table:table-cell>
          <table:table-cell table:style-name="ce174" office:value-type="float" office:value="25" calcext:value-type="float">
            <text:p>25</text:p>
          </table:table-cell>
          <table:table-cell table:style-name="ce174" office:value-type="float" office:value="20" calcext:value-type="float">
            <text:p>20</text:p>
          </table:table-cell>
          <table:table-cell table:style-name="ce174" office:value-type="float" office:value="15" calcext:value-type="float">
            <text:p>15</text:p>
          </table:table-cell>
          <table:table-cell table:style-name="ce174" office:value-type="float" office:value="10" calcext:value-type="float">
            <text:p>10</text:p>
          </table:table-cell>
          <table:table-cell table:style-name="ce174" office:value-type="float" office:value="5" calcext:value-type="float">
            <text:p>5</text:p>
          </table:table-cell>
          <table:table-cell table:style-name="ce174" office:value-type="float" office:value="0" calcext:value-type="float">
            <text:p>0</text:p>
          </table:table-cell>
          <table:table-cell table:number-columns-repeated="979"/>
        </table:table-row>
        <table:table-row table:style-name="ro11">
          <table:table-cell/>
          <table:table-cell table:style-name="ce174" table:number-columns-repeated="23"/>
          <table:table-cell table:number-columns-repeated="1000"/>
        </table:table-row>
        <table:table-row table:style-name="ro1">
          <table:table-cell>
            <draw:frame table:end-cell-address="TaskBoard.X24" table:end-x="5.54mm" table:end-y="1.84mm" draw:z-index="0" draw:name="Chart 6" draw:style-name="gr2" draw:text-style-name="P4" svg:width="161.91mm" svg:height="82.43mm" svg:x="20.9mm" svg:y="0.38mm">
              <loext:p draw:notify-on-update-of-ranges="TaskBoard.Y3:TaskBoard.AS3 TaskBoard.Y4:TaskBoard.AS4"/>
              <draw:object xlink:href="./Object 6" xlink:type="simple" xlink:show="embed" xlink:actuate="onLoad"/>
              <draw:image xlink:href="./ObjectReplacements/Object 6" xlink:type="simple" xlink:show="embed" xlink:actuate="onLoad"/>
            </draw:frame>
          </table:table-cell>
          <table:table-cell table:number-columns-repeated="1023"/>
        </table:table-row>
        <table:table-row table:style-name="ro1" table:number-rows-repeated="25">
          <table:table-cell table:number-columns-repeated="1024"/>
        </table:table-row>
        <table:table-row table:style-name="ro11">
          <table:table-cell/>
          <table:table-cell table:style-name="ce174" office:value-type="float" office:value="10" calcext:value-type="float">
            <text:p>10</text:p>
          </table:table-cell>
          <table:table-cell table:number-columns-repeated="1022"/>
        </table:table-row>
        <table:table-row table:style-name="ro11">
          <table:table-cell/>
          <table:table-cell table:style-name="ce174" office:value-type="float" office:value="9" calcext:value-type="float">
            <text:p>9</text:p>
          </table:table-cell>
          <table:table-cell table:number-columns-repeated="1022"/>
        </table:table-row>
        <table:table-row table:style-name="ro11">
          <table:table-cell/>
          <table:table-cell table:style-name="ce174" office:value-type="float" office:value="8" calcext:value-type="float">
            <text:p>8</text:p>
          </table:table-cell>
          <table:table-cell table:style-name="ce174" table:number-columns-repeated="20"/>
          <table:table-cell table:number-columns-repeated="1002"/>
        </table:table-row>
        <table:table-row table:style-name="ro11">
          <table:table-cell/>
          <table:table-cell table:style-name="ce174" office:value-type="float" office:value="7" calcext:value-type="float">
            <text:p>7</text:p>
          </table:table-cell>
          <table:table-cell table:number-columns-repeated="1022"/>
        </table:table-row>
        <table:table-row table:style-name="ro11">
          <table:table-cell/>
          <table:table-cell table:style-name="ce174" office:value-type="float" office:value="6" calcext:value-type="float">
            <text:p>6</text:p>
          </table:table-cell>
          <table:table-cell table:number-columns-repeated="1022"/>
        </table:table-row>
        <table:table-row table:style-name="ro11">
          <table:table-cell/>
          <table:table-cell table:style-name="ce174" office:value-type="float" office:value="5" calcext:value-type="float">
            <text:p>5</text:p>
          </table:table-cell>
          <table:table-cell table:number-columns-repeated="1022"/>
        </table:table-row>
        <table:table-row table:style-name="ro11">
          <table:table-cell/>
          <table:table-cell table:style-name="ce174" office:value-type="float" office:value="4" calcext:value-type="float">
            <text:p>4</text:p>
          </table:table-cell>
          <table:table-cell table:number-columns-repeated="1022"/>
        </table:table-row>
        <table:table-row table:style-name="ro11">
          <table:table-cell/>
          <table:table-cell table:style-name="ce174" office:value-type="float" office:value="3" calcext:value-type="float">
            <text:p>3</text:p>
          </table:table-cell>
          <table:table-cell table:number-columns-repeated="1022"/>
        </table:table-row>
        <table:table-row table:style-name="ro11">
          <table:table-cell/>
          <table:table-cell table:style-name="ce174" office:value-type="float" office:value="2" calcext:value-type="float">
            <text:p>2</text:p>
          </table:table-cell>
          <table:table-cell table:number-columns-repeated="1022"/>
        </table:table-row>
        <table:table-row table:style-name="ro11">
          <table:table-cell/>
          <table:table-cell table:style-name="ce174" office:value-type="float" office:value="1" calcext:value-type="float">
            <text:p>1</text:p>
          </table:table-cell>
          <table:table-cell table:number-columns-repeated="1022"/>
        </table:table-row>
        <table:table-row table:style-name="ro11">
          <table:table-cell table:number-columns-repeated="2"/>
          <table:table-cell table:style-name="ce174" office:value-type="float" office:value="0" calcext:value-type="float">
            <text:p>0</text:p>
          </table:table-cell>
          <table:table-cell table:style-name="ce174" office:value-type="float" office:value="1" calcext:value-type="float">
            <text:p>1</text:p>
          </table:table-cell>
          <table:table-cell table:style-name="ce174" office:value-type="float" office:value="2" calcext:value-type="float">
            <text:p>2</text:p>
          </table:table-cell>
          <table:table-cell table:style-name="ce174" office:value-type="float" office:value="3" calcext:value-type="float">
            <text:p>3</text:p>
          </table:table-cell>
          <table:table-cell table:style-name="ce174" office:value-type="float" office:value="4" calcext:value-type="float">
            <text:p>4</text:p>
          </table:table-cell>
          <table:table-cell table:style-name="ce174" office:value-type="float" office:value="5" calcext:value-type="float">
            <text:p>5</text:p>
          </table:table-cell>
          <table:table-cell table:style-name="ce174" office:value-type="float" office:value="6" calcext:value-type="float">
            <text:p>6</text:p>
          </table:table-cell>
          <table:table-cell table:style-name="ce174" office:value-type="float" office:value="7" calcext:value-type="float">
            <text:p>7</text:p>
          </table:table-cell>
          <table:table-cell table:style-name="ce174" office:value-type="float" office:value="8" calcext:value-type="float">
            <text:p>8</text:p>
          </table:table-cell>
          <table:table-cell table:style-name="ce174" office:value-type="float" office:value="9" calcext:value-type="float">
            <text:p>9</text:p>
          </table:table-cell>
          <table:table-cell table:style-name="ce174" office:value-type="float" office:value="10" calcext:value-type="float">
            <text:p>10</text:p>
          </table:table-cell>
          <table:table-cell table:style-name="ce174" office:value-type="float" office:value="11" calcext:value-type="float">
            <text:p>11</text:p>
          </table:table-cell>
          <table:table-cell table:style-name="ce174" office:value-type="float" office:value="12" calcext:value-type="float">
            <text:p>12</text:p>
          </table:table-cell>
          <table:table-cell table:style-name="ce174" office:value-type="float" office:value="13" calcext:value-type="float">
            <text:p>13</text:p>
          </table:table-cell>
          <table:table-cell table:style-name="ce174" office:value-type="float" office:value="14" calcext:value-type="float">
            <text:p>14</text:p>
          </table:table-cell>
          <table:table-cell table:style-name="ce174" office:value-type="float" office:value="15" calcext:value-type="float">
            <text:p>15</text:p>
          </table:table-cell>
          <table:table-cell table:style-name="ce174" office:value-type="float" office:value="16" calcext:value-type="float">
            <text:p>16</text:p>
          </table:table-cell>
          <table:table-cell table:style-name="ce174" office:value-type="float" office:value="17" calcext:value-type="float">
            <text:p>17</text:p>
          </table:table-cell>
          <table:table-cell table:style-name="ce174" office:value-type="float" office:value="18" calcext:value-type="float">
            <text:p>18</text:p>
          </table:table-cell>
          <table:table-cell table:style-name="ce174" office:value-type="float" office:value="19" calcext:value-type="float">
            <text:p>19</text:p>
          </table:table-cell>
          <table:table-cell table:style-name="ce174" office:value-type="float" office:value="20" calcext:value-type="float">
            <text:p>20</text:p>
          </table:table-cell>
          <table:table-cell table:number-columns-repeated="1001"/>
        </table:table-row>
        <table:table-row table:style-name="ro1" table:number-rows-repeated="1048533">
          <table:table-cell table:number-columns-repeated="1024"/>
        </table:table-row>
        <table:table-row table:style-name="ro1">
          <table:table-cell table:number-columns-repeated="1024"/>
        </table:table-row>
      </table:table>
      <table:named-expressions>
        <table:named-range table:name="backlog" table:base-cell-address="$DashBoard.$A$1" table:cell-range-address="$'Product Backlog'.$A$4:.$L$40"/>
        <table:named-range table:name="IT_BurnDown_Resources" table:base-cell-address="$DashBoard.$A$1" table:cell-range-address="$'Iteration Backlog'.$G$7:.$S$16"/>
        <table:named-range table:name="IT_Scope" table:base-cell-address="$DashBoard.$A$1" table:cell-range-address="$'Iteration Backlog'.$A$7:.$E$16"/>
        <table:named-range table:name="People" table:base-cell-address="$DashBoard.$A$1" table:cell-range-address="$Liste.$C$2:.$C$5"/>
        <table:named-range table:name="Task_status" table:base-cell-address="$DashBoard.$A$1" table:cell-range-address="$Liste.$A$2:.$A$7"/>
        <table:named-range table:name="Task_type" table:base-cell-address="$DashBoard.$A$1" table:cell-range-address="$Liste.$F$2:.$F$1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Inconsolata" svg:font-family="Inconsolata"/>
    <style:font-face style:name="Trebuchet MS" svg:font-family="'Trebuchet MS'"/>
    <style:font-face style:name="Caladea" svg:font-family="Caladea"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Caladea" fo:language="fr" fo:country="FR" style:font-name-asian="Caladea1" style:language-asian="zh" style:country-asian="CN" style:font-name-complex="Caladea1"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Caladea" style:font-family-generic="roman" style:font-pitch="variable" fo:font-size="12pt" fo:language="fr" fo:country="FR" style:letter-kerning="true" style:font-name-asian="Caladea1" style:font-size-asian="12pt" style:language-asian="zh" style:country-asian="CN" style:font-name-complex="Caladea1" style:font-size-complex="12pt"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date-style style:name="N113">
      <number:day/>
      <number:text>/</number:text>
      <number:month/>
      <number:text>/</number:text>
      <number:year number:style="long"/>
    </number:date-style>
    <number:date-style style:name="N114">
      <number:day number:style="long"/>
      <number:text>/</number:text>
      <number:month number:style="long"/>
    </number:date-style>
    <number:date-style style:name="N115">
      <number:day-of-week/>
    </number:date-style>
    <number:currency-style style:name="N117P0" style:volatile="true">
      <number:number number:decimal-places="2" loext:min-decimal-places="2" number:min-integer-digits="1" number:grouping="true"/>
      <number:text> </number:text>
      <number:currency-symbol number:language="fr" number:country="FR">€</number:currency-symbol>
    </number:currency-style>
    <number:currency-style style:name="N11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7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transparent" fo:border="none"/>
      <style:text-properties fo:color="#0b8043"/>
    </style:style>
    <style:style style:name="ConditionalStyle_5f_2" style:display-name="ConditionalStyle_2" style:family="table-cell" style:parent-style-name="Default">
      <style:table-cell-properties fo:background-color="#b7e1cd" fo:border="none"/>
    </style:style>
    <style:style style:name="ConditionalStyle_5f_3" style:display-name="ConditionalStyle_3" style:family="table-cell" style:parent-style-name="Default">
      <style:table-cell-properties fo:background-color="transparent" fo:border="none"/>
      <style:text-properties fo:color="#c0c0c0"/>
    </style:style>
    <style:style style:name="ConditionalStyle_5f_4" style:display-name="ConditionalStyle_4" style:family="table-cell" style:parent-style-name="Default">
      <style:table-cell-properties fo:background-color="#f4c7c3" fo:border="none"/>
    </style:style>
    <style:style style:name="ConditionalStyle_5f_5" style:display-name="ConditionalStyle_5" style:family="table-cell" style:parent-style-name="Default">
      <style:table-cell-properties fo:background-color="#f4c7c3" fo:border="none"/>
      <style:text-properties fo:font-weight="bold" style:font-weight-asian="bold" style:font-weight-complex="bol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8">00/00/0000</text:date>, <text:time style:data-style-name="N2" text:time-value="13:47:56.359000000">00:00:00</text:time></text:p>
        </style:region-right>
      </style:header>
      <style:header-left style:display="false"/>
      <style:footer>
        <text:p>Page <text:page-number>1</text:page-number> / <text:page-count>99</text:page-count></text:p>
      </style:footer>
      <style:footer-left style:display="false"/>
    </style:master-page>
    <style:master-page style:name="PageStyle_5f_DashBoard" style:display-name="PageStyle_DashBoard" style:page-layout-name="Mpm3">
      <style:header style:display="false"/>
      <style:header-left style:display="false"/>
      <style:footer style:display="false"/>
      <style:footer-left style:display="false"/>
    </style:master-page>
    <style:master-page style:name="PageStyle_5f_Release_20_Plan" style:display-name="PageStyle_Release Plan" style:page-layout-name="Mpm3">
      <style:header style:display="false"/>
      <style:header-left style:display="false"/>
      <style:footer style:display="false"/>
      <style:footer-left style:display="false"/>
    </style:master-page>
    <style:master-page style:name="PageStyle_5f_Product_20_Backlog" style:display-name="PageStyle_Product Backlog" style:page-layout-name="Mpm3">
      <style:header style:display="false"/>
      <style:header-left style:display="false"/>
      <style:footer style:display="false"/>
      <style:footer-left style:display="false"/>
    </style:master-page>
    <style:master-page style:name="PageStyle_5f_TODO" style:display-name="PageStyle_TODO" style:page-layout-name="Mpm3">
      <style:header style:display="false"/>
      <style:header-left style:display="false"/>
      <style:footer style:display="false"/>
      <style:footer-left style:display="false"/>
    </style:master-page>
    <style:master-page style:name="PageStyle_5f_Iteration_20_Backlog" style:display-name="PageStyle_Iteration Backlog" style:page-layout-name="Mpm3">
      <style:header style:display="false"/>
      <style:header-left style:display="false"/>
      <style:footer style:display="false"/>
      <style:footer-left style:display="false"/>
    </style:master-page>
    <style:master-page style:name="PageStyle_5f_Team_20_Capacity" style:display-name="PageStyle_Team Capacity" style:page-layout-name="Mpm3">
      <style:header style:display="false"/>
      <style:header-left style:display="false"/>
      <style:footer style:display="false"/>
      <style:footer-left style:display="false"/>
    </style:master-page>
    <style:master-page style:name="PageStyle_5f_Livrables" style:display-name="PageStyle_Livrables" style:page-layout-name="Mpm3">
      <style:header style:display="false"/>
      <style:header-left style:display="false"/>
      <style:footer style:display="false"/>
      <style:footer-left style:display="false"/>
    </style:master-page>
    <style:master-page style:name="PageStyle_5f_Liste" style:display-name="PageStyle_Liste" style:page-layout-name="Mpm3">
      <style:header style:display="false"/>
      <style:header-left style:display="false"/>
      <style:footer style:display="false"/>
      <style:footer-left style:display="false"/>
    </style:master-page>
    <style:master-page style:name="PageStyle_5f_Help" style:display-name="PageStyle_Help" style:page-layout-name="Mpm3">
      <style:header style:display="false"/>
      <style:header-left style:display="false"/>
      <style:footer style:display="false"/>
      <style:footer-left style:display="false"/>
    </style:master-page>
    <style:master-page style:name="PageStyle_5f_Template" style:display-name="PageStyle_Template" style:page-layout-name="Mpm3">
      <style:header style:display="false"/>
      <style:header-left style:display="false"/>
      <style:footer style:display="false"/>
      <style:footer-left style:display="false"/>
    </style:master-page>
    <style:master-page style:name="PageStyle_5f_Cards" style:display-name="PageStyle_Cards" style:page-layout-name="Mpm3">
      <style:header style:display="false"/>
      <style:header-left style:display="false"/>
      <style:footer style:display="false"/>
      <style:footer-left style:display="false"/>
    </style:master-page>
    <style:master-page style:name="PageStyle_5f_Definitions" style:display-name="PageStyle_Definitions" style:page-layout-name="Mpm3">
      <style:header style:display="false"/>
      <style:header-left style:display="false"/>
      <style:footer style:display="false"/>
      <style:footer-left style:display="false"/>
    </style:master-page>
    <style:master-page style:name="PageStyle_5f_TaskBoard" style:display-name="PageStyle_TaskBoar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Windows_X86_64 LibreOffice_project/f82d347ccc0be322489bf7da61d7e4ad13fe2ff3</meta:generator>
    <dc:date>2017-07-18T14:08:19.284000000</dc:date>
    <meta:editing-duration>P1DT12M11S</meta:editing-duration>
    <meta:editing-cycles>156</meta:editing-cycles>
    <meta:document-statistic meta:table-count="13" meta:cell-count="1233" meta:object-count="6"/>
  </office:meta>
</office:document-meta>
</file>

<file path=Basic/Standard/Module2.xml><?xml version="1.0" encoding="utf-8"?>
<!DOCTYPE module  PUBLIC '-//OpenOffice.org//DTD OfficeDocument 1.0//EN'  'module.dtd'>
<script:module xmlns:script="http://openoffice.org/2000/script" script:name="Module2" script:language="StarBasic">' Doc sur le basic openoffice / libreoffice
Rem https://www.openoffice.org/api/docs/common/ref/com/sun/star/table/XCellRange.html
Rem https://wiki.documentfoundation.org/Macros/Calc/f
Rem https://wiki.openoffice.org/wiki/Documentation/BASIC_Guide/Spreadsheets
Rem https://wiki.openoffice.org/wiki/Documentation/BASIC_Guide/Editing_Spreadsheet_Documents
Rem http://www.debugpoint.com/libreoffice-basic-macro-tutorial-index/
Rem https://openoffice-libreoffice.developpez.com/tutoriels/openoffice-libreoffice/xray/

Option Explicit


Const BACKLOG_SHEETNAME = "BACKLOG"
Const CARDS_SHEETNAME = "CARDS"		
Const TEMPLATE_SHEETNAME = "TEMPLATE"	


'--------------------------------------------------------------

Type clsIndexCard  
    mName As String
    mImportance As String
    mEstimation As String
    mNote As String
    mHowToDemo As String
    mNumber As String
    mIndex As String
    mComplete As String 
End Type


Private Sub Initialize(this As clsIndexCard, ByVal Number As String, ByVal name As String, ByVal Importance As String, ByVal Estimation As String, _
                    ByVal Note As String, ByVal HowToDemo As String, ByVal Complete As String)
    
    Set card = New clsIndexCard
    
    card.mNumber = Number
    card.mName = name
    card.mImportance = Importance
   	card.mEstimation = Estimation
    card.mNote = Note
    card.mHowToDemo = HowToDemo
    card.mComplete = Complete
    
    this = card
    
End Sub

Private Sub Log(this As clsIndexCard, ByRef header as String, ByRef footer as String)
    
    Print header
    Print "Number : " + this.mNumber
    Print "Number : " + this.mName
	Print "Number : " + this.mImportance
	Print "Number : " + this.mEstimation	
	Print "Number : " + this.mNote
	Print "Number : " + this.mHowToDemo
	Print "Number : " + this.mComplete
    
End Sub



Public Function IsClosed(this As clsIndexCard) As Boolean
    If (this.mComplete = "") Then
        IsClosed = False
    Else
        IsClosed = True
    End If
End Function


Public Function GetNumber(this As clsIndexCard) As String
	GetNumber = this.mNumber
End Function

'Property Get Number() As String
'    Number = mNumber
'End Property
'Property Get name() As String
'    name = mName
'End Property

Function GetImportance(this As clsIndexCard) As Integer

    Dim i As Integer
    
    If (IsNumeric(this.mImportance)) Then
        GetImportance = CInt(this.mImportance)
    Else
        GetImportance = 0
    End If
    

End Function

'Property Get Estimation() As String
'    Estimation = mEstimation
'End Property
'Property Get Note() As String
'    Note = mNote
'End Property
'Property Get HowToDemo() As String
'    HowToDemo = mHowToDemo
'End Property
'Property Get Complete() As String
'    Complete = mComplete
'End Property
'----------------------------------------------



Private Function ReadCards() As Collection

    Dim c As New Collection
    Dim index As Integer
    Dim backlogSheet As Object
    Dim startRow As Integer
    Dim Number As String
    Dim targetStartIndex As Integer
                
    Set backlogSheet = ActiveWorkbook.Sheets(BACKLOG_SHEETNAME)
    
    startRow = 2
    
    Dim card As New clsIndexCard
    
    Number = backlogSheet.Cells(startRow, 1).Value

        Do
            Number = backlogSheet.Cells(startRow, 1).Value
            If (Number &lt;&gt; "") Then
            

               Set card = New clsIndexCard
               Call c.Add(card)

               Call card.Initialize(Number, _
                                   backlogSheet.Cells(startRow, 3).Value, _
                                   backlogSheet.Cells(startRow, 2).Value, _
                                   backlogSheet.Cells(startRow, 6).Value, _
                                   backlogSheet.Cells(startRow, 4).Value, _
                                   backlogSheet.Cells(startRow, 5).Value, _
                                   backlogSheet.Cells(startRow, 7).Value)
            End If
            
            startRow = startRow + 1
            
        Loop Until Number = ""

    Set ReadCards = c

End Function




Private Sub RemoveCardSheet()

    On Error GoTo ErrHandler:

    Dim sheet As Object
    Dim sheetFound As Boolean
    sheetFound = True
    Set sheet = Sheets(CARDS_SHEETNAME)
    If (sheetFound = True) Then
        Application.DisplayAlerts = False
        sheet.Delete
        Application.DisplayAlerts = True
    End If

    Exit Sub
ErrHandler:
    ' error handling code
    sheetFound = False

    Resume Next
    
End Sub




Private Function CreateSheetWithCards(ByVal cards As Collection, ByVal maxItems As Long) As Worksheet

    Dim targetSheet As Object
    Dim card As clsIndexCard
    Dim numberOfCards As Integer
    Dim targetStartIndex As Integer
    
    'Copy the template
    Sheets(TEMPLATE_SHEETNAME).Select
    Rows("1:10").Select
    Selection.Copy

    Dim currentIndex As Integer

    Dim printCard As Boolean

    If (cards.Count &gt; 0) Then
            
        Set targetSheet = ActiveWorkbook.Sheets.Add
       
        targetSheet.Select
        targetSheet.Range("A1").Select
        
        For Each card In cards
            currentIndex = currentIndex + 1
            printCard = True

            If (currentIndex &gt; maxItems) Then
                printCard = False
            End If
            
            If (printCard) Then
                numberOfCards = numberOfCards + 1
                targetStartIndex = 1 + ((numberOfCards - 1) * 11)
                'Copy the template
                Call CopyTemplate(targetSheet, targetStartIndex)
        
                'Fill the template
                Call FillTemplate2(targetSheet, targetStartIndex, card)
            End If
        Next

    End If

    Call SetPageBreaks(targetSheet, numberOfCards)
    
    Call RemoveCardSheet
    
    targetSheet.Range("A1").Select
    targetSheet.name = CARDS_SHEETNAME
    
    Set CreateSheetWithCards = targetSheet
        
End Function


Private Sub SetPageBreaks(ByRef targetSheet As Worksheet, ByRef numberOfCards)

    'add the page breaks
    ActiveWindow.View = xlPageBreakPreview
    Application.CutCopyMode = False
    Dim pageBreakIndex As Integer
    Dim i As Integer
    
    For i = 1 To numberOfCards - 1
        
        If (i Mod 2 = 0) Then
            'even
            pageBreakIndex = pageBreakIndex + 1
            
            Dim s As String
            s = Str(1 + (i * 11))
            s = "A" &amp; Trim(s)
            Set targetSheet.HPageBreaks(pageBreakIndex).Location = Range(s)
        End If

    Next
    ActiveWindow.View = xlNormalView

End Sub

Private Sub CopyTemplate(ByRef sheet As Worksheet, ByRef rowIndex As Integer)

    Dim rng As Object
  
    Set rng = sheet.Rows(rowIndex)
    
    rng.PasteSpecial Paste:=8, Operation:=xlNone, _
        SkipBlanks:=False, Transpose:=False

        
    rng.PasteSpecial Paste:=xlPasteAll, Operation:=xlNone, _
        SkipBlanks:=False, Transpose:=False

End Sub

Private Sub FillTemplate(ByRef sheet As Worksheet, ByRef targetStartIndex As Integer, _
            ByRef Number As String, ByRef name As String, ByRef Importance As String, _
            ByRef estimate As String, ByRef HowToDemo As String, ByRef notes As String)
            
        sheet.Cells(targetStartIndex, 1).Value = "Backlog Item #" &amp; Number
        sheet.Cells(targetStartIndex + 2, 2).Value = name
        sheet.Cells(targetStartIndex + 4, 2).Value = notes
        sheet.Cells(targetStartIndex + 7, 2).Value = HowToDemo
        sheet.Cells(targetStartIndex + 2, 4).Value = Importance
        sheet.Cells(targetStartIndex + 4, 4).Value = estimate
   
End Sub
        
Private Sub FillTemplate2(ByRef sheet As Worksheet, ByRef targetStartIndex As Integer, _
            ByRef card As clsIndexCard)
            
        sheet.Cells(targetStartIndex, 1).Value = "Backlog Item #" &amp; card.Number
        sheet.Cells(targetStartIndex + 2, 2).Value = card.name
        sheet.Cells(targetStartIndex + 4, 2).Value = card.Note
        sheet.Cells(targetStartIndex + 7, 2).Value = card.HowToDemo
        sheet.Cells(targetStartIndex + 2, 4).Value = card.Importance
        sheet.Cells(targetStartIndex + 4, 4).Value = card.Estimation
   
End Sub
    
Public Sub BuildIndexCardUsingCurrentSelection()
	Dim nCurrentRow%
	Dim mvtRange as Object
	Dim mvtLineIndex%
	Dim cards As new Collection
	Dim oSel
	
	' Get Sheetname from range
	oSel = ThisComponent.getCurrentSelection()
'	oSel.getCount()	

	If oSel.supportsService("com.sun.star.sheet.SheetCellRange") Then
		oSel = oSel.queryIntersection(oSel.getRangeAddress())
	Else
		Print "Nb " + oSel.getCount()
	End If

'	If IsNull(oSel) OR IsEmpty(oSel) Then
'		Print "Nothing is selected"
'	Else
'		Print "Nb " + oSel.getCount()
'	End If

		
	' If SheetName is not BACKLOG_SHEETNAME throw error

'	If ( MsgBox("Number of item : " + "1", 4) = 7) Then
'		Exit Sub
'	End If
'	
'	For i = 0 To oSel.getCount() - 1
'		vSel = oSel.getByIndex(i)
'		vCursor = ThisComponent.Text.CreateTextCursorByRange(vSel)
'		s = vCursor.getString()
'		If Len(s) &gt; 0 Then
'			MsgBox StringToASCII(vCursor.getString()), 0, "ASCII of Selection " &amp; i
'		ElseIf vSelections.getCount() = 1 Then
'			Print "Nothing is selected"
'		End If
'	Next


'	cards= ReadCards(aRange)
	
	' Build Collection of backlog item ?
	
	
	' Empty sheet destination
	
	' Print Card 1
	' Print PageBreak 1
	' Loop
	
	' Send to printer
	
'	nCurrentRow = ThisComponent.getCurrentController().getSelection().RangeAddress.StartRow
	
'	Dim szCurrentAccount
'	szCurrentAccount = ThisComponent.sheets.getByName(mvtSheetName).getCellByPosition(mvtAccountCol, nCurrentRow).getFormula()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use-zero"/>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0pt" style:font-size-asian="10pt" style:font-size-complex="10pt"/>
    </style:style>
    <style:style style:name="ch6" style:family="chart" style:data-style-name="N0">
      <style:chart-properties chart:symbol-type="named-symbol" chart:symbol-name="circle" chart:symbol-width="0.247cm" chart:symbol-height="0.247cm" chart:link-data-style-to-source="true"/>
      <style:graphic-properties svg:stroke-width="0.071cm" svg:stroke-color="#4684ee" draw:fill-color="#4684ee"/>
      <style:text-properties fo:font-size="10pt" style:font-size-asian="10pt" style:font-size-complex="10pt"/>
    </style:style>
    <style:style style:name="ch7" style:family="chart" style:data-style-name="N0">
      <style:chart-properties chart:symbol-type="named-symbol" chart:symbol-name="circle" chart:symbol-width="0.247cm" chart:symbol-height="0.247cm" chart:link-data-style-to-source="true"/>
      <style:graphic-properties svg:stroke-width="0.071cm" svg:stroke-color="#dc3912" draw:fill-color="#dc3912"/>
      <style:text-properties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3.732cm" svg:height="8.467cm" xlink:href=".." xlink:type="simple" chart:class="chart:line" chart:style-name="ch1">
        <chart:legend chart:legend-position="end" svg:x="11.7cm" svg:y="3.738cm" style:legend-expansion="high" chart:style-name="ch2"/>
        <chart:plot-area chart:style-name="ch3" table:cell-range-address="'Release Plan'.A25:'Release Plan'.C33" chart:data-source-has-labels="both" svg:x="0.274cm" svg:y="0.169cm" svg:width="11.152cm" svg:height="8.129cm">
          <chartooo:coordinate-region svg:x="0.895cm" svg:y="0.342cm" svg:width="10.531cm" svg:height="7.362cm"/>
          <chart:axis chart:dimension="x" chart:name="primary-x" chart:style-name="ch4" chartooo:axis-type="text">
            <chart:categories table:cell-range-address="'Release Plan'.A26:'Release Plan'.A33"/>
          </chart:axis>
          <chart:axis chart:dimension="y" chart:name="primary-y" chart:style-name="ch5"/>
          <chart:series chart:style-name="ch6" chart:values-cell-range-address="'Release Plan'.B26:'Release Plan'.B33" chart:label-cell-address="'Release Plan'.B25:'Release Plan'.B25" chart:class="chart:line">
            <chart:data-point chart:repeated="8"/>
          </chart:series>
          <chart:series chart:style-name="ch7" chart:values-cell-range-address="'Release Plan'.C26:'Release Plan'.C33" chart:label-cell-address="'Release Plan'.C25:'Release Plan'.C25" chart:class="chart:line">
            <chart:data-point chart:repeated="8"/>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lan</text:p>
                <draw:g>
                  <svg:desc>'Release Plan'.B25:'Release Plan'.B25</svg:desc>
                </draw:g>
              </table:table-cell>
              <table:table-cell office:value-type="string">
                <text:p>Réel</text:p>
                <draw:g>
                  <svg:desc>'Release Plan'.C25:'Release Plan'.C25</svg:desc>
                </draw:g>
              </table:table-cell>
            </table:table-row>
          </table:table-header-rows>
          <table:table-rows>
            <table:table-row>
              <table:table-cell office:value-type="float" office:value="0">
                <text:p>0</text:p>
                <draw:g>
                  <svg:desc>'Release Plan'.A26:'Release Plan'.A33</svg:desc>
                </draw:g>
              </table:table-cell>
              <table:table-cell office:value-type="float" office:value="57">
                <text:p>57</text:p>
                <draw:g>
                  <svg:desc>'Release Plan'.B26:'Release Plan'.B33</svg:desc>
                </draw:g>
              </table:table-cell>
              <table:table-cell office:value-type="float" office:value="57">
                <text:p>57</text:p>
                <draw:g>
                  <svg:desc>'Release Plan'.C26:'Release Plan'.C33</svg:desc>
                </draw:g>
              </table:table-cell>
            </table:table-row>
            <table:table-row>
              <table:table-cell office:value-type="float" office:value="1">
                <text:p>1</text:p>
              </table:table-cell>
              <table:table-cell office:value-type="float" office:value="37">
                <text:p>37</text:p>
              </table:table-cell>
              <table:table-cell office:value-type="float" office:value="37">
                <text:p>37</text:p>
              </table:table-cell>
            </table:table-row>
            <table:table-row>
              <table:table-cell office:value-type="float" office:value="2">
                <text:p>2</text:p>
              </table:table-cell>
              <table:table-cell office:value-type="float" office:value="20">
                <text:p>20</text:p>
              </table:table-cell>
              <table:table-cell office:value-type="float" office:value="21">
                <text:p>21</text:p>
              </table:table-cell>
            </table:table-row>
            <table:table-row>
              <table:table-cell office:value-type="float" office:value="3">
                <text:p>3</text:p>
              </table:table-cell>
              <table:table-cell office:value-type="float" office:value="0">
                <text:p>0</text:p>
              </table:table-cell>
              <table:table-cell office:value-type="float" office:value="21">
                <text:p>21</text:p>
              </table:table-cell>
            </table:table-row>
            <table:table-row>
              <table:table-cell office:value-type="float" office:value="4">
                <text:p>4</text:p>
              </table:table-cell>
              <table:table-cell office:value-type="float" office:value="0">
                <text:p>0</text:p>
              </table:table-cell>
              <table:table-cell office:value-type="float" office:value="21">
                <text:p>21</text:p>
              </table:table-cell>
            </table:table-row>
            <table:table-row>
              <table:table-cell office:value-type="float" office:value="5">
                <text:p>5</text:p>
              </table:table-cell>
              <table:table-cell office:value-type="float" office:value="0">
                <text:p>0</text:p>
              </table:table-cell>
              <table:table-cell office:value-type="float" office:value="21">
                <text:p>21</text:p>
              </table:table-cell>
            </table:table-row>
            <table:table-row>
              <table:table-cell office:value-type="float" office:value="6">
                <text:p>6</text:p>
              </table:table-cell>
              <table:table-cell office:value-type="float" office:value="0">
                <text:p>0</text:p>
              </table:table-cell>
              <table:table-cell office:value-type="float" office:value="21">
                <text:p>21</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4.2$Windows_X86_64 LibreOffice_project/f82d347ccc0be322489bf7da61d7e4ad13fe2ff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14">
      <number:day number:style="long"/>
      <number:text>/</number:text>
      <number:month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use-zero" chart:series-source="rows"/>
    </style:style>
    <style:style style:name="ch3" style:family="chart" style:data-style-name="N114">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4" style:family="chart">
      <style:chart-properties chart:auto-position="true" style:rotation-angle="0"/>
      <style:text-properties style:text-position="0% 100%" fo:font-size="10pt" fo:font-weight="bold" style:font-size-asian="10pt" style:font-weight-asian="bold" style:font-size-complex="10pt" style:font-weight-complex="bold"/>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2pt" style:font-size-asian="12pt" style:font-size-complex="12pt"/>
    </style:style>
    <style:style style:name="ch6" style:family="chart">
      <style:chart-properties chart:auto-position="true" style:rotation-angle="90"/>
      <style:text-properties style:text-position="0% 100%" fo:font-size="12pt" fo:font-weight="bold" style:font-size-asian="12pt" style:font-weight-asian="bold" style:font-size-complex="12pt" style:font-weight-complex="bold"/>
    </style:style>
    <style:style style:name="ch7" style:family="chart">
      <style:graphic-properties svg:stroke-color="#b7b7b7"/>
    </style:style>
    <style:style style:name="ch8" style:family="chart" style:data-style-name="N0">
      <style:chart-properties chart:symbol-type="named-symbol" chart:symbol-name="circle" chart:symbol-width="0.247cm" chart:symbol-height="0.247cm" chart:link-data-style-to-source="true"/>
      <style:graphic-properties svg:stroke-width="0.071cm" svg:stroke-color="#4684ee" draw:fill-color="#4684ee"/>
      <style:text-properties fo:font-size="10pt" style:font-size-asian="10pt" style:font-size-complex="10pt"/>
    </style:style>
    <style:style style:name="ch9" style:family="chart" style:data-style-name="N0">
      <style:chart-properties chart:symbol-type="named-symbol" chart:symbol-name="circle" chart:symbol-width="0.247cm" chart:symbol-height="0.247cm" chart:link-data-style-to-source="true"/>
      <style:graphic-properties svg:stroke-width="0.071cm" svg:stroke-color="#dc3912" draw:fill-color="#dc3912"/>
      <style:text-properties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3.917cm" svg:height="8.466cm" xlink:href=".." xlink:type="simple" chart:class="chart:line" chart:row-mapping="0" chart:style-name="ch1">
        <chart:plot-area chart:style-name="ch2" table:cell-range-address="'Iteration Backlog'.G3:'Iteration Backlog'.S5" chart:data-source-has-labels="row" svg:x="1.433cm" svg:y="0.169cm" svg:width="12.206cm" svg:height="7.151cm">
          <chartooo:coordinate-region svg:x="2.16cm" svg:y="0.395cm" svg:width="10.817cm" svg:height="6.331cm"/>
          <chart:axis chart:dimension="x" chart:name="primary-x" chart:style-name="ch3" chartooo:axis-type="text">
            <chart:title svg:x="7.075cm" svg:y="7.489cm" chart:style-name="ch4">
              <text:p>Days</text:p>
            </chart:title>
            <chart:categories table:cell-range-address="'Iteration Backlog'.G3:'Iteration Backlog'.S3"/>
          </chart:axis>
          <chart:axis chart:dimension="y" chart:name="primary-y" chart:style-name="ch5">
            <chart:title svg:x="0.451cm" svg:y="5.553cm" chart:style-name="ch6">
              <text:p>Remaining hours</text:p>
            </chart:title>
            <chart:grid chart:style-name="ch7" chart:class="major"/>
          </chart:axis>
          <chart:series chart:style-name="ch8" chart:values-cell-range-address="'Iteration Backlog'.G4:'Iteration Backlog'.S4" chart:class="chart:line">
            <chart:data-point chart:repeated="13"/>
          </chart:series>
          <chart:series chart:style-name="ch9" chart:values-cell-range-address="'Iteration Backlog'.G5:'Iteration Backlog'.S5" chart:class="chart:line">
            <chart:data-point chart:repeated="13"/>
          </chart:series>
          <chart:wall chart:style-name="ch10"/>
          <chart:floor chart:style-name="ch11"/>
        </chart:plot-area>
        <table:table table:name="local-table">
          <table:table-header-columns>
            <table:table-column/>
          </table:table-header-columns>
          <table:table-columns>
            <table:table-column table:number-columns-repeated="13"/>
          </table:table-columns>
          <table:table-header-rows>
            <table:table-row>
              <table:table-cell>
                <text:p/>
              </table:table-cell>
              <table:table-cell office:value-type="float" office:value="42887">
                <text:p>42887</text:p>
                <draw:g>
                  <svg:desc>'Iteration Backlog'.G3:'Iteration Backlog'.S3</svg:desc>
                </draw:g>
              </table:table-cell>
              <table:table-cell office:value-type="float" office:value="42888">
                <text:p>42888</text:p>
              </table:table-cell>
              <table:table-cell office:value-type="float" office:value="42892">
                <text:p>42892</text:p>
              </table:table-cell>
              <table:table-cell office:value-type="float" office:value="42893">
                <text:p>42893</text:p>
              </table:table-cell>
              <table:table-cell office:value-type="float" office:value="42894">
                <text:p>42894</text:p>
              </table:table-cell>
              <table:table-cell office:value-type="float" office:value="42895">
                <text:p>42895</text:p>
              </table:table-cell>
              <table:table-cell office:value-type="float" office:value="42898">
                <text:p>42898</text:p>
              </table:table-cell>
              <table:table-cell office:value-type="float" office:value="42899">
                <text:p>42899</text:p>
              </table:table-cell>
              <table:table-cell office:value-type="float" office:value="42900">
                <text:p>42900</text:p>
              </table:table-cell>
              <table:table-cell office:value-type="float" office:value="42901">
                <text:p>42901</text:p>
              </table:table-cell>
              <table:table-cell office:value-type="float" office:value="42902">
                <text:p>42902</text:p>
              </table:table-cell>
              <table:table-cell office:value-type="float" office:value="42905">
                <text:p>42905</text:p>
              </table:table-cell>
              <table:table-cell office:value-type="float" office:value="42906">
                <text:p>42906</text:p>
              </table:table-cell>
            </table:table-row>
          </table:table-header-rows>
          <table:table-rows>
            <table:table-row>
              <table:table-cell office:value-type="string">
                <text:p>Ligne 4</text:p>
                <draw:g>
                  <svg:desc/>
                </draw:g>
              </table:table-cell>
              <table:table-cell office:value-type="float" office:value="NaN">
                <text:p>NaN</text:p>
                <draw:g>
                  <svg:desc>'Iteration Backlog'.G4:'Iteration Backlog'.S4</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Ligne 5</text:p>
                <draw:g>
                  <svg:desc/>
                </draw:g>
              </table:table-cell>
              <table:table-cell office:value-type="float" office:value="105">
                <text:p>105</text:p>
                <draw:g>
                  <svg:desc>'Iteration Backlog'.G5:'Iteration Backlog'.S5</svg:desc>
                </draw:g>
              </table:table-cell>
              <table:table-cell office:value-type="float" office:value="93">
                <text:p>93</text:p>
              </table:table-cell>
              <table:table-cell office:value-type="float" office:value="93">
                <text:p>93</text:p>
              </table:table-cell>
              <table:table-cell office:value-type="float" office:value="93">
                <text:p>93</text:p>
              </table:table-cell>
              <table:table-cell office:value-type="float" office:value="78">
                <text:p>78</text:p>
              </table:table-cell>
              <table:table-cell office:value-type="float" office:value="72">
                <text:p>72</text:p>
              </table:table-cell>
              <table:table-cell office:value-type="float" office:value="60">
                <text:p>60</text:p>
              </table:table-cell>
              <table:table-cell office:value-type="float" office:value="60">
                <text:p>60</text:p>
              </table:table-cell>
              <table:table-cell office:value-type="float" office:value="48">
                <text:p>48</text:p>
              </table:table-cell>
              <table:table-cell office:value-type="float" office:value="42">
                <text:p>42</text:p>
              </table:table-cell>
              <table:table-cell office:value-type="float" office:value="15">
                <text:p>15</text:p>
              </table:table-cell>
              <table:table-cell office:value-type="float" office:value="15">
                <text:p>15</text:p>
              </table:table-cell>
              <table:table-cell office:value-type="float" office:value="15">
                <text:p>1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4.2$Windows_X86_64 LibreOffice_project/f82d347ccc0be322489bf7da61d7e4ad13fe2ff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use-zero"/>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0pt" style:font-size-asian="10pt" style:font-size-complex="10pt"/>
    </style:style>
    <style:style style:name="ch6" style:family="chart">
      <style:graphic-properties svg:stroke-color="#b7b7b7"/>
    </style:style>
    <style:style style:name="ch7" style:family="chart" style:data-style-name="N0">
      <style:chart-properties chart:symbol-type="named-symbol" chart:symbol-name="circle" chart:symbol-width="0.247cm" chart:symbol-height="0.247cm" chart:link-data-style-to-source="true"/>
      <style:graphic-properties svg:stroke-width="0.071cm" svg:stroke-color="#4684ee" draw:fill-color="#4684ee"/>
      <style:text-properties fo:font-size="10pt" style:font-size-asian="10pt" style:font-size-complex="10pt"/>
    </style:style>
    <style:style style:name="ch8" style:family="chart" style:data-style-name="N0">
      <style:chart-properties chart:symbol-type="named-symbol" chart:symbol-name="circle" chart:symbol-width="0.247cm" chart:symbol-height="0.247cm" chart:link-data-style-to-source="true"/>
      <style:graphic-properties svg:stroke-width="0.071cm" svg:stroke-color="#dc3912" draw:fill-color="#dc3912"/>
      <style:text-properties fo:font-size="10pt" style:font-size-asian="10pt" style:font-size-complex="10p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14.394cm" svg:height="8.467cm" xlink:href=".." xlink:type="simple" chart:class="chart:line" chart:style-name="ch1">
        <chart:legend chart:legend-position="end" svg:x="12.362cm" svg:y="3.738cm" style:legend-expansion="high" chart:style-name="ch2"/>
        <chart:plot-area chart:style-name="ch3" table:cell-range-address="'Release Plan'.A25:'Release Plan'.C32" chart:data-source-has-labels="both" svg:x="0.287cm" svg:y="0.169cm" svg:width="11.788cm" svg:height="8.129cm">
          <chartooo:coordinate-region svg:x="0.908cm" svg:y="0.342cm" svg:width="11.073cm" svg:height="7.362cm"/>
          <chart:axis chart:dimension="x" chart:name="primary-x" chart:style-name="ch4" chartooo:axis-type="text">
            <chart:categories table:cell-range-address="'Release Plan'.A26:'Release Plan'.A32"/>
          </chart:axis>
          <chart:axis chart:dimension="y" chart:name="primary-y" chart:style-name="ch5">
            <chart:grid chart:style-name="ch6" chart:class="major"/>
          </chart:axis>
          <chart:series chart:style-name="ch7" chart:values-cell-range-address="'Release Plan'.B26:'Release Plan'.B32" chart:label-cell-address="'Release Plan'.B25:'Release Plan'.B25" chart:class="chart:line">
            <chart:data-point chart:repeated="7"/>
          </chart:series>
          <chart:series chart:style-name="ch8" chart:values-cell-range-address="'Release Plan'.C26:'Release Plan'.C32" chart:label-cell-address="'Release Plan'.C25:'Release Plan'.C25"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lan</text:p>
                <draw:g>
                  <svg:desc>'Release Plan'.B25:'Release Plan'.B25</svg:desc>
                </draw:g>
              </table:table-cell>
              <table:table-cell office:value-type="string">
                <text:p>Réel</text:p>
                <draw:g>
                  <svg:desc>'Release Plan'.C25:'Release Plan'.C25</svg:desc>
                </draw:g>
              </table:table-cell>
            </table:table-row>
          </table:table-header-rows>
          <table:table-rows>
            <table:table-row>
              <table:table-cell office:value-type="float" office:value="0">
                <text:p>0</text:p>
                <draw:g>
                  <svg:desc>'Release Plan'.A26:'Release Plan'.A32</svg:desc>
                </draw:g>
              </table:table-cell>
              <table:table-cell office:value-type="float" office:value="57">
                <text:p>57</text:p>
                <draw:g>
                  <svg:desc>'Release Plan'.B26:'Release Plan'.B32</svg:desc>
                </draw:g>
              </table:table-cell>
              <table:table-cell office:value-type="float" office:value="57">
                <text:p>57</text:p>
                <draw:g>
                  <svg:desc>'Release Plan'.C26:'Release Plan'.C32</svg:desc>
                </draw:g>
              </table:table-cell>
            </table:table-row>
            <table:table-row>
              <table:table-cell office:value-type="float" office:value="1">
                <text:p>1</text:p>
              </table:table-cell>
              <table:table-cell office:value-type="float" office:value="37">
                <text:p>37</text:p>
              </table:table-cell>
              <table:table-cell office:value-type="float" office:value="37">
                <text:p>37</text:p>
              </table:table-cell>
            </table:table-row>
            <table:table-row>
              <table:table-cell office:value-type="float" office:value="2">
                <text:p>2</text:p>
              </table:table-cell>
              <table:table-cell office:value-type="float" office:value="20">
                <text:p>20</text:p>
              </table:table-cell>
              <table:table-cell office:value-type="float" office:value="21">
                <text:p>21</text:p>
              </table:table-cell>
            </table:table-row>
            <table:table-row>
              <table:table-cell office:value-type="float" office:value="3">
                <text:p>3</text:p>
              </table:table-cell>
              <table:table-cell office:value-type="float" office:value="0">
                <text:p>0</text:p>
              </table:table-cell>
              <table:table-cell office:value-type="float" office:value="21">
                <text:p>21</text:p>
              </table:table-cell>
            </table:table-row>
            <table:table-row>
              <table:table-cell office:value-type="float" office:value="4">
                <text:p>4</text:p>
              </table:table-cell>
              <table:table-cell office:value-type="float" office:value="0">
                <text:p>0</text:p>
              </table:table-cell>
              <table:table-cell office:value-type="float" office:value="21">
                <text:p>21</text:p>
              </table:table-cell>
            </table:table-row>
            <table:table-row>
              <table:table-cell office:value-type="float" office:value="5">
                <text:p>5</text:p>
              </table:table-cell>
              <table:table-cell office:value-type="float" office:value="0">
                <text:p>0</text:p>
              </table:table-cell>
              <table:table-cell office:value-type="float" office:value="21">
                <text:p>21</text:p>
              </table:table-cell>
            </table:table-row>
            <table:table-row>
              <table:table-cell office:value-type="float" office:value="6">
                <text:p>6</text:p>
              </table:table-cell>
              <table:table-cell office:value-type="float" office:value="0">
                <text:p>0</text:p>
              </table:table-cell>
              <table:table-cell office:value-type="float" office:value="21">
                <text:p>2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4.2$Windows_X86_64 LibreOffice_project/f82d347ccc0be322489bf7da61d7e4ad13fe2ff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14">
      <number:day number:style="long"/>
      <number:text>/</number:text>
      <number:month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use-zero" chart:series-source="rows"/>
    </style:style>
    <style:style style:name="ch3" style:family="chart" style:data-style-name="N114">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4" style:family="chart">
      <style:chart-properties chart:auto-position="true" style:rotation-angle="0"/>
      <style:text-properties style:text-position="0% 100%" fo:font-size="10pt" fo:font-weight="bold" style:font-size-asian="10pt" style:font-weight-asian="bold" style:font-size-complex="10pt" style:font-weight-complex="bold"/>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2pt" style:font-size-asian="12pt" style:font-size-complex="12pt"/>
    </style:style>
    <style:style style:name="ch6" style:family="chart">
      <style:chart-properties chart:auto-position="true" style:rotation-angle="90"/>
      <style:text-properties style:text-position="0% 100%" fo:font-size="12pt" fo:font-weight="bold" style:font-size-asian="12pt" style:font-weight-asian="bold" style:font-size-complex="12pt" style:font-weight-complex="bold"/>
    </style:style>
    <style:style style:name="ch7" style:family="chart">
      <style:graphic-properties svg:stroke-color="#b7b7b7"/>
    </style:style>
    <style:style style:name="ch8" style:family="chart" style:data-style-name="N0">
      <style:chart-properties chart:symbol-type="named-symbol" chart:symbol-name="circle" chart:symbol-width="0.247cm" chart:symbol-height="0.247cm" chart:link-data-style-to-source="true"/>
      <style:graphic-properties svg:stroke-width="0.071cm" svg:stroke-color="#4684ee" draw:fill-color="#4684ee"/>
      <style:text-properties fo:font-size="10pt" style:font-size-asian="10pt" style:font-size-complex="10pt"/>
    </style:style>
    <style:style style:name="ch9" style:family="chart" style:data-style-name="N0">
      <style:chart-properties chart:symbol-type="named-symbol" chart:symbol-name="circle" chart:symbol-width="0.247cm" chart:symbol-height="0.247cm" chart:link-data-style-to-source="true"/>
      <style:graphic-properties svg:stroke-width="0.071cm" svg:stroke-color="#dc3912" draw:fill-color="#dc3912"/>
      <style:text-properties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3.122cm" svg:height="8.228cm" xlink:href=".." xlink:type="simple" chart:class="chart:line" chart:row-mapping="0" chart:style-name="ch1">
        <chart:plot-area chart:style-name="ch2" table:cell-range-address="'Iteration Backlog'.G3:'Iteration Backlog'.S5" chart:data-source-has-labels="row" svg:x="1.417cm" svg:y="0.164cm" svg:width="11.443cm" svg:height="6.923cm">
          <chartooo:coordinate-region svg:x="2.144cm" svg:y="0.39cm" svg:width="10.053cm" svg:height="6.103cm"/>
          <chart:axis chart:dimension="x" chart:name="primary-x" chart:style-name="ch3" chartooo:axis-type="text">
            <chart:title svg:x="6.677cm" svg:y="7.251cm" chart:style-name="ch4">
              <text:p>Days</text:p>
            </chart:title>
            <chart:categories table:cell-range-address="'Iteration Backlog'.G3:'Iteration Backlog'.S3"/>
          </chart:axis>
          <chart:axis chart:dimension="y" chart:name="primary-y" chart:style-name="ch5">
            <chart:title svg:x="0.451cm" svg:y="5.434cm" chart:style-name="ch6">
              <text:p>Remaining hours</text:p>
            </chart:title>
            <chart:grid chart:style-name="ch7" chart:class="major"/>
          </chart:axis>
          <chart:series chart:style-name="ch8" chart:values-cell-range-address="'Iteration Backlog'.G4:'Iteration Backlog'.S4" chart:class="chart:line">
            <chart:data-point chart:repeated="13"/>
          </chart:series>
          <chart:series chart:style-name="ch9" chart:values-cell-range-address="'Iteration Backlog'.G5:'Iteration Backlog'.S5" chart:class="chart:line">
            <chart:data-point chart:repeated="13"/>
          </chart:series>
          <chart:wall chart:style-name="ch10"/>
          <chart:floor chart:style-name="ch11"/>
        </chart:plot-area>
        <table:table table:name="local-table">
          <table:table-header-columns>
            <table:table-column/>
          </table:table-header-columns>
          <table:table-columns>
            <table:table-column table:number-columns-repeated="13"/>
          </table:table-columns>
          <table:table-header-rows>
            <table:table-row>
              <table:table-cell>
                <text:p/>
              </table:table-cell>
              <table:table-cell office:value-type="float" office:value="42887">
                <text:p>42887</text:p>
                <draw:g>
                  <svg:desc>'Iteration Backlog'.G3:'Iteration Backlog'.S3</svg:desc>
                </draw:g>
              </table:table-cell>
              <table:table-cell office:value-type="float" office:value="42888">
                <text:p>42888</text:p>
              </table:table-cell>
              <table:table-cell office:value-type="float" office:value="42892">
                <text:p>42892</text:p>
              </table:table-cell>
              <table:table-cell office:value-type="float" office:value="42893">
                <text:p>42893</text:p>
              </table:table-cell>
              <table:table-cell office:value-type="float" office:value="42894">
                <text:p>42894</text:p>
              </table:table-cell>
              <table:table-cell office:value-type="float" office:value="42895">
                <text:p>42895</text:p>
              </table:table-cell>
              <table:table-cell office:value-type="float" office:value="42898">
                <text:p>42898</text:p>
              </table:table-cell>
              <table:table-cell office:value-type="float" office:value="42899">
                <text:p>42899</text:p>
              </table:table-cell>
              <table:table-cell office:value-type="float" office:value="42900">
                <text:p>42900</text:p>
              </table:table-cell>
              <table:table-cell office:value-type="float" office:value="42901">
                <text:p>42901</text:p>
              </table:table-cell>
              <table:table-cell office:value-type="float" office:value="42902">
                <text:p>42902</text:p>
              </table:table-cell>
              <table:table-cell office:value-type="float" office:value="42905">
                <text:p>42905</text:p>
              </table:table-cell>
              <table:table-cell office:value-type="float" office:value="42906">
                <text:p>42906</text:p>
              </table:table-cell>
            </table:table-row>
          </table:table-header-rows>
          <table:table-rows>
            <table:table-row>
              <table:table-cell office:value-type="string">
                <text:p>Ligne 4</text:p>
                <draw:g>
                  <svg:desc/>
                </draw:g>
              </table:table-cell>
              <table:table-cell office:value-type="float" office:value="NaN">
                <text:p>NaN</text:p>
                <draw:g>
                  <svg:desc>'Iteration Backlog'.G4:'Iteration Backlog'.S4</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Ligne 5</text:p>
                <draw:g>
                  <svg:desc/>
                </draw:g>
              </table:table-cell>
              <table:table-cell office:value-type="float" office:value="105">
                <text:p>105</text:p>
                <draw:g>
                  <svg:desc>'Iteration Backlog'.G5:'Iteration Backlog'.S5</svg:desc>
                </draw:g>
              </table:table-cell>
              <table:table-cell office:value-type="float" office:value="93">
                <text:p>93</text:p>
              </table:table-cell>
              <table:table-cell office:value-type="float" office:value="93">
                <text:p>93</text:p>
              </table:table-cell>
              <table:table-cell office:value-type="float" office:value="93">
                <text:p>93</text:p>
              </table:table-cell>
              <table:table-cell office:value-type="float" office:value="78">
                <text:p>78</text:p>
              </table:table-cell>
              <table:table-cell office:value-type="float" office:value="72">
                <text:p>72</text:p>
              </table:table-cell>
              <table:table-cell office:value-type="float" office:value="60">
                <text:p>60</text:p>
              </table:table-cell>
              <table:table-cell office:value-type="float" office:value="60">
                <text:p>60</text:p>
              </table:table-cell>
              <table:table-cell office:value-type="float" office:value="48">
                <text:p>48</text:p>
              </table:table-cell>
              <table:table-cell office:value-type="float" office:value="42">
                <text:p>42</text:p>
              </table:table-cell>
              <table:table-cell office:value-type="float" office:value="15">
                <text:p>15</text:p>
              </table:table-cell>
              <table:table-cell office:value-type="float" office:value="15">
                <text:p>15</text:p>
              </table:table-cell>
              <table:table-cell office:value-type="float" office:value="15">
                <text:p>1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4.2$Windows_X86_64 LibreOffice_project/f82d347ccc0be322489bf7da61d7e4ad13fe2ff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14">
      <number:day number:style="long"/>
      <number:text>/</number:text>
      <number:month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use-zero" chart:series-source="rows"/>
    </style:style>
    <style:style style:name="ch4" style:family="chart" style:data-style-name="N114">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2pt" style:font-size-asian="12pt" style:font-size-complex="12pt"/>
    </style:style>
    <style:style style:name="ch6" style:family="chart">
      <style:graphic-properties svg:stroke-color="#b7b7b7"/>
    </style:style>
    <style:style style:name="ch7" style:family="chart" style:data-style-name="N0">
      <style:chart-properties chart:symbol-type="none" chart:link-data-style-to-source="true"/>
      <style:graphic-properties svg:stroke-width="0.071cm" svg:stroke-color="#3366cc" draw:fill-color="#3366cc"/>
      <style:text-properties fo:font-size="10pt" style:font-size-asian="10pt" style:font-size-complex="10pt"/>
    </style:style>
    <style:style style:name="ch8" style:family="chart" style:data-style-name="N0">
      <style:chart-properties chart:symbol-type="none" chart:link-data-style-to-source="true"/>
      <style:graphic-properties svg:stroke-width="0.071cm" svg:stroke-color="#dc3912" draw:fill-color="#dc3912"/>
      <style:text-properties fo:font-size="10pt" style:font-size-asian="10pt" style:font-size-complex="10pt"/>
    </style:style>
    <style:style style:name="ch9" style:family="chart" style:data-style-name="N0">
      <style:chart-properties chart:symbol-type="none" chart:link-data-style-to-source="true"/>
      <style:graphic-properties svg:stroke-width="0.071cm" svg:stroke-color="#ff9900" draw:fill-color="#ff9900"/>
      <style:text-properties fo:font-size="10pt" style:font-size-asian="10pt" style:font-size-complex="10pt"/>
    </style:style>
    <style:style style:name="ch10" style:family="chart" style:data-style-name="N0">
      <style:chart-properties chart:symbol-type="none" chart:link-data-style-to-source="true"/>
      <style:graphic-properties svg:stroke-width="0.071cm" svg:stroke-color="#109618" draw:fill-color="#109618"/>
      <style:text-properties fo:font-size="10pt" style:font-size-asian="10pt" style:font-size-complex="10pt"/>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16.192cm" svg:height="8.228cm" xlink:href=".." xlink:type="simple" chart:class="chart:line" chart:style-name="ch1">
        <chart:legend chart:legend-position="end" svg:x="13.34cm" svg:y="3.174cm" style:legend-expansion="high" chart:style-name="ch2"/>
        <chart:plot-area chart:style-name="ch3" table:cell-range-address="'Iteration Backlog'.F3:'Iteration Backlog'.S3 'Iteration Backlog'.E25:'Iteration Backlog'.S28" chart:data-source-has-labels="both" svg:x="0.323cm" svg:y="0.164cm" svg:width="12.694cm" svg:height="7.9cm">
          <chartooo:coordinate-region svg:x="1.05cm" svg:y="0.39cm" svg:width="11.542cm" svg:height="7.08cm"/>
          <chart:axis chart:dimension="x" chart:name="primary-x" chart:style-name="ch4" chartooo:axis-type="text">
            <chart:categories table:cell-range-address="'Iteration Backlog'.F3:'Iteration Backlog'.S3"/>
          </chart:axis>
          <chart:axis chart:dimension="y" chart:name="primary-y" chart:style-name="ch5">
            <chart:grid chart:style-name="ch6" chart:class="major"/>
          </chart:axis>
          <chart:series chart:style-name="ch7" chart:values-cell-range-address="'Iteration Backlog'.F25:'Iteration Backlog'.S25" chart:label-cell-address="'Iteration Backlog'.E25:'Iteration Backlog'.E25" chart:class="chart:line">
            <chart:data-point chart:repeated="14"/>
          </chart:series>
          <chart:series chart:style-name="ch8" chart:values-cell-range-address="'Iteration Backlog'.F26:'Iteration Backlog'.S26" chart:label-cell-address="'Iteration Backlog'.E26:'Iteration Backlog'.E26" chart:class="chart:line">
            <chart:data-point chart:repeated="14"/>
          </chart:series>
          <chart:series chart:style-name="ch9" chart:values-cell-range-address="'Iteration Backlog'.F27:'Iteration Backlog'.S27" chart:label-cell-address="'Iteration Backlog'.E27:'Iteration Backlog'.E27" chart:class="chart:line">
            <chart:data-point chart:repeated="14"/>
          </chart:series>
          <chart:series chart:style-name="ch10" chart:values-cell-range-address="'Iteration Backlog'.F28:'Iteration Backlog'.S28" chart:label-cell-address="'Iteration Backlog'.E28:'Iteration Backlog'.E28" chart:class="chart:line">
            <chart:data-point chart:repeated="14"/>
          </chart:series>
          <chart:wall chart:style-name="ch11"/>
          <chart:floor chart:style-name="ch12"/>
        </chart:plot-area>
        <table:table table:name="local-table">
          <table:table-header-columns>
            <table:table-column/>
          </table:table-header-columns>
          <table:table-columns>
            <table:table-column table:number-columns-repeated="14"/>
          </table:table-columns>
          <table:table-header-rows>
            <table:table-row>
              <table:table-cell>
                <text:p/>
              </table:table-cell>
              <table:table-cell office:value-type="string">
                <text:p/>
                <draw:g>
                  <svg:desc>'Iteration Backlog'.F3:'Iteration Backlog'.S3</svg:desc>
                </draw:g>
              </table:table-cell>
              <table:table-cell office:value-type="float" office:value="42887">
                <text:p>42887</text:p>
              </table:table-cell>
              <table:table-cell office:value-type="float" office:value="42888">
                <text:p>42888</text:p>
              </table:table-cell>
              <table:table-cell office:value-type="float" office:value="42892">
                <text:p>42892</text:p>
              </table:table-cell>
              <table:table-cell office:value-type="float" office:value="42893">
                <text:p>42893</text:p>
              </table:table-cell>
              <table:table-cell office:value-type="float" office:value="42894">
                <text:p>42894</text:p>
              </table:table-cell>
              <table:table-cell office:value-type="float" office:value="42895">
                <text:p>42895</text:p>
              </table:table-cell>
              <table:table-cell office:value-type="float" office:value="42898">
                <text:p>42898</text:p>
              </table:table-cell>
              <table:table-cell office:value-type="float" office:value="42899">
                <text:p>42899</text:p>
              </table:table-cell>
              <table:table-cell office:value-type="float" office:value="42900">
                <text:p>42900</text:p>
              </table:table-cell>
              <table:table-cell office:value-type="float" office:value="42901">
                <text:p>42901</text:p>
              </table:table-cell>
              <table:table-cell office:value-type="float" office:value="42902">
                <text:p>42902</text:p>
              </table:table-cell>
              <table:table-cell office:value-type="float" office:value="42905">
                <text:p>42905</text:p>
              </table:table-cell>
              <table:table-cell office:value-type="float" office:value="42906">
                <text:p>42906</text:p>
              </table:table-cell>
            </table:table-row>
          </table:table-header-rows>
          <table:table-rows>
            <table:table-row>
              <table:table-cell office:value-type="string">
                <text:p>Lamine</text:p>
                <draw:g>
                  <svg:desc>'Iteration Backlog'.E25:'Iteration Backlog'.E25</svg:desc>
                </draw:g>
              </table:table-cell>
              <table:table-cell office:value-type="float" office:value="NaN">
                <text:p>NaN</text:p>
                <draw:g>
                  <svg:desc>'Iteration Backlog'.F25:'Iteration Backlog'.S25</svg:desc>
                </draw:g>
              </table:table-cell>
              <table:table-cell office:value-type="float" office:value="30">
                <text:p>30</text:p>
              </table:table-cell>
              <table:table-cell office:value-type="float" office:value="30">
                <text:p>30</text:p>
              </table:table-cell>
              <table:table-cell office:value-type="float" office:value="30">
                <text:p>30</text:p>
              </table:table-cell>
              <table:table-cell office:value-type="float" office:value="30">
                <text:p>30</text:p>
              </table:table-cell>
              <table:table-cell office:value-type="float" office:value="30">
                <text:p>30</text:p>
              </table:table-cell>
              <table:table-cell office:value-type="float" office:value="30">
                <text:p>30</text:p>
              </table:table-cell>
              <table:table-cell office:value-type="float" office:value="18">
                <text:p>18</text:p>
              </table:table-cell>
              <table:table-cell office:value-type="float" office:value="18">
                <text:p>18</text:p>
              </table:table-cell>
              <table:table-cell office:value-type="float" office:value="6">
                <text:p>6</text:p>
              </table:table-cell>
              <table:table-cell office:value-type="float" office:value="6">
                <text:p>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DG (50%)</text:p>
                <draw:g>
                  <svg:desc>'Iteration Backlog'.E26:'Iteration Backlog'.E26</svg:desc>
                </draw:g>
              </table:table-cell>
              <table:table-cell office:value-type="float" office:value="NaN">
                <text:p>NaN</text:p>
                <draw:g>
                  <svg:desc>'Iteration Backlog'.F26:'Iteration Backlog'.S26</svg:desc>
                </draw:g>
              </table:table-cell>
              <table:table-cell office:value-type="float" office:value="57">
                <text:p>57</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30">
                <text:p>30</text:p>
              </table:table-cell>
              <table:table-cell office:value-type="float" office:value="24">
                <text:p>24</text:p>
              </table:table-cell>
              <table:table-cell office:value-type="float" office:value="24">
                <text:p>24</text:p>
              </table:table-cell>
              <table:table-cell office:value-type="float" office:value="24">
                <text:p>24</text:p>
              </table:table-cell>
              <table:table-cell office:value-type="float" office:value="24">
                <text:p>24</text:p>
              </table:table-cell>
              <table:table-cell office:value-type="float" office:value="18">
                <text:p>18</text:p>
              </table:table-cell>
              <table:table-cell office:value-type="float" office:value="3">
                <text:p>3</text:p>
              </table:table-cell>
              <table:table-cell office:value-type="float" office:value="3">
                <text:p>3</text:p>
              </table:table-cell>
              <table:table-cell office:value-type="float" office:value="3">
                <text:p>3</text:p>
              </table:table-cell>
            </table:table-row>
            <table:table-row>
              <table:table-cell office:value-type="string">
                <text:p>Anis</text:p>
                <draw:g>
                  <svg:desc>'Iteration Backlog'.E27:'Iteration Backlog'.E27</svg:desc>
                </draw:g>
              </table:table-cell>
              <table:table-cell office:value-type="float" office:value="NaN">
                <text:p>NaN</text:p>
                <draw:g>
                  <svg:desc>'Iteration Backlog'.F27:'Iteration Backlog'.S27</svg:desc>
                </draw:g>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NOBODY</text:p>
                <draw:g>
                  <svg:desc>'Iteration Backlog'.E28:'Iteration Backlog'.E28</svg:desc>
                </draw:g>
              </table:table-cell>
              <table:table-cell office:value-type="float" office:value="NaN">
                <text:p>NaN</text:p>
                <draw:g>
                  <svg:desc>'Iteration Backlog'.F28:'Iteration Backlog'.S28</svg:desc>
                </draw:g>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4.2$Windows_X86_64 LibreOffice_project/f82d347ccc0be322489bf7da61d7e4ad13fe2ff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use-zero" chart:series-source="rows"/>
    </style:style>
    <style:style style:name="ch3"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2pt" style:font-size-asian="12pt" style:font-size-complex="12pt"/>
    </style:style>
    <style:style style:name="ch5" style:family="chart">
      <style:graphic-properties svg:stroke-color="#b7b7b7"/>
    </style:style>
    <style:style style:name="ch6" style:family="chart" style:data-style-name="N0">
      <style:chart-properties chart:symbol-type="none" chart:link-data-style-to-source="true"/>
      <style:graphic-properties svg:stroke-width="0.071cm" svg:stroke-color="#3366cc" draw:fill-color="#3366cc"/>
      <style:text-properties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16.192cm" svg:height="8.256cm" xlink:href=".." xlink:type="simple" chart:class="chart:line" chart:style-name="ch1">
        <chart:plot-area chart:style-name="ch2" table:cell-range-address="TaskBoard.Y3:TaskBoard.AS4" chart:data-source-has-labels="row" svg:x="0.323cm" svg:y="0.165cm" svg:width="15.546cm" svg:height="7.926cm">
          <chartooo:coordinate-region svg:x="1.05cm" svg:y="0.391cm" svg:width="14.394cm" svg:height="7.106cm"/>
          <chart:axis chart:dimension="x" chart:name="primary-x" chart:style-name="ch3" chartooo:axis-type="text">
            <chart:categories table:cell-range-address="TaskBoard.Y3:TaskBoard.AS3"/>
          </chart:axis>
          <chart:axis chart:dimension="y" chart:name="primary-y" chart:style-name="ch4">
            <chart:grid chart:style-name="ch5" chart:class="major"/>
          </chart:axis>
          <chart:series chart:style-name="ch6" chart:values-cell-range-address="TaskBoard.Y4:TaskBoard.AS4" chart:class="chart:line">
            <chart:data-point chart:repeated="21"/>
          </chart:series>
          <chart:wall chart:style-name="ch7"/>
          <chart:floor chart:style-name="ch8"/>
        </chart:plot-area>
        <table:table table:name="local-table">
          <table:table-header-columns>
            <table:table-column/>
          </table:table-header-columns>
          <table:table-columns>
            <table:table-column table:number-columns-repeated="21"/>
          </table:table-columns>
          <table:table-header-rows>
            <table:table-row>
              <table:table-cell>
                <text:p/>
              </table:table-cell>
              <table:table-cell office:value-type="float" office:value="0">
                <text:p>0</text:p>
                <draw:g>
                  <svg:desc>TaskBoard.Y3:TaskBoard.AS3</svg:desc>
                </draw:g>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16">
                <text:p>16</text:p>
              </table:table-cell>
              <table:table-cell office:value-type="float" office:value="17">
                <text:p>17</text:p>
              </table:table-cell>
              <table:table-cell office:value-type="float" office:value="18">
                <text:p>18</text:p>
              </table:table-cell>
              <table:table-cell office:value-type="float" office:value="19">
                <text:p>19</text:p>
              </table:table-cell>
              <table:table-cell office:value-type="float" office:value="20">
                <text:p>20</text:p>
              </table:table-cell>
            </table:table-row>
          </table:table-header-rows>
          <table:table-rows>
            <table:table-row>
              <table:table-cell office:value-type="string">
                <text:p>Ligne 4</text:p>
                <draw:g>
                  <svg:desc/>
                </draw:g>
              </table:table-cell>
              <table:table-cell office:value-type="float" office:value="100">
                <text:p>100</text:p>
                <draw:g>
                  <svg:desc>TaskBoard.Y4:TaskBoard.AS4</svg:desc>
                </draw:g>
              </table:table-cell>
              <table:table-cell office:value-type="float" office:value="95">
                <text:p>95</text:p>
              </table:table-cell>
              <table:table-cell office:value-type="float" office:value="90">
                <text:p>90</text:p>
              </table:table-cell>
              <table:table-cell office:value-type="float" office:value="85">
                <text:p>85</text:p>
              </table:table-cell>
              <table:table-cell office:value-type="float" office:value="80">
                <text:p>80</text:p>
              </table:table-cell>
              <table:table-cell office:value-type="float" office:value="75">
                <text:p>75</text:p>
              </table:table-cell>
              <table:table-cell office:value-type="float" office:value="70">
                <text:p>70</text:p>
              </table:table-cell>
              <table:table-cell office:value-type="float" office:value="65">
                <text:p>65</text:p>
              </table:table-cell>
              <table:table-cell office:value-type="float" office:value="60">
                <text:p>60</text:p>
              </table:table-cell>
              <table:table-cell office:value-type="float" office:value="55">
                <text:p>55</text:p>
              </table:table-cell>
              <table:table-cell office:value-type="float" office:value="50">
                <text:p>50</text:p>
              </table:table-cell>
              <table:table-cell office:value-type="float" office:value="45">
                <text:p>45</text:p>
              </table:table-cell>
              <table:table-cell office:value-type="float" office:value="40">
                <text:p>40</text:p>
              </table:table-cell>
              <table:table-cell office:value-type="float" office:value="35">
                <text:p>35</text:p>
              </table:table-cell>
              <table:table-cell office:value-type="float" office:value="30">
                <text:p>30</text:p>
              </table:table-cell>
              <table:table-cell office:value-type="float" office:value="25">
                <text:p>25</text:p>
              </table:table-cell>
              <table:table-cell office:value-type="float" office:value="20">
                <text:p>20</text:p>
              </table:table-cell>
              <table:table-cell office:value-type="float" office:value="15">
                <text:p>15</text:p>
              </table:table-cell>
              <table:table-cell office:value-type="float" office:value="10">
                <text:p>10</text:p>
              </table:table-cell>
              <table:table-cell office:value-type="float" office:value="5">
                <text:p>5</text:p>
              </table:table-cell>
              <table:table-cell office:value-type="float" office:value="0">
                <text:p>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4.2$Windows_X86_64 LibreOffice_project/f82d347ccc0be322489bf7da61d7e4ad13fe2ff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